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736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2.5654in"/>
    </style:style>
    <style:style style:name="co7" style:family="table-column">
      <style:table-column-properties fo:break-before="auto" style:column-width="2.3681in"/>
    </style:style>
    <style:style style:name="co8" style:family="table-column">
      <style:table-column-properties fo:break-before="auto" style:column-width="2.3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fghanistan,Kabul</text:p>
          </table:table-cell>
          <table:table-cell table:formula="of:=TRIM([.A2])" office:value-type="string" office:string-value="Afghanistan,Kabul" calcext:value-type="string">
            <text:p>Afghanistan,Kabul</text:p>
          </table:table-cell>
          <table:table-cell table:formula="of:=[.C1]&amp;[.B2]&amp;&quot;;&quot;" office:value-type="string" office:string-value="Afghanistan,Kabul;" calcext:value-type="string">
            <text:p>Afghanistan,Kabul;</text:p>
          </table:table-cell>
        </table:table-row>
        <table:table-row table:style-name="ro1">
          <table:table-cell office:value-type="string" calcext:value-type="string">
            <text:p><text:s/>Albania,Tirana (Tirane)</text:p>
          </table:table-cell>
          <table:table-cell table:formula="of:=TRIM([.A3])" office:value-type="string" office:string-value="Albania,Tirana (Tirane)" calcext:value-type="string">
            <text:p>Albania,Tirana (Tirane)</text:p>
          </table:table-cell>
          <table:table-cell table:formula="of:=[.C2]&amp;[.B3]&amp;&quot;;&quot;" office:value-type="string" office:string-value="Afghanistan,Kabul;Albania,Tirana (Tirane);" calcext:value-type="string">
            <text:p>Afghanistan,Kabul;Albania,Tirana (Tirane);</text:p>
          </table:table-cell>
        </table:table-row>
        <table:table-row table:style-name="ro1">
          <table:table-cell office:value-type="string" calcext:value-type="string">
            <text:p><text:s/>Algeria,Algiers</text:p>
          </table:table-cell>
          <table:table-cell table:formula="of:=TRIM([.A4])" office:value-type="string" office:string-value="Algeria,Algiers" calcext:value-type="string">
            <text:p>Algeria,Algiers</text:p>
          </table:table-cell>
          <table:table-cell table:formula="of:=[.C3]&amp;[.B4]&amp;&quot;;&quot;" office:value-type="string" office:string-value="Afghanistan,Kabul;Albania,Tirana (Tirane);Algeria,Algiers;" calcext:value-type="string">
            <text:p>Afghanistan,Kabul;Albania,Tirana (Tirane);Algeria,Algiers;</text:p>
          </table:table-cell>
        </table:table-row>
        <table:table-row table:style-name="ro1">
          <table:table-cell office:value-type="string" calcext:value-type="string">
            <text:p><text:s/>Andorra,Andorra la Vella</text:p>
          </table:table-cell>
          <table:table-cell table:formula="of:=TRIM([.A5])" office:value-type="string" office:string-value="Andorra,Andorra la Vella" calcext:value-type="string">
            <text:p>Andorra,Andorra la Vella</text:p>
          </table:table-cell>
          <table:table-cell table:formula="of:=[.C4]&amp;[.B5]&amp;&quot;;&quot;" office:value-type="string" office:string-value="Afghanistan,Kabul;Albania,Tirana (Tirane);Algeria,Algiers;Andorra,Andorra la Vella;" calcext:value-type="string">
            <text:p>Afghanistan,Kabul;Albania,Tirana (Tirane);Algeria,Algiers;Andorra,Andorra la Vella;</text:p>
          </table:table-cell>
        </table:table-row>
        <table:table-row table:style-name="ro1">
          <table:table-cell office:value-type="string" calcext:value-type="string">
            <text:p><text:s/>Angola,Luanda</text:p>
          </table:table-cell>
          <table:table-cell table:formula="of:=TRIM([.A6])" office:value-type="string" office:string-value="Angola,Luanda" calcext:value-type="string">
            <text:p>Angola,Luanda</text:p>
          </table:table-cell>
          <table:table-cell table:formula="of:=[.C5]&amp;[.B6]&amp;&quot;;&quot;" office:value-type="string" office:string-value="Afghanistan,Kabul;Albania,Tirana (Tirane);Algeria,Algiers;Andorra,Andorra la Vella;Angola,Luanda;" calcext:value-type="string">
            <text:p>Afghanistan,Kabul;Albania,Tirana (Tirane);Algeria,Algiers;Andorra,Andorra la Vella;Angola,Luanda;</text:p>
          </table:table-cell>
        </table:table-row>
        <table:table-row table:style-name="ro1">
          <table:table-cell office:value-type="string" calcext:value-type="string">
            <text:p><text:s/>Antigua and Barbuda,Saint John's</text:p>
          </table:table-cell>
          <table:table-cell table:formula="of:=TRIM([.A7])" office:value-type="string" office:string-value="Antigua and Barbuda,Saint John's" calcext:value-type="string">
            <text:p>Antigua and Barbuda,Saint John's</text:p>
          </table:table-cell>
          <table:table-cell table:formula="of:=[.C6]&amp;[.B7]&amp;&quot;;&quot;" office:value-type="string" office:string-value="Afghanistan,Kabul;Albania,Tirana (Tirane);Algeria,Algiers;Andorra,Andorra la Vella;Angola,Luanda;Antigua and Barbuda,Saint John's;" calcext:value-type="string">
            <text:p>Afghanistan,Kabul;Albania,Tirana (Tirane);Algeria,Algiers;Andorra,Andorra la Vella;Angola,Luanda;Antigua and Barbuda,Saint John's;</text:p>
          </table:table-cell>
        </table:table-row>
        <table:table-row table:style-name="ro1">
          <table:table-cell office:value-type="string" calcext:value-type="string">
            <text:p><text:s/>Argentina,Buenos Aires</text:p>
          </table:table-cell>
          <table:table-cell table:formula="of:=TRIM([.A8])" office:value-type="string" office:string-value="Argentina,Buenos Aires" calcext:value-type="string">
            <text:p>Argentina,Buenos Aires</text:p>
          </table:table-cell>
          <table:table-cell table:formula="of:=[.C7]&amp;[.B8]&amp;&quot;;&quot;" office:value-type="string" office:string-value="Afghanistan,Kabul;Albania,Tirana (Tirane);Algeria,Algiers;Andorra,Andorra la Vella;Angola,Luanda;Antigua and Barbuda,Saint John's;Argentina,Buenos Aires;" calcext:value-type="string">
            <text:p>Afghanistan,Kabul;Albania,Tirana (Tirane);Algeria,Algiers;Andorra,Andorra la Vella;Angola,Luanda;Antigua and Barbuda,Saint John's;Argentina,Buenos Aires;</text:p>
          </table:table-cell>
        </table:table-row>
        <table:table-row table:style-name="ro1">
          <table:table-cell office:value-type="string" calcext:value-type="string">
            <text:p><text:s/>Armenia,Yerevan</text:p>
          </table:table-cell>
          <table:table-cell table:formula="of:=TRIM([.A9])" office:value-type="string" office:string-value="Armenia,Yerevan" calcext:value-type="string">
            <text:p>Armenia,Yerevan</text:p>
          </table:table-cell>
          <table:table-cell table:formula="of:=[.C8]&amp;[.B9]&amp;&quot;;&quot;" office:value-type="string" office:string-value="Afghanistan,Kabul;Albania,Tirana (Tirane);Algeria,Algiers;Andorra,Andorra la Vella;Angola,Luanda;Antigua and Barbuda,Saint John's;Argentina,Buenos Aires;Armenia,Yerevan;" calcext:value-type="string">
            <text:p>Afghanistan,Kabul;Albania,Tirana (Tirane);Algeria,Algiers;Andorra,Andorra la Vella;Angola,Luanda;Antigua and Barbuda,Saint John's;Argentina,Buenos Aires;Armenia,Yerevan;</text:p>
          </table:table-cell>
        </table:table-row>
        <table:table-row table:style-name="ro1">
          <table:table-cell office:value-type="string" calcext:value-type="string">
            <text:p><text:s/>Australia,Canberra</text:p>
          </table:table-cell>
          <table:table-cell table:formula="of:=TRIM([.A10])" office:value-type="string" office:string-value="Australia,Canberra" calcext:value-type="string">
            <text:p>Australia,Canberra</text:p>
          </table:table-cell>
          <table:table-cell table:formula="of:=[.C9]&amp;[.B10]&amp;&quot;;&quot;" office:value-type="string" office:string-value="Afghanistan,Kabul;Albania,Tirana (Tirane);Algeria,Algiers;Andorra,Andorra la Vella;Angola,Luanda;Antigua and Barbuda,Saint John's;Argentina,Buenos Aires;Armenia,Yerevan;Australia,Canberra;" calcext:value-type="string">
            <text:p>Afghanistan,Kabul;Albania,Tirana (Tirane);Algeria,Algiers;Andorra,Andorra la Vella;Angola,Luanda;Antigua and Barbuda,Saint John's;Argentina,Buenos Aires;Armenia,Yerevan;Australia,Canberra;</text:p>
          </table:table-cell>
        </table:table-row>
        <table:table-row table:style-name="ro1">
          <table:table-cell office:value-type="string" calcext:value-type="string">
            <text:p><text:s/>Austria,Vienna</text:p>
          </table:table-cell>
          <table:table-cell table:formula="of:=TRIM([.A11])" office:value-type="string" office:string-value="Austria,Vienna" calcext:value-type="string">
            <text:p>Austria,Vienna</text:p>
          </table:table-cell>
          <table:table-cell table:formula="of:=[.C10]&amp;[.B11]&amp;&quot;;&quot;" office:value-type="string" office:string-value="Afghanistan,Kabul;Albania,Tirana (Tirane);Algeria,Algiers;Andorra,Andorra la Vella;Angola,Luanda;Antigua and Barbuda,Saint John's;Argentina,Buenos Aires;Armenia,Yerevan;Australia,Canberra;Austria,Vienna;" calcext:value-type="string">
            <text:p>Afghanistan,Kabul;Albania,Tirana (Tirane);Algeria,Algiers;Andorra,Andorra la Vella;Angola,Luanda;Antigua and Barbuda,Saint John's;Argentina,Buenos Aires;Armenia,Yerevan;Australia,Canberra;Austria,Vienna;</text:p>
          </table:table-cell>
        </table:table-row>
        <table:table-row table:style-name="ro1">
          <table:table-cell office:value-type="string" calcext:value-type="string">
            <text:p><text:s/>Azerbaijan,Baku</text:p>
          </table:table-cell>
          <table:table-cell table:formula="of:=TRIM([.A12])" office:value-type="string" office:string-value="Azerbaijan,Baku" calcext:value-type="string">
            <text:p>Azerbaijan,Baku</text:p>
          </table:table-cell>
          <table:table-cell table:formula="of:=[.C11]&amp;[.B1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" calcext:value-type="string">
            <text:p>Afghanistan,Kabul;Albania,Tirana (Tirane);Algeria,Algiers;Andorra,Andorra la Vella;Angola,Luanda;Antigua and Barbuda,Saint John's;Argentina,Buenos Aires;Armenia,Yerevan;Australia,Canberra;Austria,Vienna;Azerbaijan,Baku;</text:p>
          </table:table-cell>
        </table:table-row>
        <table:table-row table:style-name="ro1">
          <table:table-cell office:value-type="string" calcext:value-type="string">
            <text:p><text:s/>Bahamas,Nassau</text:p>
          </table:table-cell>
          <table:table-cell table:formula="of:=TRIM([.A13])" office:value-type="string" office:string-value="Bahamas,Nassau" calcext:value-type="string">
            <text:p>Bahamas,Nassau</text:p>
          </table:table-cell>
          <table:table-cell table:formula="of:=[.C12]&amp;[.B1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</text:p>
          </table:table-cell>
        </table:table-row>
        <table:table-row table:style-name="ro1">
          <table:table-cell office:value-type="string" calcext:value-type="string">
            <text:p><text:s/>Bahrain,Manama</text:p>
          </table:table-cell>
          <table:table-cell table:formula="of:=TRIM([.A14])" office:value-type="string" office:string-value="Bahrain,Manama" calcext:value-type="string">
            <text:p>Bahrain,Manama</text:p>
          </table:table-cell>
          <table:table-cell table:formula="of:=[.C13]&amp;[.B1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</text:p>
          </table:table-cell>
        </table:table-row>
        <table:table-row table:style-name="ro1">
          <table:table-cell office:value-type="string" calcext:value-type="string">
            <text:p><text:s/>Bangladesh,Dhaka</text:p>
          </table:table-cell>
          <table:table-cell table:formula="of:=TRIM([.A15])" office:value-type="string" office:string-value="Bangladesh,Dhaka" calcext:value-type="string">
            <text:p>Bangladesh,Dhaka</text:p>
          </table:table-cell>
          <table:table-cell table:formula="of:=[.C14]&amp;[.B1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</text:p>
          </table:table-cell>
        </table:table-row>
        <table:table-row table:style-name="ro1">
          <table:table-cell office:value-type="string" calcext:value-type="string">
            <text:p><text:s/>Barbados,Bridgetown</text:p>
          </table:table-cell>
          <table:table-cell table:formula="of:=TRIM([.A16])" office:value-type="string" office:string-value="Barbados,Bridgetown" calcext:value-type="string">
            <text:p>Barbados,Bridgetown</text:p>
          </table:table-cell>
          <table:table-cell table:formula="of:=[.C15]&amp;[.B1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</text:p>
          </table:table-cell>
        </table:table-row>
        <table:table-row table:style-name="ro1">
          <table:table-cell office:value-type="string" calcext:value-type="string">
            <text:p><text:s/>Belarus,Minsk</text:p>
          </table:table-cell>
          <table:table-cell table:formula="of:=TRIM([.A17])" office:value-type="string" office:string-value="Belarus,Minsk" calcext:value-type="string">
            <text:p>Belarus,Minsk</text:p>
          </table:table-cell>
          <table:table-cell table:formula="of:=[.C16]&amp;[.B1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</text:p>
          </table:table-cell>
        </table:table-row>
        <table:table-row table:style-name="ro1">
          <table:table-cell office:value-type="string" calcext:value-type="string">
            <text:p><text:s/>Belgium,Brussels</text:p>
          </table:table-cell>
          <table:table-cell table:formula="of:=TRIM([.A18])" office:value-type="string" office:string-value="Belgium,Brussels" calcext:value-type="string">
            <text:p>Belgium,Brussels</text:p>
          </table:table-cell>
          <table:table-cell table:formula="of:=[.C17]&amp;[.B1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</text:p>
          </table:table-cell>
        </table:table-row>
        <table:table-row table:style-name="ro1">
          <table:table-cell office:value-type="string" calcext:value-type="string">
            <text:p><text:s/>Belize,Belmopan</text:p>
          </table:table-cell>
          <table:table-cell table:formula="of:=TRIM([.A19])" office:value-type="string" office:string-value="Belize,Belmopan" calcext:value-type="string">
            <text:p>Belize,Belmopan</text:p>
          </table:table-cell>
          <table:table-cell table:formula="of:=[.C18]&amp;[.B1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</text:p>
          </table:table-cell>
        </table:table-row>
        <table:table-row table:style-name="ro1">
          <table:table-cell office:value-type="string" calcext:value-type="string">
            <text:p><text:s/>Benin,Porto Novo</text:p>
          </table:table-cell>
          <table:table-cell table:formula="of:=TRIM([.A20])" office:value-type="string" office:string-value="Benin,Porto Novo" calcext:value-type="string">
            <text:p>Benin,Porto Novo</text:p>
          </table:table-cell>
          <table:table-cell table:formula="of:=[.C19]&amp;[.B2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</text:p>
          </table:table-cell>
        </table:table-row>
        <table:table-row table:style-name="ro1">
          <table:table-cell office:value-type="string" calcext:value-type="string">
            <text:p><text:s/>Bhutan,Thimphu</text:p>
          </table:table-cell>
          <table:table-cell table:formula="of:=TRIM([.A21])" office:value-type="string" office:string-value="Bhutan,Thimphu" calcext:value-type="string">
            <text:p>Bhutan,Thimphu</text:p>
          </table:table-cell>
          <table:table-cell table:formula="of:=[.C20]&amp;[.B2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</text:p>
          </table:table-cell>
        </table:table-row>
        <table:table-row table:style-name="ro1">
          <table:table-cell office:value-type="string" calcext:value-type="string">
            <text:p><text:s/>Bolivia,La Paz, Sucre </text:p>
          </table:table-cell>
          <table:table-cell table:formula="of:=TRIM([.A22])" office:value-type="string" office:string-value="Bolivia,La Paz, Sucre" calcext:value-type="string">
            <text:p>Bolivia,La Paz, Sucre</text:p>
          </table:table-cell>
          <table:table-cell table:formula="of:=[.C21]&amp;[.B2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</text:p>
          </table:table-cell>
        </table:table-row>
        <table:table-row table:style-name="ro1">
          <table:table-cell office:value-type="string" calcext:value-type="string">
            <text:p><text:s/>Bosnia and Herzegovina,Sarajevo</text:p>
          </table:table-cell>
          <table:table-cell table:formula="of:=TRIM([.A23])" office:value-type="string" office:string-value="Bosnia and Herzegovina,Sarajevo" calcext:value-type="string">
            <text:p>Bosnia and Herzegovina,Sarajevo</text:p>
          </table:table-cell>
          <table:table-cell table:formula="of:=[.C22]&amp;[.B2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</text:p>
          </table:table-cell>
        </table:table-row>
        <table:table-row table:style-name="ro1">
          <table:table-cell office:value-type="string" calcext:value-type="string">
            <text:p><text:s/>Botswana,Gaborone</text:p>
          </table:table-cell>
          <table:table-cell table:formula="of:=TRIM([.A24])" office:value-type="string" office:string-value="Botswana,Gaborone" calcext:value-type="string">
            <text:p>Botswana,Gaborone</text:p>
          </table:table-cell>
          <table:table-cell table:formula="of:=[.C23]&amp;[.B2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</text:p>
          </table:table-cell>
        </table:table-row>
        <table:table-row table:style-name="ro1">
          <table:table-cell office:value-type="string" calcext:value-type="string">
            <text:p><text:s/>Brazil,Brasilia</text:p>
          </table:table-cell>
          <table:table-cell table:formula="of:=TRIM([.A25])" office:value-type="string" office:string-value="Brazil,Brasilia" calcext:value-type="string">
            <text:p>Brazil,Brasilia</text:p>
          </table:table-cell>
          <table:table-cell table:formula="of:=[.C24]&amp;[.B2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</text:p>
          </table:table-cell>
        </table:table-row>
        <table:table-row table:style-name="ro1">
          <table:table-cell office:value-type="string" calcext:value-type="string">
            <text:p><text:s/>Brunei,Bandar Seri Begawan</text:p>
          </table:table-cell>
          <table:table-cell table:formula="of:=TRIM([.A26])" office:value-type="string" office:string-value="Brunei,Bandar Seri Begawan" calcext:value-type="string">
            <text:p>Brunei,Bandar Seri Begawan</text:p>
          </table:table-cell>
          <table:table-cell table:formula="of:=[.C25]&amp;[.B2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</text:p>
          </table:table-cell>
        </table:table-row>
        <table:table-row table:style-name="ro1">
          <table:table-cell office:value-type="string" calcext:value-type="string">
            <text:p><text:s/>Bulgaria,Sofia</text:p>
          </table:table-cell>
          <table:table-cell table:formula="of:=TRIM([.A27])" office:value-type="string" office:string-value="Bulgaria,Sofia" calcext:value-type="string">
            <text:p>Bulgaria,Sofia</text:p>
          </table:table-cell>
          <table:table-cell table:formula="of:=[.C26]&amp;[.B2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</text:p>
          </table:table-cell>
        </table:table-row>
        <table:table-row table:style-name="ro1">
          <table:table-cell office:value-type="string" calcext:value-type="string">
            <text:p><text:s/>Burkina Faso,Ouagadougou</text:p>
          </table:table-cell>
          <table:table-cell table:formula="of:=TRIM([.A28])" office:value-type="string" office:string-value="Burkina Faso,Ouagadougou" calcext:value-type="string">
            <text:p>Burkina Faso,Ouagadougou</text:p>
          </table:table-cell>
          <table:table-cell table:formula="of:=[.C27]&amp;[.B2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</text:p>
          </table:table-cell>
        </table:table-row>
        <table:table-row table:style-name="ro1">
          <table:table-cell office:value-type="string" calcext:value-type="string">
            <text:p><text:s/>Burundi,Gite</text:p>
          </table:table-cell>
          <table:table-cell table:formula="of:=TRIM([.A29])" office:value-type="string" office:string-value="Burundi,Gite" calcext:value-type="string">
            <text:p>Burundi,Gite</text:p>
          </table:table-cell>
          <table:table-cell table:formula="of:=[.C28]&amp;[.B2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</text:p>
          </table:table-cell>
        </table:table-row>
        <table:table-row table:style-name="ro1">
          <table:table-cell office:value-type="string" calcext:value-type="string">
            <text:p><text:s/>Cambodia,Phnom Penh</text:p>
          </table:table-cell>
          <table:table-cell table:formula="of:=TRIM([.A30])" office:value-type="string" office:string-value="Cambodia,Phnom Penh" calcext:value-type="string">
            <text:p>Cambodia,Phnom Penh</text:p>
          </table:table-cell>
          <table:table-cell table:formula="of:=[.C29]&amp;[.B3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</text:p>
          </table:table-cell>
        </table:table-row>
        <table:table-row table:style-name="ro1">
          <table:table-cell office:value-type="string" calcext:value-type="string">
            <text:p><text:s/>Cameroon,Yaounde</text:p>
          </table:table-cell>
          <table:table-cell table:formula="of:=TRIM([.A31])" office:value-type="string" office:string-value="Cameroon,Yaounde" calcext:value-type="string">
            <text:p>Cameroon,Yaounde</text:p>
          </table:table-cell>
          <table:table-cell table:formula="of:=[.C30]&amp;[.B3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</text:p>
          </table:table-cell>
        </table:table-row>
        <table:table-row table:style-name="ro1">
          <table:table-cell office:value-type="string" calcext:value-type="string">
            <text:p><text:s/>Canada,Ottawa</text:p>
          </table:table-cell>
          <table:table-cell table:formula="of:=TRIM([.A32])" office:value-type="string" office:string-value="Canada,Ottawa" calcext:value-type="string">
            <text:p>Canada,Ottawa</text:p>
          </table:table-cell>
          <table:table-cell table:formula="of:=[.C31]&amp;[.B3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</text:p>
          </table:table-cell>
        </table:table-row>
        <table:table-row table:style-name="ro1">
          <table:table-cell office:value-type="string" calcext:value-type="string">
            <text:p><text:s/>Cape Verde,Praia</text:p>
          </table:table-cell>
          <table:table-cell table:formula="of:=TRIM([.A33])" office:value-type="string" office:string-value="Cape Verde,Praia" calcext:value-type="string">
            <text:p>Cape Verde,Praia</text:p>
          </table:table-cell>
          <table:table-cell table:formula="of:=[.C32]&amp;[.B3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</text:p>
          </table:table-cell>
        </table:table-row>
        <table:table-row table:style-name="ro1">
          <table:table-cell office:value-type="string" calcext:value-type="string">
            <text:p><text:s/>Central African Republic,Bangui</text:p>
          </table:table-cell>
          <table:table-cell table:formula="of:=TRIM([.A34])" office:value-type="string" office:string-value="Central African Republic,Bangui" calcext:value-type="string">
            <text:p>Central African Republic,Bangui</text:p>
          </table:table-cell>
          <table:table-cell table:formula="of:=[.C33]&amp;[.B3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</text:p>
          </table:table-cell>
        </table:table-row>
        <table:table-row table:style-name="ro1">
          <table:table-cell office:value-type="string" calcext:value-type="string">
            <text:p><text:s/>Chad,N'Djamena</text:p>
          </table:table-cell>
          <table:table-cell table:formula="of:=TRIM([.A35])" office:value-type="string" office:string-value="Chad,N'Djamena" calcext:value-type="string">
            <text:p>Chad,N'Djamena</text:p>
          </table:table-cell>
          <table:table-cell table:formula="of:=[.C34]&amp;[.B3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</text:p>
          </table:table-cell>
        </table:table-row>
        <table:table-row table:style-name="ro1">
          <table:table-cell office:value-type="string" calcext:value-type="string">
            <text:p><text:s/>Chile,Santiago</text:p>
          </table:table-cell>
          <table:table-cell table:formula="of:=TRIM([.A36])" office:value-type="string" office:string-value="Chile,Santiago" calcext:value-type="string">
            <text:p>Chile,Santiago</text:p>
          </table:table-cell>
          <table:table-cell table:formula="of:=[.C35]&amp;[.B3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</text:p>
          </table:table-cell>
        </table:table-row>
        <table:table-row table:style-name="ro1">
          <table:table-cell office:value-type="string" calcext:value-type="string">
            <text:p><text:s/>China,Beijing</text:p>
          </table:table-cell>
          <table:table-cell table:formula="of:=TRIM([.A37])" office:value-type="string" office:string-value="China,Beijing" calcext:value-type="string">
            <text:p>China,Beijing</text:p>
          </table:table-cell>
          <table:table-cell table:formula="of:=[.C36]&amp;[.B3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</text:p>
          </table:table-cell>
        </table:table-row>
        <table:table-row table:style-name="ro1">
          <table:table-cell office:value-type="string" calcext:value-type="string">
            <text:p><text:s/>Colombia,Bogota</text:p>
          </table:table-cell>
          <table:table-cell table:formula="of:=TRIM([.A38])" office:value-type="string" office:string-value="Colombia,Bogota" calcext:value-type="string">
            <text:p>Colombia,Bogota</text:p>
          </table:table-cell>
          <table:table-cell table:formula="of:=[.C37]&amp;[.B3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</text:p>
          </table:table-cell>
        </table:table-row>
        <table:table-row table:style-name="ro1">
          <table:table-cell office:value-type="string" calcext:value-type="string">
            <text:p><text:s/>Comoros,Moroni</text:p>
          </table:table-cell>
          <table:table-cell table:formula="of:=TRIM([.A39])" office:value-type="string" office:string-value="Comoros,Moroni" calcext:value-type="string">
            <text:p>Comoros,Moroni</text:p>
          </table:table-cell>
          <table:table-cell table:formula="of:=[.C38]&amp;[.B3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</text:p>
          </table:table-cell>
        </table:table-row>
        <table:table-row table:style-name="ro1">
          <table:table-cell office:value-type="string" calcext:value-type="string">
            <text:p><text:s/>Congo, Democratic Republic of the,Kinshasa</text:p>
          </table:table-cell>
          <table:table-cell table:formula="of:=TRIM([.A40])" office:value-type="string" office:string-value="Congo, Democratic Republic of the,Kinshasa" calcext:value-type="string">
            <text:p>Congo, Democratic Republic of the,Kinshasa</text:p>
          </table:table-cell>
          <table:table-cell table:formula="of:=[.C39]&amp;[.B4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</text:p>
          </table:table-cell>
        </table:table-row>
        <table:table-row table:style-name="ro1">
          <table:table-cell office:value-type="string" calcext:value-type="string">
            <text:p><text:s/>Congo, Republic of the,Brazzaville</text:p>
          </table:table-cell>
          <table:table-cell table:formula="of:=TRIM([.A41])" office:value-type="string" office:string-value="Congo, Republic of the,Brazzaville" calcext:value-type="string">
            <text:p>Congo, Republic of the,Brazzaville</text:p>
          </table:table-cell>
          <table:table-cell table:formula="of:=[.C40]&amp;[.B4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</text:p>
          </table:table-cell>
        </table:table-row>
        <table:table-row table:style-name="ro1">
          <table:table-cell office:value-type="string" calcext:value-type="string">
            <text:p><text:s/>Costa Rica,San Jose</text:p>
          </table:table-cell>
          <table:table-cell table:formula="of:=TRIM([.A42])" office:value-type="string" office:string-value="Costa Rica,San Jose" calcext:value-type="string">
            <text:p>Costa Rica,San Jose</text:p>
          </table:table-cell>
          <table:table-cell table:formula="of:=[.C41]&amp;[.B4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</text:p>
          </table:table-cell>
        </table:table-row>
        <table:table-row table:style-name="ro1">
          <table:table-cell office:value-type="string" calcext:value-type="string">
            <text:p><text:s/>Côte d'Ivoire (Ivory Coast),Yamoussoukro</text:p>
          </table:table-cell>
          <table:table-cell table:formula="of:=TRIM([.A43])" office:value-type="string" office:string-value="Côte d'Ivoire (Ivory Coast),Yamoussoukro" calcext:value-type="string">
            <text:p>Côte d'Ivoire (Ivory Coast),Yamoussoukro</text:p>
          </table:table-cell>
          <table:table-cell table:formula="of:=[.C42]&amp;[.B4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</text:p>
          </table:table-cell>
        </table:table-row>
        <table:table-row table:style-name="ro1">
          <table:table-cell office:value-type="string" calcext:value-type="string">
            <text:p><text:s/>Croatia,Zagreb</text:p>
          </table:table-cell>
          <table:table-cell table:formula="of:=TRIM([.A44])" office:value-type="string" office:string-value="Croatia,Zagreb" calcext:value-type="string">
            <text:p>Croatia,Zagreb</text:p>
          </table:table-cell>
          <table:table-cell table:formula="of:=[.C43]&amp;[.B4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</text:p>
          </table:table-cell>
        </table:table-row>
        <table:table-row table:style-name="ro1">
          <table:table-cell office:value-type="string" calcext:value-type="string">
            <text:p><text:s/>Cuba,Havana</text:p>
          </table:table-cell>
          <table:table-cell table:formula="of:=TRIM([.A45])" office:value-type="string" office:string-value="Cuba,Havana" calcext:value-type="string">
            <text:p>Cuba,Havana</text:p>
          </table:table-cell>
          <table:table-cell table:formula="of:=[.C44]&amp;[.B4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</text:p>
          </table:table-cell>
        </table:table-row>
        <table:table-row table:style-name="ro1">
          <table:table-cell office:value-type="string" calcext:value-type="string">
            <text:p><text:s/>Cyprus,Nicosia</text:p>
          </table:table-cell>
          <table:table-cell table:formula="of:=TRIM([.A46])" office:value-type="string" office:string-value="Cyprus,Nicosia" calcext:value-type="string">
            <text:p>Cyprus,Nicosia</text:p>
          </table:table-cell>
          <table:table-cell table:formula="of:=[.C45]&amp;[.B4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</text:p>
          </table:table-cell>
        </table:table-row>
        <table:table-row table:style-name="ro1">
          <table:table-cell office:value-type="string" calcext:value-type="string">
            <text:p><text:s/>Czech Republic (Czechia),Prague</text:p>
          </table:table-cell>
          <table:table-cell table:formula="of:=TRIM([.A47])" office:value-type="string" office:string-value="Czech Republic (Czechia),Prague" calcext:value-type="string">
            <text:p>Czech Republic (Czechia),Prague</text:p>
          </table:table-cell>
          <table:table-cell table:formula="of:=[.C46]&amp;[.B4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</text:p>
          </table:table-cell>
        </table:table-row>
        <table:table-row table:style-name="ro1">
          <table:table-cell office:value-type="string" calcext:value-type="string">
            <text:p><text:s/>Denmark,Copenhagen</text:p>
          </table:table-cell>
          <table:table-cell table:formula="of:=TRIM([.A48])" office:value-type="string" office:string-value="Denmark,Copenhagen" calcext:value-type="string">
            <text:p>Denmark,Copenhagen</text:p>
          </table:table-cell>
          <table:table-cell table:formula="of:=[.C47]&amp;[.B4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</text:p>
          </table:table-cell>
        </table:table-row>
        <table:table-row table:style-name="ro1">
          <table:table-cell office:value-type="string" calcext:value-type="string">
            <text:p><text:s/>Djibouti,Djibouti</text:p>
          </table:table-cell>
          <table:table-cell table:formula="of:=TRIM([.A49])" office:value-type="string" office:string-value="Djibouti,Djibouti" calcext:value-type="string">
            <text:p>Djibouti,Djibouti</text:p>
          </table:table-cell>
          <table:table-cell table:formula="of:=[.C48]&amp;[.B4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</text:p>
          </table:table-cell>
        </table:table-row>
        <table:table-row table:style-name="ro1">
          <table:table-cell office:value-type="string" calcext:value-type="string">
            <text:p><text:s/>Dominica,Roseau</text:p>
          </table:table-cell>
          <table:table-cell table:formula="of:=TRIM([.A50])" office:value-type="string" office:string-value="Dominica,Roseau" calcext:value-type="string">
            <text:p>Dominica,Roseau</text:p>
          </table:table-cell>
          <table:table-cell table:formula="of:=[.C49]&amp;[.B5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</text:p>
          </table:table-cell>
        </table:table-row>
        <table:table-row table:style-name="ro1">
          <table:table-cell office:value-type="string" calcext:value-type="string">
            <text:p><text:s/>Dominican Republic,Santo Domingo</text:p>
          </table:table-cell>
          <table:table-cell table:formula="of:=TRIM([.A51])" office:value-type="string" office:string-value="Dominican Republic,Santo Domingo" calcext:value-type="string">
            <text:p>Dominican Republic,Santo Domingo</text:p>
          </table:table-cell>
          <table:table-cell table:formula="of:=[.C50]&amp;[.B5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</text:p>
          </table:table-cell>
        </table:table-row>
        <table:table-row table:style-name="ro1">
          <table:table-cell office:value-type="string" calcext:value-type="string">
            <text:p><text:s/>East Timor,Dili</text:p>
          </table:table-cell>
          <table:table-cell table:formula="of:=TRIM([.A52])" office:value-type="string" office:string-value="East Timor,Dili" calcext:value-type="string">
            <text:p>East Timor,Dili</text:p>
          </table:table-cell>
          <table:table-cell table:formula="of:=[.C51]&amp;[.B5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</text:p>
          </table:table-cell>
        </table:table-row>
        <table:table-row table:style-name="ro1">
          <table:table-cell office:value-type="string" calcext:value-type="string">
            <text:p><text:s/>Ecuador,Quito</text:p>
          </table:table-cell>
          <table:table-cell table:formula="of:=TRIM([.A53])" office:value-type="string" office:string-value="Ecuador,Quito" calcext:value-type="string">
            <text:p>Ecuador,Quito</text:p>
          </table:table-cell>
          <table:table-cell table:formula="of:=[.C52]&amp;[.B5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</text:p>
          </table:table-cell>
        </table:table-row>
        <table:table-row table:style-name="ro1">
          <table:table-cell office:value-type="string" calcext:value-type="string">
            <text:p><text:s/>Egypt,Cairo</text:p>
          </table:table-cell>
          <table:table-cell table:formula="of:=TRIM([.A54])" office:value-type="string" office:string-value="Egypt,Cairo" calcext:value-type="string">
            <text:p>Egypt,Cairo</text:p>
          </table:table-cell>
          <table:table-cell table:formula="of:=[.C53]&amp;[.B5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</text:p>
          </table:table-cell>
        </table:table-row>
        <table:table-row table:style-name="ro1">
          <table:table-cell office:value-type="string" calcext:value-type="string">
            <text:p><text:s/>El Salvador,San Salvador</text:p>
          </table:table-cell>
          <table:table-cell table:formula="of:=TRIM([.A55])" office:value-type="string" office:string-value="El Salvador,San Salvador" calcext:value-type="string">
            <text:p>El Salvador,San Salvador</text:p>
          </table:table-cell>
          <table:table-cell table:formula="of:=[.C54]&amp;[.B5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</text:p>
          </table:table-cell>
        </table:table-row>
        <table:table-row table:style-name="ro1">
          <table:table-cell office:value-type="string" calcext:value-type="string">
            <text:p><text:s/>England,London</text:p>
          </table:table-cell>
          <table:table-cell table:formula="of:=TRIM([.A56])" office:value-type="string" office:string-value="England,London" calcext:value-type="string">
            <text:p>England,London</text:p>
          </table:table-cell>
          <table:table-cell table:formula="of:=[.C55]&amp;[.B5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</text:p>
          </table:table-cell>
        </table:table-row>
        <table:table-row table:style-name="ro1">
          <table:table-cell office:value-type="string" calcext:value-type="string">
            <text:p><text:s/>Equatorial Guinea,Malabo</text:p>
          </table:table-cell>
          <table:table-cell table:formula="of:=TRIM([.A57])" office:value-type="string" office:string-value="Equatorial Guinea,Malabo" calcext:value-type="string">
            <text:p>Equatorial Guinea,Malabo</text:p>
          </table:table-cell>
          <table:table-cell table:formula="of:=[.C56]&amp;[.B5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</text:p>
          </table:table-cell>
        </table:table-row>
        <table:table-row table:style-name="ro1">
          <table:table-cell office:value-type="string" calcext:value-type="string">
            <text:p><text:s/>Eritrea,Asmara</text:p>
          </table:table-cell>
          <table:table-cell table:formula="of:=TRIM([.A58])" office:value-type="string" office:string-value="Eritrea,Asmara" calcext:value-type="string">
            <text:p>Eritrea,Asmara</text:p>
          </table:table-cell>
          <table:table-cell table:formula="of:=[.C57]&amp;[.B5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</text:p>
          </table:table-cell>
        </table:table-row>
        <table:table-row table:style-name="ro1">
          <table:table-cell office:value-type="string" calcext:value-type="string">
            <text:p><text:s/>Estonia,Tallinn</text:p>
          </table:table-cell>
          <table:table-cell table:formula="of:=TRIM([.A59])" office:value-type="string" office:string-value="Estonia,Tallinn" calcext:value-type="string">
            <text:p>Estonia,Tallinn</text:p>
          </table:table-cell>
          <table:table-cell table:formula="of:=[.C58]&amp;[.B5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</text:p>
          </table:table-cell>
        </table:table-row>
        <table:table-row table:style-name="ro1">
          <table:table-cell office:value-type="string" calcext:value-type="string">
            <text:p><text:s/>Eswatini (Swaziland),Mbaba</text:p>
          </table:table-cell>
          <table:table-cell table:formula="of:=TRIM([.A60])" office:value-type="string" office:string-value="Eswatini (Swaziland),Mbaba" calcext:value-type="string">
            <text:p>Eswatini (Swaziland),Mbaba</text:p>
          </table:table-cell>
          <table:table-cell table:formula="of:=[.C59]&amp;[.B6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</text:p>
          </table:table-cell>
        </table:table-row>
        <table:table-row table:style-name="ro1">
          <table:table-cell office:value-type="string" calcext:value-type="string">
            <text:p><text:s/>Ethiopia,Addis Ababa</text:p>
          </table:table-cell>
          <table:table-cell table:formula="of:=TRIM([.A61])" office:value-type="string" office:string-value="Ethiopia,Addis Ababa" calcext:value-type="string">
            <text:p>Ethiopia,Addis Ababa</text:p>
          </table:table-cell>
          <table:table-cell table:formula="of:=[.C60]&amp;[.B6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</text:p>
          </table:table-cell>
        </table:table-row>
        <table:table-row table:style-name="ro1">
          <table:table-cell office:value-type="string" calcext:value-type="string">
            <text:p><text:s/>Federated States of Micronesia,Palikir</text:p>
          </table:table-cell>
          <table:table-cell table:formula="of:=TRIM([.A62])" office:value-type="string" office:string-value="Federated States of Micronesia,Palikir" calcext:value-type="string">
            <text:p>Federated States of Micronesia,Palikir</text:p>
          </table:table-cell>
          <table:table-cell table:formula="of:=[.C61]&amp;[.B6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</text:p>
          </table:table-cell>
        </table:table-row>
        <table:table-row table:style-name="ro1">
          <table:table-cell office:value-type="string" calcext:value-type="string">
            <text:p><text:s/>Fiji,Suva</text:p>
          </table:table-cell>
          <table:table-cell table:formula="of:=TRIM([.A63])" office:value-type="string" office:string-value="Fiji,Suva" calcext:value-type="string">
            <text:p>Fiji,Suva</text:p>
          </table:table-cell>
          <table:table-cell table:formula="of:=[.C62]&amp;[.B6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</text:p>
          </table:table-cell>
        </table:table-row>
        <table:table-row table:style-name="ro1">
          <table:table-cell office:value-type="string" calcext:value-type="string">
            <text:p><text:s/>Finland,Helsinki</text:p>
          </table:table-cell>
          <table:table-cell table:formula="of:=TRIM([.A64])" office:value-type="string" office:string-value="Finland,Helsinki" calcext:value-type="string">
            <text:p>Finland,Helsinki</text:p>
          </table:table-cell>
          <table:table-cell table:formula="of:=[.C63]&amp;[.B6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</text:p>
          </table:table-cell>
        </table:table-row>
        <table:table-row table:style-name="ro1">
          <table:table-cell office:value-type="string" calcext:value-type="string">
            <text:p><text:s/>France,Paris</text:p>
          </table:table-cell>
          <table:table-cell table:formula="of:=TRIM([.A65])" office:value-type="string" office:string-value="France,Paris" calcext:value-type="string">
            <text:p>France,Paris</text:p>
          </table:table-cell>
          <table:table-cell table:formula="of:=[.C64]&amp;[.B6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</text:p>
          </table:table-cell>
        </table:table-row>
        <table:table-row table:style-name="ro1">
          <table:table-cell office:value-type="string" calcext:value-type="string">
            <text:p><text:s/>Gabon,Libreville</text:p>
          </table:table-cell>
          <table:table-cell table:formula="of:=TRIM([.A66])" office:value-type="string" office:string-value="Gabon,Libreville" calcext:value-type="string">
            <text:p>Gabon,Libreville</text:p>
          </table:table-cell>
          <table:table-cell table:formula="of:=[.C65]&amp;[.B6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</text:p>
          </table:table-cell>
        </table:table-row>
        <table:table-row table:style-name="ro1">
          <table:table-cell office:value-type="string" calcext:value-type="string">
            <text:p><text:s/>Gambia,Banjul</text:p>
          </table:table-cell>
          <table:table-cell table:formula="of:=TRIM([.A67])" office:value-type="string" office:string-value="Gambia,Banjul" calcext:value-type="string">
            <text:p>Gambia,Banjul</text:p>
          </table:table-cell>
          <table:table-cell table:formula="of:=[.C66]&amp;[.B6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</text:p>
          </table:table-cell>
        </table:table-row>
        <table:table-row table:style-name="ro1">
          <table:table-cell office:value-type="string" calcext:value-type="string">
            <text:p><text:s/>Georgia,Tbilisi</text:p>
          </table:table-cell>
          <table:table-cell table:formula="of:=TRIM([.A68])" office:value-type="string" office:string-value="Georgia,Tbilisi" calcext:value-type="string">
            <text:p>Georgia,Tbilisi</text:p>
          </table:table-cell>
          <table:table-cell table:formula="of:=[.C67]&amp;[.B6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</text:p>
          </table:table-cell>
        </table:table-row>
        <table:table-row table:style-name="ro1">
          <table:table-cell office:value-type="string" calcext:value-type="string">
            <text:p><text:s/>Germany,Berlin</text:p>
          </table:table-cell>
          <table:table-cell table:formula="of:=TRIM([.A69])" office:value-type="string" office:string-value="Germany,Berlin" calcext:value-type="string">
            <text:p>Germany,Berlin</text:p>
          </table:table-cell>
          <table:table-cell table:formula="of:=[.C68]&amp;[.B6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</text:p>
          </table:table-cell>
        </table:table-row>
        <table:table-row table:style-name="ro1">
          <table:table-cell office:value-type="string" calcext:value-type="string">
            <text:p><text:s/>Ghana,Accra</text:p>
          </table:table-cell>
          <table:table-cell table:formula="of:=TRIM([.A70])" office:value-type="string" office:string-value="Ghana,Accra" calcext:value-type="string">
            <text:p>Ghana,Accra</text:p>
          </table:table-cell>
          <table:table-cell table:formula="of:=[.C69]&amp;[.B7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</text:p>
          </table:table-cell>
        </table:table-row>
        <table:table-row table:style-name="ro1">
          <table:table-cell office:value-type="string" calcext:value-type="string">
            <text:p><text:s/>Greece,Athens</text:p>
          </table:table-cell>
          <table:table-cell table:formula="of:=TRIM([.A71])" office:value-type="string" office:string-value="Greece,Athens" calcext:value-type="string">
            <text:p>Greece,Athens</text:p>
          </table:table-cell>
          <table:table-cell table:formula="of:=[.C70]&amp;[.B7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</text:p>
          </table:table-cell>
        </table:table-row>
        <table:table-row table:style-name="ro1">
          <table:table-cell office:value-type="string" calcext:value-type="string">
            <text:p><text:s/>Grenada,Saint George's</text:p>
          </table:table-cell>
          <table:table-cell table:formula="of:=TRIM([.A72])" office:value-type="string" office:string-value="Grenada,Saint George's" calcext:value-type="string">
            <text:p>Grenada,Saint George's</text:p>
          </table:table-cell>
          <table:table-cell table:formula="of:=[.C71]&amp;[.B7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</text:p>
          </table:table-cell>
        </table:table-row>
        <table:table-row table:style-name="ro1">
          <table:table-cell office:value-type="string" calcext:value-type="string">
            <text:p><text:s/>Guatemala,Guatemala City</text:p>
          </table:table-cell>
          <table:table-cell table:formula="of:=TRIM([.A73])" office:value-type="string" office:string-value="Guatemala,Guatemala City" calcext:value-type="string">
            <text:p>Guatemala,Guatemala City</text:p>
          </table:table-cell>
          <table:table-cell table:formula="of:=[.C72]&amp;[.B7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</text:p>
          </table:table-cell>
        </table:table-row>
        <table:table-row table:style-name="ro1">
          <table:table-cell office:value-type="string" calcext:value-type="string">
            <text:p><text:s/>Guinea,Conakry</text:p>
          </table:table-cell>
          <table:table-cell table:formula="of:=TRIM([.A74])" office:value-type="string" office:string-value="Guinea,Conakry" calcext:value-type="string">
            <text:p>Guinea,Conakry</text:p>
          </table:table-cell>
          <table:table-cell table:formula="of:=[.C73]&amp;[.B7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</text:p>
          </table:table-cell>
        </table:table-row>
        <table:table-row table:style-name="ro1">
          <table:table-cell office:value-type="string" calcext:value-type="string">
            <text:p><text:s/>Guinea-Bissau,Bissau</text:p>
          </table:table-cell>
          <table:table-cell table:formula="of:=TRIM([.A75])" office:value-type="string" office:string-value="Guinea-Bissau,Bissau" calcext:value-type="string">
            <text:p>Guinea-Bissau,Bissau</text:p>
          </table:table-cell>
          <table:table-cell table:formula="of:=[.C74]&amp;[.B7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</text:p>
          </table:table-cell>
        </table:table-row>
        <table:table-row table:style-name="ro1">
          <table:table-cell office:value-type="string" calcext:value-type="string">
            <text:p><text:s/>Guyana,Georgetown</text:p>
          </table:table-cell>
          <table:table-cell table:formula="of:=TRIM([.A76])" office:value-type="string" office:string-value="Guyana,Georgetown" calcext:value-type="string">
            <text:p>Guyana,Georgetown</text:p>
          </table:table-cell>
          <table:table-cell table:formula="of:=[.C75]&amp;[.B7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</text:p>
          </table:table-cell>
        </table:table-row>
        <table:table-row table:style-name="ro1">
          <table:table-cell office:value-type="string" calcext:value-type="string">
            <text:p><text:s/>Haiti,Port au Prince</text:p>
          </table:table-cell>
          <table:table-cell table:formula="of:=TRIM([.A77])" office:value-type="string" office:string-value="Haiti,Port au Prince" calcext:value-type="string">
            <text:p>Haiti,Port au Prince</text:p>
          </table:table-cell>
          <table:table-cell table:formula="of:=[.C76]&amp;[.B7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</text:p>
          </table:table-cell>
        </table:table-row>
        <table:table-row table:style-name="ro1">
          <table:table-cell office:value-type="string" calcext:value-type="string">
            <text:p><text:s/>Honduras,Tegucigalpa</text:p>
          </table:table-cell>
          <table:table-cell table:formula="of:=TRIM([.A78])" office:value-type="string" office:string-value="Honduras,Tegucigalpa" calcext:value-type="string">
            <text:p>Honduras,Tegucigalpa</text:p>
          </table:table-cell>
          <table:table-cell table:formula="of:=[.C77]&amp;[.B7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</text:p>
          </table:table-cell>
        </table:table-row>
        <table:table-row table:style-name="ro1">
          <table:table-cell office:value-type="string" calcext:value-type="string">
            <text:p><text:s/>Hungary,Budapest</text:p>
          </table:table-cell>
          <table:table-cell table:formula="of:=TRIM([.A79])" office:value-type="string" office:string-value="Hungary,Budapest" calcext:value-type="string">
            <text:p>Hungary,Budapest</text:p>
          </table:table-cell>
          <table:table-cell table:formula="of:=[.C78]&amp;[.B7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</text:p>
          </table:table-cell>
        </table:table-row>
        <table:table-row table:style-name="ro1">
          <table:table-cell office:value-type="string" calcext:value-type="string">
            <text:p><text:s/>Iceland,Reykjavik</text:p>
          </table:table-cell>
          <table:table-cell table:formula="of:=TRIM([.A80])" office:value-type="string" office:string-value="Iceland,Reykjavik" calcext:value-type="string">
            <text:p>Iceland,Reykjavik</text:p>
          </table:table-cell>
          <table:table-cell table:formula="of:=[.C79]&amp;[.B8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</text:p>
          </table:table-cell>
        </table:table-row>
        <table:table-row table:style-name="ro1">
          <table:table-cell office:value-type="string" calcext:value-type="string">
            <text:p><text:s/>India,New Delhi</text:p>
          </table:table-cell>
          <table:table-cell table:formula="of:=TRIM([.A81])" office:value-type="string" office:string-value="India,New Delhi" calcext:value-type="string">
            <text:p>India,New Delhi</text:p>
          </table:table-cell>
          <table:table-cell table:formula="of:=[.C80]&amp;[.B8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</text:p>
          </table:table-cell>
        </table:table-row>
        <table:table-row table:style-name="ro1">
          <table:table-cell office:value-type="string" calcext:value-type="string">
            <text:p><text:s/>Indonesia,Jakarta</text:p>
          </table:table-cell>
          <table:table-cell table:formula="of:=TRIM([.A82])" office:value-type="string" office:string-value="Indonesia,Jakarta" calcext:value-type="string">
            <text:p>Indonesia,Jakarta</text:p>
          </table:table-cell>
          <table:table-cell table:formula="of:=[.C81]&amp;[.B8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</text:p>
          </table:table-cell>
        </table:table-row>
        <table:table-row table:style-name="ro1">
          <table:table-cell office:value-type="string" calcext:value-type="string">
            <text:p><text:s/>Iran,Tehran</text:p>
          </table:table-cell>
          <table:table-cell table:formula="of:=TRIM([.A83])" office:value-type="string" office:string-value="Iran,Tehran" calcext:value-type="string">
            <text:p>Iran,Tehran</text:p>
          </table:table-cell>
          <table:table-cell table:formula="of:=[.C82]&amp;[.B8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</text:p>
          </table:table-cell>
        </table:table-row>
        <table:table-row table:style-name="ro1">
          <table:table-cell office:value-type="string" calcext:value-type="string">
            <text:p><text:s/>Iraq,Baghdad</text:p>
          </table:table-cell>
          <table:table-cell table:formula="of:=TRIM([.A84])" office:value-type="string" office:string-value="Iraq,Baghdad" calcext:value-type="string">
            <text:p>Iraq,Baghdad</text:p>
          </table:table-cell>
          <table:table-cell table:formula="of:=[.C83]&amp;[.B8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</text:p>
          </table:table-cell>
        </table:table-row>
        <table:table-row table:style-name="ro1">
          <table:table-cell office:value-type="string" calcext:value-type="string">
            <text:p><text:s/>Ireland,Dublin</text:p>
          </table:table-cell>
          <table:table-cell table:formula="of:=TRIM([.A85])" office:value-type="string" office:string-value="Ireland,Dublin" calcext:value-type="string">
            <text:p>Ireland,Dublin</text:p>
          </table:table-cell>
          <table:table-cell table:formula="of:=[.C84]&amp;[.B8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</text:p>
          </table:table-cell>
        </table:table-row>
        <table:table-row table:style-name="ro1">
          <table:table-cell office:value-type="string" calcext:value-type="string">
            <text:p><text:s/>Israel,Jerusalem</text:p>
          </table:table-cell>
          <table:table-cell table:formula="of:=TRIM([.A86])" office:value-type="string" office:string-value="Israel,Jerusalem" calcext:value-type="string">
            <text:p>Israel,Jerusalem</text:p>
          </table:table-cell>
          <table:table-cell table:formula="of:=[.C85]&amp;[.B8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</text:p>
          </table:table-cell>
        </table:table-row>
        <table:table-row table:style-name="ro1">
          <table:table-cell office:value-type="string" calcext:value-type="string">
            <text:p><text:s/>Italy,Rome</text:p>
          </table:table-cell>
          <table:table-cell table:formula="of:=TRIM([.A87])" office:value-type="string" office:string-value="Italy,Rome" calcext:value-type="string">
            <text:p>Italy,Rome</text:p>
          </table:table-cell>
          <table:table-cell table:formula="of:=[.C86]&amp;[.B8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</text:p>
          </table:table-cell>
        </table:table-row>
        <table:table-row table:style-name="ro1">
          <table:table-cell office:value-type="string" calcext:value-type="string">
            <text:p><text:s/>Jamaica,Kingston</text:p>
          </table:table-cell>
          <table:table-cell table:formula="of:=TRIM([.A88])" office:value-type="string" office:string-value="Jamaica,Kingston" calcext:value-type="string">
            <text:p>Jamaica,Kingston</text:p>
          </table:table-cell>
          <table:table-cell table:formula="of:=[.C87]&amp;[.B8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</text:p>
          </table:table-cell>
        </table:table-row>
        <table:table-row table:style-name="ro1">
          <table:table-cell office:value-type="string" calcext:value-type="string">
            <text:p><text:s/>Japan,Tokyo</text:p>
          </table:table-cell>
          <table:table-cell table:formula="of:=TRIM([.A89])" office:value-type="string" office:string-value="Japan,Tokyo" calcext:value-type="string">
            <text:p>Japan,Tokyo</text:p>
          </table:table-cell>
          <table:table-cell table:formula="of:=[.C88]&amp;[.B8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</text:p>
          </table:table-cell>
        </table:table-row>
        <table:table-row table:style-name="ro1">
          <table:table-cell office:value-type="string" calcext:value-type="string">
            <text:p><text:s/>Jordan,Amman</text:p>
          </table:table-cell>
          <table:table-cell table:formula="of:=TRIM([.A90])" office:value-type="string" office:string-value="Jordan,Amman" calcext:value-type="string">
            <text:p>Jordan,Amman</text:p>
          </table:table-cell>
          <table:table-cell table:formula="of:=[.C89]&amp;[.B9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</text:p>
          </table:table-cell>
        </table:table-row>
        <table:table-row table:style-name="ro1">
          <table:table-cell office:value-type="string" calcext:value-type="string">
            <text:p><text:s/>Kazakhstan,Nur-Sultan</text:p>
          </table:table-cell>
          <table:table-cell table:formula="of:=TRIM([.A91])" office:value-type="string" office:string-value="Kazakhstan,Nur-Sultan" calcext:value-type="string">
            <text:p>Kazakhstan,Nur-Sultan</text:p>
          </table:table-cell>
          <table:table-cell table:formula="of:=[.C90]&amp;[.B9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</text:p>
          </table:table-cell>
        </table:table-row>
        <table:table-row table:style-name="ro1">
          <table:table-cell office:value-type="string" calcext:value-type="string">
            <text:p><text:s/>Kenya,Nairobi</text:p>
          </table:table-cell>
          <table:table-cell table:formula="of:=TRIM([.A92])" office:value-type="string" office:string-value="Kenya,Nairobi" calcext:value-type="string">
            <text:p>Kenya,Nairobi</text:p>
          </table:table-cell>
          <table:table-cell table:formula="of:=[.C91]&amp;[.B9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</text:p>
          </table:table-cell>
        </table:table-row>
        <table:table-row table:style-name="ro1">
          <table:table-cell office:value-type="string" calcext:value-type="string">
            <text:p><text:s/>Kiribati,Tarawa Atoll</text:p>
          </table:table-cell>
          <table:table-cell table:formula="of:=TRIM([.A93])" office:value-type="string" office:string-value="Kiribati,Tarawa Atoll" calcext:value-type="string">
            <text:p>Kiribati,Tarawa Atoll</text:p>
          </table:table-cell>
          <table:table-cell table:formula="of:=[.C92]&amp;[.B9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</text:p>
          </table:table-cell>
        </table:table-row>
        <table:table-row table:style-name="ro1">
          <table:table-cell office:value-type="string" calcext:value-type="string">
            <text:p><text:s/>Kosovo,Pristina</text:p>
          </table:table-cell>
          <table:table-cell table:formula="of:=TRIM([.A94])" office:value-type="string" office:string-value="Kosovo,Pristina" calcext:value-type="string">
            <text:p>Kosovo,Pristina</text:p>
          </table:table-cell>
          <table:table-cell table:formula="of:=[.C93]&amp;[.B9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</text:p>
          </table:table-cell>
        </table:table-row>
        <table:table-row table:style-name="ro1">
          <table:table-cell office:value-type="string" calcext:value-type="string">
            <text:p><text:s/>Kuwait,Kuwait City</text:p>
          </table:table-cell>
          <table:table-cell table:formula="of:=TRIM([.A95])" office:value-type="string" office:string-value="Kuwait,Kuwait City" calcext:value-type="string">
            <text:p>Kuwait,Kuwait City</text:p>
          </table:table-cell>
          <table:table-cell table:formula="of:=[.C94]&amp;[.B9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</text:p>
          </table:table-cell>
        </table:table-row>
        <table:table-row table:style-name="ro1">
          <table:table-cell office:value-type="string" calcext:value-type="string">
            <text:p><text:s/>Kyrgyzstan,Bishkek</text:p>
          </table:table-cell>
          <table:table-cell table:formula="of:=TRIM([.A96])" office:value-type="string" office:string-value="Kyrgyzstan,Bishkek" calcext:value-type="string">
            <text:p>Kyrgyzstan,Bishkek</text:p>
          </table:table-cell>
          <table:table-cell table:formula="of:=[.C95]&amp;[.B9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</text:p>
          </table:table-cell>
        </table:table-row>
        <table:table-row table:style-name="ro1">
          <table:table-cell office:value-type="string" calcext:value-type="string">
            <text:p><text:s/>Laos,Vientiane</text:p>
          </table:table-cell>
          <table:table-cell table:formula="of:=TRIM([.A97])" office:value-type="string" office:string-value="Laos,Vientiane" calcext:value-type="string">
            <text:p>Laos,Vientiane</text:p>
          </table:table-cell>
          <table:table-cell table:formula="of:=[.C96]&amp;[.B9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</text:p>
          </table:table-cell>
        </table:table-row>
        <table:table-row table:style-name="ro1">
          <table:table-cell office:value-type="string" calcext:value-type="string">
            <text:p><text:s/>Latvia,Riga</text:p>
          </table:table-cell>
          <table:table-cell table:formula="of:=TRIM([.A98])" office:value-type="string" office:string-value="Latvia,Riga" calcext:value-type="string">
            <text:p>Latvia,Riga</text:p>
          </table:table-cell>
          <table:table-cell table:formula="of:=[.C97]&amp;[.B9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</text:p>
          </table:table-cell>
        </table:table-row>
        <table:table-row table:style-name="ro1">
          <table:table-cell office:value-type="string" calcext:value-type="string">
            <text:p><text:s/>Lebanon,Beirut</text:p>
          </table:table-cell>
          <table:table-cell table:formula="of:=TRIM([.A99])" office:value-type="string" office:string-value="Lebanon,Beirut" calcext:value-type="string">
            <text:p>Lebanon,Beirut</text:p>
          </table:table-cell>
          <table:table-cell table:formula="of:=[.C98]&amp;[.B9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</text:p>
          </table:table-cell>
        </table:table-row>
        <table:table-row table:style-name="ro1">
          <table:table-cell office:value-type="string" calcext:value-type="string">
            <text:p><text:s/>Lesotho,Maseru</text:p>
          </table:table-cell>
          <table:table-cell table:formula="of:=TRIM([.A100])" office:value-type="string" office:string-value="Lesotho,Maseru" calcext:value-type="string">
            <text:p>Lesotho,Maseru</text:p>
          </table:table-cell>
          <table:table-cell table:formula="of:=[.C99]&amp;[.B10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</text:p>
          </table:table-cell>
        </table:table-row>
        <table:table-row table:style-name="ro1">
          <table:table-cell office:value-type="string" calcext:value-type="string">
            <text:p><text:s/>Liberia,Monrovia</text:p>
          </table:table-cell>
          <table:table-cell table:formula="of:=TRIM([.A101])" office:value-type="string" office:string-value="Liberia,Monrovia" calcext:value-type="string">
            <text:p>Liberia,Monrovia</text:p>
          </table:table-cell>
          <table:table-cell table:formula="of:=[.C100]&amp;[.B10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</text:p>
          </table:table-cell>
        </table:table-row>
        <table:table-row table:style-name="ro1">
          <table:table-cell office:value-type="string" calcext:value-type="string">
            <text:p><text:s/>Libya,Tripoli</text:p>
          </table:table-cell>
          <table:table-cell table:formula="of:=TRIM([.A102])" office:value-type="string" office:string-value="Libya,Tripoli" calcext:value-type="string">
            <text:p>Libya,Tripoli</text:p>
          </table:table-cell>
          <table:table-cell table:formula="of:=[.C101]&amp;[.B10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</text:p>
          </table:table-cell>
        </table:table-row>
        <table:table-row table:style-name="ro1">
          <table:table-cell office:value-type="string" calcext:value-type="string">
            <text:p><text:s/>Liechtenstein,Vaduz</text:p>
          </table:table-cell>
          <table:table-cell table:formula="of:=TRIM([.A103])" office:value-type="string" office:string-value="Liechtenstein,Vaduz" calcext:value-type="string">
            <text:p>Liechtenstein,Vaduz</text:p>
          </table:table-cell>
          <table:table-cell table:formula="of:=[.C102]&amp;[.B10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</text:p>
          </table:table-cell>
        </table:table-row>
        <table:table-row table:style-name="ro1">
          <table:table-cell office:value-type="string" calcext:value-type="string">
            <text:p><text:s/>Lithuania,Vilnius</text:p>
          </table:table-cell>
          <table:table-cell table:formula="of:=TRIM([.A104])" office:value-type="string" office:string-value="Lithuania,Vilnius" calcext:value-type="string">
            <text:p>Lithuania,Vilnius</text:p>
          </table:table-cell>
          <table:table-cell table:formula="of:=[.C103]&amp;[.B10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</text:p>
          </table:table-cell>
        </table:table-row>
        <table:table-row table:style-name="ro1">
          <table:table-cell office:value-type="string" calcext:value-type="string">
            <text:p><text:s/>Luxembourg,Luxembourg</text:p>
          </table:table-cell>
          <table:table-cell table:formula="of:=TRIM([.A105])" office:value-type="string" office:string-value="Luxembourg,Luxembourg" calcext:value-type="string">
            <text:p>Luxembourg,Luxembourg</text:p>
          </table:table-cell>
          <table:table-cell table:formula="of:=[.C104]&amp;[.B10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</text:p>
          </table:table-cell>
        </table:table-row>
        <table:table-row table:style-name="ro1">
          <table:table-cell office:value-type="string" calcext:value-type="string">
            <text:p><text:s/>Madagascar,Antananarivo</text:p>
          </table:table-cell>
          <table:table-cell table:formula="of:=TRIM([.A106])" office:value-type="string" office:string-value="Madagascar,Antananarivo" calcext:value-type="string">
            <text:p>Madagascar,Antananarivo</text:p>
          </table:table-cell>
          <table:table-cell table:formula="of:=[.C105]&amp;[.B10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</text:p>
          </table:table-cell>
        </table:table-row>
        <table:table-row table:style-name="ro1">
          <table:table-cell office:value-type="string" calcext:value-type="string">
            <text:p><text:s/>Malawi,Lilongwe</text:p>
          </table:table-cell>
          <table:table-cell table:formula="of:=TRIM([.A107])" office:value-type="string" office:string-value="Malawi,Lilongwe" calcext:value-type="string">
            <text:p>Malawi,Lilongwe</text:p>
          </table:table-cell>
          <table:table-cell table:formula="of:=[.C106]&amp;[.B10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</text:p>
          </table:table-cell>
        </table:table-row>
        <table:table-row table:style-name="ro1">
          <table:table-cell office:value-type="string" calcext:value-type="string">
            <text:p><text:s/>Malaysia,Kuala Lumpur</text:p>
          </table:table-cell>
          <table:table-cell table:formula="of:=TRIM([.A108])" office:value-type="string" office:string-value="Malaysia,Kuala Lumpur" calcext:value-type="string">
            <text:p>Malaysia,Kuala Lumpur</text:p>
          </table:table-cell>
          <table:table-cell table:formula="of:=[.C107]&amp;[.B10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</text:p>
          </table:table-cell>
        </table:table-row>
        <table:table-row table:style-name="ro1">
          <table:table-cell office:value-type="string" calcext:value-type="string">
            <text:p><text:s/>Maldives,Male</text:p>
          </table:table-cell>
          <table:table-cell table:formula="of:=TRIM([.A109])" office:value-type="string" office:string-value="Maldives,Male" calcext:value-type="string">
            <text:p>Maldives,Male</text:p>
          </table:table-cell>
          <table:table-cell table:formula="of:=[.C108]&amp;[.B10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</text:p>
          </table:table-cell>
        </table:table-row>
        <table:table-row table:style-name="ro1">
          <table:table-cell office:value-type="string" calcext:value-type="string">
            <text:p><text:s/>Mali,Bamako</text:p>
          </table:table-cell>
          <table:table-cell table:formula="of:=TRIM([.A110])" office:value-type="string" office:string-value="Mali,Bamako" calcext:value-type="string">
            <text:p>Mali,Bamako</text:p>
          </table:table-cell>
          <table:table-cell table:formula="of:=[.C109]&amp;[.B11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</text:p>
          </table:table-cell>
        </table:table-row>
        <table:table-row table:style-name="ro1">
          <table:table-cell office:value-type="string" calcext:value-type="string">
            <text:p><text:s/>Malta,Valletta</text:p>
          </table:table-cell>
          <table:table-cell table:formula="of:=TRIM([.A111])" office:value-type="string" office:string-value="Malta,Valletta" calcext:value-type="string">
            <text:p>Malta,Valletta</text:p>
          </table:table-cell>
          <table:table-cell table:formula="of:=[.C110]&amp;[.B11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</text:p>
          </table:table-cell>
        </table:table-row>
        <table:table-row table:style-name="ro1">
          <table:table-cell office:value-type="string" calcext:value-type="string">
            <text:p><text:s/>Marshall Islands,Majuro</text:p>
          </table:table-cell>
          <table:table-cell table:formula="of:=TRIM([.A112])" office:value-type="string" office:string-value="Marshall Islands,Majuro" calcext:value-type="string">
            <text:p>Marshall Islands,Majuro</text:p>
          </table:table-cell>
          <table:table-cell table:formula="of:=[.C111]&amp;[.B11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</text:p>
          </table:table-cell>
        </table:table-row>
        <table:table-row table:style-name="ro1">
          <table:table-cell office:value-type="string" calcext:value-type="string">
            <text:p><text:s/>Mauritania,Nouakchott</text:p>
          </table:table-cell>
          <table:table-cell table:formula="of:=TRIM([.A113])" office:value-type="string" office:string-value="Mauritania,Nouakchott" calcext:value-type="string">
            <text:p>Mauritania,Nouakchott</text:p>
          </table:table-cell>
          <table:table-cell table:formula="of:=[.C112]&amp;[.B11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</text:p>
          </table:table-cell>
        </table:table-row>
        <table:table-row table:style-name="ro1">
          <table:table-cell office:value-type="string" calcext:value-type="string">
            <text:p><text:s/>Mauritius,Port Louis</text:p>
          </table:table-cell>
          <table:table-cell table:formula="of:=TRIM([.A114])" office:value-type="string" office:string-value="Mauritius,Port Louis" calcext:value-type="string">
            <text:p>Mauritius,Port Louis</text:p>
          </table:table-cell>
          <table:table-cell table:formula="of:=[.C113]&amp;[.B11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</text:p>
          </table:table-cell>
        </table:table-row>
        <table:table-row table:style-name="ro1">
          <table:table-cell office:value-type="string" calcext:value-type="string">
            <text:p><text:s/>Mexico,Mexico City</text:p>
          </table:table-cell>
          <table:table-cell table:formula="of:=TRIM([.A115])" office:value-type="string" office:string-value="Mexico,Mexico City" calcext:value-type="string">
            <text:p>Mexico,Mexico City</text:p>
          </table:table-cell>
          <table:table-cell table:formula="of:=[.C114]&amp;[.B11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</text:p>
          </table:table-cell>
        </table:table-row>
        <table:table-row table:style-name="ro1">
          <table:table-cell office:value-type="string" calcext:value-type="string">
            <text:p><text:s/>Moldova,Chisinau</text:p>
          </table:table-cell>
          <table:table-cell table:formula="of:=TRIM([.A116])" office:value-type="string" office:string-value="Moldova,Chisinau" calcext:value-type="string">
            <text:p>Moldova,Chisinau</text:p>
          </table:table-cell>
          <table:table-cell table:formula="of:=[.C115]&amp;[.B11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</text:p>
          </table:table-cell>
        </table:table-row>
        <table:table-row table:style-name="ro1">
          <table:table-cell office:value-type="string" calcext:value-type="string">
            <text:p><text:s/>Monaco,Monaco</text:p>
          </table:table-cell>
          <table:table-cell table:formula="of:=TRIM([.A117])" office:value-type="string" office:string-value="Monaco,Monaco" calcext:value-type="string">
            <text:p>Monaco,Monaco</text:p>
          </table:table-cell>
          <table:table-cell table:formula="of:=[.C116]&amp;[.B11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</text:p>
          </table:table-cell>
        </table:table-row>
        <table:table-row table:style-name="ro1">
          <table:table-cell office:value-type="string" calcext:value-type="string">
            <text:p><text:s/>Mongolia,Ulaanbaatar</text:p>
          </table:table-cell>
          <table:table-cell table:formula="of:=TRIM([.A118])" office:value-type="string" office:string-value="Mongolia,Ulaanbaatar" calcext:value-type="string">
            <text:p>Mongolia,Ulaanbaatar</text:p>
          </table:table-cell>
          <table:table-cell table:formula="of:=[.C117]&amp;[.B11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</text:p>
          </table:table-cell>
        </table:table-row>
        <table:table-row table:style-name="ro1">
          <table:table-cell office:value-type="string" calcext:value-type="string">
            <text:p><text:s/>Montenegro,Podgorica</text:p>
          </table:table-cell>
          <table:table-cell table:formula="of:=TRIM([.A119])" office:value-type="string" office:string-value="Montenegro,Podgorica" calcext:value-type="string">
            <text:p>Montenegro,Podgorica</text:p>
          </table:table-cell>
          <table:table-cell table:formula="of:=[.C118]&amp;[.B11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</text:p>
          </table:table-cell>
        </table:table-row>
        <table:table-row table:style-name="ro1">
          <table:table-cell office:value-type="string" calcext:value-type="string">
            <text:p><text:s/>Morocco,Rabat</text:p>
          </table:table-cell>
          <table:table-cell table:formula="of:=TRIM([.A120])" office:value-type="string" office:string-value="Morocco,Rabat" calcext:value-type="string">
            <text:p>Morocco,Rabat</text:p>
          </table:table-cell>
          <table:table-cell table:formula="of:=[.C119]&amp;[.B12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</text:p>
          </table:table-cell>
        </table:table-row>
        <table:table-row table:style-name="ro1">
          <table:table-cell office:value-type="string" calcext:value-type="string">
            <text:p><text:s/>Mozambique,Maputo</text:p>
          </table:table-cell>
          <table:table-cell table:formula="of:=TRIM([.A121])" office:value-type="string" office:string-value="Mozambique,Maputo" calcext:value-type="string">
            <text:p>Mozambique,Maputo</text:p>
          </table:table-cell>
          <table:table-cell table:formula="of:=[.C120]&amp;[.B12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</text:p>
          </table:table-cell>
        </table:table-row>
        <table:table-row table:style-name="ro1">
          <table:table-cell office:value-type="string" calcext:value-type="string">
            <text:p><text:s/>Myanmar (Burma),Nay Pyi Taw</text:p>
          </table:table-cell>
          <table:table-cell table:formula="of:=TRIM([.A122])" office:value-type="string" office:string-value="Myanmar (Burma),Nay Pyi Taw" calcext:value-type="string">
            <text:p>Myanmar (Burma),Nay Pyi Taw</text:p>
          </table:table-cell>
          <table:table-cell table:formula="of:=[.C121]&amp;[.B12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</text:p>
          </table:table-cell>
        </table:table-row>
        <table:table-row table:style-name="ro1">
          <table:table-cell office:value-type="string" calcext:value-type="string">
            <text:p><text:s/>Namibia,Windhoek</text:p>
          </table:table-cell>
          <table:table-cell table:formula="of:=TRIM([.A123])" office:value-type="string" office:string-value="Namibia,Windhoek" calcext:value-type="string">
            <text:p>Namibia,Windhoek</text:p>
          </table:table-cell>
          <table:table-cell table:formula="of:=[.C122]&amp;[.B12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</text:p>
          </table:table-cell>
        </table:table-row>
        <table:table-row table:style-name="ro1">
          <table:table-cell office:value-type="string" calcext:value-type="string">
            <text:p><text:s/>Nauru,No official capital</text:p>
          </table:table-cell>
          <table:table-cell table:formula="of:=TRIM([.A124])" office:value-type="string" office:string-value="Nauru,No official capital" calcext:value-type="string">
            <text:p>Nauru,No official capital</text:p>
          </table:table-cell>
          <table:table-cell table:formula="of:=[.C123]&amp;[.B12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</text:p>
          </table:table-cell>
        </table:table-row>
        <table:table-row table:style-name="ro1">
          <table:table-cell office:value-type="string" calcext:value-type="string">
            <text:p><text:s/>Nepal,Kathmandu</text:p>
          </table:table-cell>
          <table:table-cell table:formula="of:=TRIM([.A125])" office:value-type="string" office:string-value="Nepal,Kathmandu" calcext:value-type="string">
            <text:p>Nepal,Kathmandu</text:p>
          </table:table-cell>
          <table:table-cell table:formula="of:=[.C124]&amp;[.B12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</text:p>
          </table:table-cell>
        </table:table-row>
        <table:table-row table:style-name="ro1">
          <table:table-cell office:value-type="string" calcext:value-type="string">
            <text:p><text:s/>Netherlands,Amsterdam</text:p>
          </table:table-cell>
          <table:table-cell table:formula="of:=TRIM([.A126])" office:value-type="string" office:string-value="Netherlands,Amsterdam" calcext:value-type="string">
            <text:p>Netherlands,Amsterdam</text:p>
          </table:table-cell>
          <table:table-cell table:formula="of:=[.C125]&amp;[.B12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</text:p>
          </table:table-cell>
        </table:table-row>
        <table:table-row table:style-name="ro1">
          <table:table-cell office:value-type="string" calcext:value-type="string">
            <text:p><text:s/>New Zealand,Wellington</text:p>
          </table:table-cell>
          <table:table-cell table:formula="of:=TRIM([.A127])" office:value-type="string" office:string-value="New Zealand,Wellington" calcext:value-type="string">
            <text:p>New Zealand,Wellington</text:p>
          </table:table-cell>
          <table:table-cell table:formula="of:=[.C126]&amp;[.B12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</text:p>
          </table:table-cell>
        </table:table-row>
        <table:table-row table:style-name="ro1">
          <table:table-cell office:value-type="string" calcext:value-type="string">
            <text:p><text:s/>Nicaragua,Managua</text:p>
          </table:table-cell>
          <table:table-cell table:formula="of:=TRIM([.A128])" office:value-type="string" office:string-value="Nicaragua,Managua" calcext:value-type="string">
            <text:p>Nicaragua,Managua</text:p>
          </table:table-cell>
          <table:table-cell table:formula="of:=[.C127]&amp;[.B12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</text:p>
          </table:table-cell>
        </table:table-row>
        <table:table-row table:style-name="ro1">
          <table:table-cell office:value-type="string" calcext:value-type="string">
            <text:p><text:s/>Niger,Niamey</text:p>
          </table:table-cell>
          <table:table-cell table:formula="of:=TRIM([.A129])" office:value-type="string" office:string-value="Niger,Niamey" calcext:value-type="string">
            <text:p>Niger,Niamey</text:p>
          </table:table-cell>
          <table:table-cell table:formula="of:=[.C128]&amp;[.B12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</text:p>
          </table:table-cell>
        </table:table-row>
        <table:table-row table:style-name="ro1">
          <table:table-cell office:value-type="string" calcext:value-type="string">
            <text:p><text:s/>Nigeria,Abuja</text:p>
          </table:table-cell>
          <table:table-cell table:formula="of:=TRIM([.A130])" office:value-type="string" office:string-value="Nigeria,Abuja" calcext:value-type="string">
            <text:p>Nigeria,Abuja</text:p>
          </table:table-cell>
          <table:table-cell table:formula="of:=[.C129]&amp;[.B13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</text:p>
          </table:table-cell>
        </table:table-row>
        <table:table-row table:style-name="ro1">
          <table:table-cell office:value-type="string" calcext:value-type="string">
            <text:p><text:s/>North Korea,Pyongyang</text:p>
          </table:table-cell>
          <table:table-cell table:formula="of:=TRIM([.A131])" office:value-type="string" office:string-value="North Korea,Pyongyang" calcext:value-type="string">
            <text:p>North Korea,Pyongyang</text:p>
          </table:table-cell>
          <table:table-cell table:formula="of:=[.C130]&amp;[.B13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</text:p>
          </table:table-cell>
        </table:table-row>
        <table:table-row table:style-name="ro1">
          <table:table-cell office:value-type="string" calcext:value-type="string">
            <text:p><text:s/>North Macedonia (Macedonia),Skopje</text:p>
          </table:table-cell>
          <table:table-cell table:formula="of:=TRIM([.A132])" office:value-type="string" office:string-value="North Macedonia (Macedonia),Skopje" calcext:value-type="string">
            <text:p>North Macedonia (Macedonia),Skopje</text:p>
          </table:table-cell>
          <table:table-cell table:formula="of:=[.C131]&amp;[.B13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</text:p>
          </table:table-cell>
        </table:table-row>
        <table:table-row table:style-name="ro1">
          <table:table-cell office:value-type="string" calcext:value-type="string">
            <text:p><text:s/>Northern Ireland,Belfast</text:p>
          </table:table-cell>
          <table:table-cell table:formula="of:=TRIM([.A133])" office:value-type="string" office:string-value="Northern Ireland,Belfast" calcext:value-type="string">
            <text:p>Northern Ireland,Belfast</text:p>
          </table:table-cell>
          <table:table-cell table:formula="of:=[.C132]&amp;[.B13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</text:p>
          </table:table-cell>
        </table:table-row>
        <table:table-row table:style-name="ro1">
          <table:table-cell office:value-type="string" calcext:value-type="string">
            <text:p><text:s/>Norway,Oslo</text:p>
          </table:table-cell>
          <table:table-cell table:formula="of:=TRIM([.A134])" office:value-type="string" office:string-value="Norway,Oslo" calcext:value-type="string">
            <text:p>Norway,Oslo</text:p>
          </table:table-cell>
          <table:table-cell table:formula="of:=[.C133]&amp;[.B13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</text:p>
          </table:table-cell>
        </table:table-row>
        <table:table-row table:style-name="ro1">
          <table:table-cell office:value-type="string" calcext:value-type="string">
            <text:p><text:s/>Oman,Muscat</text:p>
          </table:table-cell>
          <table:table-cell table:formula="of:=TRIM([.A135])" office:value-type="string" office:string-value="Oman,Muscat" calcext:value-type="string">
            <text:p>Oman,Muscat</text:p>
          </table:table-cell>
          <table:table-cell table:formula="of:=[.C134]&amp;[.B13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</text:p>
          </table:table-cell>
        </table:table-row>
        <table:table-row table:style-name="ro1">
          <table:table-cell office:value-type="string" calcext:value-type="string">
            <text:p><text:s/>Pakistan,Islamabad</text:p>
          </table:table-cell>
          <table:table-cell table:formula="of:=TRIM([.A136])" office:value-type="string" office:string-value="Pakistan,Islamabad" calcext:value-type="string">
            <text:p>Pakistan,Islamabad</text:p>
          </table:table-cell>
          <table:table-cell table:formula="of:=[.C135]&amp;[.B13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</text:p>
          </table:table-cell>
        </table:table-row>
        <table:table-row table:style-name="ro1">
          <table:table-cell office:value-type="string" calcext:value-type="string">
            <text:p><text:s/>Palau,Melekeok</text:p>
          </table:table-cell>
          <table:table-cell table:formula="of:=TRIM([.A137])" office:value-type="string" office:string-value="Palau,Melekeok" calcext:value-type="string">
            <text:p>Palau,Melekeok</text:p>
          </table:table-cell>
          <table:table-cell table:formula="of:=[.C136]&amp;[.B13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</text:p>
          </table:table-cell>
        </table:table-row>
        <table:table-row table:style-name="ro1">
          <table:table-cell office:value-type="string" calcext:value-type="string">
            <text:p><text:s/>Panama,Panama City</text:p>
          </table:table-cell>
          <table:table-cell table:formula="of:=TRIM([.A138])" office:value-type="string" office:string-value="Panama,Panama City" calcext:value-type="string">
            <text:p>Panama,Panama City</text:p>
          </table:table-cell>
          <table:table-cell table:formula="of:=[.C137]&amp;[.B13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</text:p>
          </table:table-cell>
        </table:table-row>
        <table:table-row table:style-name="ro1">
          <table:table-cell office:value-type="string" calcext:value-type="string">
            <text:p><text:s/>Papua New Guinea,Port Moresby</text:p>
          </table:table-cell>
          <table:table-cell table:formula="of:=TRIM([.A139])" office:value-type="string" office:string-value="Papua New Guinea,Port Moresby" calcext:value-type="string">
            <text:p>Papua New Guinea,Port Moresby</text:p>
          </table:table-cell>
          <table:table-cell table:formula="of:=[.C138]&amp;[.B13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</text:p>
          </table:table-cell>
        </table:table-row>
        <table:table-row table:style-name="ro1">
          <table:table-cell office:value-type="string" calcext:value-type="string">
            <text:p><text:s/>Paraguay,Asuncion</text:p>
          </table:table-cell>
          <table:table-cell table:formula="of:=TRIM([.A140])" office:value-type="string" office:string-value="Paraguay,Asuncion" calcext:value-type="string">
            <text:p>Paraguay,Asuncion</text:p>
          </table:table-cell>
          <table:table-cell table:formula="of:=[.C139]&amp;[.B14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</text:p>
          </table:table-cell>
        </table:table-row>
        <table:table-row table:style-name="ro1">
          <table:table-cell office:value-type="string" calcext:value-type="string">
            <text:p><text:s/>Peru,Lima</text:p>
          </table:table-cell>
          <table:table-cell table:formula="of:=TRIM([.A141])" office:value-type="string" office:string-value="Peru,Lima" calcext:value-type="string">
            <text:p>Peru,Lima</text:p>
          </table:table-cell>
          <table:table-cell table:formula="of:=[.C140]&amp;[.B14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</text:p>
          </table:table-cell>
        </table:table-row>
        <table:table-row table:style-name="ro1">
          <table:table-cell office:value-type="string" calcext:value-type="string">
            <text:p><text:s/>Philippines,Manila</text:p>
          </table:table-cell>
          <table:table-cell table:formula="of:=TRIM([.A142])" office:value-type="string" office:string-value="Philippines,Manila" calcext:value-type="string">
            <text:p>Philippines,Manila</text:p>
          </table:table-cell>
          <table:table-cell table:formula="of:=[.C141]&amp;[.B14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</text:p>
          </table:table-cell>
        </table:table-row>
        <table:table-row table:style-name="ro1">
          <table:table-cell office:value-type="string" calcext:value-type="string">
            <text:p><text:s/>Poland,Warsaw</text:p>
          </table:table-cell>
          <table:table-cell table:formula="of:=TRIM([.A143])" office:value-type="string" office:string-value="Poland,Warsaw" calcext:value-type="string">
            <text:p>Poland,Warsaw</text:p>
          </table:table-cell>
          <table:table-cell table:formula="of:=[.C142]&amp;[.B14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</text:p>
          </table:table-cell>
        </table:table-row>
        <table:table-row table:style-name="ro1">
          <table:table-cell office:value-type="string" calcext:value-type="string">
            <text:p><text:s/>Portugal,Lisbon</text:p>
          </table:table-cell>
          <table:table-cell table:formula="of:=TRIM([.A144])" office:value-type="string" office:string-value="Portugal,Lisbon" calcext:value-type="string">
            <text:p>Portugal,Lisbon</text:p>
          </table:table-cell>
          <table:table-cell table:formula="of:=[.C143]&amp;[.B14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</text:p>
          </table:table-cell>
        </table:table-row>
        <table:table-row table:style-name="ro1">
          <table:table-cell office:value-type="string" calcext:value-type="string">
            <text:p><text:s/>Qatar,Doha</text:p>
          </table:table-cell>
          <table:table-cell table:formula="of:=TRIM([.A145])" office:value-type="string" office:string-value="Qatar,Doha" calcext:value-type="string">
            <text:p>Qatar,Doha</text:p>
          </table:table-cell>
          <table:table-cell table:formula="of:=[.C144]&amp;[.B14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</text:p>
          </table:table-cell>
        </table:table-row>
        <table:table-row table:style-name="ro1">
          <table:table-cell office:value-type="string" calcext:value-type="string">
            <text:p><text:s/>Romania,Bucharest</text:p>
          </table:table-cell>
          <table:table-cell table:formula="of:=TRIM([.A146])" office:value-type="string" office:string-value="Romania,Bucharest" calcext:value-type="string">
            <text:p>Romania,Bucharest</text:p>
          </table:table-cell>
          <table:table-cell table:formula="of:=[.C145]&amp;[.B14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</text:p>
          </table:table-cell>
        </table:table-row>
        <table:table-row table:style-name="ro1">
          <table:table-cell office:value-type="string" calcext:value-type="string">
            <text:p><text:s/>Russia,Moscow</text:p>
          </table:table-cell>
          <table:table-cell table:formula="of:=TRIM([.A147])" office:value-type="string" office:string-value="Russia,Moscow" calcext:value-type="string">
            <text:p>Russia,Moscow</text:p>
          </table:table-cell>
          <table:table-cell table:formula="of:=[.C146]&amp;[.B14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</text:p>
          </table:table-cell>
        </table:table-row>
        <table:table-row table:style-name="ro1">
          <table:table-cell office:value-type="string" calcext:value-type="string">
            <text:p><text:s/>Rwanda,Kigali</text:p>
          </table:table-cell>
          <table:table-cell table:formula="of:=TRIM([.A148])" office:value-type="string" office:string-value="Rwanda,Kigali" calcext:value-type="string">
            <text:p>Rwanda,Kigali</text:p>
          </table:table-cell>
          <table:table-cell table:formula="of:=[.C147]&amp;[.B14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</text:p>
          </table:table-cell>
        </table:table-row>
        <table:table-row table:style-name="ro1">
          <table:table-cell office:value-type="string" calcext:value-type="string">
            <text:p><text:s/>Saint Kitts and Nevis,Basseterre</text:p>
          </table:table-cell>
          <table:table-cell table:formula="of:=TRIM([.A149])" office:value-type="string" office:string-value="Saint Kitts and Nevis,Basseterre" calcext:value-type="string">
            <text:p>Saint Kitts and Nevis,Basseterre</text:p>
          </table:table-cell>
          <table:table-cell table:formula="of:=[.C148]&amp;[.B14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</text:p>
          </table:table-cell>
        </table:table-row>
        <table:table-row table:style-name="ro1">
          <table:table-cell office:value-type="string" calcext:value-type="string">
            <text:p><text:s/>Saint Lucia,Castries</text:p>
          </table:table-cell>
          <table:table-cell table:formula="of:=TRIM([.A150])" office:value-type="string" office:string-value="Saint Lucia,Castries" calcext:value-type="string">
            <text:p>Saint Lucia,Castries</text:p>
          </table:table-cell>
          <table:table-cell table:formula="of:=[.C149]&amp;[.B15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</text:p>
          </table:table-cell>
        </table:table-row>
        <table:table-row table:style-name="ro1">
          <table:table-cell office:value-type="string" calcext:value-type="string">
            <text:p><text:s/>Saint Vincent and the Grenadines,Kingstown</text:p>
          </table:table-cell>
          <table:table-cell table:formula="of:=TRIM([.A151])" office:value-type="string" office:string-value="Saint Vincent and the Grenadines,Kingstown" calcext:value-type="string">
            <text:p>Saint Vincent and the Grenadines,Kingstown</text:p>
          </table:table-cell>
          <table:table-cell table:formula="of:=[.C150]&amp;[.B15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</text:p>
          </table:table-cell>
        </table:table-row>
        <table:table-row table:style-name="ro1">
          <table:table-cell office:value-type="string" calcext:value-type="string">
            <text:p><text:s/>Samoa,Apia</text:p>
          </table:table-cell>
          <table:table-cell table:formula="of:=TRIM([.A152])" office:value-type="string" office:string-value="Samoa,Apia" calcext:value-type="string">
            <text:p>Samoa,Apia</text:p>
          </table:table-cell>
          <table:table-cell table:formula="of:=[.C151]&amp;[.B15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</text:p>
          </table:table-cell>
        </table:table-row>
        <table:table-row table:style-name="ro1">
          <table:table-cell office:value-type="string" calcext:value-type="string">
            <text:p><text:s/>San Marino,San Marino</text:p>
          </table:table-cell>
          <table:table-cell table:formula="of:=TRIM([.A153])" office:value-type="string" office:string-value="San Marino,San Marino" calcext:value-type="string">
            <text:p>San Marino,San Marino</text:p>
          </table:table-cell>
          <table:table-cell table:formula="of:=[.C152]&amp;[.B15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</text:p>
          </table:table-cell>
        </table:table-row>
        <table:table-row table:style-name="ro1">
          <table:table-cell office:value-type="string" calcext:value-type="string">
            <text:p><text:s/>Sao Tome and Principe,Sao Tome</text:p>
          </table:table-cell>
          <table:table-cell table:formula="of:=TRIM([.A154])" office:value-type="string" office:string-value="Sao Tome and Principe,Sao Tome" calcext:value-type="string">
            <text:p>Sao Tome and Principe,Sao Tome</text:p>
          </table:table-cell>
          <table:table-cell table:formula="of:=[.C153]&amp;[.B15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</text:p>
          </table:table-cell>
        </table:table-row>
        <table:table-row table:style-name="ro1">
          <table:table-cell office:value-type="string" calcext:value-type="string">
            <text:p><text:s/>Saudi Arabia,Riyadh</text:p>
          </table:table-cell>
          <table:table-cell table:formula="of:=TRIM([.A155])" office:value-type="string" office:string-value="Saudi Arabia,Riyadh" calcext:value-type="string">
            <text:p>Saudi Arabia,Riyadh</text:p>
          </table:table-cell>
          <table:table-cell table:formula="of:=[.C154]&amp;[.B15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</text:p>
          </table:table-cell>
        </table:table-row>
        <table:table-row table:style-name="ro1">
          <table:table-cell office:value-type="string" calcext:value-type="string">
            <text:p><text:s/>Scotland,Edinburgh</text:p>
          </table:table-cell>
          <table:table-cell table:formula="of:=TRIM([.A156])" office:value-type="string" office:string-value="Scotland,Edinburgh" calcext:value-type="string">
            <text:p>Scotland,Edinburgh</text:p>
          </table:table-cell>
          <table:table-cell table:formula="of:=[.C155]&amp;[.B15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</text:p>
          </table:table-cell>
        </table:table-row>
        <table:table-row table:style-name="ro1">
          <table:table-cell office:value-type="string" calcext:value-type="string">
            <text:p><text:s/>Senegal,Dakar</text:p>
          </table:table-cell>
          <table:table-cell table:formula="of:=TRIM([.A157])" office:value-type="string" office:string-value="Senegal,Dakar" calcext:value-type="string">
            <text:p>Senegal,Dakar</text:p>
          </table:table-cell>
          <table:table-cell table:formula="of:=[.C156]&amp;[.B15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</text:p>
          </table:table-cell>
        </table:table-row>
        <table:table-row table:style-name="ro1">
          <table:table-cell office:value-type="string" calcext:value-type="string">
            <text:p><text:s/>Serbia,Belgrade</text:p>
          </table:table-cell>
          <table:table-cell table:formula="of:=TRIM([.A158])" office:value-type="string" office:string-value="Serbia,Belgrade" calcext:value-type="string">
            <text:p>Serbia,Belgrade</text:p>
          </table:table-cell>
          <table:table-cell table:formula="of:=[.C157]&amp;[.B15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</text:p>
          </table:table-cell>
        </table:table-row>
        <table:table-row table:style-name="ro1">
          <table:table-cell office:value-type="string" calcext:value-type="string">
            <text:p><text:s/>Seychelles,Victoria</text:p>
          </table:table-cell>
          <table:table-cell table:formula="of:=TRIM([.A159])" office:value-type="string" office:string-value="Seychelles,Victoria" calcext:value-type="string">
            <text:p>Seychelles,Victoria</text:p>
          </table:table-cell>
          <table:table-cell table:formula="of:=[.C158]&amp;[.B15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</text:p>
          </table:table-cell>
        </table:table-row>
        <table:table-row table:style-name="ro1">
          <table:table-cell office:value-type="string" calcext:value-type="string">
            <text:p><text:s/>Sierra Leone,Freetown</text:p>
          </table:table-cell>
          <table:table-cell table:formula="of:=TRIM([.A160])" office:value-type="string" office:string-value="Sierra Leone,Freetown" calcext:value-type="string">
            <text:p>Sierra Leone,Freetown</text:p>
          </table:table-cell>
          <table:table-cell table:formula="of:=[.C159]&amp;[.B16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</text:p>
          </table:table-cell>
        </table:table-row>
        <table:table-row table:style-name="ro1">
          <table:table-cell office:value-type="string" calcext:value-type="string">
            <text:p><text:s/>Singapore,Singapore</text:p>
          </table:table-cell>
          <table:table-cell table:formula="of:=TRIM([.A161])" office:value-type="string" office:string-value="Singapore,Singapore" calcext:value-type="string">
            <text:p>Singapore,Singapore</text:p>
          </table:table-cell>
          <table:table-cell table:formula="of:=[.C160]&amp;[.B16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</text:p>
          </table:table-cell>
        </table:table-row>
        <table:table-row table:style-name="ro1">
          <table:table-cell office:value-type="string" calcext:value-type="string">
            <text:p><text:s/>Slovakia,Bratislava</text:p>
          </table:table-cell>
          <table:table-cell table:formula="of:=TRIM([.A162])" office:value-type="string" office:string-value="Slovakia,Bratislava" calcext:value-type="string">
            <text:p>Slovakia,Bratislava</text:p>
          </table:table-cell>
          <table:table-cell table:formula="of:=[.C161]&amp;[.B16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</text:p>
          </table:table-cell>
        </table:table-row>
        <table:table-row table:style-name="ro1">
          <table:table-cell office:value-type="string" calcext:value-type="string">
            <text:p><text:s/>Slovenia,Ljubljana</text:p>
          </table:table-cell>
          <table:table-cell table:formula="of:=TRIM([.A163])" office:value-type="string" office:string-value="Slovenia,Ljubljana" calcext:value-type="string">
            <text:p>Slovenia,Ljubljana</text:p>
          </table:table-cell>
          <table:table-cell table:formula="of:=[.C162]&amp;[.B16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</text:p>
          </table:table-cell>
        </table:table-row>
        <table:table-row table:style-name="ro1">
          <table:table-cell office:value-type="string" calcext:value-type="string">
            <text:p><text:s/>Solomon Islands,Honiara</text:p>
          </table:table-cell>
          <table:table-cell table:formula="of:=TRIM([.A164])" office:value-type="string" office:string-value="Solomon Islands,Honiara" calcext:value-type="string">
            <text:p>Solomon Islands,Honiara</text:p>
          </table:table-cell>
          <table:table-cell table:formula="of:=[.C163]&amp;[.B16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</text:p>
          </table:table-cell>
        </table:table-row>
        <table:table-row table:style-name="ro1">
          <table:table-cell office:value-type="string" calcext:value-type="string">
            <text:p><text:s/>Somalia,Mogadishu</text:p>
          </table:table-cell>
          <table:table-cell table:formula="of:=TRIM([.A165])" office:value-type="string" office:string-value="Somalia,Mogadishu" calcext:value-type="string">
            <text:p>Somalia,Mogadishu</text:p>
          </table:table-cell>
          <table:table-cell table:formula="of:=[.C164]&amp;[.B16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</text:p>
          </table:table-cell>
        </table:table-row>
        <table:table-row table:style-name="ro1">
          <table:table-cell office:value-type="string" calcext:value-type="string">
            <text:p><text:s/>South Africa,Pretoria-Bloemfontein-Cape Town</text:p>
          </table:table-cell>
          <table:table-cell table:formula="of:=TRIM([.A166])" office:value-type="string" office:string-value="South Africa,Pretoria-Bloemfontein-Cape Town" calcext:value-type="string">
            <text:p>South Africa,Pretoria-Bloemfontein-Cape Town</text:p>
          </table:table-cell>
          <table:table-cell table:formula="of:=[.C165]&amp;[.B16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</text:p>
          </table:table-cell>
        </table:table-row>
        <table:table-row table:style-name="ro1">
          <table:table-cell office:value-type="string" calcext:value-type="string">
            <text:p><text:s/>South Korea,Seoul</text:p>
          </table:table-cell>
          <table:table-cell table:formula="of:=TRIM([.A167])" office:value-type="string" office:string-value="South Korea,Seoul" calcext:value-type="string">
            <text:p>South Korea,Seoul</text:p>
          </table:table-cell>
          <table:table-cell table:formula="of:=[.C166]&amp;[.B16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</text:p>
          </table:table-cell>
        </table:table-row>
        <table:table-row table:style-name="ro1">
          <table:table-cell office:value-type="string" calcext:value-type="string">
            <text:p><text:s/>South Sudan,Juba</text:p>
          </table:table-cell>
          <table:table-cell table:formula="of:=TRIM([.A168])" office:value-type="string" office:string-value="South Sudan,Juba" calcext:value-type="string">
            <text:p>South Sudan,Juba</text:p>
          </table:table-cell>
          <table:table-cell table:formula="of:=[.C167]&amp;[.B16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</text:p>
          </table:table-cell>
        </table:table-row>
        <table:table-row table:style-name="ro1">
          <table:table-cell office:value-type="string" calcext:value-type="string">
            <text:p><text:s/>Spain,Madrid</text:p>
          </table:table-cell>
          <table:table-cell table:formula="of:=TRIM([.A169])" office:value-type="string" office:string-value="Spain,Madrid" calcext:value-type="string">
            <text:p>Spain,Madrid</text:p>
          </table:table-cell>
          <table:table-cell table:formula="of:=[.C168]&amp;[.B16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</text:p>
          </table:table-cell>
        </table:table-row>
        <table:table-row table:style-name="ro1">
          <table:table-cell office:value-type="string" calcext:value-type="string">
            <text:p><text:s/>Sri Lanka,Sri Jayawardenapura Kotte</text:p>
          </table:table-cell>
          <table:table-cell table:formula="of:=TRIM([.A170])" office:value-type="string" office:string-value="Sri Lanka,Sri Jayawardenapura Kotte" calcext:value-type="string">
            <text:p>Sri Lanka,Sri Jayawardenapura Kotte</text:p>
          </table:table-cell>
          <table:table-cell table:formula="of:=[.C169]&amp;[.B17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</text:p>
          </table:table-cell>
        </table:table-row>
        <table:table-row table:style-name="ro1">
          <table:table-cell office:value-type="string" calcext:value-type="string">
            <text:p><text:s/>Sudan,Khartoum</text:p>
          </table:table-cell>
          <table:table-cell table:formula="of:=TRIM([.A171])" office:value-type="string" office:string-value="Sudan,Khartoum" calcext:value-type="string">
            <text:p>Sudan,Khartoum</text:p>
          </table:table-cell>
          <table:table-cell table:formula="of:=[.C170]&amp;[.B17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</text:p>
          </table:table-cell>
        </table:table-row>
        <table:table-row table:style-name="ro1">
          <table:table-cell office:value-type="string" calcext:value-type="string">
            <text:p><text:s/>Suriname,Paramaribo</text:p>
          </table:table-cell>
          <table:table-cell table:formula="of:=TRIM([.A172])" office:value-type="string" office:string-value="Suriname,Paramaribo" calcext:value-type="string">
            <text:p>Suriname,Paramaribo</text:p>
          </table:table-cell>
          <table:table-cell table:formula="of:=[.C171]&amp;[.B17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</text:p>
          </table:table-cell>
        </table:table-row>
        <table:table-row table:style-name="ro1">
          <table:table-cell office:value-type="string" calcext:value-type="string">
            <text:p><text:s/>Sweden,Stockholm</text:p>
          </table:table-cell>
          <table:table-cell table:formula="of:=TRIM([.A173])" office:value-type="string" office:string-value="Sweden,Stockholm" calcext:value-type="string">
            <text:p>Sweden,Stockholm</text:p>
          </table:table-cell>
          <table:table-cell table:formula="of:=[.C172]&amp;[.B17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</text:p>
          </table:table-cell>
        </table:table-row>
        <table:table-row table:style-name="ro1">
          <table:table-cell office:value-type="string" calcext:value-type="string">
            <text:p><text:s/>Switzerland,Bern</text:p>
          </table:table-cell>
          <table:table-cell table:formula="of:=TRIM([.A174])" office:value-type="string" office:string-value="Switzerland,Bern" calcext:value-type="string">
            <text:p>Switzerland,Bern</text:p>
          </table:table-cell>
          <table:table-cell table:formula="of:=[.C173]&amp;[.B17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</text:p>
          </table:table-cell>
        </table:table-row>
        <table:table-row table:style-name="ro1">
          <table:table-cell office:value-type="string" calcext:value-type="string">
            <text:p><text:s/>Syria,Damascus</text:p>
          </table:table-cell>
          <table:table-cell table:formula="of:=TRIM([.A175])" office:value-type="string" office:string-value="Syria,Damascus" calcext:value-type="string">
            <text:p>Syria,Damascus</text:p>
          </table:table-cell>
          <table:table-cell table:formula="of:=[.C174]&amp;[.B17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</text:p>
          </table:table-cell>
        </table:table-row>
        <table:table-row table:style-name="ro1">
          <table:table-cell office:value-type="string" calcext:value-type="string">
            <text:p><text:s/>Taiwan,Taipei</text:p>
          </table:table-cell>
          <table:table-cell table:formula="of:=TRIM([.A176])" office:value-type="string" office:string-value="Taiwan,Taipei" calcext:value-type="string">
            <text:p>Taiwan,Taipei</text:p>
          </table:table-cell>
          <table:table-cell table:formula="of:=[.C175]&amp;[.B17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</text:p>
          </table:table-cell>
        </table:table-row>
        <table:table-row table:style-name="ro1">
          <table:table-cell office:value-type="string" calcext:value-type="string">
            <text:p><text:s/>Tajikistan,Dushanbe</text:p>
          </table:table-cell>
          <table:table-cell table:formula="of:=TRIM([.A177])" office:value-type="string" office:string-value="Tajikistan,Dushanbe" calcext:value-type="string">
            <text:p>Tajikistan,Dushanbe</text:p>
          </table:table-cell>
          <table:table-cell table:formula="of:=[.C176]&amp;[.B17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</text:p>
          </table:table-cell>
        </table:table-row>
        <table:table-row table:style-name="ro1">
          <table:table-cell office:value-type="string" calcext:value-type="string">
            <text:p><text:s/>Tanzania,Dodoma</text:p>
          </table:table-cell>
          <table:table-cell table:formula="of:=TRIM([.A178])" office:value-type="string" office:string-value="Tanzania,Dodoma" calcext:value-type="string">
            <text:p>Tanzania,Dodoma</text:p>
          </table:table-cell>
          <table:table-cell table:formula="of:=[.C177]&amp;[.B17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</text:p>
          </table:table-cell>
        </table:table-row>
        <table:table-row table:style-name="ro1">
          <table:table-cell office:value-type="string" calcext:value-type="string">
            <text:p><text:s/>Thailand,Bangkok</text:p>
          </table:table-cell>
          <table:table-cell table:formula="of:=TRIM([.A179])" office:value-type="string" office:string-value="Thailand,Bangkok" calcext:value-type="string">
            <text:p>Thailand,Bangkok</text:p>
          </table:table-cell>
          <table:table-cell table:formula="of:=[.C178]&amp;[.B17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</text:p>
          </table:table-cell>
        </table:table-row>
        <table:table-row table:style-name="ro1">
          <table:table-cell office:value-type="string" calcext:value-type="string">
            <text:p><text:s/>Togo,Lome</text:p>
          </table:table-cell>
          <table:table-cell table:formula="of:=TRIM([.A180])" office:value-type="string" office:string-value="Togo,Lome" calcext:value-type="string">
            <text:p>Togo,Lome</text:p>
          </table:table-cell>
          <table:table-cell table:formula="of:=[.C179]&amp;[.B18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</text:p>
          </table:table-cell>
        </table:table-row>
        <table:table-row table:style-name="ro1">
          <table:table-cell office:value-type="string" calcext:value-type="string">
            <text:p><text:s/>Tonga,Nuku'alofa</text:p>
          </table:table-cell>
          <table:table-cell table:formula="of:=TRIM([.A181])" office:value-type="string" office:string-value="Tonga,Nuku'alofa" calcext:value-type="string">
            <text:p>Tonga,Nuku'alofa</text:p>
          </table:table-cell>
          <table:table-cell table:formula="of:=[.C180]&amp;[.B18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</text:p>
          </table:table-cell>
        </table:table-row>
        <table:table-row table:style-name="ro1">
          <table:table-cell office:value-type="string" calcext:value-type="string">
            <text:p><text:s/>Trinidad and Tobago,Port of Spain</text:p>
          </table:table-cell>
          <table:table-cell table:formula="of:=TRIM([.A182])" office:value-type="string" office:string-value="Trinidad and Tobago,Port of Spain" calcext:value-type="string">
            <text:p>Trinidad and Tobago,Port of Spain</text:p>
          </table:table-cell>
          <table:table-cell table:formula="of:=[.C181]&amp;[.B18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</text:p>
          </table:table-cell>
        </table:table-row>
        <table:table-row table:style-name="ro1">
          <table:table-cell office:value-type="string" calcext:value-type="string">
            <text:p><text:s/>Tunisia,Tunis</text:p>
          </table:table-cell>
          <table:table-cell table:formula="of:=TRIM([.A183])" office:value-type="string" office:string-value="Tunisia,Tunis" calcext:value-type="string">
            <text:p>Tunisia,Tunis</text:p>
          </table:table-cell>
          <table:table-cell table:formula="of:=[.C182]&amp;[.B18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</text:p>
          </table:table-cell>
        </table:table-row>
        <table:table-row table:style-name="ro1">
          <table:table-cell office:value-type="string" calcext:value-type="string">
            <text:p><text:s/>Türkiye (Turkey),Ankara</text:p>
          </table:table-cell>
          <table:table-cell table:formula="of:=TRIM([.A184])" office:value-type="string" office:string-value="Türkiye (Turkey),Ankara" calcext:value-type="string">
            <text:p>Türkiye (Turkey),Ankara</text:p>
          </table:table-cell>
          <table:table-cell table:formula="of:=[.C183]&amp;[.B18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</text:p>
          </table:table-cell>
        </table:table-row>
        <table:table-row table:style-name="ro1">
          <table:table-cell office:value-type="string" calcext:value-type="string">
            <text:p><text:s/>Turkmenistan,Ashgabat</text:p>
          </table:table-cell>
          <table:table-cell table:formula="of:=TRIM([.A185])" office:value-type="string" office:string-value="Turkmenistan,Ashgabat" calcext:value-type="string">
            <text:p>Turkmenistan,Ashgabat</text:p>
          </table:table-cell>
          <table:table-cell table:formula="of:=[.C184]&amp;[.B18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</text:p>
          </table:table-cell>
        </table:table-row>
        <table:table-row table:style-name="ro1">
          <table:table-cell office:value-type="string" calcext:value-type="string">
            <text:p><text:s/>Tuvalu,Funafuti</text:p>
          </table:table-cell>
          <table:table-cell table:formula="of:=TRIM([.A186])" office:value-type="string" office:string-value="Tuvalu,Funafuti" calcext:value-type="string">
            <text:p>Tuvalu,Funafuti</text:p>
          </table:table-cell>
          <table:table-cell table:formula="of:=[.C185]&amp;[.B18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</text:p>
          </table:table-cell>
        </table:table-row>
        <table:table-row table:style-name="ro1">
          <table:table-cell office:value-type="string" calcext:value-type="string">
            <text:p><text:s/>Uganda,Kampala</text:p>
          </table:table-cell>
          <table:table-cell table:formula="of:=TRIM([.A187])" office:value-type="string" office:string-value="Uganda,Kampala" calcext:value-type="string">
            <text:p>Uganda,Kampala</text:p>
          </table:table-cell>
          <table:table-cell table:formula="of:=[.C186]&amp;[.B18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</text:p>
          </table:table-cell>
        </table:table-row>
        <table:table-row table:style-name="ro1">
          <table:table-cell office:value-type="string" calcext:value-type="string">
            <text:p><text:s/>Ukraine,Kyiv or Kiev</text:p>
          </table:table-cell>
          <table:table-cell table:formula="of:=TRIM([.A188])" office:value-type="string" office:string-value="Ukraine,Kyiv or Kiev" calcext:value-type="string">
            <text:p>Ukraine,Kyiv or Kiev</text:p>
          </table:table-cell>
          <table:table-cell table:formula="of:=[.C187]&amp;[.B18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</text:p>
          </table:table-cell>
        </table:table-row>
        <table:table-row table:style-name="ro1">
          <table:table-cell office:value-type="string" calcext:value-type="string">
            <text:p><text:s/>United Arab Emirates,Abu Dhabi</text:p>
          </table:table-cell>
          <table:table-cell table:formula="of:=TRIM([.A189])" office:value-type="string" office:string-value="United Arab Emirates,Abu Dhabi" calcext:value-type="string">
            <text:p>United Arab Emirates,Abu Dhabi</text:p>
          </table:table-cell>
          <table:table-cell table:formula="of:=[.C188]&amp;[.B18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</text:p>
          </table:table-cell>
        </table:table-row>
        <table:table-row table:style-name="ro1">
          <table:table-cell office:value-type="string" calcext:value-type="string">
            <text:p><text:s/>United Kingdom,London</text:p>
          </table:table-cell>
          <table:table-cell table:formula="of:=TRIM([.A190])" office:value-type="string" office:string-value="United Kingdom,London" calcext:value-type="string">
            <text:p>United Kingdom,London</text:p>
          </table:table-cell>
          <table:table-cell table:formula="of:=[.C189]&amp;[.B19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</text:p>
          </table:table-cell>
        </table:table-row>
        <table:table-row table:style-name="ro1">
          <table:table-cell office:value-type="string" calcext:value-type="string">
            <text:p><text:s/>United States,Washington D.C.</text:p>
          </table:table-cell>
          <table:table-cell table:formula="of:=TRIM([.A191])" office:value-type="string" office:string-value="United States,Washington D.C." calcext:value-type="string">
            <text:p>United States,Washington D.C.</text:p>
          </table:table-cell>
          <table:table-cell table:formula="of:=[.C190]&amp;[.B19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</text:p>
          </table:table-cell>
        </table:table-row>
        <table:table-row table:style-name="ro1">
          <table:table-cell office:value-type="string" calcext:value-type="string">
            <text:p><text:s/>Uruguay,Montevideo</text:p>
          </table:table-cell>
          <table:table-cell table:formula="of:=TRIM([.A192])" office:value-type="string" office:string-value="Uruguay,Montevideo" calcext:value-type="string">
            <text:p>Uruguay,Montevideo</text:p>
          </table:table-cell>
          <table:table-cell table:formula="of:=[.C191]&amp;[.B19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</text:p>
          </table:table-cell>
        </table:table-row>
        <table:table-row table:style-name="ro1">
          <table:table-cell office:value-type="string" calcext:value-type="string">
            <text:p><text:s/>Uzbekistan,Tashkent</text:p>
          </table:table-cell>
          <table:table-cell table:formula="of:=TRIM([.A193])" office:value-type="string" office:string-value="Uzbekistan,Tashkent" calcext:value-type="string">
            <text:p>Uzbekistan,Tashkent</text:p>
          </table:table-cell>
          <table:table-cell table:formula="of:=[.C192]&amp;[.B19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</text:p>
          </table:table-cell>
        </table:table-row>
        <table:table-row table:style-name="ro1">
          <table:table-cell office:value-type="string" calcext:value-type="string">
            <text:p><text:s/>Vanuatu,Port Vila</text:p>
          </table:table-cell>
          <table:table-cell table:formula="of:=TRIM([.A194])" office:value-type="string" office:string-value="Vanuatu,Port Vila" calcext:value-type="string">
            <text:p>Vanuatu,Port Vila</text:p>
          </table:table-cell>
          <table:table-cell table:formula="of:=[.C193]&amp;[.B19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</text:p>
          </table:table-cell>
        </table:table-row>
        <table:table-row table:style-name="ro1">
          <table:table-cell office:value-type="string" calcext:value-type="string">
            <text:p><text:s/>Vatican City,Vatican City</text:p>
          </table:table-cell>
          <table:table-cell table:formula="of:=TRIM([.A195])" office:value-type="string" office:string-value="Vatican City,Vatican City" calcext:value-type="string">
            <text:p>Vatican City,Vatican City</text:p>
          </table:table-cell>
          <table:table-cell table:formula="of:=[.C194]&amp;[.B19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</text:p>
          </table:table-cell>
        </table:table-row>
        <table:table-row table:style-name="ro1">
          <table:table-cell office:value-type="string" calcext:value-type="string">
            <text:p><text:s/>Venezuela,Caracas</text:p>
          </table:table-cell>
          <table:table-cell table:formula="of:=TRIM([.A196])" office:value-type="string" office:string-value="Venezuela,Caracas" calcext:value-type="string">
            <text:p>Venezuela,Caracas</text:p>
          </table:table-cell>
          <table:table-cell table:formula="of:=[.C195]&amp;[.B19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</text:p>
          </table:table-cell>
        </table:table-row>
        <table:table-row table:style-name="ro1">
          <table:table-cell office:value-type="string" calcext:value-type="string">
            <text:p><text:s/>Vietnam,Hanoi</text:p>
          </table:table-cell>
          <table:table-cell table:formula="of:=TRIM([.A197])" office:value-type="string" office:string-value="Vietnam,Hanoi" calcext:value-type="string">
            <text:p>Vietnam,Hanoi</text:p>
          </table:table-cell>
          <table:table-cell table:formula="of:=[.C196]&amp;[.B19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</text:p>
          </table:table-cell>
        </table:table-row>
        <table:table-row table:style-name="ro1">
          <table:table-cell office:value-type="string" calcext:value-type="string">
            <text:p><text:s/>Wales,Cardiff</text:p>
          </table:table-cell>
          <table:table-cell table:formula="of:=TRIM([.A198])" office:value-type="string" office:string-value="Wales,Cardiff" calcext:value-type="string">
            <text:p>Wales,Cardiff</text:p>
          </table:table-cell>
          <table:table-cell table:formula="of:=[.C197]&amp;[.B19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</text:p>
          </table:table-cell>
        </table:table-row>
        <table:table-row table:style-name="ro1">
          <table:table-cell office:value-type="string" calcext:value-type="string">
            <text:p><text:s/>Yemen,Sana'a</text:p>
          </table:table-cell>
          <table:table-cell table:formula="of:=TRIM([.A199])" office:value-type="string" office:string-value="Yemen,Sana'a" calcext:value-type="string">
            <text:p>Yemen,Sana'a</text:p>
          </table:table-cell>
          <table:table-cell table:formula="of:=[.C198]&amp;[.B19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</text:p>
          </table:table-cell>
        </table:table-row>
        <table:table-row table:style-name="ro1">
          <table:table-cell office:value-type="string" calcext:value-type="string">
            <text:p><text:s/>Zambia,Lusaka</text:p>
          </table:table-cell>
          <table:table-cell table:formula="of:=TRIM([.A200])" office:value-type="string" office:string-value="Zambia,Lusaka" calcext:value-type="string">
            <text:p>Zambia,Lusaka</text:p>
          </table:table-cell>
          <table:table-cell table:formula="of:=[.C199]&amp;[.B20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</text:p>
          </table:table-cell>
        </table:table-row>
        <table:table-row table:style-name="ro1">
          <table:table-cell office:value-type="string" calcext:value-type="string">
            <text:p><text:s/>Zimbabwe,Harare</text:p>
          </table:table-cell>
          <table:table-cell table:formula="of:=TRIM([.A201])" office:value-type="string" office:string-value="Zimbabwe,Harare" calcext:value-type="string">
            <text:p>Zimbabwe,Harare</text:p>
          </table:table-cell>
          <table:table-cell table:formula="of:=[.C200]&amp;[.B20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,Kabul</text:p>
          </table:table-cell>
          <table:table-cell table:formula="of:=TRIM([.B2])" office:value-type="string" office:string-value="Afghanistan,Kabul" calcext:value-type="string">
            <text:p>Afghanistan,Kabul</text:p>
          </table:table-cell>
          <table:table-cell table:formula="of:=[.C2]&amp;&quot;;&quot;" office:value-type="string" office:string-value="Afghanistan,Kabul;" calcext:value-type="string">
            <text:p>Afghanistan,Kabul;</text:p>
          </table:table-cell>
          <table:table-cell table:formula="of:=[.E1]&amp;[.D2]" office:value-type="string" office:string-value="Afghanistan,Kabul;" calcext:value-type="string">
            <text:p>Afghanistan,Kabul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lbania,Tirana (Tirane)</text:p>
          </table:table-cell>
          <table:table-cell table:formula="of:=TRIM([.B3])" office:value-type="string" office:string-value="Albania,Tirana (Tirane)" calcext:value-type="string">
            <text:p>Albania,Tirana (Tirane)</text:p>
          </table:table-cell>
          <table:table-cell table:formula="of:=[.C3]&amp;&quot;;&quot;" office:value-type="string" office:string-value="Albania,Tirana (Tirane);" calcext:value-type="string">
            <text:p>Albania,Tirana (Tirane);</text:p>
          </table:table-cell>
          <table:table-cell table:formula="of:=[.E2]&amp;[.D3]" office:value-type="string" office:string-value="Afghanistan,Kabul;Albania,Tirana (Tirane);" calcext:value-type="string">
            <text:p>Afghanistan,Kabul;Albania,Tirana (Tirane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lgeria,Algiers</text:p>
          </table:table-cell>
          <table:table-cell table:formula="of:=TRIM([.B4])" office:value-type="string" office:string-value="Algeria,Algiers" calcext:value-type="string">
            <text:p>Algeria,Algiers</text:p>
          </table:table-cell>
          <table:table-cell table:formula="of:=[.C4]&amp;&quot;;&quot;" office:value-type="string" office:string-value="Algeria,Algiers;" calcext:value-type="string">
            <text:p>Algeria,Algiers;</text:p>
          </table:table-cell>
          <table:table-cell table:formula="of:=[.E3]&amp;[.D4]" office:value-type="string" office:string-value="Afghanistan,Kabul;Albania,Tirana (Tirane);Algeria,Algiers;" calcext:value-type="string">
            <text:p>Afghanistan,Kabul;Albania,Tirana (Tirane);Algeria,Algiers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ndorra,Andorra la Vella</text:p>
          </table:table-cell>
          <table:table-cell table:formula="of:=TRIM([.B5])" office:value-type="string" office:string-value="Andorra,Andorra la Vella" calcext:value-type="string">
            <text:p>Andorra,Andorra la Vella</text:p>
          </table:table-cell>
          <table:table-cell table:formula="of:=[.C5]&amp;&quot;;&quot;" office:value-type="string" office:string-value="Andorra,Andorra la Vella;" calcext:value-type="string">
            <text:p>Andorra,Andorra la Vella;</text:p>
          </table:table-cell>
          <table:table-cell table:formula="of:=[.E4]&amp;[.D5]" office:value-type="string" office:string-value="Afghanistan,Kabul;Albania,Tirana (Tirane);Algeria,Algiers;Andorra,Andorra la Vella;" calcext:value-type="string">
            <text:p>Afghanistan,Kabul;Albania,Tirana (Tirane);Algeria,Algiers;Andorra,Andorra la Vella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ngola,Luanda</text:p>
          </table:table-cell>
          <table:table-cell table:formula="of:=TRIM([.B6])" office:value-type="string" office:string-value="Angola,Luanda" calcext:value-type="string">
            <text:p>Angola,Luanda</text:p>
          </table:table-cell>
          <table:table-cell table:formula="of:=[.C6]&amp;&quot;;&quot;" office:value-type="string" office:string-value="Angola,Luanda;" calcext:value-type="string">
            <text:p>Angola,Luanda;</text:p>
          </table:table-cell>
          <table:table-cell table:formula="of:=[.E5]&amp;[.D6]" office:value-type="string" office:string-value="Afghanistan,Kabul;Albania,Tirana (Tirane);Algeria,Algiers;Andorra,Andorra la Vella;Angola,Luanda;" calcext:value-type="string">
            <text:p>Afghanistan,Kabul;Albania,Tirana (Tirane);Algeria,Algiers;Andorra,Andorra la Vella;Angola,Luanda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ntigua and Barbuda,Saint John's</text:p>
          </table:table-cell>
          <table:table-cell table:formula="of:=TRIM([.B7])" office:value-type="string" office:string-value="Antigua and Barbuda,Saint John's" calcext:value-type="string">
            <text:p>Antigua and Barbuda,Saint John's</text:p>
          </table:table-cell>
          <table:table-cell table:formula="of:=[.C7]&amp;&quot;;&quot;" office:value-type="string" office:string-value="Antigua and Barbuda,Saint John's;" calcext:value-type="string">
            <text:p>Antigua and Barbuda,Saint John's;</text:p>
          </table:table-cell>
          <table:table-cell table:formula="of:=[.E6]&amp;[.D7]" office:value-type="string" office:string-value="Afghanistan,Kabul;Albania,Tirana (Tirane);Algeria,Algiers;Andorra,Andorra la Vella;Angola,Luanda;Antigua and Barbuda,Saint John's;" calcext:value-type="string">
            <text:p>Afghanistan,Kabul;Albania,Tirana (Tirane);Algeria,Algiers;Andorra,Andorra la Vella;Angola,Luanda;Antigua and Barbuda,Saint John's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rgentina,Buenos Aires</text:p>
          </table:table-cell>
          <table:table-cell table:formula="of:=TRIM([.B8])" office:value-type="string" office:string-value="Argentina,Buenos Aires" calcext:value-type="string">
            <text:p>Argentina,Buenos Aires</text:p>
          </table:table-cell>
          <table:table-cell table:formula="of:=[.C8]&amp;&quot;;&quot;" office:value-type="string" office:string-value="Argentina,Buenos Aires;" calcext:value-type="string">
            <text:p>Argentina,Buenos Aires;</text:p>
          </table:table-cell>
          <table:table-cell table:formula="of:=[.E7]&amp;[.D8]" office:value-type="string" office:string-value="Afghanistan,Kabul;Albania,Tirana (Tirane);Algeria,Algiers;Andorra,Andorra la Vella;Angola,Luanda;Antigua and Barbuda,Saint John's;Argentina,Buenos Aires;" calcext:value-type="string">
            <text:p>Afghanistan,Kabul;Albania,Tirana (Tirane);Algeria,Algiers;Andorra,Andorra la Vella;Angola,Luanda;Antigua and Barbuda,Saint John's;Argentina,Buenos Aires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rmenia,Yerevan</text:p>
          </table:table-cell>
          <table:table-cell table:formula="of:=TRIM([.B9])" office:value-type="string" office:string-value="Armenia,Yerevan" calcext:value-type="string">
            <text:p>Armenia,Yerevan</text:p>
          </table:table-cell>
          <table:table-cell table:formula="of:=[.C9]&amp;&quot;;&quot;" office:value-type="string" office:string-value="Armenia,Yerevan;" calcext:value-type="string">
            <text:p>Armenia,Yerevan;</text:p>
          </table:table-cell>
          <table:table-cell table:formula="of:=[.E8]&amp;[.D9]" office:value-type="string" office:string-value="Afghanistan,Kabul;Albania,Tirana (Tirane);Algeria,Algiers;Andorra,Andorra la Vella;Angola,Luanda;Antigua and Barbuda,Saint John's;Argentina,Buenos Aires;Armenia,Yerevan;" calcext:value-type="string">
            <text:p>Afghanistan,Kabul;Albania,Tirana (Tirane);Algeria,Algiers;Andorra,Andorra la Vella;Angola,Luanda;Antigua and Barbuda,Saint John's;Argentina,Buenos Aires;Armenia,Yerevan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ustralia,Canberra</text:p>
          </table:table-cell>
          <table:table-cell table:formula="of:=TRIM([.B10])" office:value-type="string" office:string-value="Australia,Canberra" calcext:value-type="string">
            <text:p>Australia,Canberra</text:p>
          </table:table-cell>
          <table:table-cell table:formula="of:=[.C10]&amp;&quot;;&quot;" office:value-type="string" office:string-value="Australia,Canberra;" calcext:value-type="string">
            <text:p>Australia,Canberra;</text:p>
          </table:table-cell>
          <table:table-cell table:formula="of:=[.E9]&amp;[.D10]" office:value-type="string" office:string-value="Afghanistan,Kabul;Albania,Tirana (Tirane);Algeria,Algiers;Andorra,Andorra la Vella;Angola,Luanda;Antigua and Barbuda,Saint John's;Argentina,Buenos Aires;Armenia,Yerevan;Australia,Canberra;" calcext:value-type="string">
            <text:p>Afghanistan,Kabul;Albania,Tirana (Tirane);Algeria,Algiers;Andorra,Andorra la Vella;Angola,Luanda;Antigua and Barbuda,Saint John's;Argentina,Buenos Aires;Armenia,Yerevan;Australia,Canberra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ustria,Vienna</text:p>
          </table:table-cell>
          <table:table-cell table:formula="of:=TRIM([.B11])" office:value-type="string" office:string-value="Austria,Vienna" calcext:value-type="string">
            <text:p>Austria,Vienna</text:p>
          </table:table-cell>
          <table:table-cell table:formula="of:=[.C11]&amp;&quot;;&quot;" office:value-type="string" office:string-value="Austria,Vienna;" calcext:value-type="string">
            <text:p>Austria,Vienna;</text:p>
          </table:table-cell>
          <table:table-cell table:formula="of:=[.E10]&amp;[.D11]" office:value-type="string" office:string-value="Afghanistan,Kabul;Albania,Tirana (Tirane);Algeria,Algiers;Andorra,Andorra la Vella;Angola,Luanda;Antigua and Barbuda,Saint John's;Argentina,Buenos Aires;Armenia,Yerevan;Australia,Canberra;Austria,Vienna;" calcext:value-type="string">
            <text:p>Afghanistan,Kabul;Albania,Tirana (Tirane);Algeria,Algiers;Andorra,Andorra la Vella;Angola,Luanda;Antigua and Barbuda,Saint John's;Argentina,Buenos Aires;Armenia,Yerevan;Australia,Canberra;Austria,Vienna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zerbaijan,Baku</text:p>
          </table:table-cell>
          <table:table-cell table:formula="of:=TRIM([.B12])" office:value-type="string" office:string-value="Azerbaijan,Baku" calcext:value-type="string">
            <text:p>Azerbaijan,Baku</text:p>
          </table:table-cell>
          <table:table-cell table:formula="of:=[.C12]&amp;&quot;;&quot;" office:value-type="string" office:string-value="Azerbaijan,Baku;" calcext:value-type="string">
            <text:p>Azerbaijan,Baku;</text:p>
          </table:table-cell>
          <table:table-cell table:formula="of:=[.E11]&amp;[.D12]" office:value-type="string" office:string-value="Afghanistan,Kabul;Albania,Tirana (Tirane);Algeria,Algiers;Andorra,Andorra la Vella;Angola,Luanda;Antigua and Barbuda,Saint John's;Argentina,Buenos Aires;Armenia,Yerevan;Australia,Canberra;Austria,Vienna;Azerbaijan,Baku;" calcext:value-type="string">
            <text:p>Afghanistan,Kabul;Albania,Tirana (Tirane);Algeria,Algiers;Andorra,Andorra la Vella;Angola,Luanda;Antigua and Barbuda,Saint John's;Argentina,Buenos Aires;Armenia,Yerevan;Australia,Canberra;Austria,Vienna;Azerbaijan,Baku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Bahamas,Nassau</text:p>
          </table:table-cell>
          <table:table-cell table:formula="of:=TRIM([.B13])" office:value-type="string" office:string-value="Bahamas,Nassau" calcext:value-type="string">
            <text:p>Bahamas,Nassau</text:p>
          </table:table-cell>
          <table:table-cell table:formula="of:=[.C13]&amp;&quot;;&quot;" office:value-type="string" office:string-value="Bahamas,Nassau;" calcext:value-type="string">
            <text:p>Bahamas,Nassau;</text:p>
          </table:table-cell>
          <table:table-cell table:formula="of:=[.E12]&amp;[.D1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Bahrain,Manama</text:p>
          </table:table-cell>
          <table:table-cell table:formula="of:=TRIM([.B14])" office:value-type="string" office:string-value="Bahrain,Manama" calcext:value-type="string">
            <text:p>Bahrain,Manama</text:p>
          </table:table-cell>
          <table:table-cell table:formula="of:=[.C14]&amp;&quot;;&quot;" office:value-type="string" office:string-value="Bahrain,Manama;" calcext:value-type="string">
            <text:p>Bahrain,Manama;</text:p>
          </table:table-cell>
          <table:table-cell table:formula="of:=[.E13]&amp;[.D1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Bangladesh,Dhaka</text:p>
          </table:table-cell>
          <table:table-cell table:formula="of:=TRIM([.B15])" office:value-type="string" office:string-value="Bangladesh,Dhaka" calcext:value-type="string">
            <text:p>Bangladesh,Dhaka</text:p>
          </table:table-cell>
          <table:table-cell table:formula="of:=[.C15]&amp;&quot;;&quot;" office:value-type="string" office:string-value="Bangladesh,Dhaka;" calcext:value-type="string">
            <text:p>Bangladesh,Dhaka;</text:p>
          </table:table-cell>
          <table:table-cell table:formula="of:=[.E14]&amp;[.D1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Barbados,Bridgetown</text:p>
          </table:table-cell>
          <table:table-cell table:formula="of:=TRIM([.B16])" office:value-type="string" office:string-value="Barbados,Bridgetown" calcext:value-type="string">
            <text:p>Barbados,Bridgetown</text:p>
          </table:table-cell>
          <table:table-cell table:formula="of:=[.C16]&amp;&quot;;&quot;" office:value-type="string" office:string-value="Barbados,Bridgetown;" calcext:value-type="string">
            <text:p>Barbados,Bridgetown;</text:p>
          </table:table-cell>
          <table:table-cell table:formula="of:=[.E15]&amp;[.D1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Belarus,Minsk</text:p>
          </table:table-cell>
          <table:table-cell table:formula="of:=TRIM([.B17])" office:value-type="string" office:string-value="Belarus,Minsk" calcext:value-type="string">
            <text:p>Belarus,Minsk</text:p>
          </table:table-cell>
          <table:table-cell table:formula="of:=[.C17]&amp;&quot;;&quot;" office:value-type="string" office:string-value="Belarus,Minsk;" calcext:value-type="string">
            <text:p>Belarus,Minsk;</text:p>
          </table:table-cell>
          <table:table-cell table:formula="of:=[.E16]&amp;[.D1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Belgium,Brussels</text:p>
          </table:table-cell>
          <table:table-cell table:formula="of:=TRIM([.B18])" office:value-type="string" office:string-value="Belgium,Brussels" calcext:value-type="string">
            <text:p>Belgium,Brussels</text:p>
          </table:table-cell>
          <table:table-cell table:formula="of:=[.C18]&amp;&quot;;&quot;" office:value-type="string" office:string-value="Belgium,Brussels;" calcext:value-type="string">
            <text:p>Belgium,Brussels;</text:p>
          </table:table-cell>
          <table:table-cell table:formula="of:=[.E17]&amp;[.D1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Belize,Belmopan</text:p>
          </table:table-cell>
          <table:table-cell table:formula="of:=TRIM([.B19])" office:value-type="string" office:string-value="Belize,Belmopan" calcext:value-type="string">
            <text:p>Belize,Belmopan</text:p>
          </table:table-cell>
          <table:table-cell table:formula="of:=[.C19]&amp;&quot;;&quot;" office:value-type="string" office:string-value="Belize,Belmopan;" calcext:value-type="string">
            <text:p>Belize,Belmopan;</text:p>
          </table:table-cell>
          <table:table-cell table:formula="of:=[.E18]&amp;[.D1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Benin,Porto Novo</text:p>
          </table:table-cell>
          <table:table-cell table:formula="of:=TRIM([.B20])" office:value-type="string" office:string-value="Benin,Porto Novo" calcext:value-type="string">
            <text:p>Benin,Porto Novo</text:p>
          </table:table-cell>
          <table:table-cell table:formula="of:=[.C20]&amp;&quot;;&quot;" office:value-type="string" office:string-value="Benin,Porto Novo;" calcext:value-type="string">
            <text:p>Benin,Porto Novo;</text:p>
          </table:table-cell>
          <table:table-cell table:formula="of:=[.E19]&amp;[.D2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Bhutan,Thimphu</text:p>
          </table:table-cell>
          <table:table-cell table:formula="of:=TRIM([.B21])" office:value-type="string" office:string-value="Bhutan,Thimphu" calcext:value-type="string">
            <text:p>Bhutan,Thimphu</text:p>
          </table:table-cell>
          <table:table-cell table:formula="of:=[.C21]&amp;&quot;;&quot;" office:value-type="string" office:string-value="Bhutan,Thimphu;" calcext:value-type="string">
            <text:p>Bhutan,Thimphu;</text:p>
          </table:table-cell>
          <table:table-cell table:formula="of:=[.E20]&amp;[.D2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Bolivia,La Paz-Sucre </text:p>
          </table:table-cell>
          <table:table-cell table:formula="of:=TRIM([.B22])" office:value-type="string" office:string-value="Bolivia,La Paz-Sucre" calcext:value-type="string">
            <text:p>Bolivia,La Paz-Sucre</text:p>
          </table:table-cell>
          <table:table-cell table:formula="of:=[.C22]&amp;&quot;;&quot;" office:value-type="string" office:string-value="Bolivia,La Paz-Sucre;" calcext:value-type="string">
            <text:p>Bolivia,La Paz-Sucre;</text:p>
          </table:table-cell>
          <table:table-cell table:formula="of:=[.E21]&amp;[.D2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Bosnia and Herzegovina,Sarajevo</text:p>
          </table:table-cell>
          <table:table-cell table:formula="of:=TRIM([.B23])" office:value-type="string" office:string-value="Bosnia and Herzegovina,Sarajevo" calcext:value-type="string">
            <text:p>Bosnia and Herzegovina,Sarajevo</text:p>
          </table:table-cell>
          <table:table-cell table:formula="of:=[.C23]&amp;&quot;;&quot;" office:value-type="string" office:string-value="Bosnia and Herzegovina,Sarajevo;" calcext:value-type="string">
            <text:p>Bosnia and Herzegovina,Sarajevo;</text:p>
          </table:table-cell>
          <table:table-cell table:formula="of:=[.E22]&amp;[.D2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otswana,Gaborone</text:p>
          </table:table-cell>
          <table:table-cell table:formula="of:=TRIM([.B24])" office:value-type="string" office:string-value="Botswana,Gaborone" calcext:value-type="string">
            <text:p>Botswana,Gaborone</text:p>
          </table:table-cell>
          <table:table-cell table:formula="of:=[.C24]&amp;&quot;;&quot;" office:value-type="string" office:string-value="Botswana,Gaborone;" calcext:value-type="string">
            <text:p>Botswana,Gaborone;</text:p>
          </table:table-cell>
          <table:table-cell table:formula="of:=[.E23]&amp;[.D2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Brazil,Brasilia</text:p>
          </table:table-cell>
          <table:table-cell table:formula="of:=TRIM([.B25])" office:value-type="string" office:string-value="Brazil,Brasilia" calcext:value-type="string">
            <text:p>Brazil,Brasilia</text:p>
          </table:table-cell>
          <table:table-cell table:formula="of:=[.C25]&amp;&quot;;&quot;" office:value-type="string" office:string-value="Brazil,Brasilia;" calcext:value-type="string">
            <text:p>Brazil,Brasilia;</text:p>
          </table:table-cell>
          <table:table-cell table:formula="of:=[.E24]&amp;[.D2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Brunei,Bandar Seri Begawan</text:p>
          </table:table-cell>
          <table:table-cell table:formula="of:=TRIM([.B26])" office:value-type="string" office:string-value="Brunei,Bandar Seri Begawan" calcext:value-type="string">
            <text:p>Brunei,Bandar Seri Begawan</text:p>
          </table:table-cell>
          <table:table-cell table:formula="of:=[.C26]&amp;&quot;;&quot;" office:value-type="string" office:string-value="Brunei,Bandar Seri Begawan;" calcext:value-type="string">
            <text:p>Brunei,Bandar Seri Begawan;</text:p>
          </table:table-cell>
          <table:table-cell table:formula="of:=[.E25]&amp;[.D2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ulgaria,Sofia</text:p>
          </table:table-cell>
          <table:table-cell table:formula="of:=TRIM([.B27])" office:value-type="string" office:string-value="Bulgaria,Sofia" calcext:value-type="string">
            <text:p>Bulgaria,Sofia</text:p>
          </table:table-cell>
          <table:table-cell table:formula="of:=[.C27]&amp;&quot;;&quot;" office:value-type="string" office:string-value="Bulgaria,Sofia;" calcext:value-type="string">
            <text:p>Bulgaria,Sofia;</text:p>
          </table:table-cell>
          <table:table-cell table:formula="of:=[.E26]&amp;[.D2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Burkina Faso,Ouagadougou</text:p>
          </table:table-cell>
          <table:table-cell table:formula="of:=TRIM([.B28])" office:value-type="string" office:string-value="Burkina Faso,Ouagadougou" calcext:value-type="string">
            <text:p>Burkina Faso,Ouagadougou</text:p>
          </table:table-cell>
          <table:table-cell table:formula="of:=[.C28]&amp;&quot;;&quot;" office:value-type="string" office:string-value="Burkina Faso,Ouagadougou;" calcext:value-type="string">
            <text:p>Burkina Faso,Ouagadougou;</text:p>
          </table:table-cell>
          <table:table-cell table:formula="of:=[.E27]&amp;[.D2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urundi,Gite</text:p>
          </table:table-cell>
          <table:table-cell table:formula="of:=TRIM([.B29])" office:value-type="string" office:string-value="Burundi,Gite" calcext:value-type="string">
            <text:p>Burundi,Gite</text:p>
          </table:table-cell>
          <table:table-cell table:formula="of:=[.C29]&amp;&quot;;&quot;" office:value-type="string" office:string-value="Burundi,Gite;" calcext:value-type="string">
            <text:p>Burundi,Gite;</text:p>
          </table:table-cell>
          <table:table-cell table:formula="of:=[.E28]&amp;[.D2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ambodia,Phnom Penh</text:p>
          </table:table-cell>
          <table:table-cell table:formula="of:=TRIM([.B30])" office:value-type="string" office:string-value="Cambodia,Phnom Penh" calcext:value-type="string">
            <text:p>Cambodia,Phnom Penh</text:p>
          </table:table-cell>
          <table:table-cell table:formula="of:=[.C30]&amp;&quot;;&quot;" office:value-type="string" office:string-value="Cambodia,Phnom Penh;" calcext:value-type="string">
            <text:p>Cambodia,Phnom Penh;</text:p>
          </table:table-cell>
          <table:table-cell table:formula="of:=[.E29]&amp;[.D3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Cameroon,Yaounde</text:p>
          </table:table-cell>
          <table:table-cell table:formula="of:=TRIM([.B31])" office:value-type="string" office:string-value="Cameroon,Yaounde" calcext:value-type="string">
            <text:p>Cameroon,Yaounde</text:p>
          </table:table-cell>
          <table:table-cell table:formula="of:=[.C31]&amp;&quot;;&quot;" office:value-type="string" office:string-value="Cameroon,Yaounde;" calcext:value-type="string">
            <text:p>Cameroon,Yaounde;</text:p>
          </table:table-cell>
          <table:table-cell table:formula="of:=[.E30]&amp;[.D3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Canada,Ottawa</text:p>
          </table:table-cell>
          <table:table-cell table:formula="of:=TRIM([.B32])" office:value-type="string" office:string-value="Canada,Ottawa" calcext:value-type="string">
            <text:p>Canada,Ottawa</text:p>
          </table:table-cell>
          <table:table-cell table:formula="of:=[.C32]&amp;&quot;;&quot;" office:value-type="string" office:string-value="Canada,Ottawa;" calcext:value-type="string">
            <text:p>Canada,Ottawa;</text:p>
          </table:table-cell>
          <table:table-cell table:formula="of:=[.E31]&amp;[.D3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Cape Verde,Praia</text:p>
          </table:table-cell>
          <table:table-cell table:formula="of:=TRIM([.B33])" office:value-type="string" office:string-value="Cape Verde,Praia" calcext:value-type="string">
            <text:p>Cape Verde,Praia</text:p>
          </table:table-cell>
          <table:table-cell table:formula="of:=[.C33]&amp;&quot;;&quot;" office:value-type="string" office:string-value="Cape Verde,Praia;" calcext:value-type="string">
            <text:p>Cape Verde,Praia;</text:p>
          </table:table-cell>
          <table:table-cell table:formula="of:=[.E32]&amp;[.D3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Central African Republic,Bangui</text:p>
          </table:table-cell>
          <table:table-cell table:formula="of:=TRIM([.B34])" office:value-type="string" office:string-value="Central African Republic,Bangui" calcext:value-type="string">
            <text:p>Central African Republic,Bangui</text:p>
          </table:table-cell>
          <table:table-cell table:formula="of:=[.C34]&amp;&quot;;&quot;" office:value-type="string" office:string-value="Central African Republic,Bangui;" calcext:value-type="string">
            <text:p>Central African Republic,Bangui;</text:p>
          </table:table-cell>
          <table:table-cell table:formula="of:=[.E33]&amp;[.D3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Chad,N'Djamena</text:p>
          </table:table-cell>
          <table:table-cell table:formula="of:=TRIM([.B35])" office:value-type="string" office:string-value="Chad,N'Djamena" calcext:value-type="string">
            <text:p>Chad,N'Djamena</text:p>
          </table:table-cell>
          <table:table-cell table:formula="of:=[.C35]&amp;&quot;;&quot;" office:value-type="string" office:string-value="Chad,N'Djamena;" calcext:value-type="string">
            <text:p>Chad,N'Djamena;</text:p>
          </table:table-cell>
          <table:table-cell table:formula="of:=[.E34]&amp;[.D3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hile,Santiago</text:p>
          </table:table-cell>
          <table:table-cell table:formula="of:=TRIM([.B36])" office:value-type="string" office:string-value="Chile,Santiago" calcext:value-type="string">
            <text:p>Chile,Santiago</text:p>
          </table:table-cell>
          <table:table-cell table:formula="of:=[.C36]&amp;&quot;;&quot;" office:value-type="string" office:string-value="Chile,Santiago;" calcext:value-type="string">
            <text:p>Chile,Santiago;</text:p>
          </table:table-cell>
          <table:table-cell table:formula="of:=[.E35]&amp;[.D3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China,Beijing</text:p>
          </table:table-cell>
          <table:table-cell table:formula="of:=TRIM([.B37])" office:value-type="string" office:string-value="China,Beijing" calcext:value-type="string">
            <text:p>China,Beijing</text:p>
          </table:table-cell>
          <table:table-cell table:formula="of:=[.C37]&amp;&quot;;&quot;" office:value-type="string" office:string-value="China,Beijing;" calcext:value-type="string">
            <text:p>China,Beijing;</text:p>
          </table:table-cell>
          <table:table-cell table:formula="of:=[.E36]&amp;[.D3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Colombia,Bogota</text:p>
          </table:table-cell>
          <table:table-cell table:formula="of:=TRIM([.B38])" office:value-type="string" office:string-value="Colombia,Bogota" calcext:value-type="string">
            <text:p>Colombia,Bogota</text:p>
          </table:table-cell>
          <table:table-cell table:formula="of:=[.C38]&amp;&quot;;&quot;" office:value-type="string" office:string-value="Colombia,Bogota;" calcext:value-type="string">
            <text:p>Colombia,Bogota;</text:p>
          </table:table-cell>
          <table:table-cell table:formula="of:=[.E37]&amp;[.D3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Comoros,Moroni</text:p>
          </table:table-cell>
          <table:table-cell table:formula="of:=TRIM([.B39])" office:value-type="string" office:string-value="Comoros,Moroni" calcext:value-type="string">
            <text:p>Comoros,Moroni</text:p>
          </table:table-cell>
          <table:table-cell table:formula="of:=[.C39]&amp;&quot;;&quot;" office:value-type="string" office:string-value="Comoros,Moroni;" calcext:value-type="string">
            <text:p>Comoros,Moroni;</text:p>
          </table:table-cell>
          <table:table-cell table:formula="of:=[.E38]&amp;[.D3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Congo Democratic Republic of the,Kinshasa</text:p>
          </table:table-cell>
          <table:table-cell table:formula="of:=TRIM([.B40])" office:value-type="string" office:string-value="Congo Democratic Republic of the,Kinshasa" calcext:value-type="string">
            <text:p>Congo Democratic Republic of the,Kinshasa</text:p>
          </table:table-cell>
          <table:table-cell table:formula="of:=[.C40]&amp;&quot;;&quot;" office:value-type="string" office:string-value="Congo Democratic Republic of the,Kinshasa;" calcext:value-type="string">
            <text:p>Congo Democratic Republic of the,Kinshasa;</text:p>
          </table:table-cell>
          <table:table-cell table:formula="of:=[.E39]&amp;[.D4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Congo Republic of the,Brazzaville</text:p>
          </table:table-cell>
          <table:table-cell table:formula="of:=TRIM([.B41])" office:value-type="string" office:string-value="Congo Republic of the,Brazzaville" calcext:value-type="string">
            <text:p>Congo Republic of the,Brazzaville</text:p>
          </table:table-cell>
          <table:table-cell table:formula="of:=[.C41]&amp;&quot;;&quot;" office:value-type="string" office:string-value="Congo Republic of the,Brazzaville;" calcext:value-type="string">
            <text:p>Congo Republic of the,Brazzaville;</text:p>
          </table:table-cell>
          <table:table-cell table:formula="of:=[.E40]&amp;[.D4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Costa Rica,San Jose</text:p>
          </table:table-cell>
          <table:table-cell table:formula="of:=TRIM([.B42])" office:value-type="string" office:string-value="Costa Rica,San Jose" calcext:value-type="string">
            <text:p>Costa Rica,San Jose</text:p>
          </table:table-cell>
          <table:table-cell table:formula="of:=[.C42]&amp;&quot;;&quot;" office:value-type="string" office:string-value="Costa Rica,San Jose;" calcext:value-type="string">
            <text:p>Costa Rica,San Jose;</text:p>
          </table:table-cell>
          <table:table-cell table:formula="of:=[.E41]&amp;[.D4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Côte d'Ivoire (Ivory Coast),Yamoussoukro</text:p>
          </table:table-cell>
          <table:table-cell table:formula="of:=TRIM([.B43])" office:value-type="string" office:string-value="Côte d'Ivoire (Ivory Coast),Yamoussoukro" calcext:value-type="string">
            <text:p>Côte d'Ivoire (Ivory Coast),Yamoussoukro</text:p>
          </table:table-cell>
          <table:table-cell table:formula="of:=[.C43]&amp;&quot;;&quot;" office:value-type="string" office:string-value="Côte d'Ivoire (Ivory Coast),Yamoussoukro;" calcext:value-type="string">
            <text:p>Côte d'Ivoire (Ivory Coast),Yamoussoukro;</text:p>
          </table:table-cell>
          <table:table-cell table:formula="of:=[.E42]&amp;[.D4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Croatia,Zagreb</text:p>
          </table:table-cell>
          <table:table-cell table:formula="of:=TRIM([.B44])" office:value-type="string" office:string-value="Croatia,Zagreb" calcext:value-type="string">
            <text:p>Croatia,Zagreb</text:p>
          </table:table-cell>
          <table:table-cell table:formula="of:=[.C44]&amp;&quot;;&quot;" office:value-type="string" office:string-value="Croatia,Zagreb;" calcext:value-type="string">
            <text:p>Croatia,Zagreb;</text:p>
          </table:table-cell>
          <table:table-cell table:formula="of:=[.E43]&amp;[.D4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Cuba,Havana</text:p>
          </table:table-cell>
          <table:table-cell table:formula="of:=TRIM([.B45])" office:value-type="string" office:string-value="Cuba,Havana" calcext:value-type="string">
            <text:p>Cuba,Havana</text:p>
          </table:table-cell>
          <table:table-cell table:formula="of:=[.C45]&amp;&quot;;&quot;" office:value-type="string" office:string-value="Cuba,Havana;" calcext:value-type="string">
            <text:p>Cuba,Havana;</text:p>
          </table:table-cell>
          <table:table-cell table:formula="of:=[.E44]&amp;[.D4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yprus,Nicosia</text:p>
          </table:table-cell>
          <table:table-cell table:formula="of:=TRIM([.B46])" office:value-type="string" office:string-value="Cyprus,Nicosia" calcext:value-type="string">
            <text:p>Cyprus,Nicosia</text:p>
          </table:table-cell>
          <table:table-cell table:formula="of:=[.C46]&amp;&quot;;&quot;" office:value-type="string" office:string-value="Cyprus,Nicosia;" calcext:value-type="string">
            <text:p>Cyprus,Nicosia;</text:p>
          </table:table-cell>
          <table:table-cell table:formula="of:=[.E45]&amp;[.D4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Czech Republic (Czechia),Prague</text:p>
          </table:table-cell>
          <table:table-cell table:formula="of:=TRIM([.B47])" office:value-type="string" office:string-value="Czech Republic (Czechia),Prague" calcext:value-type="string">
            <text:p>Czech Republic (Czechia),Prague</text:p>
          </table:table-cell>
          <table:table-cell table:formula="of:=[.C47]&amp;&quot;;&quot;" office:value-type="string" office:string-value="Czech Republic (Czechia),Prague;" calcext:value-type="string">
            <text:p>Czech Republic (Czechia),Prague;</text:p>
          </table:table-cell>
          <table:table-cell table:formula="of:=[.E46]&amp;[.D4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Denmark,Copenhagen</text:p>
          </table:table-cell>
          <table:table-cell table:formula="of:=TRIM([.B48])" office:value-type="string" office:string-value="Denmark,Copenhagen" calcext:value-type="string">
            <text:p>Denmark,Copenhagen</text:p>
          </table:table-cell>
          <table:table-cell table:formula="of:=[.C48]&amp;&quot;;&quot;" office:value-type="string" office:string-value="Denmark,Copenhagen;" calcext:value-type="string">
            <text:p>Denmark,Copenhagen;</text:p>
          </table:table-cell>
          <table:table-cell table:formula="of:=[.E47]&amp;[.D4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Djibouti,Djibouti</text:p>
          </table:table-cell>
          <table:table-cell table:formula="of:=TRIM([.B49])" office:value-type="string" office:string-value="Djibouti,Djibouti" calcext:value-type="string">
            <text:p>Djibouti,Djibouti</text:p>
          </table:table-cell>
          <table:table-cell table:formula="of:=[.C49]&amp;&quot;;&quot;" office:value-type="string" office:string-value="Djibouti,Djibouti;" calcext:value-type="string">
            <text:p>Djibouti,Djibouti;</text:p>
          </table:table-cell>
          <table:table-cell table:formula="of:=[.E48]&amp;[.D4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Dominica,Roseau</text:p>
          </table:table-cell>
          <table:table-cell table:formula="of:=TRIM([.B50])" office:value-type="string" office:string-value="Dominica,Roseau" calcext:value-type="string">
            <text:p>Dominica,Roseau</text:p>
          </table:table-cell>
          <table:table-cell table:formula="of:=[.C50]&amp;&quot;;&quot;" office:value-type="string" office:string-value="Dominica,Roseau;" calcext:value-type="string">
            <text:p>Dominica,Roseau;</text:p>
          </table:table-cell>
          <table:table-cell table:formula="of:=[.E49]&amp;[.D5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Dominican Republic,Santo Domingo</text:p>
          </table:table-cell>
          <table:table-cell table:formula="of:=TRIM([.B51])" office:value-type="string" office:string-value="Dominican Republic,Santo Domingo" calcext:value-type="string">
            <text:p>Dominican Republic,Santo Domingo</text:p>
          </table:table-cell>
          <table:table-cell table:formula="of:=[.C51]&amp;&quot;;&quot;" office:value-type="string" office:string-value="Dominican Republic,Santo Domingo;" calcext:value-type="string">
            <text:p>Dominican Republic,Santo Domingo;</text:p>
          </table:table-cell>
          <table:table-cell table:formula="of:=[.E50]&amp;[.D5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East Timor,Dili</text:p>
          </table:table-cell>
          <table:table-cell table:formula="of:=TRIM([.B52])" office:value-type="string" office:string-value="East Timor,Dili" calcext:value-type="string">
            <text:p>East Timor,Dili</text:p>
          </table:table-cell>
          <table:table-cell table:formula="of:=[.C52]&amp;&quot;;&quot;" office:value-type="string" office:string-value="East Timor,Dili;" calcext:value-type="string">
            <text:p>East Timor,Dili;</text:p>
          </table:table-cell>
          <table:table-cell table:formula="of:=[.E51]&amp;[.D5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Ecuador,Quito</text:p>
          </table:table-cell>
          <table:table-cell table:formula="of:=TRIM([.B53])" office:value-type="string" office:string-value="Ecuador,Quito" calcext:value-type="string">
            <text:p>Ecuador,Quito</text:p>
          </table:table-cell>
          <table:table-cell table:formula="of:=[.C53]&amp;&quot;;&quot;" office:value-type="string" office:string-value="Ecuador,Quito;" calcext:value-type="string">
            <text:p>Ecuador,Quito;</text:p>
          </table:table-cell>
          <table:table-cell table:formula="of:=[.E52]&amp;[.D5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Egypt,Cairo</text:p>
          </table:table-cell>
          <table:table-cell table:formula="of:=TRIM([.B54])" office:value-type="string" office:string-value="Egypt,Cairo" calcext:value-type="string">
            <text:p>Egypt,Cairo</text:p>
          </table:table-cell>
          <table:table-cell table:formula="of:=[.C54]&amp;&quot;;&quot;" office:value-type="string" office:string-value="Egypt,Cairo;" calcext:value-type="string">
            <text:p>Egypt,Cairo;</text:p>
          </table:table-cell>
          <table:table-cell table:formula="of:=[.E53]&amp;[.D5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El Salvador,San Salvador</text:p>
          </table:table-cell>
          <table:table-cell table:formula="of:=TRIM([.B55])" office:value-type="string" office:string-value="El Salvador,San Salvador" calcext:value-type="string">
            <text:p>El Salvador,San Salvador</text:p>
          </table:table-cell>
          <table:table-cell table:formula="of:=[.C55]&amp;&quot;;&quot;" office:value-type="string" office:string-value="El Salvador,San Salvador;" calcext:value-type="string">
            <text:p>El Salvador,San Salvador;</text:p>
          </table:table-cell>
          <table:table-cell table:formula="of:=[.E54]&amp;[.D5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England,London</text:p>
          </table:table-cell>
          <table:table-cell table:formula="of:=TRIM([.B56])" office:value-type="string" office:string-value="England,London" calcext:value-type="string">
            <text:p>England,London</text:p>
          </table:table-cell>
          <table:table-cell table:formula="of:=[.C56]&amp;&quot;;&quot;" office:value-type="string" office:string-value="England,London;" calcext:value-type="string">
            <text:p>England,London;</text:p>
          </table:table-cell>
          <table:table-cell table:formula="of:=[.E55]&amp;[.D5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Equatorial Guinea,Malabo</text:p>
          </table:table-cell>
          <table:table-cell table:formula="of:=TRIM([.B57])" office:value-type="string" office:string-value="Equatorial Guinea,Malabo" calcext:value-type="string">
            <text:p>Equatorial Guinea,Malabo</text:p>
          </table:table-cell>
          <table:table-cell table:formula="of:=[.C57]&amp;&quot;;&quot;" office:value-type="string" office:string-value="Equatorial Guinea,Malabo;" calcext:value-type="string">
            <text:p>Equatorial Guinea,Malabo;</text:p>
          </table:table-cell>
          <table:table-cell table:formula="of:=[.E56]&amp;[.D5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Eritrea,Asmara</text:p>
          </table:table-cell>
          <table:table-cell table:formula="of:=TRIM([.B58])" office:value-type="string" office:string-value="Eritrea,Asmara" calcext:value-type="string">
            <text:p>Eritrea,Asmara</text:p>
          </table:table-cell>
          <table:table-cell table:formula="of:=[.C58]&amp;&quot;;&quot;" office:value-type="string" office:string-value="Eritrea,Asmara;" calcext:value-type="string">
            <text:p>Eritrea,Asmara;</text:p>
          </table:table-cell>
          <table:table-cell table:formula="of:=[.E57]&amp;[.D5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Estonia,Tallinn</text:p>
          </table:table-cell>
          <table:table-cell table:formula="of:=TRIM([.B59])" office:value-type="string" office:string-value="Estonia,Tallinn" calcext:value-type="string">
            <text:p>Estonia,Tallinn</text:p>
          </table:table-cell>
          <table:table-cell table:formula="of:=[.C59]&amp;&quot;;&quot;" office:value-type="string" office:string-value="Estonia,Tallinn;" calcext:value-type="string">
            <text:p>Estonia,Tallinn;</text:p>
          </table:table-cell>
          <table:table-cell table:formula="of:=[.E58]&amp;[.D5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Eswatini (Swaziland),Mbaba</text:p>
          </table:table-cell>
          <table:table-cell table:formula="of:=TRIM([.B60])" office:value-type="string" office:string-value="Eswatini (Swaziland),Mbaba" calcext:value-type="string">
            <text:p>Eswatini (Swaziland),Mbaba</text:p>
          </table:table-cell>
          <table:table-cell table:formula="of:=[.C60]&amp;&quot;;&quot;" office:value-type="string" office:string-value="Eswatini (Swaziland),Mbaba;" calcext:value-type="string">
            <text:p>Eswatini (Swaziland),Mbaba;</text:p>
          </table:table-cell>
          <table:table-cell table:formula="of:=[.E59]&amp;[.D6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Ethiopia,Addis Ababa</text:p>
          </table:table-cell>
          <table:table-cell table:formula="of:=TRIM([.B61])" office:value-type="string" office:string-value="Ethiopia,Addis Ababa" calcext:value-type="string">
            <text:p>Ethiopia,Addis Ababa</text:p>
          </table:table-cell>
          <table:table-cell table:formula="of:=[.C61]&amp;&quot;;&quot;" office:value-type="string" office:string-value="Ethiopia,Addis Ababa;" calcext:value-type="string">
            <text:p>Ethiopia,Addis Ababa;</text:p>
          </table:table-cell>
          <table:table-cell table:formula="of:=[.E60]&amp;[.D6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Federated States of Micronesia,Palikir</text:p>
          </table:table-cell>
          <table:table-cell table:formula="of:=TRIM([.B62])" office:value-type="string" office:string-value="Federated States of Micronesia,Palikir" calcext:value-type="string">
            <text:p>Federated States of Micronesia,Palikir</text:p>
          </table:table-cell>
          <table:table-cell table:formula="of:=[.C62]&amp;&quot;;&quot;" office:value-type="string" office:string-value="Federated States of Micronesia,Palikir;" calcext:value-type="string">
            <text:p>Federated States of Micronesia,Palikir;</text:p>
          </table:table-cell>
          <table:table-cell table:formula="of:=[.E61]&amp;[.D6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Fiji,Suva</text:p>
          </table:table-cell>
          <table:table-cell table:formula="of:=TRIM([.B63])" office:value-type="string" office:string-value="Fiji,Suva" calcext:value-type="string">
            <text:p>Fiji,Suva</text:p>
          </table:table-cell>
          <table:table-cell table:formula="of:=[.C63]&amp;&quot;;&quot;" office:value-type="string" office:string-value="Fiji,Suva;" calcext:value-type="string">
            <text:p>Fiji,Suva;</text:p>
          </table:table-cell>
          <table:table-cell table:formula="of:=[.E62]&amp;[.D6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Finland,Helsinki</text:p>
          </table:table-cell>
          <table:table-cell table:formula="of:=TRIM([.B64])" office:value-type="string" office:string-value="Finland,Helsinki" calcext:value-type="string">
            <text:p>Finland,Helsinki</text:p>
          </table:table-cell>
          <table:table-cell table:formula="of:=[.C64]&amp;&quot;;&quot;" office:value-type="string" office:string-value="Finland,Helsinki;" calcext:value-type="string">
            <text:p>Finland,Helsinki;</text:p>
          </table:table-cell>
          <table:table-cell table:formula="of:=[.E63]&amp;[.D6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France,Paris</text:p>
          </table:table-cell>
          <table:table-cell table:formula="of:=TRIM([.B65])" office:value-type="string" office:string-value="France,Paris" calcext:value-type="string">
            <text:p>France,Paris</text:p>
          </table:table-cell>
          <table:table-cell table:formula="of:=[.C65]&amp;&quot;;&quot;" office:value-type="string" office:string-value="France,Paris;" calcext:value-type="string">
            <text:p>France,Paris;</text:p>
          </table:table-cell>
          <table:table-cell table:formula="of:=[.E64]&amp;[.D6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Gabon,Libreville</text:p>
          </table:table-cell>
          <table:table-cell table:formula="of:=TRIM([.B66])" office:value-type="string" office:string-value="Gabon,Libreville" calcext:value-type="string">
            <text:p>Gabon,Libreville</text:p>
          </table:table-cell>
          <table:table-cell table:formula="of:=[.C66]&amp;&quot;;&quot;" office:value-type="string" office:string-value="Gabon,Libreville;" calcext:value-type="string">
            <text:p>Gabon,Libreville;</text:p>
          </table:table-cell>
          <table:table-cell table:formula="of:=[.E65]&amp;[.D6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Gambia,Banjul</text:p>
          </table:table-cell>
          <table:table-cell table:formula="of:=TRIM([.B67])" office:value-type="string" office:string-value="Gambia,Banjul" calcext:value-type="string">
            <text:p>Gambia,Banjul</text:p>
          </table:table-cell>
          <table:table-cell table:formula="of:=[.C67]&amp;&quot;;&quot;" office:value-type="string" office:string-value="Gambia,Banjul;" calcext:value-type="string">
            <text:p>Gambia,Banjul;</text:p>
          </table:table-cell>
          <table:table-cell table:formula="of:=[.E66]&amp;[.D6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Georgia,Tbilisi</text:p>
          </table:table-cell>
          <table:table-cell table:formula="of:=TRIM([.B68])" office:value-type="string" office:string-value="Georgia,Tbilisi" calcext:value-type="string">
            <text:p>Georgia,Tbilisi</text:p>
          </table:table-cell>
          <table:table-cell table:formula="of:=[.C68]&amp;&quot;;&quot;" office:value-type="string" office:string-value="Georgia,Tbilisi;" calcext:value-type="string">
            <text:p>Georgia,Tbilisi;</text:p>
          </table:table-cell>
          <table:table-cell table:formula="of:=[.E67]&amp;[.D6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Germany,Berlin</text:p>
          </table:table-cell>
          <table:table-cell table:formula="of:=TRIM([.B69])" office:value-type="string" office:string-value="Germany,Berlin" calcext:value-type="string">
            <text:p>Germany,Berlin</text:p>
          </table:table-cell>
          <table:table-cell table:formula="of:=[.C69]&amp;&quot;;&quot;" office:value-type="string" office:string-value="Germany,Berlin;" calcext:value-type="string">
            <text:p>Germany,Berlin;</text:p>
          </table:table-cell>
          <table:table-cell table:formula="of:=[.E68]&amp;[.D6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Ghana,Accra</text:p>
          </table:table-cell>
          <table:table-cell table:formula="of:=TRIM([.B70])" office:value-type="string" office:string-value="Ghana,Accra" calcext:value-type="string">
            <text:p>Ghana,Accra</text:p>
          </table:table-cell>
          <table:table-cell table:formula="of:=[.C70]&amp;&quot;;&quot;" office:value-type="string" office:string-value="Ghana,Accra;" calcext:value-type="string">
            <text:p>Ghana,Accra;</text:p>
          </table:table-cell>
          <table:table-cell table:formula="of:=[.E69]&amp;[.D7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Greece,Athens</text:p>
          </table:table-cell>
          <table:table-cell table:formula="of:=TRIM([.B71])" office:value-type="string" office:string-value="Greece,Athens" calcext:value-type="string">
            <text:p>Greece,Athens</text:p>
          </table:table-cell>
          <table:table-cell table:formula="of:=[.C71]&amp;&quot;;&quot;" office:value-type="string" office:string-value="Greece,Athens;" calcext:value-type="string">
            <text:p>Greece,Athens;</text:p>
          </table:table-cell>
          <table:table-cell table:formula="of:=[.E70]&amp;[.D7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Grenada,Saint George's</text:p>
          </table:table-cell>
          <table:table-cell table:formula="of:=TRIM([.B72])" office:value-type="string" office:string-value="Grenada,Saint George's" calcext:value-type="string">
            <text:p>Grenada,Saint George's</text:p>
          </table:table-cell>
          <table:table-cell table:formula="of:=[.C72]&amp;&quot;;&quot;" office:value-type="string" office:string-value="Grenada,Saint George's;" calcext:value-type="string">
            <text:p>Grenada,Saint George's;</text:p>
          </table:table-cell>
          <table:table-cell table:formula="of:=[.E71]&amp;[.D7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Guatemala,Guatemala City</text:p>
          </table:table-cell>
          <table:table-cell table:formula="of:=TRIM([.B73])" office:value-type="string" office:string-value="Guatemala,Guatemala City" calcext:value-type="string">
            <text:p>Guatemala,Guatemala City</text:p>
          </table:table-cell>
          <table:table-cell table:formula="of:=[.C73]&amp;&quot;;&quot;" office:value-type="string" office:string-value="Guatemala,Guatemala City;" calcext:value-type="string">
            <text:p>Guatemala,Guatemala City;</text:p>
          </table:table-cell>
          <table:table-cell table:formula="of:=[.E72]&amp;[.D7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Guinea,Conakry</text:p>
          </table:table-cell>
          <table:table-cell table:formula="of:=TRIM([.B74])" office:value-type="string" office:string-value="Guinea,Conakry" calcext:value-type="string">
            <text:p>Guinea,Conakry</text:p>
          </table:table-cell>
          <table:table-cell table:formula="of:=[.C74]&amp;&quot;;&quot;" office:value-type="string" office:string-value="Guinea,Conakry;" calcext:value-type="string">
            <text:p>Guinea,Conakry;</text:p>
          </table:table-cell>
          <table:table-cell table:formula="of:=[.E73]&amp;[.D7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Guinea-Bissau,Bissau</text:p>
          </table:table-cell>
          <table:table-cell table:formula="of:=TRIM([.B75])" office:value-type="string" office:string-value="Guinea-Bissau,Bissau" calcext:value-type="string">
            <text:p>Guinea-Bissau,Bissau</text:p>
          </table:table-cell>
          <table:table-cell table:formula="of:=[.C75]&amp;&quot;;&quot;" office:value-type="string" office:string-value="Guinea-Bissau,Bissau;" calcext:value-type="string">
            <text:p>Guinea-Bissau,Bissau;</text:p>
          </table:table-cell>
          <table:table-cell table:formula="of:=[.E74]&amp;[.D7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Guyana,Georgetown</text:p>
          </table:table-cell>
          <table:table-cell table:formula="of:=TRIM([.B76])" office:value-type="string" office:string-value="Guyana,Georgetown" calcext:value-type="string">
            <text:p>Guyana,Georgetown</text:p>
          </table:table-cell>
          <table:table-cell table:formula="of:=[.C76]&amp;&quot;;&quot;" office:value-type="string" office:string-value="Guyana,Georgetown;" calcext:value-type="string">
            <text:p>Guyana,Georgetown;</text:p>
          </table:table-cell>
          <table:table-cell table:formula="of:=[.E75]&amp;[.D7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aiti,Port au Prince</text:p>
          </table:table-cell>
          <table:table-cell table:formula="of:=TRIM([.B77])" office:value-type="string" office:string-value="Haiti,Port au Prince" calcext:value-type="string">
            <text:p>Haiti,Port au Prince</text:p>
          </table:table-cell>
          <table:table-cell table:formula="of:=[.C77]&amp;&quot;;&quot;" office:value-type="string" office:string-value="Haiti,Port au Prince;" calcext:value-type="string">
            <text:p>Haiti,Port au Prince;</text:p>
          </table:table-cell>
          <table:table-cell table:formula="of:=[.E76]&amp;[.D7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Honduras,Tegucigalpa</text:p>
          </table:table-cell>
          <table:table-cell table:formula="of:=TRIM([.B78])" office:value-type="string" office:string-value="Honduras,Tegucigalpa" calcext:value-type="string">
            <text:p>Honduras,Tegucigalpa</text:p>
          </table:table-cell>
          <table:table-cell table:formula="of:=[.C78]&amp;&quot;;&quot;" office:value-type="string" office:string-value="Honduras,Tegucigalpa;" calcext:value-type="string">
            <text:p>Honduras,Tegucigalpa;</text:p>
          </table:table-cell>
          <table:table-cell table:formula="of:=[.E77]&amp;[.D7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Hungary,Budapest</text:p>
          </table:table-cell>
          <table:table-cell table:formula="of:=TRIM([.B79])" office:value-type="string" office:string-value="Hungary,Budapest" calcext:value-type="string">
            <text:p>Hungary,Budapest</text:p>
          </table:table-cell>
          <table:table-cell table:formula="of:=[.C79]&amp;&quot;;&quot;" office:value-type="string" office:string-value="Hungary,Budapest;" calcext:value-type="string">
            <text:p>Hungary,Budapest;</text:p>
          </table:table-cell>
          <table:table-cell table:formula="of:=[.E78]&amp;[.D7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Iceland,Reykjavik</text:p>
          </table:table-cell>
          <table:table-cell table:formula="of:=TRIM([.B80])" office:value-type="string" office:string-value="Iceland,Reykjavik" calcext:value-type="string">
            <text:p>Iceland,Reykjavik</text:p>
          </table:table-cell>
          <table:table-cell table:formula="of:=[.C80]&amp;&quot;;&quot;" office:value-type="string" office:string-value="Iceland,Reykjavik;" calcext:value-type="string">
            <text:p>Iceland,Reykjavik;</text:p>
          </table:table-cell>
          <table:table-cell table:formula="of:=[.E79]&amp;[.D8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India,New Delhi</text:p>
          </table:table-cell>
          <table:table-cell table:formula="of:=TRIM([.B81])" office:value-type="string" office:string-value="India,New Delhi" calcext:value-type="string">
            <text:p>India,New Delhi</text:p>
          </table:table-cell>
          <table:table-cell table:formula="of:=[.C81]&amp;&quot;;&quot;" office:value-type="string" office:string-value="India,New Delhi;" calcext:value-type="string">
            <text:p>India,New Delhi;</text:p>
          </table:table-cell>
          <table:table-cell table:formula="of:=[.E80]&amp;[.D8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Indonesia,Jakarta</text:p>
          </table:table-cell>
          <table:table-cell table:formula="of:=TRIM([.B82])" office:value-type="string" office:string-value="Indonesia,Jakarta" calcext:value-type="string">
            <text:p>Indonesia,Jakarta</text:p>
          </table:table-cell>
          <table:table-cell table:formula="of:=[.C82]&amp;&quot;;&quot;" office:value-type="string" office:string-value="Indonesia,Jakarta;" calcext:value-type="string">
            <text:p>Indonesia,Jakarta;</text:p>
          </table:table-cell>
          <table:table-cell table:formula="of:=[.E81]&amp;[.D8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Iran,Tehran</text:p>
          </table:table-cell>
          <table:table-cell table:formula="of:=TRIM([.B83])" office:value-type="string" office:string-value="Iran,Tehran" calcext:value-type="string">
            <text:p>Iran,Tehran</text:p>
          </table:table-cell>
          <table:table-cell table:formula="of:=[.C83]&amp;&quot;;&quot;" office:value-type="string" office:string-value="Iran,Tehran;" calcext:value-type="string">
            <text:p>Iran,Tehran;</text:p>
          </table:table-cell>
          <table:table-cell table:formula="of:=[.E82]&amp;[.D8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Iraq,Baghdad</text:p>
          </table:table-cell>
          <table:table-cell table:formula="of:=TRIM([.B84])" office:value-type="string" office:string-value="Iraq,Baghdad" calcext:value-type="string">
            <text:p>Iraq,Baghdad</text:p>
          </table:table-cell>
          <table:table-cell table:formula="of:=[.C84]&amp;&quot;;&quot;" office:value-type="string" office:string-value="Iraq,Baghdad;" calcext:value-type="string">
            <text:p>Iraq,Baghdad;</text:p>
          </table:table-cell>
          <table:table-cell table:formula="of:=[.E83]&amp;[.D8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Ireland,Dublin</text:p>
          </table:table-cell>
          <table:table-cell table:formula="of:=TRIM([.B85])" office:value-type="string" office:string-value="Ireland,Dublin" calcext:value-type="string">
            <text:p>Ireland,Dublin</text:p>
          </table:table-cell>
          <table:table-cell table:formula="of:=[.C85]&amp;&quot;;&quot;" office:value-type="string" office:string-value="Ireland,Dublin;" calcext:value-type="string">
            <text:p>Ireland,Dublin;</text:p>
          </table:table-cell>
          <table:table-cell table:formula="of:=[.E84]&amp;[.D8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Israel,Jerusalem</text:p>
          </table:table-cell>
          <table:table-cell table:formula="of:=TRIM([.B86])" office:value-type="string" office:string-value="Israel,Jerusalem" calcext:value-type="string">
            <text:p>Israel,Jerusalem</text:p>
          </table:table-cell>
          <table:table-cell table:formula="of:=[.C86]&amp;&quot;;&quot;" office:value-type="string" office:string-value="Israel,Jerusalem;" calcext:value-type="string">
            <text:p>Israel,Jerusalem;</text:p>
          </table:table-cell>
          <table:table-cell table:formula="of:=[.E85]&amp;[.D8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Italy,Rome</text:p>
          </table:table-cell>
          <table:table-cell table:formula="of:=TRIM([.B87])" office:value-type="string" office:string-value="Italy,Rome" calcext:value-type="string">
            <text:p>Italy,Rome</text:p>
          </table:table-cell>
          <table:table-cell table:formula="of:=[.C87]&amp;&quot;;&quot;" office:value-type="string" office:string-value="Italy,Rome;" calcext:value-type="string">
            <text:p>Italy,Rome;</text:p>
          </table:table-cell>
          <table:table-cell table:formula="of:=[.E86]&amp;[.D8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Jamaica,Kingston</text:p>
          </table:table-cell>
          <table:table-cell table:formula="of:=TRIM([.B88])" office:value-type="string" office:string-value="Jamaica,Kingston" calcext:value-type="string">
            <text:p>Jamaica,Kingston</text:p>
          </table:table-cell>
          <table:table-cell table:formula="of:=[.C88]&amp;&quot;;&quot;" office:value-type="string" office:string-value="Jamaica,Kingston;" calcext:value-type="string">
            <text:p>Jamaica,Kingston;</text:p>
          </table:table-cell>
          <table:table-cell table:formula="of:=[.E87]&amp;[.D8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Japan,Tokyo</text:p>
          </table:table-cell>
          <table:table-cell table:formula="of:=TRIM([.B89])" office:value-type="string" office:string-value="Japan,Tokyo" calcext:value-type="string">
            <text:p>Japan,Tokyo</text:p>
          </table:table-cell>
          <table:table-cell table:formula="of:=[.C89]&amp;&quot;;&quot;" office:value-type="string" office:string-value="Japan,Tokyo;" calcext:value-type="string">
            <text:p>Japan,Tokyo;</text:p>
          </table:table-cell>
          <table:table-cell table:formula="of:=[.E88]&amp;[.D8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Jordan,Amman</text:p>
          </table:table-cell>
          <table:table-cell table:formula="of:=TRIM([.B90])" office:value-type="string" office:string-value="Jordan,Amman" calcext:value-type="string">
            <text:p>Jordan,Amman</text:p>
          </table:table-cell>
          <table:table-cell table:formula="of:=[.C90]&amp;&quot;;&quot;" office:value-type="string" office:string-value="Jordan,Amman;" calcext:value-type="string">
            <text:p>Jordan,Amman;</text:p>
          </table:table-cell>
          <table:table-cell table:formula="of:=[.E89]&amp;[.D9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azakhstan,Nur-Sultan</text:p>
          </table:table-cell>
          <table:table-cell table:formula="of:=TRIM([.B91])" office:value-type="string" office:string-value="Kazakhstan,Nur-Sultan" calcext:value-type="string">
            <text:p>Kazakhstan,Nur-Sultan</text:p>
          </table:table-cell>
          <table:table-cell table:formula="of:=[.C91]&amp;&quot;;&quot;" office:value-type="string" office:string-value="Kazakhstan,Nur-Sultan;" calcext:value-type="string">
            <text:p>Kazakhstan,Nur-Sultan;</text:p>
          </table:table-cell>
          <table:table-cell table:formula="of:=[.E90]&amp;[.D9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Kenya,Nairobi</text:p>
          </table:table-cell>
          <table:table-cell table:formula="of:=TRIM([.B92])" office:value-type="string" office:string-value="Kenya,Nairobi" calcext:value-type="string">
            <text:p>Kenya,Nairobi</text:p>
          </table:table-cell>
          <table:table-cell table:formula="of:=[.C92]&amp;&quot;;&quot;" office:value-type="string" office:string-value="Kenya,Nairobi;" calcext:value-type="string">
            <text:p>Kenya,Nairobi;</text:p>
          </table:table-cell>
          <table:table-cell table:formula="of:=[.E91]&amp;[.D9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Kiribati,Tarawa Atoll</text:p>
          </table:table-cell>
          <table:table-cell table:formula="of:=TRIM([.B93])" office:value-type="string" office:string-value="Kiribati,Tarawa Atoll" calcext:value-type="string">
            <text:p>Kiribati,Tarawa Atoll</text:p>
          </table:table-cell>
          <table:table-cell table:formula="of:=[.C93]&amp;&quot;;&quot;" office:value-type="string" office:string-value="Kiribati,Tarawa Atoll;" calcext:value-type="string">
            <text:p>Kiribati,Tarawa Atoll;</text:p>
          </table:table-cell>
          <table:table-cell table:formula="of:=[.E92]&amp;[.D9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Kosovo,Pristina</text:p>
          </table:table-cell>
          <table:table-cell table:formula="of:=TRIM([.B94])" office:value-type="string" office:string-value="Kosovo,Pristina" calcext:value-type="string">
            <text:p>Kosovo,Pristina</text:p>
          </table:table-cell>
          <table:table-cell table:formula="of:=[.C94]&amp;&quot;;&quot;" office:value-type="string" office:string-value="Kosovo,Pristina;" calcext:value-type="string">
            <text:p>Kosovo,Pristina;</text:p>
          </table:table-cell>
          <table:table-cell table:formula="of:=[.E93]&amp;[.D9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Kuwait,Kuwait City</text:p>
          </table:table-cell>
          <table:table-cell table:formula="of:=TRIM([.B95])" office:value-type="string" office:string-value="Kuwait,Kuwait City" calcext:value-type="string">
            <text:p>Kuwait,Kuwait City</text:p>
          </table:table-cell>
          <table:table-cell table:formula="of:=[.C95]&amp;&quot;;&quot;" office:value-type="string" office:string-value="Kuwait,Kuwait City;" calcext:value-type="string">
            <text:p>Kuwait,Kuwait City;</text:p>
          </table:table-cell>
          <table:table-cell table:formula="of:=[.E94]&amp;[.D9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Kyrgyzstan,Bishkek</text:p>
          </table:table-cell>
          <table:table-cell table:formula="of:=TRIM([.B96])" office:value-type="string" office:string-value="Kyrgyzstan,Bishkek" calcext:value-type="string">
            <text:p>Kyrgyzstan,Bishkek</text:p>
          </table:table-cell>
          <table:table-cell table:formula="of:=[.C96]&amp;&quot;;&quot;" office:value-type="string" office:string-value="Kyrgyzstan,Bishkek;" calcext:value-type="string">
            <text:p>Kyrgyzstan,Bishkek;</text:p>
          </table:table-cell>
          <table:table-cell table:formula="of:=[.E95]&amp;[.D9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Laos,Vientiane</text:p>
          </table:table-cell>
          <table:table-cell table:formula="of:=TRIM([.B97])" office:value-type="string" office:string-value="Laos,Vientiane" calcext:value-type="string">
            <text:p>Laos,Vientiane</text:p>
          </table:table-cell>
          <table:table-cell table:formula="of:=[.C97]&amp;&quot;;&quot;" office:value-type="string" office:string-value="Laos,Vientiane;" calcext:value-type="string">
            <text:p>Laos,Vientiane;</text:p>
          </table:table-cell>
          <table:table-cell table:formula="of:=[.E96]&amp;[.D9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Latvia,Riga</text:p>
          </table:table-cell>
          <table:table-cell table:formula="of:=TRIM([.B98])" office:value-type="string" office:string-value="Latvia,Riga" calcext:value-type="string">
            <text:p>Latvia,Riga</text:p>
          </table:table-cell>
          <table:table-cell table:formula="of:=[.C98]&amp;&quot;;&quot;" office:value-type="string" office:string-value="Latvia,Riga;" calcext:value-type="string">
            <text:p>Latvia,Riga;</text:p>
          </table:table-cell>
          <table:table-cell table:formula="of:=[.E97]&amp;[.D9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Lebanon,Beirut</text:p>
          </table:table-cell>
          <table:table-cell table:formula="of:=TRIM([.B99])" office:value-type="string" office:string-value="Lebanon,Beirut" calcext:value-type="string">
            <text:p>Lebanon,Beirut</text:p>
          </table:table-cell>
          <table:table-cell table:formula="of:=[.C99]&amp;&quot;;&quot;" office:value-type="string" office:string-value="Lebanon,Beirut;" calcext:value-type="string">
            <text:p>Lebanon,Beirut;</text:p>
          </table:table-cell>
          <table:table-cell table:formula="of:=[.E98]&amp;[.D9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Lesotho,Maseru</text:p>
          </table:table-cell>
          <table:table-cell table:formula="of:=TRIM([.B100])" office:value-type="string" office:string-value="Lesotho,Maseru" calcext:value-type="string">
            <text:p>Lesotho,Maseru</text:p>
          </table:table-cell>
          <table:table-cell table:formula="of:=[.C100]&amp;&quot;;&quot;" office:value-type="string" office:string-value="Lesotho,Maseru;" calcext:value-type="string">
            <text:p>Lesotho,Maseru;</text:p>
          </table:table-cell>
          <table:table-cell table:formula="of:=[.E99]&amp;[.D10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iberia,Monrovia</text:p>
          </table:table-cell>
          <table:table-cell table:formula="of:=TRIM([.B101])" office:value-type="string" office:string-value="Liberia,Monrovia" calcext:value-type="string">
            <text:p>Liberia,Monrovia</text:p>
          </table:table-cell>
          <table:table-cell table:formula="of:=[.C101]&amp;&quot;;&quot;" office:value-type="string" office:string-value="Liberia,Monrovia;" calcext:value-type="string">
            <text:p>Liberia,Monrovia;</text:p>
          </table:table-cell>
          <table:table-cell table:formula="of:=[.E100]&amp;[.D10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Libya,Tripoli</text:p>
          </table:table-cell>
          <table:table-cell table:formula="of:=TRIM([.B102])" office:value-type="string" office:string-value="Libya,Tripoli" calcext:value-type="string">
            <text:p>Libya,Tripoli</text:p>
          </table:table-cell>
          <table:table-cell table:formula="of:=[.C102]&amp;&quot;;&quot;" office:value-type="string" office:string-value="Libya,Tripoli;" calcext:value-type="string">
            <text:p>Libya,Tripoli;</text:p>
          </table:table-cell>
          <table:table-cell table:formula="of:=[.E101]&amp;[.D10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iechtenstein,Vaduz</text:p>
          </table:table-cell>
          <table:table-cell table:formula="of:=TRIM([.B103])" office:value-type="string" office:string-value="Liechtenstein,Vaduz" calcext:value-type="string">
            <text:p>Liechtenstein,Vaduz</text:p>
          </table:table-cell>
          <table:table-cell table:formula="of:=[.C103]&amp;&quot;;&quot;" office:value-type="string" office:string-value="Liechtenstein,Vaduz;" calcext:value-type="string">
            <text:p>Liechtenstein,Vaduz;</text:p>
          </table:table-cell>
          <table:table-cell table:formula="of:=[.E102]&amp;[.D10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Lithuania,Vilnius</text:p>
          </table:table-cell>
          <table:table-cell table:formula="of:=TRIM([.B104])" office:value-type="string" office:string-value="Lithuania,Vilnius" calcext:value-type="string">
            <text:p>Lithuania,Vilnius</text:p>
          </table:table-cell>
          <table:table-cell table:formula="of:=[.C104]&amp;&quot;;&quot;" office:value-type="string" office:string-value="Lithuania,Vilnius;" calcext:value-type="string">
            <text:p>Lithuania,Vilnius;</text:p>
          </table:table-cell>
          <table:table-cell table:formula="of:=[.E103]&amp;[.D10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Luxembourg,Luxembourg</text:p>
          </table:table-cell>
          <table:table-cell table:formula="of:=TRIM([.B105])" office:value-type="string" office:string-value="Luxembourg,Luxembourg" calcext:value-type="string">
            <text:p>Luxembourg,Luxembourg</text:p>
          </table:table-cell>
          <table:table-cell table:formula="of:=[.C105]&amp;&quot;;&quot;" office:value-type="string" office:string-value="Luxembourg,Luxembourg;" calcext:value-type="string">
            <text:p>Luxembourg,Luxembourg;</text:p>
          </table:table-cell>
          <table:table-cell table:formula="of:=[.E104]&amp;[.D10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Madagascar,Antananarivo</text:p>
          </table:table-cell>
          <table:table-cell table:formula="of:=TRIM([.B106])" office:value-type="string" office:string-value="Madagascar,Antananarivo" calcext:value-type="string">
            <text:p>Madagascar,Antananarivo</text:p>
          </table:table-cell>
          <table:table-cell table:formula="of:=[.C106]&amp;&quot;;&quot;" office:value-type="string" office:string-value="Madagascar,Antananarivo;" calcext:value-type="string">
            <text:p>Madagascar,Antananarivo;</text:p>
          </table:table-cell>
          <table:table-cell table:formula="of:=[.E105]&amp;[.D10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lawi,Lilongwe</text:p>
          </table:table-cell>
          <table:table-cell table:formula="of:=TRIM([.B107])" office:value-type="string" office:string-value="Malawi,Lilongwe" calcext:value-type="string">
            <text:p>Malawi,Lilongwe</text:p>
          </table:table-cell>
          <table:table-cell table:formula="of:=[.C107]&amp;&quot;;&quot;" office:value-type="string" office:string-value="Malawi,Lilongwe;" calcext:value-type="string">
            <text:p>Malawi,Lilongwe;</text:p>
          </table:table-cell>
          <table:table-cell table:formula="of:=[.E106]&amp;[.D10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Malaysia,Kuala Lumpur</text:p>
          </table:table-cell>
          <table:table-cell table:formula="of:=TRIM([.B108])" office:value-type="string" office:string-value="Malaysia,Kuala Lumpur" calcext:value-type="string">
            <text:p>Malaysia,Kuala Lumpur</text:p>
          </table:table-cell>
          <table:table-cell table:formula="of:=[.C108]&amp;&quot;;&quot;" office:value-type="string" office:string-value="Malaysia,Kuala Lumpur;" calcext:value-type="string">
            <text:p>Malaysia,Kuala Lumpur;</text:p>
          </table:table-cell>
          <table:table-cell table:formula="of:=[.E107]&amp;[.D10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Maldives,Male</text:p>
          </table:table-cell>
          <table:table-cell table:formula="of:=TRIM([.B109])" office:value-type="string" office:string-value="Maldives,Male" calcext:value-type="string">
            <text:p>Maldives,Male</text:p>
          </table:table-cell>
          <table:table-cell table:formula="of:=[.C109]&amp;&quot;;&quot;" office:value-type="string" office:string-value="Maldives,Male;" calcext:value-type="string">
            <text:p>Maldives,Male;</text:p>
          </table:table-cell>
          <table:table-cell table:formula="of:=[.E108]&amp;[.D10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Mali,Bamako</text:p>
          </table:table-cell>
          <table:table-cell table:formula="of:=TRIM([.B110])" office:value-type="string" office:string-value="Mali,Bamako" calcext:value-type="string">
            <text:p>Mali,Bamako</text:p>
          </table:table-cell>
          <table:table-cell table:formula="of:=[.C110]&amp;&quot;;&quot;" office:value-type="string" office:string-value="Mali,Bamako;" calcext:value-type="string">
            <text:p>Mali,Bamako;</text:p>
          </table:table-cell>
          <table:table-cell table:formula="of:=[.E109]&amp;[.D11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Malta,Valletta</text:p>
          </table:table-cell>
          <table:table-cell table:formula="of:=TRIM([.B111])" office:value-type="string" office:string-value="Malta,Valletta" calcext:value-type="string">
            <text:p>Malta,Valletta</text:p>
          </table:table-cell>
          <table:table-cell table:formula="of:=[.C111]&amp;&quot;;&quot;" office:value-type="string" office:string-value="Malta,Valletta;" calcext:value-type="string">
            <text:p>Malta,Valletta;</text:p>
          </table:table-cell>
          <table:table-cell table:formula="of:=[.E110]&amp;[.D11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Marshall Islands,Majuro</text:p>
          </table:table-cell>
          <table:table-cell table:formula="of:=TRIM([.B112])" office:value-type="string" office:string-value="Marshall Islands,Majuro" calcext:value-type="string">
            <text:p>Marshall Islands,Majuro</text:p>
          </table:table-cell>
          <table:table-cell table:formula="of:=[.C112]&amp;&quot;;&quot;" office:value-type="string" office:string-value="Marshall Islands,Majuro;" calcext:value-type="string">
            <text:p>Marshall Islands,Majuro;</text:p>
          </table:table-cell>
          <table:table-cell table:formula="of:=[.E111]&amp;[.D11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Mauritania,Nouakchott</text:p>
          </table:table-cell>
          <table:table-cell table:formula="of:=TRIM([.B113])" office:value-type="string" office:string-value="Mauritania,Nouakchott" calcext:value-type="string">
            <text:p>Mauritania,Nouakchott</text:p>
          </table:table-cell>
          <table:table-cell table:formula="of:=[.C113]&amp;&quot;;&quot;" office:value-type="string" office:string-value="Mauritania,Nouakchott;" calcext:value-type="string">
            <text:p>Mauritania,Nouakchott;</text:p>
          </table:table-cell>
          <table:table-cell table:formula="of:=[.E112]&amp;[.D11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Mauritius,Port Louis</text:p>
          </table:table-cell>
          <table:table-cell table:formula="of:=TRIM([.B114])" office:value-type="string" office:string-value="Mauritius,Port Louis" calcext:value-type="string">
            <text:p>Mauritius,Port Louis</text:p>
          </table:table-cell>
          <table:table-cell table:formula="of:=[.C114]&amp;&quot;;&quot;" office:value-type="string" office:string-value="Mauritius,Port Louis;" calcext:value-type="string">
            <text:p>Mauritius,Port Louis;</text:p>
          </table:table-cell>
          <table:table-cell table:formula="of:=[.E113]&amp;[.D11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Mexico,Mexico City</text:p>
          </table:table-cell>
          <table:table-cell table:formula="of:=TRIM([.B115])" office:value-type="string" office:string-value="Mexico,Mexico City" calcext:value-type="string">
            <text:p>Mexico,Mexico City</text:p>
          </table:table-cell>
          <table:table-cell table:formula="of:=[.C115]&amp;&quot;;&quot;" office:value-type="string" office:string-value="Mexico,Mexico City;" calcext:value-type="string">
            <text:p>Mexico,Mexico City;</text:p>
          </table:table-cell>
          <table:table-cell table:formula="of:=[.E114]&amp;[.D11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Moldova,Chisinau</text:p>
          </table:table-cell>
          <table:table-cell table:formula="of:=TRIM([.B116])" office:value-type="string" office:string-value="Moldova,Chisinau" calcext:value-type="string">
            <text:p>Moldova,Chisinau</text:p>
          </table:table-cell>
          <table:table-cell table:formula="of:=[.C116]&amp;&quot;;&quot;" office:value-type="string" office:string-value="Moldova,Chisinau;" calcext:value-type="string">
            <text:p>Moldova,Chisinau;</text:p>
          </table:table-cell>
          <table:table-cell table:formula="of:=[.E115]&amp;[.D11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Monaco,Monaco</text:p>
          </table:table-cell>
          <table:table-cell table:formula="of:=TRIM([.B117])" office:value-type="string" office:string-value="Monaco,Monaco" calcext:value-type="string">
            <text:p>Monaco,Monaco</text:p>
          </table:table-cell>
          <table:table-cell table:formula="of:=[.C117]&amp;&quot;;&quot;" office:value-type="string" office:string-value="Monaco,Monaco;" calcext:value-type="string">
            <text:p>Monaco,Monaco;</text:p>
          </table:table-cell>
          <table:table-cell table:formula="of:=[.E116]&amp;[.D11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Mongolia,Ulaanbaatar</text:p>
          </table:table-cell>
          <table:table-cell table:formula="of:=TRIM([.B118])" office:value-type="string" office:string-value="Mongolia,Ulaanbaatar" calcext:value-type="string">
            <text:p>Mongolia,Ulaanbaatar</text:p>
          </table:table-cell>
          <table:table-cell table:formula="of:=[.C118]&amp;&quot;;&quot;" office:value-type="string" office:string-value="Mongolia,Ulaanbaatar;" calcext:value-type="string">
            <text:p>Mongolia,Ulaanbaatar;</text:p>
          </table:table-cell>
          <table:table-cell table:formula="of:=[.E117]&amp;[.D11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ontenegro,Podgorica</text:p>
          </table:table-cell>
          <table:table-cell table:formula="of:=TRIM([.B119])" office:value-type="string" office:string-value="Montenegro,Podgorica" calcext:value-type="string">
            <text:p>Montenegro,Podgorica</text:p>
          </table:table-cell>
          <table:table-cell table:formula="of:=[.C119]&amp;&quot;;&quot;" office:value-type="string" office:string-value="Montenegro,Podgorica;" calcext:value-type="string">
            <text:p>Montenegro,Podgorica;</text:p>
          </table:table-cell>
          <table:table-cell table:formula="of:=[.E118]&amp;[.D11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orocco,Rabat</text:p>
          </table:table-cell>
          <table:table-cell table:formula="of:=TRIM([.B120])" office:value-type="string" office:string-value="Morocco,Rabat" calcext:value-type="string">
            <text:p>Morocco,Rabat</text:p>
          </table:table-cell>
          <table:table-cell table:formula="of:=[.C120]&amp;&quot;;&quot;" office:value-type="string" office:string-value="Morocco,Rabat;" calcext:value-type="string">
            <text:p>Morocco,Rabat;</text:p>
          </table:table-cell>
          <table:table-cell table:formula="of:=[.E119]&amp;[.D12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ozambique,Maputo</text:p>
          </table:table-cell>
          <table:table-cell table:formula="of:=TRIM([.B121])" office:value-type="string" office:string-value="Mozambique,Maputo" calcext:value-type="string">
            <text:p>Mozambique,Maputo</text:p>
          </table:table-cell>
          <table:table-cell table:formula="of:=[.C121]&amp;&quot;;&quot;" office:value-type="string" office:string-value="Mozambique,Maputo;" calcext:value-type="string">
            <text:p>Mozambique,Maputo;</text:p>
          </table:table-cell>
          <table:table-cell table:formula="of:=[.E120]&amp;[.D12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Myanmar (Burma),Nay Pyi Taw</text:p>
          </table:table-cell>
          <table:table-cell table:formula="of:=TRIM([.B122])" office:value-type="string" office:string-value="Myanmar (Burma),Nay Pyi Taw" calcext:value-type="string">
            <text:p>Myanmar (Burma),Nay Pyi Taw</text:p>
          </table:table-cell>
          <table:table-cell table:formula="of:=[.C122]&amp;&quot;;&quot;" office:value-type="string" office:string-value="Myanmar (Burma),Nay Pyi Taw;" calcext:value-type="string">
            <text:p>Myanmar (Burma),Nay Pyi Taw;</text:p>
          </table:table-cell>
          <table:table-cell table:formula="of:=[.E121]&amp;[.D12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Namibia,Windhoek</text:p>
          </table:table-cell>
          <table:table-cell table:formula="of:=TRIM([.B123])" office:value-type="string" office:string-value="Namibia,Windhoek" calcext:value-type="string">
            <text:p>Namibia,Windhoek</text:p>
          </table:table-cell>
          <table:table-cell table:formula="of:=[.C123]&amp;&quot;;&quot;" office:value-type="string" office:string-value="Namibia,Windhoek;" calcext:value-type="string">
            <text:p>Namibia,Windhoek;</text:p>
          </table:table-cell>
          <table:table-cell table:formula="of:=[.E122]&amp;[.D12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Nauru,No official capital</text:p>
          </table:table-cell>
          <table:table-cell table:formula="of:=TRIM([.B124])" office:value-type="string" office:string-value="Nauru,No official capital" calcext:value-type="string">
            <text:p>Nauru,No official capital</text:p>
          </table:table-cell>
          <table:table-cell table:formula="of:=[.C124]&amp;&quot;;&quot;" office:value-type="string" office:string-value="Nauru,No official capital;" calcext:value-type="string">
            <text:p>Nauru,No official capital;</text:p>
          </table:table-cell>
          <table:table-cell table:formula="of:=[.E123]&amp;[.D12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Nepal,Kathmandu</text:p>
          </table:table-cell>
          <table:table-cell table:formula="of:=TRIM([.B125])" office:value-type="string" office:string-value="Nepal,Kathmandu" calcext:value-type="string">
            <text:p>Nepal,Kathmandu</text:p>
          </table:table-cell>
          <table:table-cell table:formula="of:=[.C125]&amp;&quot;;&quot;" office:value-type="string" office:string-value="Nepal,Kathmandu;" calcext:value-type="string">
            <text:p>Nepal,Kathmandu;</text:p>
          </table:table-cell>
          <table:table-cell table:formula="of:=[.E124]&amp;[.D12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Netherlands,Amsterdam</text:p>
          </table:table-cell>
          <table:table-cell table:formula="of:=TRIM([.B126])" office:value-type="string" office:string-value="Netherlands,Amsterdam" calcext:value-type="string">
            <text:p>Netherlands,Amsterdam</text:p>
          </table:table-cell>
          <table:table-cell table:formula="of:=[.C126]&amp;&quot;;&quot;" office:value-type="string" office:string-value="Netherlands,Amsterdam;" calcext:value-type="string">
            <text:p>Netherlands,Amsterdam;</text:p>
          </table:table-cell>
          <table:table-cell table:formula="of:=[.E125]&amp;[.D12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New Zealand,Wellington</text:p>
          </table:table-cell>
          <table:table-cell table:formula="of:=TRIM([.B127])" office:value-type="string" office:string-value="New Zealand,Wellington" calcext:value-type="string">
            <text:p>New Zealand,Wellington</text:p>
          </table:table-cell>
          <table:table-cell table:formula="of:=[.C127]&amp;&quot;;&quot;" office:value-type="string" office:string-value="New Zealand,Wellington;" calcext:value-type="string">
            <text:p>New Zealand,Wellington;</text:p>
          </table:table-cell>
          <table:table-cell table:formula="of:=[.E126]&amp;[.D12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Nicaragua,Managua</text:p>
          </table:table-cell>
          <table:table-cell table:formula="of:=TRIM([.B128])" office:value-type="string" office:string-value="Nicaragua,Managua" calcext:value-type="string">
            <text:p>Nicaragua,Managua</text:p>
          </table:table-cell>
          <table:table-cell table:formula="of:=[.C128]&amp;&quot;;&quot;" office:value-type="string" office:string-value="Nicaragua,Managua;" calcext:value-type="string">
            <text:p>Nicaragua,Managua;</text:p>
          </table:table-cell>
          <table:table-cell table:formula="of:=[.E127]&amp;[.D12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Niger,Niamey</text:p>
          </table:table-cell>
          <table:table-cell table:formula="of:=TRIM([.B129])" office:value-type="string" office:string-value="Niger,Niamey" calcext:value-type="string">
            <text:p>Niger,Niamey</text:p>
          </table:table-cell>
          <table:table-cell table:formula="of:=[.C129]&amp;&quot;;&quot;" office:value-type="string" office:string-value="Niger,Niamey;" calcext:value-type="string">
            <text:p>Niger,Niamey;</text:p>
          </table:table-cell>
          <table:table-cell table:formula="of:=[.E128]&amp;[.D12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Nigeria,Abuja</text:p>
          </table:table-cell>
          <table:table-cell table:formula="of:=TRIM([.B130])" office:value-type="string" office:string-value="Nigeria,Abuja" calcext:value-type="string">
            <text:p>Nigeria,Abuja</text:p>
          </table:table-cell>
          <table:table-cell table:formula="of:=[.C130]&amp;&quot;;&quot;" office:value-type="string" office:string-value="Nigeria,Abuja;" calcext:value-type="string">
            <text:p>Nigeria,Abuja;</text:p>
          </table:table-cell>
          <table:table-cell table:formula="of:=[.E129]&amp;[.D13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North Korea,Pyongyang</text:p>
          </table:table-cell>
          <table:table-cell table:formula="of:=TRIM([.B131])" office:value-type="string" office:string-value="North Korea,Pyongyang" calcext:value-type="string">
            <text:p>North Korea,Pyongyang</text:p>
          </table:table-cell>
          <table:table-cell table:formula="of:=[.C131]&amp;&quot;;&quot;" office:value-type="string" office:string-value="North Korea,Pyongyang;" calcext:value-type="string">
            <text:p>North Korea,Pyongyang;</text:p>
          </table:table-cell>
          <table:table-cell table:formula="of:=[.E130]&amp;[.D13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North Macedonia (Macedonia),Skopje</text:p>
          </table:table-cell>
          <table:table-cell table:formula="of:=TRIM([.B132])" office:value-type="string" office:string-value="North Macedonia (Macedonia),Skopje" calcext:value-type="string">
            <text:p>North Macedonia (Macedonia),Skopje</text:p>
          </table:table-cell>
          <table:table-cell table:formula="of:=[.C132]&amp;&quot;;&quot;" office:value-type="string" office:string-value="North Macedonia (Macedonia),Skopje;" calcext:value-type="string">
            <text:p>North Macedonia (Macedonia),Skopje;</text:p>
          </table:table-cell>
          <table:table-cell table:formula="of:=[.E131]&amp;[.D13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Northern Ireland,Belfast</text:p>
          </table:table-cell>
          <table:table-cell table:formula="of:=TRIM([.B133])" office:value-type="string" office:string-value="Northern Ireland,Belfast" calcext:value-type="string">
            <text:p>Northern Ireland,Belfast</text:p>
          </table:table-cell>
          <table:table-cell table:formula="of:=[.C133]&amp;&quot;;&quot;" office:value-type="string" office:string-value="Northern Ireland,Belfast;" calcext:value-type="string">
            <text:p>Northern Ireland,Belfast;</text:p>
          </table:table-cell>
          <table:table-cell table:formula="of:=[.E132]&amp;[.D13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Norway,Oslo</text:p>
          </table:table-cell>
          <table:table-cell table:formula="of:=TRIM([.B134])" office:value-type="string" office:string-value="Norway,Oslo" calcext:value-type="string">
            <text:p>Norway,Oslo</text:p>
          </table:table-cell>
          <table:table-cell table:formula="of:=[.C134]&amp;&quot;;&quot;" office:value-type="string" office:string-value="Norway,Oslo;" calcext:value-type="string">
            <text:p>Norway,Oslo;</text:p>
          </table:table-cell>
          <table:table-cell table:formula="of:=[.E133]&amp;[.D13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Oman,Muscat</text:p>
          </table:table-cell>
          <table:table-cell table:formula="of:=TRIM([.B135])" office:value-type="string" office:string-value="Oman,Muscat" calcext:value-type="string">
            <text:p>Oman,Muscat</text:p>
          </table:table-cell>
          <table:table-cell table:formula="of:=[.C135]&amp;&quot;;&quot;" office:value-type="string" office:string-value="Oman,Muscat;" calcext:value-type="string">
            <text:p>Oman,Muscat;</text:p>
          </table:table-cell>
          <table:table-cell table:formula="of:=[.E134]&amp;[.D13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Pakistan,Islamabad</text:p>
          </table:table-cell>
          <table:table-cell table:formula="of:=TRIM([.B136])" office:value-type="string" office:string-value="Pakistan,Islamabad" calcext:value-type="string">
            <text:p>Pakistan,Islamabad</text:p>
          </table:table-cell>
          <table:table-cell table:formula="of:=[.C136]&amp;&quot;;&quot;" office:value-type="string" office:string-value="Pakistan,Islamabad;" calcext:value-type="string">
            <text:p>Pakistan,Islamabad;</text:p>
          </table:table-cell>
          <table:table-cell table:formula="of:=[.E135]&amp;[.D13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Palau,Melekeok</text:p>
          </table:table-cell>
          <table:table-cell table:formula="of:=TRIM([.B137])" office:value-type="string" office:string-value="Palau,Melekeok" calcext:value-type="string">
            <text:p>Palau,Melekeok</text:p>
          </table:table-cell>
          <table:table-cell table:formula="of:=[.C137]&amp;&quot;;&quot;" office:value-type="string" office:string-value="Palau,Melekeok;" calcext:value-type="string">
            <text:p>Palau,Melekeok;</text:p>
          </table:table-cell>
          <table:table-cell table:formula="of:=[.E136]&amp;[.D13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Panama,Panama City</text:p>
          </table:table-cell>
          <table:table-cell table:formula="of:=TRIM([.B138])" office:value-type="string" office:string-value="Panama,Panama City" calcext:value-type="string">
            <text:p>Panama,Panama City</text:p>
          </table:table-cell>
          <table:table-cell table:formula="of:=[.C138]&amp;&quot;;&quot;" office:value-type="string" office:string-value="Panama,Panama City;" calcext:value-type="string">
            <text:p>Panama,Panama City;</text:p>
          </table:table-cell>
          <table:table-cell table:formula="of:=[.E137]&amp;[.D13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Papua New Guinea,Port Moresby</text:p>
          </table:table-cell>
          <table:table-cell table:formula="of:=TRIM([.B139])" office:value-type="string" office:string-value="Papua New Guinea,Port Moresby" calcext:value-type="string">
            <text:p>Papua New Guinea,Port Moresby</text:p>
          </table:table-cell>
          <table:table-cell table:formula="of:=[.C139]&amp;&quot;;&quot;" office:value-type="string" office:string-value="Papua New Guinea,Port Moresby;" calcext:value-type="string">
            <text:p>Papua New Guinea,Port Moresby;</text:p>
          </table:table-cell>
          <table:table-cell table:formula="of:=[.E138]&amp;[.D13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Paraguay,Asuncion</text:p>
          </table:table-cell>
          <table:table-cell table:formula="of:=TRIM([.B140])" office:value-type="string" office:string-value="Paraguay,Asuncion" calcext:value-type="string">
            <text:p>Paraguay,Asuncion</text:p>
          </table:table-cell>
          <table:table-cell table:formula="of:=[.C140]&amp;&quot;;&quot;" office:value-type="string" office:string-value="Paraguay,Asuncion;" calcext:value-type="string">
            <text:p>Paraguay,Asuncion;</text:p>
          </table:table-cell>
          <table:table-cell table:formula="of:=[.E139]&amp;[.D14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Peru,Lima</text:p>
          </table:table-cell>
          <table:table-cell table:formula="of:=TRIM([.B141])" office:value-type="string" office:string-value="Peru,Lima" calcext:value-type="string">
            <text:p>Peru,Lima</text:p>
          </table:table-cell>
          <table:table-cell table:formula="of:=[.C141]&amp;&quot;;&quot;" office:value-type="string" office:string-value="Peru,Lima;" calcext:value-type="string">
            <text:p>Peru,Lima;</text:p>
          </table:table-cell>
          <table:table-cell table:formula="of:=[.E140]&amp;[.D14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Philippines,Manila</text:p>
          </table:table-cell>
          <table:table-cell table:formula="of:=TRIM([.B142])" office:value-type="string" office:string-value="Philippines,Manila" calcext:value-type="string">
            <text:p>Philippines,Manila</text:p>
          </table:table-cell>
          <table:table-cell table:formula="of:=[.C142]&amp;&quot;;&quot;" office:value-type="string" office:string-value="Philippines,Manila;" calcext:value-type="string">
            <text:p>Philippines,Manila;</text:p>
          </table:table-cell>
          <table:table-cell table:formula="of:=[.E141]&amp;[.D14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Poland,Warsaw</text:p>
          </table:table-cell>
          <table:table-cell table:formula="of:=TRIM([.B143])" office:value-type="string" office:string-value="Poland,Warsaw" calcext:value-type="string">
            <text:p>Poland,Warsaw</text:p>
          </table:table-cell>
          <table:table-cell table:formula="of:=[.C143]&amp;&quot;;&quot;" office:value-type="string" office:string-value="Poland,Warsaw;" calcext:value-type="string">
            <text:p>Poland,Warsaw;</text:p>
          </table:table-cell>
          <table:table-cell table:formula="of:=[.E142]&amp;[.D14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Portugal,Lisbon</text:p>
          </table:table-cell>
          <table:table-cell table:formula="of:=TRIM([.B144])" office:value-type="string" office:string-value="Portugal,Lisbon" calcext:value-type="string">
            <text:p>Portugal,Lisbon</text:p>
          </table:table-cell>
          <table:table-cell table:formula="of:=[.C144]&amp;&quot;;&quot;" office:value-type="string" office:string-value="Portugal,Lisbon;" calcext:value-type="string">
            <text:p>Portugal,Lisbon;</text:p>
          </table:table-cell>
          <table:table-cell table:formula="of:=[.E143]&amp;[.D14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Qatar,Doha</text:p>
          </table:table-cell>
          <table:table-cell table:formula="of:=TRIM([.B145])" office:value-type="string" office:string-value="Qatar,Doha" calcext:value-type="string">
            <text:p>Qatar,Doha</text:p>
          </table:table-cell>
          <table:table-cell table:formula="of:=[.C145]&amp;&quot;;&quot;" office:value-type="string" office:string-value="Qatar,Doha;" calcext:value-type="string">
            <text:p>Qatar,Doha;</text:p>
          </table:table-cell>
          <table:table-cell table:formula="of:=[.E144]&amp;[.D14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Romania,Bucharest</text:p>
          </table:table-cell>
          <table:table-cell table:formula="of:=TRIM([.B146])" office:value-type="string" office:string-value="Romania,Bucharest" calcext:value-type="string">
            <text:p>Romania,Bucharest</text:p>
          </table:table-cell>
          <table:table-cell table:formula="of:=[.C146]&amp;&quot;;&quot;" office:value-type="string" office:string-value="Romania,Bucharest;" calcext:value-type="string">
            <text:p>Romania,Bucharest;</text:p>
          </table:table-cell>
          <table:table-cell table:formula="of:=[.E145]&amp;[.D14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Russia,Moscow</text:p>
          </table:table-cell>
          <table:table-cell table:formula="of:=TRIM([.B147])" office:value-type="string" office:string-value="Russia,Moscow" calcext:value-type="string">
            <text:p>Russia,Moscow</text:p>
          </table:table-cell>
          <table:table-cell table:formula="of:=[.C147]&amp;&quot;;&quot;" office:value-type="string" office:string-value="Russia,Moscow;" calcext:value-type="string">
            <text:p>Russia,Moscow;</text:p>
          </table:table-cell>
          <table:table-cell table:formula="of:=[.E146]&amp;[.D14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Rwanda,Kigali</text:p>
          </table:table-cell>
          <table:table-cell table:formula="of:=TRIM([.B148])" office:value-type="string" office:string-value="Rwanda,Kigali" calcext:value-type="string">
            <text:p>Rwanda,Kigali</text:p>
          </table:table-cell>
          <table:table-cell table:formula="of:=[.C148]&amp;&quot;;&quot;" office:value-type="string" office:string-value="Rwanda,Kigali;" calcext:value-type="string">
            <text:p>Rwanda,Kigali;</text:p>
          </table:table-cell>
          <table:table-cell table:formula="of:=[.E147]&amp;[.D14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aint Kitts and Nevis,Basseterre</text:p>
          </table:table-cell>
          <table:table-cell table:formula="of:=TRIM([.B149])" office:value-type="string" office:string-value="Saint Kitts and Nevis,Basseterre" calcext:value-type="string">
            <text:p>Saint Kitts and Nevis,Basseterre</text:p>
          </table:table-cell>
          <table:table-cell table:formula="of:=[.C149]&amp;&quot;;&quot;" office:value-type="string" office:string-value="Saint Kitts and Nevis,Basseterre;" calcext:value-type="string">
            <text:p>Saint Kitts and Nevis,Basseterre;</text:p>
          </table:table-cell>
          <table:table-cell table:formula="of:=[.E148]&amp;[.D14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aint Lucia,Castries</text:p>
          </table:table-cell>
          <table:table-cell table:formula="of:=TRIM([.B150])" office:value-type="string" office:string-value="Saint Lucia,Castries" calcext:value-type="string">
            <text:p>Saint Lucia,Castries</text:p>
          </table:table-cell>
          <table:table-cell table:formula="of:=[.C150]&amp;&quot;;&quot;" office:value-type="string" office:string-value="Saint Lucia,Castries;" calcext:value-type="string">
            <text:p>Saint Lucia,Castries;</text:p>
          </table:table-cell>
          <table:table-cell table:formula="of:=[.E149]&amp;[.D15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aint Vincent and the Grenadines,Kingstown</text:p>
          </table:table-cell>
          <table:table-cell table:formula="of:=TRIM([.B151])" office:value-type="string" office:string-value="Saint Vincent and the Grenadines,Kingstown" calcext:value-type="string">
            <text:p>Saint Vincent and the Grenadines,Kingstown</text:p>
          </table:table-cell>
          <table:table-cell table:formula="of:=[.C151]&amp;&quot;;&quot;" office:value-type="string" office:string-value="Saint Vincent and the Grenadines,Kingstown;" calcext:value-type="string">
            <text:p>Saint Vincent and the Grenadines,Kingstown;</text:p>
          </table:table-cell>
          <table:table-cell table:formula="of:=[.E150]&amp;[.D15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amoa,Apia</text:p>
          </table:table-cell>
          <table:table-cell table:formula="of:=TRIM([.B152])" office:value-type="string" office:string-value="Samoa,Apia" calcext:value-type="string">
            <text:p>Samoa,Apia</text:p>
          </table:table-cell>
          <table:table-cell table:formula="of:=[.C152]&amp;&quot;;&quot;" office:value-type="string" office:string-value="Samoa,Apia;" calcext:value-type="string">
            <text:p>Samoa,Apia;</text:p>
          </table:table-cell>
          <table:table-cell table:formula="of:=[.E151]&amp;[.D15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San Marino,San Marino</text:p>
          </table:table-cell>
          <table:table-cell table:formula="of:=TRIM([.B153])" office:value-type="string" office:string-value="San Marino,San Marino" calcext:value-type="string">
            <text:p>San Marino,San Marino</text:p>
          </table:table-cell>
          <table:table-cell table:formula="of:=[.C153]&amp;&quot;;&quot;" office:value-type="string" office:string-value="San Marino,San Marino;" calcext:value-type="string">
            <text:p>San Marino,San Marino;</text:p>
          </table:table-cell>
          <table:table-cell table:formula="of:=[.E152]&amp;[.D15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ao Tome and Principe,Sao Tome</text:p>
          </table:table-cell>
          <table:table-cell table:formula="of:=TRIM([.B154])" office:value-type="string" office:string-value="Sao Tome and Principe,Sao Tome" calcext:value-type="string">
            <text:p>Sao Tome and Principe,Sao Tome</text:p>
          </table:table-cell>
          <table:table-cell table:formula="of:=[.C154]&amp;&quot;;&quot;" office:value-type="string" office:string-value="Sao Tome and Principe,Sao Tome;" calcext:value-type="string">
            <text:p>Sao Tome and Principe,Sao Tome;</text:p>
          </table:table-cell>
          <table:table-cell table:formula="of:=[.E153]&amp;[.D15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audi Arabia,Riyadh</text:p>
          </table:table-cell>
          <table:table-cell table:formula="of:=TRIM([.B155])" office:value-type="string" office:string-value="Saudi Arabia,Riyadh" calcext:value-type="string">
            <text:p>Saudi Arabia,Riyadh</text:p>
          </table:table-cell>
          <table:table-cell table:formula="of:=[.C155]&amp;&quot;;&quot;" office:value-type="string" office:string-value="Saudi Arabia,Riyadh;" calcext:value-type="string">
            <text:p>Saudi Arabia,Riyadh;</text:p>
          </table:table-cell>
          <table:table-cell table:formula="of:=[.E154]&amp;[.D15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cotland,Edinburgh</text:p>
          </table:table-cell>
          <table:table-cell table:formula="of:=TRIM([.B156])" office:value-type="string" office:string-value="Scotland,Edinburgh" calcext:value-type="string">
            <text:p>Scotland,Edinburgh</text:p>
          </table:table-cell>
          <table:table-cell table:formula="of:=[.C156]&amp;&quot;;&quot;" office:value-type="string" office:string-value="Scotland,Edinburgh;" calcext:value-type="string">
            <text:p>Scotland,Edinburgh;</text:p>
          </table:table-cell>
          <table:table-cell table:formula="of:=[.E155]&amp;[.D15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enegal,Dakar</text:p>
          </table:table-cell>
          <table:table-cell table:formula="of:=TRIM([.B157])" office:value-type="string" office:string-value="Senegal,Dakar" calcext:value-type="string">
            <text:p>Senegal,Dakar</text:p>
          </table:table-cell>
          <table:table-cell table:formula="of:=[.C157]&amp;&quot;;&quot;" office:value-type="string" office:string-value="Senegal,Dakar;" calcext:value-type="string">
            <text:p>Senegal,Dakar;</text:p>
          </table:table-cell>
          <table:table-cell table:formula="of:=[.E156]&amp;[.D15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erbia,Belgrade</text:p>
          </table:table-cell>
          <table:table-cell table:formula="of:=TRIM([.B158])" office:value-type="string" office:string-value="Serbia,Belgrade" calcext:value-type="string">
            <text:p>Serbia,Belgrade</text:p>
          </table:table-cell>
          <table:table-cell table:formula="of:=[.C158]&amp;&quot;;&quot;" office:value-type="string" office:string-value="Serbia,Belgrade;" calcext:value-type="string">
            <text:p>Serbia,Belgrade;</text:p>
          </table:table-cell>
          <table:table-cell table:formula="of:=[.E157]&amp;[.D15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eychelles,Victoria</text:p>
          </table:table-cell>
          <table:table-cell table:formula="of:=TRIM([.B159])" office:value-type="string" office:string-value="Seychelles,Victoria" calcext:value-type="string">
            <text:p>Seychelles,Victoria</text:p>
          </table:table-cell>
          <table:table-cell table:formula="of:=[.C159]&amp;&quot;;&quot;" office:value-type="string" office:string-value="Seychelles,Victoria;" calcext:value-type="string">
            <text:p>Seychelles,Victoria;</text:p>
          </table:table-cell>
          <table:table-cell table:formula="of:=[.E158]&amp;[.D15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ierra Leone,Freetown</text:p>
          </table:table-cell>
          <table:table-cell table:formula="of:=TRIM([.B160])" office:value-type="string" office:string-value="Sierra Leone,Freetown" calcext:value-type="string">
            <text:p>Sierra Leone,Freetown</text:p>
          </table:table-cell>
          <table:table-cell table:formula="of:=[.C160]&amp;&quot;;&quot;" office:value-type="string" office:string-value="Sierra Leone,Freetown;" calcext:value-type="string">
            <text:p>Sierra Leone,Freetown;</text:p>
          </table:table-cell>
          <table:table-cell table:formula="of:=[.E159]&amp;[.D16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ingapore,Singapore</text:p>
          </table:table-cell>
          <table:table-cell table:formula="of:=TRIM([.B161])" office:value-type="string" office:string-value="Singapore,Singapore" calcext:value-type="string">
            <text:p>Singapore,Singapore</text:p>
          </table:table-cell>
          <table:table-cell table:formula="of:=[.C161]&amp;&quot;;&quot;" office:value-type="string" office:string-value="Singapore,Singapore;" calcext:value-type="string">
            <text:p>Singapore,Singapore;</text:p>
          </table:table-cell>
          <table:table-cell table:formula="of:=[.E160]&amp;[.D16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lovakia,Bratislava</text:p>
          </table:table-cell>
          <table:table-cell table:formula="of:=TRIM([.B162])" office:value-type="string" office:string-value="Slovakia,Bratislava" calcext:value-type="string">
            <text:p>Slovakia,Bratislava</text:p>
          </table:table-cell>
          <table:table-cell table:formula="of:=[.C162]&amp;&quot;;&quot;" office:value-type="string" office:string-value="Slovakia,Bratislava;" calcext:value-type="string">
            <text:p>Slovakia,Bratislava;</text:p>
          </table:table-cell>
          <table:table-cell table:formula="of:=[.E161]&amp;[.D16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lovenia,Ljubljana</text:p>
          </table:table-cell>
          <table:table-cell table:formula="of:=TRIM([.B163])" office:value-type="string" office:string-value="Slovenia,Ljubljana" calcext:value-type="string">
            <text:p>Slovenia,Ljubljana</text:p>
          </table:table-cell>
          <table:table-cell table:formula="of:=[.C163]&amp;&quot;;&quot;" office:value-type="string" office:string-value="Slovenia,Ljubljana;" calcext:value-type="string">
            <text:p>Slovenia,Ljubljana;</text:p>
          </table:table-cell>
          <table:table-cell table:formula="of:=[.E162]&amp;[.D16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olomon Islands,Honiara</text:p>
          </table:table-cell>
          <table:table-cell table:formula="of:=TRIM([.B164])" office:value-type="string" office:string-value="Solomon Islands,Honiara" calcext:value-type="string">
            <text:p>Solomon Islands,Honiara</text:p>
          </table:table-cell>
          <table:table-cell table:formula="of:=[.C164]&amp;&quot;;&quot;" office:value-type="string" office:string-value="Solomon Islands,Honiara;" calcext:value-type="string">
            <text:p>Solomon Islands,Honiara;</text:p>
          </table:table-cell>
          <table:table-cell table:formula="of:=[.E163]&amp;[.D16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omalia,Mogadishu</text:p>
          </table:table-cell>
          <table:table-cell table:formula="of:=TRIM([.B165])" office:value-type="string" office:string-value="Somalia,Mogadishu" calcext:value-type="string">
            <text:p>Somalia,Mogadishu</text:p>
          </table:table-cell>
          <table:table-cell table:formula="of:=[.C165]&amp;&quot;;&quot;" office:value-type="string" office:string-value="Somalia,Mogadishu;" calcext:value-type="string">
            <text:p>Somalia,Mogadishu;</text:p>
          </table:table-cell>
          <table:table-cell table:formula="of:=[.E164]&amp;[.D16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outh Africa,Pretoria-Bloemfontein-Cape Town</text:p>
          </table:table-cell>
          <table:table-cell table:formula="of:=TRIM([.B166])" office:value-type="string" office:string-value="South Africa,Pretoria-Bloemfontein-Cape Town" calcext:value-type="string">
            <text:p>South Africa,Pretoria-Bloemfontein-Cape Town</text:p>
          </table:table-cell>
          <table:table-cell table:formula="of:=[.C166]&amp;&quot;;&quot;" office:value-type="string" office:string-value="South Africa,Pretoria-Bloemfontein-Cape Town;" calcext:value-type="string">
            <text:p>South Africa,Pretoria-Bloemfontein-Cape Town;</text:p>
          </table:table-cell>
          <table:table-cell table:formula="of:=[.E165]&amp;[.D16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outh Korea,Seoul</text:p>
          </table:table-cell>
          <table:table-cell table:formula="of:=TRIM([.B167])" office:value-type="string" office:string-value="South Korea,Seoul" calcext:value-type="string">
            <text:p>South Korea,Seoul</text:p>
          </table:table-cell>
          <table:table-cell table:formula="of:=[.C167]&amp;&quot;;&quot;" office:value-type="string" office:string-value="South Korea,Seoul;" calcext:value-type="string">
            <text:p>South Korea,Seoul;</text:p>
          </table:table-cell>
          <table:table-cell table:formula="of:=[.E166]&amp;[.D16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outh Sudan,Juba</text:p>
          </table:table-cell>
          <table:table-cell table:formula="of:=TRIM([.B168])" office:value-type="string" office:string-value="South Sudan,Juba" calcext:value-type="string">
            <text:p>South Sudan,Juba</text:p>
          </table:table-cell>
          <table:table-cell table:formula="of:=[.C168]&amp;&quot;;&quot;" office:value-type="string" office:string-value="South Sudan,Juba;" calcext:value-type="string">
            <text:p>South Sudan,Juba;</text:p>
          </table:table-cell>
          <table:table-cell table:formula="of:=[.E167]&amp;[.D16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pain,Madrid</text:p>
          </table:table-cell>
          <table:table-cell table:formula="of:=TRIM([.B169])" office:value-type="string" office:string-value="Spain,Madrid" calcext:value-type="string">
            <text:p>Spain,Madrid</text:p>
          </table:table-cell>
          <table:table-cell table:formula="of:=[.C169]&amp;&quot;;&quot;" office:value-type="string" office:string-value="Spain,Madrid;" calcext:value-type="string">
            <text:p>Spain,Madrid;</text:p>
          </table:table-cell>
          <table:table-cell table:formula="of:=[.E168]&amp;[.D16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ri Lanka,Sri Jayawardenapura Kotte</text:p>
          </table:table-cell>
          <table:table-cell table:formula="of:=TRIM([.B170])" office:value-type="string" office:string-value="Sri Lanka,Sri Jayawardenapura Kotte" calcext:value-type="string">
            <text:p>Sri Lanka,Sri Jayawardenapura Kotte</text:p>
          </table:table-cell>
          <table:table-cell table:formula="of:=[.C170]&amp;&quot;;&quot;" office:value-type="string" office:string-value="Sri Lanka,Sri Jayawardenapura Kotte;" calcext:value-type="string">
            <text:p>Sri Lanka,Sri Jayawardenapura Kotte;</text:p>
          </table:table-cell>
          <table:table-cell table:formula="of:=[.E169]&amp;[.D17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udan,Khartoum</text:p>
          </table:table-cell>
          <table:table-cell table:formula="of:=TRIM([.B171])" office:value-type="string" office:string-value="Sudan,Khartoum" calcext:value-type="string">
            <text:p>Sudan,Khartoum</text:p>
          </table:table-cell>
          <table:table-cell table:formula="of:=[.C171]&amp;&quot;;&quot;" office:value-type="string" office:string-value="Sudan,Khartoum;" calcext:value-type="string">
            <text:p>Sudan,Khartoum;</text:p>
          </table:table-cell>
          <table:table-cell table:formula="of:=[.E170]&amp;[.D17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uriname,Paramaribo</text:p>
          </table:table-cell>
          <table:table-cell table:formula="of:=TRIM([.B172])" office:value-type="string" office:string-value="Suriname,Paramaribo" calcext:value-type="string">
            <text:p>Suriname,Paramaribo</text:p>
          </table:table-cell>
          <table:table-cell table:formula="of:=[.C172]&amp;&quot;;&quot;" office:value-type="string" office:string-value="Suriname,Paramaribo;" calcext:value-type="string">
            <text:p>Suriname,Paramaribo;</text:p>
          </table:table-cell>
          <table:table-cell table:formula="of:=[.E171]&amp;[.D17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weden,Stockholm</text:p>
          </table:table-cell>
          <table:table-cell table:formula="of:=TRIM([.B173])" office:value-type="string" office:string-value="Sweden,Stockholm" calcext:value-type="string">
            <text:p>Sweden,Stockholm</text:p>
          </table:table-cell>
          <table:table-cell table:formula="of:=[.C173]&amp;&quot;;&quot;" office:value-type="string" office:string-value="Sweden,Stockholm;" calcext:value-type="string">
            <text:p>Sweden,Stockholm;</text:p>
          </table:table-cell>
          <table:table-cell table:formula="of:=[.E172]&amp;[.D17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Switzerland,Bern</text:p>
          </table:table-cell>
          <table:table-cell table:formula="of:=TRIM([.B174])" office:value-type="string" office:string-value="Switzerland,Bern" calcext:value-type="string">
            <text:p>Switzerland,Bern</text:p>
          </table:table-cell>
          <table:table-cell table:formula="of:=[.C174]&amp;&quot;;&quot;" office:value-type="string" office:string-value="Switzerland,Bern;" calcext:value-type="string">
            <text:p>Switzerland,Bern;</text:p>
          </table:table-cell>
          <table:table-cell table:formula="of:=[.E173]&amp;[.D17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yria,Damascus</text:p>
          </table:table-cell>
          <table:table-cell table:formula="of:=TRIM([.B175])" office:value-type="string" office:string-value="Syria,Damascus" calcext:value-type="string">
            <text:p>Syria,Damascus</text:p>
          </table:table-cell>
          <table:table-cell table:formula="of:=[.C175]&amp;&quot;;&quot;" office:value-type="string" office:string-value="Syria,Damascus;" calcext:value-type="string">
            <text:p>Syria,Damascus;</text:p>
          </table:table-cell>
          <table:table-cell table:formula="of:=[.E174]&amp;[.D17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aiwan,Taipei</text:p>
          </table:table-cell>
          <table:table-cell table:formula="of:=TRIM([.B176])" office:value-type="string" office:string-value="Taiwan,Taipei" calcext:value-type="string">
            <text:p>Taiwan,Taipei</text:p>
          </table:table-cell>
          <table:table-cell table:formula="of:=[.C176]&amp;&quot;;&quot;" office:value-type="string" office:string-value="Taiwan,Taipei;" calcext:value-type="string">
            <text:p>Taiwan,Taipei;</text:p>
          </table:table-cell>
          <table:table-cell table:formula="of:=[.E175]&amp;[.D17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Tajikistan,Dushanbe</text:p>
          </table:table-cell>
          <table:table-cell table:formula="of:=TRIM([.B177])" office:value-type="string" office:string-value="Tajikistan,Dushanbe" calcext:value-type="string">
            <text:p>Tajikistan,Dushanbe</text:p>
          </table:table-cell>
          <table:table-cell table:formula="of:=[.C177]&amp;&quot;;&quot;" office:value-type="string" office:string-value="Tajikistan,Dushanbe;" calcext:value-type="string">
            <text:p>Tajikistan,Dushanbe;</text:p>
          </table:table-cell>
          <table:table-cell table:formula="of:=[.E176]&amp;[.D17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Tanzania,Dodoma</text:p>
          </table:table-cell>
          <table:table-cell table:formula="of:=TRIM([.B178])" office:value-type="string" office:string-value="Tanzania,Dodoma" calcext:value-type="string">
            <text:p>Tanzania,Dodoma</text:p>
          </table:table-cell>
          <table:table-cell table:formula="of:=[.C178]&amp;&quot;;&quot;" office:value-type="string" office:string-value="Tanzania,Dodoma;" calcext:value-type="string">
            <text:p>Tanzania,Dodoma;</text:p>
          </table:table-cell>
          <table:table-cell table:formula="of:=[.E177]&amp;[.D17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Thailand,Bangkok</text:p>
          </table:table-cell>
          <table:table-cell table:formula="of:=TRIM([.B179])" office:value-type="string" office:string-value="Thailand,Bangkok" calcext:value-type="string">
            <text:p>Thailand,Bangkok</text:p>
          </table:table-cell>
          <table:table-cell table:formula="of:=[.C179]&amp;&quot;;&quot;" office:value-type="string" office:string-value="Thailand,Bangkok;" calcext:value-type="string">
            <text:p>Thailand,Bangkok;</text:p>
          </table:table-cell>
          <table:table-cell table:formula="of:=[.E178]&amp;[.D17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Togo,Lome</text:p>
          </table:table-cell>
          <table:table-cell table:formula="of:=TRIM([.B180])" office:value-type="string" office:string-value="Togo,Lome" calcext:value-type="string">
            <text:p>Togo,Lome</text:p>
          </table:table-cell>
          <table:table-cell table:formula="of:=[.C180]&amp;&quot;;&quot;" office:value-type="string" office:string-value="Togo,Lome;" calcext:value-type="string">
            <text:p>Togo,Lome;</text:p>
          </table:table-cell>
          <table:table-cell table:formula="of:=[.E179]&amp;[.D18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Tonga,Nuku'alofa</text:p>
          </table:table-cell>
          <table:table-cell table:formula="of:=TRIM([.B181])" office:value-type="string" office:string-value="Tonga,Nuku'alofa" calcext:value-type="string">
            <text:p>Tonga,Nuku'alofa</text:p>
          </table:table-cell>
          <table:table-cell table:formula="of:=[.C181]&amp;&quot;;&quot;" office:value-type="string" office:string-value="Tonga,Nuku'alofa;" calcext:value-type="string">
            <text:p>Tonga,Nuku'alofa;</text:p>
          </table:table-cell>
          <table:table-cell table:formula="of:=[.E180]&amp;[.D18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Trinidad and Tobago,Port of Spain</text:p>
          </table:table-cell>
          <table:table-cell table:formula="of:=TRIM([.B182])" office:value-type="string" office:string-value="Trinidad and Tobago,Port of Spain" calcext:value-type="string">
            <text:p>Trinidad and Tobago,Port of Spain</text:p>
          </table:table-cell>
          <table:table-cell table:formula="of:=[.C182]&amp;&quot;;&quot;" office:value-type="string" office:string-value="Trinidad and Tobago,Port of Spain;" calcext:value-type="string">
            <text:p>Trinidad and Tobago,Port of Spain;</text:p>
          </table:table-cell>
          <table:table-cell table:formula="of:=[.E181]&amp;[.D18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Tunisia,Tunis</text:p>
          </table:table-cell>
          <table:table-cell table:formula="of:=TRIM([.B183])" office:value-type="string" office:string-value="Tunisia,Tunis" calcext:value-type="string">
            <text:p>Tunisia,Tunis</text:p>
          </table:table-cell>
          <table:table-cell table:formula="of:=[.C183]&amp;&quot;;&quot;" office:value-type="string" office:string-value="Tunisia,Tunis;" calcext:value-type="string">
            <text:p>Tunisia,Tunis;</text:p>
          </table:table-cell>
          <table:table-cell table:formula="of:=[.E182]&amp;[.D18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Türkiye (Turkey),Ankara</text:p>
          </table:table-cell>
          <table:table-cell table:formula="of:=TRIM([.B184])" office:value-type="string" office:string-value="Türkiye (Turkey),Ankara" calcext:value-type="string">
            <text:p>Türkiye (Turkey),Ankara</text:p>
          </table:table-cell>
          <table:table-cell table:formula="of:=[.C184]&amp;&quot;;&quot;" office:value-type="string" office:string-value="Türkiye (Turkey),Ankara;" calcext:value-type="string">
            <text:p>Türkiye (Turkey),Ankara;</text:p>
          </table:table-cell>
          <table:table-cell table:formula="of:=[.E183]&amp;[.D18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Turkmenistan,Ashgabat</text:p>
          </table:table-cell>
          <table:table-cell table:formula="of:=TRIM([.B185])" office:value-type="string" office:string-value="Turkmenistan,Ashgabat" calcext:value-type="string">
            <text:p>Turkmenistan,Ashgabat</text:p>
          </table:table-cell>
          <table:table-cell table:formula="of:=[.C185]&amp;&quot;;&quot;" office:value-type="string" office:string-value="Turkmenistan,Ashgabat;" calcext:value-type="string">
            <text:p>Turkmenistan,Ashgabat;</text:p>
          </table:table-cell>
          <table:table-cell table:formula="of:=[.E184]&amp;[.D18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Tuvalu,Funafuti</text:p>
          </table:table-cell>
          <table:table-cell table:formula="of:=TRIM([.B186])" office:value-type="string" office:string-value="Tuvalu,Funafuti" calcext:value-type="string">
            <text:p>Tuvalu,Funafuti</text:p>
          </table:table-cell>
          <table:table-cell table:formula="of:=[.C186]&amp;&quot;;&quot;" office:value-type="string" office:string-value="Tuvalu,Funafuti;" calcext:value-type="string">
            <text:p>Tuvalu,Funafuti;</text:p>
          </table:table-cell>
          <table:table-cell table:formula="of:=[.E185]&amp;[.D18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Uganda,Kampala</text:p>
          </table:table-cell>
          <table:table-cell table:formula="of:=TRIM([.B187])" office:value-type="string" office:string-value="Uganda,Kampala" calcext:value-type="string">
            <text:p>Uganda,Kampala</text:p>
          </table:table-cell>
          <table:table-cell table:formula="of:=[.C187]&amp;&quot;;&quot;" office:value-type="string" office:string-value="Uganda,Kampala;" calcext:value-type="string">
            <text:p>Uganda,Kampala;</text:p>
          </table:table-cell>
          <table:table-cell table:formula="of:=[.E186]&amp;[.D18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Ukraine,Kyiv or Kiev</text:p>
          </table:table-cell>
          <table:table-cell table:formula="of:=TRIM([.B188])" office:value-type="string" office:string-value="Ukraine,Kyiv or Kiev" calcext:value-type="string">
            <text:p>Ukraine,Kyiv or Kiev</text:p>
          </table:table-cell>
          <table:table-cell table:formula="of:=[.C188]&amp;&quot;;&quot;" office:value-type="string" office:string-value="Ukraine,Kyiv or Kiev;" calcext:value-type="string">
            <text:p>Ukraine,Kyiv or Kiev;</text:p>
          </table:table-cell>
          <table:table-cell table:formula="of:=[.E187]&amp;[.D18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United Arab Emirates,Abu Dhabi</text:p>
          </table:table-cell>
          <table:table-cell table:formula="of:=TRIM([.B189])" office:value-type="string" office:string-value="United Arab Emirates,Abu Dhabi" calcext:value-type="string">
            <text:p>United Arab Emirates,Abu Dhabi</text:p>
          </table:table-cell>
          <table:table-cell table:formula="of:=[.C189]&amp;&quot;;&quot;" office:value-type="string" office:string-value="United Arab Emirates,Abu Dhabi;" calcext:value-type="string">
            <text:p>United Arab Emirates,Abu Dhabi;</text:p>
          </table:table-cell>
          <table:table-cell table:formula="of:=[.E188]&amp;[.D18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United Kingdom,London</text:p>
          </table:table-cell>
          <table:table-cell table:formula="of:=TRIM([.B190])" office:value-type="string" office:string-value="United Kingdom,London" calcext:value-type="string">
            <text:p>United Kingdom,London</text:p>
          </table:table-cell>
          <table:table-cell table:formula="of:=[.C190]&amp;&quot;;&quot;" office:value-type="string" office:string-value="United Kingdom,London;" calcext:value-type="string">
            <text:p>United Kingdom,London;</text:p>
          </table:table-cell>
          <table:table-cell table:formula="of:=[.E189]&amp;[.D19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United States,Washington D.C.</text:p>
          </table:table-cell>
          <table:table-cell table:formula="of:=TRIM([.B191])" office:value-type="string" office:string-value="United States,Washington D.C." calcext:value-type="string">
            <text:p>United States,Washington D.C.</text:p>
          </table:table-cell>
          <table:table-cell table:formula="of:=[.C191]&amp;&quot;;&quot;" office:value-type="string" office:string-value="United States,Washington D.C.;" calcext:value-type="string">
            <text:p>United States,Washington D.C.;</text:p>
          </table:table-cell>
          <table:table-cell table:formula="of:=[.E190]&amp;[.D19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Uruguay,Montevideo</text:p>
          </table:table-cell>
          <table:table-cell table:formula="of:=TRIM([.B192])" office:value-type="string" office:string-value="Uruguay,Montevideo" calcext:value-type="string">
            <text:p>Uruguay,Montevideo</text:p>
          </table:table-cell>
          <table:table-cell table:formula="of:=[.C192]&amp;&quot;;&quot;" office:value-type="string" office:string-value="Uruguay,Montevideo;" calcext:value-type="string">
            <text:p>Uruguay,Montevideo;</text:p>
          </table:table-cell>
          <table:table-cell table:formula="of:=[.E191]&amp;[.D19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Uzbekistan,Tashkent</text:p>
          </table:table-cell>
          <table:table-cell table:formula="of:=TRIM([.B193])" office:value-type="string" office:string-value="Uzbekistan,Tashkent" calcext:value-type="string">
            <text:p>Uzbekistan,Tashkent</text:p>
          </table:table-cell>
          <table:table-cell table:formula="of:=[.C193]&amp;&quot;;&quot;" office:value-type="string" office:string-value="Uzbekistan,Tashkent;" calcext:value-type="string">
            <text:p>Uzbekistan,Tashkent;</text:p>
          </table:table-cell>
          <table:table-cell table:formula="of:=[.E192]&amp;[.D19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Vanuatu,Port Vila</text:p>
          </table:table-cell>
          <table:table-cell table:formula="of:=TRIM([.B194])" office:value-type="string" office:string-value="Vanuatu,Port Vila" calcext:value-type="string">
            <text:p>Vanuatu,Port Vila</text:p>
          </table:table-cell>
          <table:table-cell table:formula="of:=[.C194]&amp;&quot;;&quot;" office:value-type="string" office:string-value="Vanuatu,Port Vila;" calcext:value-type="string">
            <text:p>Vanuatu,Port Vila;</text:p>
          </table:table-cell>
          <table:table-cell table:formula="of:=[.E193]&amp;[.D19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Vatican City,Vatican City</text:p>
          </table:table-cell>
          <table:table-cell table:formula="of:=TRIM([.B195])" office:value-type="string" office:string-value="Vatican City,Vatican City" calcext:value-type="string">
            <text:p>Vatican City,Vatican City</text:p>
          </table:table-cell>
          <table:table-cell table:formula="of:=[.C195]&amp;&quot;;&quot;" office:value-type="string" office:string-value="Vatican City,Vatican City;" calcext:value-type="string">
            <text:p>Vatican City,Vatican City;</text:p>
          </table:table-cell>
          <table:table-cell table:formula="of:=[.E194]&amp;[.D19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Venezuela,Caracas</text:p>
          </table:table-cell>
          <table:table-cell table:formula="of:=TRIM([.B196])" office:value-type="string" office:string-value="Venezuela,Caracas" calcext:value-type="string">
            <text:p>Venezuela,Caracas</text:p>
          </table:table-cell>
          <table:table-cell table:formula="of:=[.C196]&amp;&quot;;&quot;" office:value-type="string" office:string-value="Venezuela,Caracas;" calcext:value-type="string">
            <text:p>Venezuela,Caracas;</text:p>
          </table:table-cell>
          <table:table-cell table:formula="of:=[.E195]&amp;[.D19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Vietnam,Hanoi</text:p>
          </table:table-cell>
          <table:table-cell table:formula="of:=TRIM([.B197])" office:value-type="string" office:string-value="Vietnam,Hanoi" calcext:value-type="string">
            <text:p>Vietnam,Hanoi</text:p>
          </table:table-cell>
          <table:table-cell table:formula="of:=[.C197]&amp;&quot;;&quot;" office:value-type="string" office:string-value="Vietnam,Hanoi;" calcext:value-type="string">
            <text:p>Vietnam,Hanoi;</text:p>
          </table:table-cell>
          <table:table-cell table:formula="of:=[.E196]&amp;[.D19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Wales,Cardiff</text:p>
          </table:table-cell>
          <table:table-cell table:formula="of:=TRIM([.B198])" office:value-type="string" office:string-value="Wales,Cardiff" calcext:value-type="string">
            <text:p>Wales,Cardiff</text:p>
          </table:table-cell>
          <table:table-cell table:formula="of:=[.C198]&amp;&quot;;&quot;" office:value-type="string" office:string-value="Wales,Cardiff;" calcext:value-type="string">
            <text:p>Wales,Cardiff;</text:p>
          </table:table-cell>
          <table:table-cell table:formula="of:=[.E197]&amp;[.D19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Yemen,Sana'a</text:p>
          </table:table-cell>
          <table:table-cell table:formula="of:=TRIM([.B199])" office:value-type="string" office:string-value="Yemen,Sana'a" calcext:value-type="string">
            <text:p>Yemen,Sana'a</text:p>
          </table:table-cell>
          <table:table-cell table:formula="of:=[.C199]&amp;&quot;;&quot;" office:value-type="string" office:string-value="Yemen,Sana'a;" calcext:value-type="string">
            <text:p>Yemen,Sana'a;</text:p>
          </table:table-cell>
          <table:table-cell table:formula="of:=[.E198]&amp;[.D19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ambia,Lusaka</text:p>
          </table:table-cell>
          <table:table-cell table:formula="of:=TRIM([.B200])" office:value-type="string" office:string-value="Zambia,Lusaka" calcext:value-type="string">
            <text:p>Zambia,Lusaka</text:p>
          </table:table-cell>
          <table:table-cell table:formula="of:=[.C200]&amp;&quot;;&quot;" office:value-type="string" office:string-value="Zambia,Lusaka;" calcext:value-type="string">
            <text:p>Zambia,Lusaka;</text:p>
          </table:table-cell>
          <table:table-cell table:formula="of:=[.E199]&amp;[.D20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mbabwe,Harare</text:p>
          </table:table-cell>
          <table:table-cell table:formula="of:=TRIM([.B201])" office:value-type="string" office:string-value="Zimbabwe,Harare" calcext:value-type="string">
            <text:p>Zimbabwe,Harare</text:p>
          </table:table-cell>
          <table:table-cell table:formula="of:=[.C201]&amp;&quot;;&quot;" office:value-type="string" office:string-value="Zimbabwe,Harare;" calcext:value-type="string">
            <text:p>Zimbabwe,Harare;</text:p>
          </table:table-cell>
          <table:table-cell table:formula="of:=[.E200]&amp;[.D20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</text:p>
          </table:table-cell>
        </table:table-row>
      </table:table>
      <table:table table:name="Sheet3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fghanistan,Kabul</text:p>
          </table:table-cell>
          <table:table-cell table:formula="of:=FIND(&quot;,&quot;;[.A2])" office:value-type="float" office:value="12" calcext:value-type="float">
            <text:p>12</text:p>
          </table:table-cell>
          <table:table-cell table:formula="of:=LEFT([.A2];[.B2]-1)" office:value-type="string" office:string-value="Afghanistan" calcext:value-type="string">
            <text:p>Afghanistan</text:p>
          </table:table-cell>
          <table:table-cell table:formula="of:=RIGHT([.A2];LEN([.A2])-[.B2])" office:value-type="string" office:string-value="Kabul" calcext:value-type="string">
            <text:p>Kabul</text:p>
          </table:table-cell>
        </table:table-row>
        <table:table-row table:style-name="ro2">
          <table:table-cell office:value-type="string" calcext:value-type="string">
            <text:p>Albania,Tirana (Tirane)</text:p>
          </table:table-cell>
          <table:table-cell table:formula="of:=FIND(&quot;,&quot;;[.A3])" office:value-type="float" office:value="8" calcext:value-type="float">
            <text:p>8</text:p>
          </table:table-cell>
          <table:table-cell table:formula="of:=LEFT([.A3];[.B3]-1)" office:value-type="string" office:string-value="Albania" calcext:value-type="string">
            <text:p>Albania</text:p>
          </table:table-cell>
          <table:table-cell table:formula="of:=RIGHT([.A3];LEN([.A3])-[.B3])" office:value-type="string" office:string-value="Tirana (Tirane)" calcext:value-type="string">
            <text:p>Tirana (Tirane)</text:p>
          </table:table-cell>
        </table:table-row>
        <table:table-row table:style-name="ro2">
          <table:table-cell office:value-type="string" calcext:value-type="string">
            <text:p>Algeria,Algiers</text:p>
          </table:table-cell>
          <table:table-cell table:formula="of:=FIND(&quot;,&quot;;[.A4])" office:value-type="float" office:value="8" calcext:value-type="float">
            <text:p>8</text:p>
          </table:table-cell>
          <table:table-cell table:formula="of:=LEFT([.A4];[.B4]-1)" office:value-type="string" office:string-value="Algeria" calcext:value-type="string">
            <text:p>Algeria</text:p>
          </table:table-cell>
          <table:table-cell table:formula="of:=RIGHT([.A4];LEN([.A4])-[.B4])" office:value-type="string" office:string-value="Algiers" calcext:value-type="string">
            <text:p>Algiers</text:p>
          </table:table-cell>
        </table:table-row>
        <table:table-row table:style-name="ro2">
          <table:table-cell office:value-type="string" calcext:value-type="string">
            <text:p>Andorra,Andorra la Vella</text:p>
          </table:table-cell>
          <table:table-cell table:formula="of:=FIND(&quot;,&quot;;[.A5])" office:value-type="float" office:value="8" calcext:value-type="float">
            <text:p>8</text:p>
          </table:table-cell>
          <table:table-cell table:formula="of:=LEFT([.A5];[.B5]-1)" office:value-type="string" office:string-value="Andorra" calcext:value-type="string">
            <text:p>Andorra</text:p>
          </table:table-cell>
          <table:table-cell table:formula="of:=RIGHT([.A5];LEN([.A5])-[.B5])" office:value-type="string" office:string-value="Andorra la Vella" calcext:value-type="string">
            <text:p>Andorra la Vella</text:p>
          </table:table-cell>
        </table:table-row>
        <table:table-row table:style-name="ro2">
          <table:table-cell office:value-type="string" calcext:value-type="string">
            <text:p>Angola,Luanda</text:p>
          </table:table-cell>
          <table:table-cell table:formula="of:=FIND(&quot;,&quot;;[.A6])" office:value-type="float" office:value="7" calcext:value-type="float">
            <text:p>7</text:p>
          </table:table-cell>
          <table:table-cell table:formula="of:=LEFT([.A6];[.B6]-1)" office:value-type="string" office:string-value="Angola" calcext:value-type="string">
            <text:p>Angola</text:p>
          </table:table-cell>
          <table:table-cell table:formula="of:=RIGHT([.A6];LEN([.A6])-[.B6])" office:value-type="string" office:string-value="Luanda" calcext:value-type="string">
            <text:p>Luanda</text:p>
          </table:table-cell>
        </table:table-row>
        <table:table-row table:style-name="ro2">
          <table:table-cell office:value-type="string" calcext:value-type="string">
            <text:p>Antigua and Barbuda,Saint John's</text:p>
          </table:table-cell>
          <table:table-cell table:formula="of:=FIND(&quot;,&quot;;[.A7])" office:value-type="float" office:value="20" calcext:value-type="float">
            <text:p>20</text:p>
          </table:table-cell>
          <table:table-cell table:formula="of:=LEFT([.A7];[.B7]-1)" office:value-type="string" office:string-value="Antigua and Barbuda" calcext:value-type="string">
            <text:p>Antigua and Barbuda</text:p>
          </table:table-cell>
          <table:table-cell table:formula="of:=RIGHT([.A7];LEN([.A7])-[.B7])" office:value-type="string" office:string-value="Saint John's" calcext:value-type="string">
            <text:p>Saint John's</text:p>
          </table:table-cell>
        </table:table-row>
        <table:table-row table:style-name="ro2">
          <table:table-cell office:value-type="string" calcext:value-type="string">
            <text:p>Argentina,Buenos Aires</text:p>
          </table:table-cell>
          <table:table-cell table:formula="of:=FIND(&quot;,&quot;;[.A8])" office:value-type="float" office:value="10" calcext:value-type="float">
            <text:p>10</text:p>
          </table:table-cell>
          <table:table-cell table:formula="of:=LEFT([.A8];[.B8]-1)" office:value-type="string" office:string-value="Argentina" calcext:value-type="string">
            <text:p>Argentina</text:p>
          </table:table-cell>
          <table:table-cell table:formula="of:=RIGHT([.A8];LEN([.A8])-[.B8])" office:value-type="string" office:string-value="Buenos Aires" calcext:value-type="string">
            <text:p>Buenos Aires</text:p>
          </table:table-cell>
        </table:table-row>
        <table:table-row table:style-name="ro2">
          <table:table-cell office:value-type="string" calcext:value-type="string">
            <text:p>Armenia,Yerevan</text:p>
          </table:table-cell>
          <table:table-cell table:formula="of:=FIND(&quot;,&quot;;[.A9])" office:value-type="float" office:value="8" calcext:value-type="float">
            <text:p>8</text:p>
          </table:table-cell>
          <table:table-cell table:formula="of:=LEFT([.A9];[.B9]-1)" office:value-type="string" office:string-value="Armenia" calcext:value-type="string">
            <text:p>Armenia</text:p>
          </table:table-cell>
          <table:table-cell table:formula="of:=RIGHT([.A9];LEN([.A9])-[.B9])" office:value-type="string" office:string-value="Yerevan" calcext:value-type="string">
            <text:p>Yerevan</text:p>
          </table:table-cell>
        </table:table-row>
        <table:table-row table:style-name="ro2">
          <table:table-cell office:value-type="string" calcext:value-type="string">
            <text:p>Australia,Canberra</text:p>
          </table:table-cell>
          <table:table-cell table:formula="of:=FIND(&quot;,&quot;;[.A10])" office:value-type="float" office:value="10" calcext:value-type="float">
            <text:p>10</text:p>
          </table:table-cell>
          <table:table-cell table:formula="of:=LEFT([.A10];[.B10]-1)" office:value-type="string" office:string-value="Australia" calcext:value-type="string">
            <text:p>Australia</text:p>
          </table:table-cell>
          <table:table-cell table:formula="of:=RIGHT([.A10];LEN([.A10])-[.B10])" office:value-type="string" office:string-value="Canberra" calcext:value-type="string">
            <text:p>Canberra</text:p>
          </table:table-cell>
        </table:table-row>
        <table:table-row table:style-name="ro2">
          <table:table-cell office:value-type="string" calcext:value-type="string">
            <text:p>Austria,Vienna</text:p>
          </table:table-cell>
          <table:table-cell table:formula="of:=FIND(&quot;,&quot;;[.A11])" office:value-type="float" office:value="8" calcext:value-type="float">
            <text:p>8</text:p>
          </table:table-cell>
          <table:table-cell table:formula="of:=LEFT([.A11];[.B11]-1)" office:value-type="string" office:string-value="Austria" calcext:value-type="string">
            <text:p>Austria</text:p>
          </table:table-cell>
          <table:table-cell table:formula="of:=RIGHT([.A11];LEN([.A11])-[.B11])" office:value-type="string" office:string-value="Vienna" calcext:value-type="string">
            <text:p>Vienna</text:p>
          </table:table-cell>
        </table:table-row>
        <table:table-row table:style-name="ro2">
          <table:table-cell office:value-type="string" calcext:value-type="string">
            <text:p>Azerbaijan,Baku</text:p>
          </table:table-cell>
          <table:table-cell table:formula="of:=FIND(&quot;,&quot;;[.A12])" office:value-type="float" office:value="11" calcext:value-type="float">
            <text:p>11</text:p>
          </table:table-cell>
          <table:table-cell table:formula="of:=LEFT([.A12];[.B12]-1)" office:value-type="string" office:string-value="Azerbaijan" calcext:value-type="string">
            <text:p>Azerbaijan</text:p>
          </table:table-cell>
          <table:table-cell table:formula="of:=RIGHT([.A12];LEN([.A12])-[.B12])" office:value-type="string" office:string-value="Baku" calcext:value-type="string">
            <text:p>Baku</text:p>
          </table:table-cell>
        </table:table-row>
        <table:table-row table:style-name="ro2">
          <table:table-cell office:value-type="string" calcext:value-type="string">
            <text:p>Bahamas,Nassau</text:p>
          </table:table-cell>
          <table:table-cell table:formula="of:=FIND(&quot;,&quot;;[.A13])" office:value-type="float" office:value="8" calcext:value-type="float">
            <text:p>8</text:p>
          </table:table-cell>
          <table:table-cell table:formula="of:=LEFT([.A13];[.B13]-1)" office:value-type="string" office:string-value="Bahamas" calcext:value-type="string">
            <text:p>Bahamas</text:p>
          </table:table-cell>
          <table:table-cell table:formula="of:=RIGHT([.A13];LEN([.A13])-[.B13])" office:value-type="string" office:string-value="Nassau" calcext:value-type="string">
            <text:p>Nassau</text:p>
          </table:table-cell>
        </table:table-row>
        <table:table-row table:style-name="ro2">
          <table:table-cell office:value-type="string" calcext:value-type="string">
            <text:p>Bahrain,Manama</text:p>
          </table:table-cell>
          <table:table-cell table:formula="of:=FIND(&quot;,&quot;;[.A14])" office:value-type="float" office:value="8" calcext:value-type="float">
            <text:p>8</text:p>
          </table:table-cell>
          <table:table-cell table:formula="of:=LEFT([.A14];[.B14]-1)" office:value-type="string" office:string-value="Bahrain" calcext:value-type="string">
            <text:p>Bahrain</text:p>
          </table:table-cell>
          <table:table-cell table:formula="of:=RIGHT([.A14];LEN([.A14])-[.B14])" office:value-type="string" office:string-value="Manama" calcext:value-type="string">
            <text:p>Manama</text:p>
          </table:table-cell>
        </table:table-row>
        <table:table-row table:style-name="ro2">
          <table:table-cell office:value-type="string" calcext:value-type="string">
            <text:p>Bangladesh,Dhaka</text:p>
          </table:table-cell>
          <table:table-cell table:formula="of:=FIND(&quot;,&quot;;[.A15])" office:value-type="float" office:value="11" calcext:value-type="float">
            <text:p>11</text:p>
          </table:table-cell>
          <table:table-cell table:formula="of:=LEFT([.A15];[.B15]-1)" office:value-type="string" office:string-value="Bangladesh" calcext:value-type="string">
            <text:p>Bangladesh</text:p>
          </table:table-cell>
          <table:table-cell table:formula="of:=RIGHT([.A15];LEN([.A15])-[.B15])" office:value-type="string" office:string-value="Dhaka" calcext:value-type="string">
            <text:p>Dhaka</text:p>
          </table:table-cell>
        </table:table-row>
        <table:table-row table:style-name="ro2">
          <table:table-cell office:value-type="string" calcext:value-type="string">
            <text:p>Barbados,Bridgetown</text:p>
          </table:table-cell>
          <table:table-cell table:formula="of:=FIND(&quot;,&quot;;[.A16])" office:value-type="float" office:value="9" calcext:value-type="float">
            <text:p>9</text:p>
          </table:table-cell>
          <table:table-cell table:formula="of:=LEFT([.A16];[.B16]-1)" office:value-type="string" office:string-value="Barbados" calcext:value-type="string">
            <text:p>Barbados</text:p>
          </table:table-cell>
          <table:table-cell table:formula="of:=RIGHT([.A16];LEN([.A16])-[.B16])" office:value-type="string" office:string-value="Bridgetown" calcext:value-type="string">
            <text:p>Bridgetown</text:p>
          </table:table-cell>
        </table:table-row>
        <table:table-row table:style-name="ro2">
          <table:table-cell office:value-type="string" calcext:value-type="string">
            <text:p>Belarus,Minsk</text:p>
          </table:table-cell>
          <table:table-cell table:formula="of:=FIND(&quot;,&quot;;[.A17])" office:value-type="float" office:value="8" calcext:value-type="float">
            <text:p>8</text:p>
          </table:table-cell>
          <table:table-cell table:formula="of:=LEFT([.A17];[.B17]-1)" office:value-type="string" office:string-value="Belarus" calcext:value-type="string">
            <text:p>Belarus</text:p>
          </table:table-cell>
          <table:table-cell table:formula="of:=RIGHT([.A17];LEN([.A17])-[.B17])" office:value-type="string" office:string-value="Minsk" calcext:value-type="string">
            <text:p>Minsk</text:p>
          </table:table-cell>
        </table:table-row>
        <table:table-row table:style-name="ro2">
          <table:table-cell office:value-type="string" calcext:value-type="string">
            <text:p>Belgium,Brussels</text:p>
          </table:table-cell>
          <table:table-cell table:formula="of:=FIND(&quot;,&quot;;[.A18])" office:value-type="float" office:value="8" calcext:value-type="float">
            <text:p>8</text:p>
          </table:table-cell>
          <table:table-cell table:formula="of:=LEFT([.A18];[.B18]-1)" office:value-type="string" office:string-value="Belgium" calcext:value-type="string">
            <text:p>Belgium</text:p>
          </table:table-cell>
          <table:table-cell table:formula="of:=RIGHT([.A18];LEN([.A18])-[.B18])" office:value-type="string" office:string-value="Brussels" calcext:value-type="string">
            <text:p>Brussels</text:p>
          </table:table-cell>
        </table:table-row>
        <table:table-row table:style-name="ro2">
          <table:table-cell office:value-type="string" calcext:value-type="string">
            <text:p>Belize,Belmopan</text:p>
          </table:table-cell>
          <table:table-cell table:formula="of:=FIND(&quot;,&quot;;[.A19])" office:value-type="float" office:value="7" calcext:value-type="float">
            <text:p>7</text:p>
          </table:table-cell>
          <table:table-cell table:formula="of:=LEFT([.A19];[.B19]-1)" office:value-type="string" office:string-value="Belize" calcext:value-type="string">
            <text:p>Belize</text:p>
          </table:table-cell>
          <table:table-cell table:formula="of:=RIGHT([.A19];LEN([.A19])-[.B19])" office:value-type="string" office:string-value="Belmopan" calcext:value-type="string">
            <text:p>Belmopan</text:p>
          </table:table-cell>
        </table:table-row>
        <table:table-row table:style-name="ro2">
          <table:table-cell office:value-type="string" calcext:value-type="string">
            <text:p>Benin,Porto Novo</text:p>
          </table:table-cell>
          <table:table-cell table:formula="of:=FIND(&quot;,&quot;;[.A20])" office:value-type="float" office:value="6" calcext:value-type="float">
            <text:p>6</text:p>
          </table:table-cell>
          <table:table-cell table:formula="of:=LEFT([.A20];[.B20]-1)" office:value-type="string" office:string-value="Benin" calcext:value-type="string">
            <text:p>Benin</text:p>
          </table:table-cell>
          <table:table-cell table:formula="of:=RIGHT([.A20];LEN([.A20])-[.B20])" office:value-type="string" office:string-value="Porto Novo" calcext:value-type="string">
            <text:p>Porto Novo</text:p>
          </table:table-cell>
        </table:table-row>
        <table:table-row table:style-name="ro2">
          <table:table-cell office:value-type="string" calcext:value-type="string">
            <text:p>Bhutan,Thimphu</text:p>
          </table:table-cell>
          <table:table-cell table:formula="of:=FIND(&quot;,&quot;;[.A21])" office:value-type="float" office:value="7" calcext:value-type="float">
            <text:p>7</text:p>
          </table:table-cell>
          <table:table-cell table:formula="of:=LEFT([.A21];[.B21]-1)" office:value-type="string" office:string-value="Bhutan" calcext:value-type="string">
            <text:p>Bhutan</text:p>
          </table:table-cell>
          <table:table-cell table:formula="of:=RIGHT([.A21];LEN([.A21])-[.B21])" office:value-type="string" office:string-value="Thimphu" calcext:value-type="string">
            <text:p>Thimphu</text:p>
          </table:table-cell>
        </table:table-row>
        <table:table-row table:style-name="ro2">
          <table:table-cell office:value-type="string" calcext:value-type="string">
            <text:p>Bolivia,La Paz-Sucre</text:p>
          </table:table-cell>
          <table:table-cell table:formula="of:=FIND(&quot;,&quot;;[.A22])" office:value-type="float" office:value="8" calcext:value-type="float">
            <text:p>8</text:p>
          </table:table-cell>
          <table:table-cell table:formula="of:=LEFT([.A22];[.B22]-1)" office:value-type="string" office:string-value="Bolivia" calcext:value-type="string">
            <text:p>Bolivia</text:p>
          </table:table-cell>
          <table:table-cell table:formula="of:=RIGHT([.A22];LEN([.A22])-[.B22])" office:value-type="string" office:string-value="La Paz-Sucre" calcext:value-type="string">
            <text:p>La Paz-Sucre</text:p>
          </table:table-cell>
        </table:table-row>
        <table:table-row table:style-name="ro2">
          <table:table-cell office:value-type="string" calcext:value-type="string">
            <text:p>Bosnia and Herzegovina,Sarajevo</text:p>
          </table:table-cell>
          <table:table-cell table:formula="of:=FIND(&quot;,&quot;;[.A23])" office:value-type="float" office:value="23" calcext:value-type="float">
            <text:p>23</text:p>
          </table:table-cell>
          <table:table-cell table:formula="of:=LEFT([.A23];[.B23]-1)" office:value-type="string" office:string-value="Bosnia and Herzegovina" calcext:value-type="string">
            <text:p>Bosnia and Herzegovina</text:p>
          </table:table-cell>
          <table:table-cell table:formula="of:=RIGHT([.A23];LEN([.A23])-[.B23])" office:value-type="string" office:string-value="Sarajevo" calcext:value-type="string">
            <text:p>Sarajevo</text:p>
          </table:table-cell>
        </table:table-row>
        <table:table-row table:style-name="ro2">
          <table:table-cell office:value-type="string" calcext:value-type="string">
            <text:p>Botswana,Gaborone</text:p>
          </table:table-cell>
          <table:table-cell table:formula="of:=FIND(&quot;,&quot;;[.A24])" office:value-type="float" office:value="9" calcext:value-type="float">
            <text:p>9</text:p>
          </table:table-cell>
          <table:table-cell table:formula="of:=LEFT([.A24];[.B24]-1)" office:value-type="string" office:string-value="Botswana" calcext:value-type="string">
            <text:p>Botswana</text:p>
          </table:table-cell>
          <table:table-cell table:formula="of:=RIGHT([.A24];LEN([.A24])-[.B24])" office:value-type="string" office:string-value="Gaborone" calcext:value-type="string">
            <text:p>Gaborone</text:p>
          </table:table-cell>
        </table:table-row>
        <table:table-row table:style-name="ro2">
          <table:table-cell office:value-type="string" calcext:value-type="string">
            <text:p>Brazil,Brasilia</text:p>
          </table:table-cell>
          <table:table-cell table:formula="of:=FIND(&quot;,&quot;;[.A25])" office:value-type="float" office:value="7" calcext:value-type="float">
            <text:p>7</text:p>
          </table:table-cell>
          <table:table-cell table:formula="of:=LEFT([.A25];[.B25]-1)" office:value-type="string" office:string-value="Brazil" calcext:value-type="string">
            <text:p>Brazil</text:p>
          </table:table-cell>
          <table:table-cell table:formula="of:=RIGHT([.A25];LEN([.A25])-[.B25])" office:value-type="string" office:string-value="Brasilia" calcext:value-type="string">
            <text:p>Brasilia</text:p>
          </table:table-cell>
        </table:table-row>
        <table:table-row table:style-name="ro2">
          <table:table-cell office:value-type="string" calcext:value-type="string">
            <text:p>Brunei,Bandar Seri Begawan</text:p>
          </table:table-cell>
          <table:table-cell table:formula="of:=FIND(&quot;,&quot;;[.A26])" office:value-type="float" office:value="7" calcext:value-type="float">
            <text:p>7</text:p>
          </table:table-cell>
          <table:table-cell table:formula="of:=LEFT([.A26];[.B26]-1)" office:value-type="string" office:string-value="Brunei" calcext:value-type="string">
            <text:p>Brunei</text:p>
          </table:table-cell>
          <table:table-cell table:formula="of:=RIGHT([.A26];LEN([.A26])-[.B26])" office:value-type="string" office:string-value="Bandar Seri Begawan" calcext:value-type="string">
            <text:p>Bandar Seri Begawan</text:p>
          </table:table-cell>
        </table:table-row>
        <table:table-row table:style-name="ro2">
          <table:table-cell office:value-type="string" calcext:value-type="string">
            <text:p>Bulgaria,Sofia</text:p>
          </table:table-cell>
          <table:table-cell table:formula="of:=FIND(&quot;,&quot;;[.A27])" office:value-type="float" office:value="9" calcext:value-type="float">
            <text:p>9</text:p>
          </table:table-cell>
          <table:table-cell table:formula="of:=LEFT([.A27];[.B27]-1)" office:value-type="string" office:string-value="Bulgaria" calcext:value-type="string">
            <text:p>Bulgaria</text:p>
          </table:table-cell>
          <table:table-cell table:formula="of:=RIGHT([.A27];LEN([.A27])-[.B27])" office:value-type="string" office:string-value="Sofia" calcext:value-type="string">
            <text:p>Sofia</text:p>
          </table:table-cell>
        </table:table-row>
        <table:table-row table:style-name="ro2">
          <table:table-cell office:value-type="string" calcext:value-type="string">
            <text:p>Burkina Faso,Ouagadougou</text:p>
          </table:table-cell>
          <table:table-cell table:formula="of:=FIND(&quot;,&quot;;[.A28])" office:value-type="float" office:value="13" calcext:value-type="float">
            <text:p>13</text:p>
          </table:table-cell>
          <table:table-cell table:formula="of:=LEFT([.A28];[.B28]-1)" office:value-type="string" office:string-value="Burkina Faso" calcext:value-type="string">
            <text:p>Burkina Faso</text:p>
          </table:table-cell>
          <table:table-cell table:formula="of:=RIGHT([.A28];LEN([.A28])-[.B28])" office:value-type="string" office:string-value="Ouagadougou" calcext:value-type="string">
            <text:p>Ouagadougou</text:p>
          </table:table-cell>
        </table:table-row>
        <table:table-row table:style-name="ro2">
          <table:table-cell office:value-type="string" calcext:value-type="string">
            <text:p>Burundi,Gite</text:p>
          </table:table-cell>
          <table:table-cell table:formula="of:=FIND(&quot;,&quot;;[.A29])" office:value-type="float" office:value="8" calcext:value-type="float">
            <text:p>8</text:p>
          </table:table-cell>
          <table:table-cell table:formula="of:=LEFT([.A29];[.B29]-1)" office:value-type="string" office:string-value="Burundi" calcext:value-type="string">
            <text:p>Burundi</text:p>
          </table:table-cell>
          <table:table-cell table:formula="of:=RIGHT([.A29];LEN([.A29])-[.B29])" office:value-type="string" office:string-value="Gite" calcext:value-type="string">
            <text:p>Gite</text:p>
          </table:table-cell>
        </table:table-row>
        <table:table-row table:style-name="ro2">
          <table:table-cell office:value-type="string" calcext:value-type="string">
            <text:p>Cambodia,Phnom Penh</text:p>
          </table:table-cell>
          <table:table-cell table:formula="of:=FIND(&quot;,&quot;;[.A30])" office:value-type="float" office:value="9" calcext:value-type="float">
            <text:p>9</text:p>
          </table:table-cell>
          <table:table-cell table:formula="of:=LEFT([.A30];[.B30]-1)" office:value-type="string" office:string-value="Cambodia" calcext:value-type="string">
            <text:p>Cambodia</text:p>
          </table:table-cell>
          <table:table-cell table:formula="of:=RIGHT([.A30];LEN([.A30])-[.B30])" office:value-type="string" office:string-value="Phnom Penh" calcext:value-type="string">
            <text:p>Phnom Penh</text:p>
          </table:table-cell>
        </table:table-row>
        <table:table-row table:style-name="ro2">
          <table:table-cell office:value-type="string" calcext:value-type="string">
            <text:p>Cameroon,Yaounde</text:p>
          </table:table-cell>
          <table:table-cell table:formula="of:=FIND(&quot;,&quot;;[.A31])" office:value-type="float" office:value="9" calcext:value-type="float">
            <text:p>9</text:p>
          </table:table-cell>
          <table:table-cell table:formula="of:=LEFT([.A31];[.B31]-1)" office:value-type="string" office:string-value="Cameroon" calcext:value-type="string">
            <text:p>Cameroon</text:p>
          </table:table-cell>
          <table:table-cell table:formula="of:=RIGHT([.A31];LEN([.A31])-[.B31])" office:value-type="string" office:string-value="Yaounde" calcext:value-type="string">
            <text:p>Yaounde</text:p>
          </table:table-cell>
        </table:table-row>
        <table:table-row table:style-name="ro2">
          <table:table-cell office:value-type="string" calcext:value-type="string">
            <text:p>Canada,Ottawa</text:p>
          </table:table-cell>
          <table:table-cell table:formula="of:=FIND(&quot;,&quot;;[.A32])" office:value-type="float" office:value="7" calcext:value-type="float">
            <text:p>7</text:p>
          </table:table-cell>
          <table:table-cell table:formula="of:=LEFT([.A32];[.B32]-1)" office:value-type="string" office:string-value="Canada" calcext:value-type="string">
            <text:p>Canada</text:p>
          </table:table-cell>
          <table:table-cell table:formula="of:=RIGHT([.A32];LEN([.A32])-[.B32])" office:value-type="string" office:string-value="Ottawa" calcext:value-type="string">
            <text:p>Ottawa</text:p>
          </table:table-cell>
        </table:table-row>
        <table:table-row table:style-name="ro2">
          <table:table-cell office:value-type="string" calcext:value-type="string">
            <text:p>Cape Verde,Praia</text:p>
          </table:table-cell>
          <table:table-cell table:formula="of:=FIND(&quot;,&quot;;[.A33])" office:value-type="float" office:value="11" calcext:value-type="float">
            <text:p>11</text:p>
          </table:table-cell>
          <table:table-cell table:formula="of:=LEFT([.A33];[.B33]-1)" office:value-type="string" office:string-value="Cape Verde" calcext:value-type="string">
            <text:p>Cape Verde</text:p>
          </table:table-cell>
          <table:table-cell table:formula="of:=RIGHT([.A33];LEN([.A33])-[.B33])" office:value-type="string" office:string-value="Praia" calcext:value-type="string">
            <text:p>Praia</text:p>
          </table:table-cell>
        </table:table-row>
        <table:table-row table:style-name="ro2">
          <table:table-cell office:value-type="string" calcext:value-type="string">
            <text:p>Central African Republic,Bangui</text:p>
          </table:table-cell>
          <table:table-cell table:formula="of:=FIND(&quot;,&quot;;[.A34])" office:value-type="float" office:value="25" calcext:value-type="float">
            <text:p>25</text:p>
          </table:table-cell>
          <table:table-cell table:formula="of:=LEFT([.A34];[.B34]-1)" office:value-type="string" office:string-value="Central African Republic" calcext:value-type="string">
            <text:p>Central African Republic</text:p>
          </table:table-cell>
          <table:table-cell table:formula="of:=RIGHT([.A34];LEN([.A34])-[.B34])" office:value-type="string" office:string-value="Bangui" calcext:value-type="string">
            <text:p>Bangui</text:p>
          </table:table-cell>
        </table:table-row>
        <table:table-row table:style-name="ro2">
          <table:table-cell office:value-type="string" calcext:value-type="string">
            <text:p>Chad,N'Djamena</text:p>
          </table:table-cell>
          <table:table-cell table:formula="of:=FIND(&quot;,&quot;;[.A35])" office:value-type="float" office:value="5" calcext:value-type="float">
            <text:p>5</text:p>
          </table:table-cell>
          <table:table-cell table:formula="of:=LEFT([.A35];[.B35]-1)" office:value-type="string" office:string-value="Chad" calcext:value-type="string">
            <text:p>Chad</text:p>
          </table:table-cell>
          <table:table-cell table:formula="of:=RIGHT([.A35];LEN([.A35])-[.B35])" office:value-type="string" office:string-value="N'Djamena" calcext:value-type="string">
            <text:p>N'Djamena</text:p>
          </table:table-cell>
        </table:table-row>
        <table:table-row table:style-name="ro2">
          <table:table-cell office:value-type="string" calcext:value-type="string">
            <text:p>Chile,Santiago</text:p>
          </table:table-cell>
          <table:table-cell table:formula="of:=FIND(&quot;,&quot;;[.A36])" office:value-type="float" office:value="6" calcext:value-type="float">
            <text:p>6</text:p>
          </table:table-cell>
          <table:table-cell table:formula="of:=LEFT([.A36];[.B36]-1)" office:value-type="string" office:string-value="Chile" calcext:value-type="string">
            <text:p>Chile</text:p>
          </table:table-cell>
          <table:table-cell table:formula="of:=RIGHT([.A36];LEN([.A36])-[.B36])" office:value-type="string" office:string-value="Santiago" calcext:value-type="string">
            <text:p>Santiago</text:p>
          </table:table-cell>
        </table:table-row>
        <table:table-row table:style-name="ro2">
          <table:table-cell office:value-type="string" calcext:value-type="string">
            <text:p>China,Beijing</text:p>
          </table:table-cell>
          <table:table-cell table:formula="of:=FIND(&quot;,&quot;;[.A37])" office:value-type="float" office:value="6" calcext:value-type="float">
            <text:p>6</text:p>
          </table:table-cell>
          <table:table-cell table:formula="of:=LEFT([.A37];[.B37]-1)" office:value-type="string" office:string-value="China" calcext:value-type="string">
            <text:p>China</text:p>
          </table:table-cell>
          <table:table-cell table:formula="of:=RIGHT([.A37];LEN([.A37])-[.B37])" office:value-type="string" office:string-value="Beijing" calcext:value-type="string">
            <text:p>Beijing</text:p>
          </table:table-cell>
        </table:table-row>
        <table:table-row table:style-name="ro2">
          <table:table-cell office:value-type="string" calcext:value-type="string">
            <text:p>Colombia,Bogota</text:p>
          </table:table-cell>
          <table:table-cell table:formula="of:=FIND(&quot;,&quot;;[.A38])" office:value-type="float" office:value="9" calcext:value-type="float">
            <text:p>9</text:p>
          </table:table-cell>
          <table:table-cell table:formula="of:=LEFT([.A38];[.B38]-1)" office:value-type="string" office:string-value="Colombia" calcext:value-type="string">
            <text:p>Colombia</text:p>
          </table:table-cell>
          <table:table-cell table:formula="of:=RIGHT([.A38];LEN([.A38])-[.B38])" office:value-type="string" office:string-value="Bogota" calcext:value-type="string">
            <text:p>Bogota</text:p>
          </table:table-cell>
        </table:table-row>
        <table:table-row table:style-name="ro2">
          <table:table-cell office:value-type="string" calcext:value-type="string">
            <text:p>Comoros,Moroni</text:p>
          </table:table-cell>
          <table:table-cell table:formula="of:=FIND(&quot;,&quot;;[.A39])" office:value-type="float" office:value="8" calcext:value-type="float">
            <text:p>8</text:p>
          </table:table-cell>
          <table:table-cell table:formula="of:=LEFT([.A39];[.B39]-1)" office:value-type="string" office:string-value="Comoros" calcext:value-type="string">
            <text:p>Comoros</text:p>
          </table:table-cell>
          <table:table-cell table:formula="of:=RIGHT([.A39];LEN([.A39])-[.B39])" office:value-type="string" office:string-value="Moroni" calcext:value-type="string">
            <text:p>Moroni</text:p>
          </table:table-cell>
        </table:table-row>
        <table:table-row table:style-name="ro2">
          <table:table-cell office:value-type="string" calcext:value-type="string">
            <text:p>Congo Democratic Republic of the,Kinshasa</text:p>
          </table:table-cell>
          <table:table-cell table:formula="of:=FIND(&quot;,&quot;;[.A40])" office:value-type="float" office:value="33" calcext:value-type="float">
            <text:p>33</text:p>
          </table:table-cell>
          <table:table-cell table:formula="of:=LEFT([.A40];[.B40]-1)" office:value-type="string" office:string-value="Congo Democratic Republic of the" calcext:value-type="string">
            <text:p>Congo Democratic Republic of the</text:p>
          </table:table-cell>
          <table:table-cell table:formula="of:=RIGHT([.A40];LEN([.A40])-[.B40])" office:value-type="string" office:string-value="Kinshasa" calcext:value-type="string">
            <text:p>Kinshasa</text:p>
          </table:table-cell>
        </table:table-row>
        <table:table-row table:style-name="ro2">
          <table:table-cell office:value-type="string" calcext:value-type="string">
            <text:p>Congo Republic of the,Brazzaville</text:p>
          </table:table-cell>
          <table:table-cell table:formula="of:=FIND(&quot;,&quot;;[.A41])" office:value-type="float" office:value="22" calcext:value-type="float">
            <text:p>22</text:p>
          </table:table-cell>
          <table:table-cell table:formula="of:=LEFT([.A41];[.B41]-1)" office:value-type="string" office:string-value="Congo Republic of the" calcext:value-type="string">
            <text:p>Congo Republic of the</text:p>
          </table:table-cell>
          <table:table-cell table:formula="of:=RIGHT([.A41];LEN([.A41])-[.B41])" office:value-type="string" office:string-value="Brazzaville" calcext:value-type="string">
            <text:p>Brazzaville</text:p>
          </table:table-cell>
        </table:table-row>
        <table:table-row table:style-name="ro2">
          <table:table-cell office:value-type="string" calcext:value-type="string">
            <text:p>Costa Rica,San Jose</text:p>
          </table:table-cell>
          <table:table-cell table:formula="of:=FIND(&quot;,&quot;;[.A42])" office:value-type="float" office:value="11" calcext:value-type="float">
            <text:p>11</text:p>
          </table:table-cell>
          <table:table-cell table:formula="of:=LEFT([.A42];[.B42]-1)" office:value-type="string" office:string-value="Costa Rica" calcext:value-type="string">
            <text:p>Costa Rica</text:p>
          </table:table-cell>
          <table:table-cell table:formula="of:=RIGHT([.A42];LEN([.A42])-[.B42])" office:value-type="string" office:string-value="San Jose" calcext:value-type="string">
            <text:p>San Jose</text:p>
          </table:table-cell>
        </table:table-row>
        <table:table-row table:style-name="ro2">
          <table:table-cell office:value-type="string" calcext:value-type="string">
            <text:p>Côte d'Ivoire (Ivory Coast),Yamoussoukro</text:p>
          </table:table-cell>
          <table:table-cell table:formula="of:=FIND(&quot;,&quot;;[.A43])" office:value-type="float" office:value="28" calcext:value-type="float">
            <text:p>28</text:p>
          </table:table-cell>
          <table:table-cell table:formula="of:=LEFT([.A43];[.B43]-1)" office:value-type="string" office:string-value="Côte d'Ivoire (Ivory Coast)" calcext:value-type="string">
            <text:p>Côte d'Ivoire (Ivory Coast)</text:p>
          </table:table-cell>
          <table:table-cell table:formula="of:=RIGHT([.A43];LEN([.A43])-[.B43])" office:value-type="string" office:string-value="Yamoussoukro" calcext:value-type="string">
            <text:p>Yamoussoukro</text:p>
          </table:table-cell>
        </table:table-row>
        <table:table-row table:style-name="ro2">
          <table:table-cell office:value-type="string" calcext:value-type="string">
            <text:p>Croatia,Zagreb</text:p>
          </table:table-cell>
          <table:table-cell table:formula="of:=FIND(&quot;,&quot;;[.A44])" office:value-type="float" office:value="8" calcext:value-type="float">
            <text:p>8</text:p>
          </table:table-cell>
          <table:table-cell table:formula="of:=LEFT([.A44];[.B44]-1)" office:value-type="string" office:string-value="Croatia" calcext:value-type="string">
            <text:p>Croatia</text:p>
          </table:table-cell>
          <table:table-cell table:formula="of:=RIGHT([.A44];LEN([.A44])-[.B44])" office:value-type="string" office:string-value="Zagreb" calcext:value-type="string">
            <text:p>Zagreb</text:p>
          </table:table-cell>
        </table:table-row>
        <table:table-row table:style-name="ro2">
          <table:table-cell office:value-type="string" calcext:value-type="string">
            <text:p>Cuba,Havana</text:p>
          </table:table-cell>
          <table:table-cell table:formula="of:=FIND(&quot;,&quot;;[.A45])" office:value-type="float" office:value="5" calcext:value-type="float">
            <text:p>5</text:p>
          </table:table-cell>
          <table:table-cell table:formula="of:=LEFT([.A45];[.B45]-1)" office:value-type="string" office:string-value="Cuba" calcext:value-type="string">
            <text:p>Cuba</text:p>
          </table:table-cell>
          <table:table-cell table:formula="of:=RIGHT([.A45];LEN([.A45])-[.B45])" office:value-type="string" office:string-value="Havana" calcext:value-type="string">
            <text:p>Havana</text:p>
          </table:table-cell>
        </table:table-row>
        <table:table-row table:style-name="ro2">
          <table:table-cell office:value-type="string" calcext:value-type="string">
            <text:p>Cyprus,Nicosia</text:p>
          </table:table-cell>
          <table:table-cell table:formula="of:=FIND(&quot;,&quot;;[.A46])" office:value-type="float" office:value="7" calcext:value-type="float">
            <text:p>7</text:p>
          </table:table-cell>
          <table:table-cell table:formula="of:=LEFT([.A46];[.B46]-1)" office:value-type="string" office:string-value="Cyprus" calcext:value-type="string">
            <text:p>Cyprus</text:p>
          </table:table-cell>
          <table:table-cell table:formula="of:=RIGHT([.A46];LEN([.A46])-[.B46])" office:value-type="string" office:string-value="Nicosia" calcext:value-type="string">
            <text:p>Nicosia</text:p>
          </table:table-cell>
        </table:table-row>
        <table:table-row table:style-name="ro2">
          <table:table-cell office:value-type="string" calcext:value-type="string">
            <text:p>Czech Republic (Czechia),Prague</text:p>
          </table:table-cell>
          <table:table-cell table:formula="of:=FIND(&quot;,&quot;;[.A47])" office:value-type="float" office:value="25" calcext:value-type="float">
            <text:p>25</text:p>
          </table:table-cell>
          <table:table-cell table:formula="of:=LEFT([.A47];[.B47]-1)" office:value-type="string" office:string-value="Czech Republic (Czechia)" calcext:value-type="string">
            <text:p>Czech Republic (Czechia)</text:p>
          </table:table-cell>
          <table:table-cell table:formula="of:=RIGHT([.A47];LEN([.A47])-[.B47])" office:value-type="string" office:string-value="Prague" calcext:value-type="string">
            <text:p>Prague</text:p>
          </table:table-cell>
        </table:table-row>
        <table:table-row table:style-name="ro2">
          <table:table-cell office:value-type="string" calcext:value-type="string">
            <text:p>Denmark,Copenhagen</text:p>
          </table:table-cell>
          <table:table-cell table:formula="of:=FIND(&quot;,&quot;;[.A48])" office:value-type="float" office:value="8" calcext:value-type="float">
            <text:p>8</text:p>
          </table:table-cell>
          <table:table-cell table:formula="of:=LEFT([.A48];[.B48]-1)" office:value-type="string" office:string-value="Denmark" calcext:value-type="string">
            <text:p>Denmark</text:p>
          </table:table-cell>
          <table:table-cell table:formula="of:=RIGHT([.A48];LEN([.A48])-[.B48])" office:value-type="string" office:string-value="Copenhagen" calcext:value-type="string">
            <text:p>Copenhagen</text:p>
          </table:table-cell>
        </table:table-row>
        <table:table-row table:style-name="ro2">
          <table:table-cell office:value-type="string" calcext:value-type="string">
            <text:p>Djibouti,Djibouti</text:p>
          </table:table-cell>
          <table:table-cell table:formula="of:=FIND(&quot;,&quot;;[.A49])" office:value-type="float" office:value="9" calcext:value-type="float">
            <text:p>9</text:p>
          </table:table-cell>
          <table:table-cell table:formula="of:=LEFT([.A49];[.B49]-1)" office:value-type="string" office:string-value="Djibouti" calcext:value-type="string">
            <text:p>Djibouti</text:p>
          </table:table-cell>
          <table:table-cell table:formula="of:=RIGHT([.A49];LEN([.A49])-[.B49])" office:value-type="string" office:string-value="Djibouti" calcext:value-type="string">
            <text:p>Djibouti</text:p>
          </table:table-cell>
        </table:table-row>
        <table:table-row table:style-name="ro2">
          <table:table-cell office:value-type="string" calcext:value-type="string">
            <text:p>Dominica,Roseau</text:p>
          </table:table-cell>
          <table:table-cell table:formula="of:=FIND(&quot;,&quot;;[.A50])" office:value-type="float" office:value="9" calcext:value-type="float">
            <text:p>9</text:p>
          </table:table-cell>
          <table:table-cell table:formula="of:=LEFT([.A50];[.B50]-1)" office:value-type="string" office:string-value="Dominica" calcext:value-type="string">
            <text:p>Dominica</text:p>
          </table:table-cell>
          <table:table-cell table:formula="of:=RIGHT([.A50];LEN([.A50])-[.B50])" office:value-type="string" office:string-value="Roseau" calcext:value-type="string">
            <text:p>Roseau</text:p>
          </table:table-cell>
        </table:table-row>
        <table:table-row table:style-name="ro2">
          <table:table-cell office:value-type="string" calcext:value-type="string">
            <text:p>Dominican Republic,Santo Domingo</text:p>
          </table:table-cell>
          <table:table-cell table:formula="of:=FIND(&quot;,&quot;;[.A51])" office:value-type="float" office:value="19" calcext:value-type="float">
            <text:p>19</text:p>
          </table:table-cell>
          <table:table-cell table:formula="of:=LEFT([.A51];[.B51]-1)" office:value-type="string" office:string-value="Dominican Republic" calcext:value-type="string">
            <text:p>Dominican Republic</text:p>
          </table:table-cell>
          <table:table-cell table:formula="of:=RIGHT([.A51];LEN([.A51])-[.B51])" office:value-type="string" office:string-value="Santo Domingo" calcext:value-type="string">
            <text:p>Santo Domingo</text:p>
          </table:table-cell>
        </table:table-row>
        <table:table-row table:style-name="ro2">
          <table:table-cell office:value-type="string" calcext:value-type="string">
            <text:p>East Timor,Dili</text:p>
          </table:table-cell>
          <table:table-cell table:formula="of:=FIND(&quot;,&quot;;[.A52])" office:value-type="float" office:value="11" calcext:value-type="float">
            <text:p>11</text:p>
          </table:table-cell>
          <table:table-cell table:formula="of:=LEFT([.A52];[.B52]-1)" office:value-type="string" office:string-value="East Timor" calcext:value-type="string">
            <text:p>East Timor</text:p>
          </table:table-cell>
          <table:table-cell table:formula="of:=RIGHT([.A52];LEN([.A52])-[.B52])" office:value-type="string" office:string-value="Dili" calcext:value-type="string">
            <text:p>Dili</text:p>
          </table:table-cell>
        </table:table-row>
        <table:table-row table:style-name="ro2">
          <table:table-cell office:value-type="string" calcext:value-type="string">
            <text:p>Ecuador,Quito</text:p>
          </table:table-cell>
          <table:table-cell table:formula="of:=FIND(&quot;,&quot;;[.A53])" office:value-type="float" office:value="8" calcext:value-type="float">
            <text:p>8</text:p>
          </table:table-cell>
          <table:table-cell table:formula="of:=LEFT([.A53];[.B53]-1)" office:value-type="string" office:string-value="Ecuador" calcext:value-type="string">
            <text:p>Ecuador</text:p>
          </table:table-cell>
          <table:table-cell table:formula="of:=RIGHT([.A53];LEN([.A53])-[.B53])" office:value-type="string" office:string-value="Quito" calcext:value-type="string">
            <text:p>Quito</text:p>
          </table:table-cell>
        </table:table-row>
        <table:table-row table:style-name="ro2">
          <table:table-cell office:value-type="string" calcext:value-type="string">
            <text:p>Egypt,Cairo</text:p>
          </table:table-cell>
          <table:table-cell table:formula="of:=FIND(&quot;,&quot;;[.A54])" office:value-type="float" office:value="6" calcext:value-type="float">
            <text:p>6</text:p>
          </table:table-cell>
          <table:table-cell table:formula="of:=LEFT([.A54];[.B54]-1)" office:value-type="string" office:string-value="Egypt" calcext:value-type="string">
            <text:p>Egypt</text:p>
          </table:table-cell>
          <table:table-cell table:formula="of:=RIGHT([.A54];LEN([.A54])-[.B54])" office:value-type="string" office:string-value="Cairo" calcext:value-type="string">
            <text:p>Cairo</text:p>
          </table:table-cell>
        </table:table-row>
        <table:table-row table:style-name="ro2">
          <table:table-cell office:value-type="string" calcext:value-type="string">
            <text:p>El Salvador,San Salvador</text:p>
          </table:table-cell>
          <table:table-cell table:formula="of:=FIND(&quot;,&quot;;[.A55])" office:value-type="float" office:value="12" calcext:value-type="float">
            <text:p>12</text:p>
          </table:table-cell>
          <table:table-cell table:formula="of:=LEFT([.A55];[.B55]-1)" office:value-type="string" office:string-value="El Salvador" calcext:value-type="string">
            <text:p>El Salvador</text:p>
          </table:table-cell>
          <table:table-cell table:formula="of:=RIGHT([.A55];LEN([.A55])-[.B55])" office:value-type="string" office:string-value="San Salvador" calcext:value-type="string">
            <text:p>San Salvador</text:p>
          </table:table-cell>
        </table:table-row>
        <table:table-row table:style-name="ro2">
          <table:table-cell office:value-type="string" calcext:value-type="string">
            <text:p>England,London</text:p>
          </table:table-cell>
          <table:table-cell table:formula="of:=FIND(&quot;,&quot;;[.A56])" office:value-type="float" office:value="8" calcext:value-type="float">
            <text:p>8</text:p>
          </table:table-cell>
          <table:table-cell table:formula="of:=LEFT([.A56];[.B56]-1)" office:value-type="string" office:string-value="England" calcext:value-type="string">
            <text:p>England</text:p>
          </table:table-cell>
          <table:table-cell table:formula="of:=RIGHT([.A56];LEN([.A56])-[.B56])" office:value-type="string" office:string-value="London" calcext:value-type="string">
            <text:p>London</text:p>
          </table:table-cell>
        </table:table-row>
        <table:table-row table:style-name="ro2">
          <table:table-cell office:value-type="string" calcext:value-type="string">
            <text:p>Equatorial Guinea,Malabo</text:p>
          </table:table-cell>
          <table:table-cell table:formula="of:=FIND(&quot;,&quot;;[.A57])" office:value-type="float" office:value="18" calcext:value-type="float">
            <text:p>18</text:p>
          </table:table-cell>
          <table:table-cell table:formula="of:=LEFT([.A57];[.B57]-1)" office:value-type="string" office:string-value="Equatorial Guinea" calcext:value-type="string">
            <text:p>Equatorial Guinea</text:p>
          </table:table-cell>
          <table:table-cell table:formula="of:=RIGHT([.A57];LEN([.A57])-[.B57])" office:value-type="string" office:string-value="Malabo" calcext:value-type="string">
            <text:p>Malabo</text:p>
          </table:table-cell>
        </table:table-row>
        <table:table-row table:style-name="ro2">
          <table:table-cell office:value-type="string" calcext:value-type="string">
            <text:p>Eritrea,Asmara</text:p>
          </table:table-cell>
          <table:table-cell table:formula="of:=FIND(&quot;,&quot;;[.A58])" office:value-type="float" office:value="8" calcext:value-type="float">
            <text:p>8</text:p>
          </table:table-cell>
          <table:table-cell table:formula="of:=LEFT([.A58];[.B58]-1)" office:value-type="string" office:string-value="Eritrea" calcext:value-type="string">
            <text:p>Eritrea</text:p>
          </table:table-cell>
          <table:table-cell table:formula="of:=RIGHT([.A58];LEN([.A58])-[.B58])" office:value-type="string" office:string-value="Asmara" calcext:value-type="string">
            <text:p>Asmara</text:p>
          </table:table-cell>
        </table:table-row>
        <table:table-row table:style-name="ro2">
          <table:table-cell office:value-type="string" calcext:value-type="string">
            <text:p>Estonia,Tallinn</text:p>
          </table:table-cell>
          <table:table-cell table:formula="of:=FIND(&quot;,&quot;;[.A59])" office:value-type="float" office:value="8" calcext:value-type="float">
            <text:p>8</text:p>
          </table:table-cell>
          <table:table-cell table:formula="of:=LEFT([.A59];[.B59]-1)" office:value-type="string" office:string-value="Estonia" calcext:value-type="string">
            <text:p>Estonia</text:p>
          </table:table-cell>
          <table:table-cell table:formula="of:=RIGHT([.A59];LEN([.A59])-[.B59])" office:value-type="string" office:string-value="Tallinn" calcext:value-type="string">
            <text:p>Tallinn</text:p>
          </table:table-cell>
        </table:table-row>
        <table:table-row table:style-name="ro2">
          <table:table-cell office:value-type="string" calcext:value-type="string">
            <text:p>Eswatini (Swaziland),Mbaba</text:p>
          </table:table-cell>
          <table:table-cell table:formula="of:=FIND(&quot;,&quot;;[.A60])" office:value-type="float" office:value="21" calcext:value-type="float">
            <text:p>21</text:p>
          </table:table-cell>
          <table:table-cell table:formula="of:=LEFT([.A60];[.B60]-1)" office:value-type="string" office:string-value="Eswatini (Swaziland)" calcext:value-type="string">
            <text:p>Eswatini (Swaziland)</text:p>
          </table:table-cell>
          <table:table-cell table:formula="of:=RIGHT([.A60];LEN([.A60])-[.B60])" office:value-type="string" office:string-value="Mbaba" calcext:value-type="string">
            <text:p>Mbaba</text:p>
          </table:table-cell>
        </table:table-row>
        <table:table-row table:style-name="ro2">
          <table:table-cell office:value-type="string" calcext:value-type="string">
            <text:p>Ethiopia,Addis Ababa</text:p>
          </table:table-cell>
          <table:table-cell table:formula="of:=FIND(&quot;,&quot;;[.A61])" office:value-type="float" office:value="9" calcext:value-type="float">
            <text:p>9</text:p>
          </table:table-cell>
          <table:table-cell table:formula="of:=LEFT([.A61];[.B61]-1)" office:value-type="string" office:string-value="Ethiopia" calcext:value-type="string">
            <text:p>Ethiopia</text:p>
          </table:table-cell>
          <table:table-cell table:formula="of:=RIGHT([.A61];LEN([.A61])-[.B61])" office:value-type="string" office:string-value="Addis Ababa" calcext:value-type="string">
            <text:p>Addis Ababa</text:p>
          </table:table-cell>
        </table:table-row>
        <table:table-row table:style-name="ro2">
          <table:table-cell office:value-type="string" calcext:value-type="string">
            <text:p>Federated States of Micronesia,Palikir</text:p>
          </table:table-cell>
          <table:table-cell table:formula="of:=FIND(&quot;,&quot;;[.A62])" office:value-type="float" office:value="31" calcext:value-type="float">
            <text:p>31</text:p>
          </table:table-cell>
          <table:table-cell table:formula="of:=LEFT([.A62];[.B62]-1)" office:value-type="string" office:string-value="Federated States of Micronesia" calcext:value-type="string">
            <text:p>Federated States of Micronesia</text:p>
          </table:table-cell>
          <table:table-cell table:formula="of:=RIGHT([.A62];LEN([.A62])-[.B62])" office:value-type="string" office:string-value="Palikir" calcext:value-type="string">
            <text:p>Palikir</text:p>
          </table:table-cell>
        </table:table-row>
        <table:table-row table:style-name="ro2">
          <table:table-cell office:value-type="string" calcext:value-type="string">
            <text:p>Fiji,Suva</text:p>
          </table:table-cell>
          <table:table-cell table:formula="of:=FIND(&quot;,&quot;;[.A63])" office:value-type="float" office:value="5" calcext:value-type="float">
            <text:p>5</text:p>
          </table:table-cell>
          <table:table-cell table:formula="of:=LEFT([.A63];[.B63]-1)" office:value-type="string" office:string-value="Fiji" calcext:value-type="string">
            <text:p>Fiji</text:p>
          </table:table-cell>
          <table:table-cell table:formula="of:=RIGHT([.A63];LEN([.A63])-[.B63])" office:value-type="string" office:string-value="Suva" calcext:value-type="string">
            <text:p>Suva</text:p>
          </table:table-cell>
        </table:table-row>
        <table:table-row table:style-name="ro2">
          <table:table-cell office:value-type="string" calcext:value-type="string">
            <text:p>Finland,Helsinki</text:p>
          </table:table-cell>
          <table:table-cell table:formula="of:=FIND(&quot;,&quot;;[.A64])" office:value-type="float" office:value="8" calcext:value-type="float">
            <text:p>8</text:p>
          </table:table-cell>
          <table:table-cell table:formula="of:=LEFT([.A64];[.B64]-1)" office:value-type="string" office:string-value="Finland" calcext:value-type="string">
            <text:p>Finland</text:p>
          </table:table-cell>
          <table:table-cell table:formula="of:=RIGHT([.A64];LEN([.A64])-[.B64])" office:value-type="string" office:string-value="Helsinki" calcext:value-type="string">
            <text:p>Helsinki</text:p>
          </table:table-cell>
        </table:table-row>
        <table:table-row table:style-name="ro2">
          <table:table-cell office:value-type="string" calcext:value-type="string">
            <text:p>France,Paris</text:p>
          </table:table-cell>
          <table:table-cell table:formula="of:=FIND(&quot;,&quot;;[.A65])" office:value-type="float" office:value="7" calcext:value-type="float">
            <text:p>7</text:p>
          </table:table-cell>
          <table:table-cell table:formula="of:=LEFT([.A65];[.B65]-1)" office:value-type="string" office:string-value="France" calcext:value-type="string">
            <text:p>France</text:p>
          </table:table-cell>
          <table:table-cell table:formula="of:=RIGHT([.A65];LEN([.A65])-[.B65])" office:value-type="string" office:string-value="Paris" calcext:value-type="string">
            <text:p>Paris</text:p>
          </table:table-cell>
        </table:table-row>
        <table:table-row table:style-name="ro2">
          <table:table-cell office:value-type="string" calcext:value-type="string">
            <text:p>Gabon,Libreville</text:p>
          </table:table-cell>
          <table:table-cell table:formula="of:=FIND(&quot;,&quot;;[.A66])" office:value-type="float" office:value="6" calcext:value-type="float">
            <text:p>6</text:p>
          </table:table-cell>
          <table:table-cell table:formula="of:=LEFT([.A66];[.B66]-1)" office:value-type="string" office:string-value="Gabon" calcext:value-type="string">
            <text:p>Gabon</text:p>
          </table:table-cell>
          <table:table-cell table:formula="of:=RIGHT([.A66];LEN([.A66])-[.B66])" office:value-type="string" office:string-value="Libreville" calcext:value-type="string">
            <text:p>Libreville</text:p>
          </table:table-cell>
        </table:table-row>
        <table:table-row table:style-name="ro2">
          <table:table-cell office:value-type="string" calcext:value-type="string">
            <text:p>Gambia,Banjul</text:p>
          </table:table-cell>
          <table:table-cell table:formula="of:=FIND(&quot;,&quot;;[.A67])" office:value-type="float" office:value="7" calcext:value-type="float">
            <text:p>7</text:p>
          </table:table-cell>
          <table:table-cell table:formula="of:=LEFT([.A67];[.B67]-1)" office:value-type="string" office:string-value="Gambia" calcext:value-type="string">
            <text:p>Gambia</text:p>
          </table:table-cell>
          <table:table-cell table:formula="of:=RIGHT([.A67];LEN([.A67])-[.B67])" office:value-type="string" office:string-value="Banjul" calcext:value-type="string">
            <text:p>Banjul</text:p>
          </table:table-cell>
        </table:table-row>
        <table:table-row table:style-name="ro2">
          <table:table-cell office:value-type="string" calcext:value-type="string">
            <text:p>Georgia,Tbilisi</text:p>
          </table:table-cell>
          <table:table-cell table:formula="of:=FIND(&quot;,&quot;;[.A68])" office:value-type="float" office:value="8" calcext:value-type="float">
            <text:p>8</text:p>
          </table:table-cell>
          <table:table-cell table:formula="of:=LEFT([.A68];[.B68]-1)" office:value-type="string" office:string-value="Georgia" calcext:value-type="string">
            <text:p>Georgia</text:p>
          </table:table-cell>
          <table:table-cell table:formula="of:=RIGHT([.A68];LEN([.A68])-[.B68])" office:value-type="string" office:string-value="Tbilisi" calcext:value-type="string">
            <text:p>Tbilisi</text:p>
          </table:table-cell>
        </table:table-row>
        <table:table-row table:style-name="ro2">
          <table:table-cell office:value-type="string" calcext:value-type="string">
            <text:p>Germany,Berlin</text:p>
          </table:table-cell>
          <table:table-cell table:formula="of:=FIND(&quot;,&quot;;[.A69])" office:value-type="float" office:value="8" calcext:value-type="float">
            <text:p>8</text:p>
          </table:table-cell>
          <table:table-cell table:formula="of:=LEFT([.A69];[.B69]-1)" office:value-type="string" office:string-value="Germany" calcext:value-type="string">
            <text:p>Germany</text:p>
          </table:table-cell>
          <table:table-cell table:formula="of:=RIGHT([.A69];LEN([.A69])-[.B69])" office:value-type="string" office:string-value="Berlin" calcext:value-type="string">
            <text:p>Berlin</text:p>
          </table:table-cell>
        </table:table-row>
        <table:table-row table:style-name="ro2">
          <table:table-cell office:value-type="string" calcext:value-type="string">
            <text:p>Ghana,Accra</text:p>
          </table:table-cell>
          <table:table-cell table:formula="of:=FIND(&quot;,&quot;;[.A70])" office:value-type="float" office:value="6" calcext:value-type="float">
            <text:p>6</text:p>
          </table:table-cell>
          <table:table-cell table:formula="of:=LEFT([.A70];[.B70]-1)" office:value-type="string" office:string-value="Ghana" calcext:value-type="string">
            <text:p>Ghana</text:p>
          </table:table-cell>
          <table:table-cell table:formula="of:=RIGHT([.A70];LEN([.A70])-[.B70])" office:value-type="string" office:string-value="Accra" calcext:value-type="string">
            <text:p>Accra</text:p>
          </table:table-cell>
        </table:table-row>
        <table:table-row table:style-name="ro2">
          <table:table-cell office:value-type="string" calcext:value-type="string">
            <text:p>Greece,Athens</text:p>
          </table:table-cell>
          <table:table-cell table:formula="of:=FIND(&quot;,&quot;;[.A71])" office:value-type="float" office:value="7" calcext:value-type="float">
            <text:p>7</text:p>
          </table:table-cell>
          <table:table-cell table:formula="of:=LEFT([.A71];[.B71]-1)" office:value-type="string" office:string-value="Greece" calcext:value-type="string">
            <text:p>Greece</text:p>
          </table:table-cell>
          <table:table-cell table:formula="of:=RIGHT([.A71];LEN([.A71])-[.B71])" office:value-type="string" office:string-value="Athens" calcext:value-type="string">
            <text:p>Athens</text:p>
          </table:table-cell>
        </table:table-row>
        <table:table-row table:style-name="ro2">
          <table:table-cell office:value-type="string" calcext:value-type="string">
            <text:p>Grenada,Saint George's</text:p>
          </table:table-cell>
          <table:table-cell table:formula="of:=FIND(&quot;,&quot;;[.A72])" office:value-type="float" office:value="8" calcext:value-type="float">
            <text:p>8</text:p>
          </table:table-cell>
          <table:table-cell table:formula="of:=LEFT([.A72];[.B72]-1)" office:value-type="string" office:string-value="Grenada" calcext:value-type="string">
            <text:p>Grenada</text:p>
          </table:table-cell>
          <table:table-cell table:formula="of:=RIGHT([.A72];LEN([.A72])-[.B72])" office:value-type="string" office:string-value="Saint George's" calcext:value-type="string">
            <text:p>Saint George's</text:p>
          </table:table-cell>
        </table:table-row>
        <table:table-row table:style-name="ro2">
          <table:table-cell office:value-type="string" calcext:value-type="string">
            <text:p>Guatemala,Guatemala City</text:p>
          </table:table-cell>
          <table:table-cell table:formula="of:=FIND(&quot;,&quot;;[.A73])" office:value-type="float" office:value="10" calcext:value-type="float">
            <text:p>10</text:p>
          </table:table-cell>
          <table:table-cell table:formula="of:=LEFT([.A73];[.B73]-1)" office:value-type="string" office:string-value="Guatemala" calcext:value-type="string">
            <text:p>Guatemala</text:p>
          </table:table-cell>
          <table:table-cell table:formula="of:=RIGHT([.A73];LEN([.A73])-[.B73])" office:value-type="string" office:string-value="Guatemala City" calcext:value-type="string">
            <text:p>Guatemala City</text:p>
          </table:table-cell>
        </table:table-row>
        <table:table-row table:style-name="ro2">
          <table:table-cell office:value-type="string" calcext:value-type="string">
            <text:p>Guinea,Conakry</text:p>
          </table:table-cell>
          <table:table-cell table:formula="of:=FIND(&quot;,&quot;;[.A74])" office:value-type="float" office:value="7" calcext:value-type="float">
            <text:p>7</text:p>
          </table:table-cell>
          <table:table-cell table:formula="of:=LEFT([.A74];[.B74]-1)" office:value-type="string" office:string-value="Guinea" calcext:value-type="string">
            <text:p>Guinea</text:p>
          </table:table-cell>
          <table:table-cell table:formula="of:=RIGHT([.A74];LEN([.A74])-[.B74])" office:value-type="string" office:string-value="Conakry" calcext:value-type="string">
            <text:p>Conakry</text:p>
          </table:table-cell>
        </table:table-row>
        <table:table-row table:style-name="ro2">
          <table:table-cell office:value-type="string" calcext:value-type="string">
            <text:p>Guinea-Bissau,Bissau</text:p>
          </table:table-cell>
          <table:table-cell table:formula="of:=FIND(&quot;,&quot;;[.A75])" office:value-type="float" office:value="14" calcext:value-type="float">
            <text:p>14</text:p>
          </table:table-cell>
          <table:table-cell table:formula="of:=LEFT([.A75];[.B75]-1)" office:value-type="string" office:string-value="Guinea-Bissau" calcext:value-type="string">
            <text:p>Guinea-Bissau</text:p>
          </table:table-cell>
          <table:table-cell table:formula="of:=RIGHT([.A75];LEN([.A75])-[.B75])" office:value-type="string" office:string-value="Bissau" calcext:value-type="string">
            <text:p>Bissau</text:p>
          </table:table-cell>
        </table:table-row>
        <table:table-row table:style-name="ro2">
          <table:table-cell office:value-type="string" calcext:value-type="string">
            <text:p>Guyana,Georgetown</text:p>
          </table:table-cell>
          <table:table-cell table:formula="of:=FIND(&quot;,&quot;;[.A76])" office:value-type="float" office:value="7" calcext:value-type="float">
            <text:p>7</text:p>
          </table:table-cell>
          <table:table-cell table:formula="of:=LEFT([.A76];[.B76]-1)" office:value-type="string" office:string-value="Guyana" calcext:value-type="string">
            <text:p>Guyana</text:p>
          </table:table-cell>
          <table:table-cell table:formula="of:=RIGHT([.A76];LEN([.A76])-[.B76])" office:value-type="string" office:string-value="Georgetown" calcext:value-type="string">
            <text:p>Georgetown</text:p>
          </table:table-cell>
        </table:table-row>
        <table:table-row table:style-name="ro2">
          <table:table-cell office:value-type="string" calcext:value-type="string">
            <text:p>Haiti,Port au Prince</text:p>
          </table:table-cell>
          <table:table-cell table:formula="of:=FIND(&quot;,&quot;;[.A77])" office:value-type="float" office:value="6" calcext:value-type="float">
            <text:p>6</text:p>
          </table:table-cell>
          <table:table-cell table:formula="of:=LEFT([.A77];[.B77]-1)" office:value-type="string" office:string-value="Haiti" calcext:value-type="string">
            <text:p>Haiti</text:p>
          </table:table-cell>
          <table:table-cell table:formula="of:=RIGHT([.A77];LEN([.A77])-[.B77])" office:value-type="string" office:string-value="Port au Prince" calcext:value-type="string">
            <text:p>Port au Prince</text:p>
          </table:table-cell>
        </table:table-row>
        <table:table-row table:style-name="ro2">
          <table:table-cell office:value-type="string" calcext:value-type="string">
            <text:p>Honduras,Tegucigalpa</text:p>
          </table:table-cell>
          <table:table-cell table:formula="of:=FIND(&quot;,&quot;;[.A78])" office:value-type="float" office:value="9" calcext:value-type="float">
            <text:p>9</text:p>
          </table:table-cell>
          <table:table-cell table:formula="of:=LEFT([.A78];[.B78]-1)" office:value-type="string" office:string-value="Honduras" calcext:value-type="string">
            <text:p>Honduras</text:p>
          </table:table-cell>
          <table:table-cell table:formula="of:=RIGHT([.A78];LEN([.A78])-[.B78])" office:value-type="string" office:string-value="Tegucigalpa" calcext:value-type="string">
            <text:p>Tegucigalpa</text:p>
          </table:table-cell>
        </table:table-row>
        <table:table-row table:style-name="ro2">
          <table:table-cell office:value-type="string" calcext:value-type="string">
            <text:p>Hungary,Budapest</text:p>
          </table:table-cell>
          <table:table-cell table:formula="of:=FIND(&quot;,&quot;;[.A79])" office:value-type="float" office:value="8" calcext:value-type="float">
            <text:p>8</text:p>
          </table:table-cell>
          <table:table-cell table:formula="of:=LEFT([.A79];[.B79]-1)" office:value-type="string" office:string-value="Hungary" calcext:value-type="string">
            <text:p>Hungary</text:p>
          </table:table-cell>
          <table:table-cell table:formula="of:=RIGHT([.A79];LEN([.A79])-[.B79])" office:value-type="string" office:string-value="Budapest" calcext:value-type="string">
            <text:p>Budapest</text:p>
          </table:table-cell>
        </table:table-row>
        <table:table-row table:style-name="ro2">
          <table:table-cell office:value-type="string" calcext:value-type="string">
            <text:p>Iceland,Reykjavik</text:p>
          </table:table-cell>
          <table:table-cell table:formula="of:=FIND(&quot;,&quot;;[.A80])" office:value-type="float" office:value="8" calcext:value-type="float">
            <text:p>8</text:p>
          </table:table-cell>
          <table:table-cell table:formula="of:=LEFT([.A80];[.B80]-1)" office:value-type="string" office:string-value="Iceland" calcext:value-type="string">
            <text:p>Iceland</text:p>
          </table:table-cell>
          <table:table-cell table:formula="of:=RIGHT([.A80];LEN([.A80])-[.B80])" office:value-type="string" office:string-value="Reykjavik" calcext:value-type="string">
            <text:p>Reykjavik</text:p>
          </table:table-cell>
        </table:table-row>
        <table:table-row table:style-name="ro2">
          <table:table-cell office:value-type="string" calcext:value-type="string">
            <text:p>India,New Delhi</text:p>
          </table:table-cell>
          <table:table-cell table:formula="of:=FIND(&quot;,&quot;;[.A81])" office:value-type="float" office:value="6" calcext:value-type="float">
            <text:p>6</text:p>
          </table:table-cell>
          <table:table-cell table:formula="of:=LEFT([.A81];[.B81]-1)" office:value-type="string" office:string-value="India" calcext:value-type="string">
            <text:p>India</text:p>
          </table:table-cell>
          <table:table-cell table:formula="of:=RIGHT([.A81];LEN([.A81])-[.B81])" office:value-type="string" office:string-value="New Delhi" calcext:value-type="string">
            <text:p>New Delhi</text:p>
          </table:table-cell>
        </table:table-row>
        <table:table-row table:style-name="ro2">
          <table:table-cell office:value-type="string" calcext:value-type="string">
            <text:p>Indonesia,Jakarta</text:p>
          </table:table-cell>
          <table:table-cell table:formula="of:=FIND(&quot;,&quot;;[.A82])" office:value-type="float" office:value="10" calcext:value-type="float">
            <text:p>10</text:p>
          </table:table-cell>
          <table:table-cell table:formula="of:=LEFT([.A82];[.B82]-1)" office:value-type="string" office:string-value="Indonesia" calcext:value-type="string">
            <text:p>Indonesia</text:p>
          </table:table-cell>
          <table:table-cell table:formula="of:=RIGHT([.A82];LEN([.A82])-[.B82])" office:value-type="string" office:string-value="Jakarta" calcext:value-type="string">
            <text:p>Jakarta</text:p>
          </table:table-cell>
        </table:table-row>
        <table:table-row table:style-name="ro2">
          <table:table-cell office:value-type="string" calcext:value-type="string">
            <text:p>Iran,Tehran</text:p>
          </table:table-cell>
          <table:table-cell table:formula="of:=FIND(&quot;,&quot;;[.A83])" office:value-type="float" office:value="5" calcext:value-type="float">
            <text:p>5</text:p>
          </table:table-cell>
          <table:table-cell table:formula="of:=LEFT([.A83];[.B83]-1)" office:value-type="string" office:string-value="Iran" calcext:value-type="string">
            <text:p>Iran</text:p>
          </table:table-cell>
          <table:table-cell table:formula="of:=RIGHT([.A83];LEN([.A83])-[.B83])" office:value-type="string" office:string-value="Tehran" calcext:value-type="string">
            <text:p>Tehran</text:p>
          </table:table-cell>
        </table:table-row>
        <table:table-row table:style-name="ro2">
          <table:table-cell office:value-type="string" calcext:value-type="string">
            <text:p>Iraq,Baghdad</text:p>
          </table:table-cell>
          <table:table-cell table:formula="of:=FIND(&quot;,&quot;;[.A84])" office:value-type="float" office:value="5" calcext:value-type="float">
            <text:p>5</text:p>
          </table:table-cell>
          <table:table-cell table:formula="of:=LEFT([.A84];[.B84]-1)" office:value-type="string" office:string-value="Iraq" calcext:value-type="string">
            <text:p>Iraq</text:p>
          </table:table-cell>
          <table:table-cell table:formula="of:=RIGHT([.A84];LEN([.A84])-[.B84])" office:value-type="string" office:string-value="Baghdad" calcext:value-type="string">
            <text:p>Baghdad</text:p>
          </table:table-cell>
        </table:table-row>
        <table:table-row table:style-name="ro2">
          <table:table-cell office:value-type="string" calcext:value-type="string">
            <text:p>Ireland,Dublin</text:p>
          </table:table-cell>
          <table:table-cell table:formula="of:=FIND(&quot;,&quot;;[.A85])" office:value-type="float" office:value="8" calcext:value-type="float">
            <text:p>8</text:p>
          </table:table-cell>
          <table:table-cell table:formula="of:=LEFT([.A85];[.B85]-1)" office:value-type="string" office:string-value="Ireland" calcext:value-type="string">
            <text:p>Ireland</text:p>
          </table:table-cell>
          <table:table-cell table:formula="of:=RIGHT([.A85];LEN([.A85])-[.B85])" office:value-type="string" office:string-value="Dublin" calcext:value-type="string">
            <text:p>Dublin</text:p>
          </table:table-cell>
        </table:table-row>
        <table:table-row table:style-name="ro2">
          <table:table-cell office:value-type="string" calcext:value-type="string">
            <text:p>Israel,Jerusalem</text:p>
          </table:table-cell>
          <table:table-cell table:formula="of:=FIND(&quot;,&quot;;[.A86])" office:value-type="float" office:value="7" calcext:value-type="float">
            <text:p>7</text:p>
          </table:table-cell>
          <table:table-cell table:formula="of:=LEFT([.A86];[.B86]-1)" office:value-type="string" office:string-value="Israel" calcext:value-type="string">
            <text:p>Israel</text:p>
          </table:table-cell>
          <table:table-cell table:formula="of:=RIGHT([.A86];LEN([.A86])-[.B86])" office:value-type="string" office:string-value="Jerusalem" calcext:value-type="string">
            <text:p>Jerusalem</text:p>
          </table:table-cell>
        </table:table-row>
        <table:table-row table:style-name="ro2">
          <table:table-cell office:value-type="string" calcext:value-type="string">
            <text:p>Italy,Rome</text:p>
          </table:table-cell>
          <table:table-cell table:formula="of:=FIND(&quot;,&quot;;[.A87])" office:value-type="float" office:value="6" calcext:value-type="float">
            <text:p>6</text:p>
          </table:table-cell>
          <table:table-cell table:formula="of:=LEFT([.A87];[.B87]-1)" office:value-type="string" office:string-value="Italy" calcext:value-type="string">
            <text:p>Italy</text:p>
          </table:table-cell>
          <table:table-cell table:formula="of:=RIGHT([.A87];LEN([.A87])-[.B87])" office:value-type="string" office:string-value="Rome" calcext:value-type="string">
            <text:p>Rome</text:p>
          </table:table-cell>
        </table:table-row>
        <table:table-row table:style-name="ro2">
          <table:table-cell office:value-type="string" calcext:value-type="string">
            <text:p>Jamaica,Kingston</text:p>
          </table:table-cell>
          <table:table-cell table:formula="of:=FIND(&quot;,&quot;;[.A88])" office:value-type="float" office:value="8" calcext:value-type="float">
            <text:p>8</text:p>
          </table:table-cell>
          <table:table-cell table:formula="of:=LEFT([.A88];[.B88]-1)" office:value-type="string" office:string-value="Jamaica" calcext:value-type="string">
            <text:p>Jamaica</text:p>
          </table:table-cell>
          <table:table-cell table:formula="of:=RIGHT([.A88];LEN([.A88])-[.B88])" office:value-type="string" office:string-value="Kingston" calcext:value-type="string">
            <text:p>Kingston</text:p>
          </table:table-cell>
        </table:table-row>
        <table:table-row table:style-name="ro2">
          <table:table-cell office:value-type="string" calcext:value-type="string">
            <text:p>Japan,Tokyo</text:p>
          </table:table-cell>
          <table:table-cell table:formula="of:=FIND(&quot;,&quot;;[.A89])" office:value-type="float" office:value="6" calcext:value-type="float">
            <text:p>6</text:p>
          </table:table-cell>
          <table:table-cell table:formula="of:=LEFT([.A89];[.B89]-1)" office:value-type="string" office:string-value="Japan" calcext:value-type="string">
            <text:p>Japan</text:p>
          </table:table-cell>
          <table:table-cell table:formula="of:=RIGHT([.A89];LEN([.A89])-[.B89])" office:value-type="string" office:string-value="Tokyo" calcext:value-type="string">
            <text:p>Tokyo</text:p>
          </table:table-cell>
        </table:table-row>
        <table:table-row table:style-name="ro2">
          <table:table-cell office:value-type="string" calcext:value-type="string">
            <text:p>Jordan,Amman</text:p>
          </table:table-cell>
          <table:table-cell table:formula="of:=FIND(&quot;,&quot;;[.A90])" office:value-type="float" office:value="7" calcext:value-type="float">
            <text:p>7</text:p>
          </table:table-cell>
          <table:table-cell table:formula="of:=LEFT([.A90];[.B90]-1)" office:value-type="string" office:string-value="Jordan" calcext:value-type="string">
            <text:p>Jordan</text:p>
          </table:table-cell>
          <table:table-cell table:formula="of:=RIGHT([.A90];LEN([.A90])-[.B90])" office:value-type="string" office:string-value="Amman" calcext:value-type="string">
            <text:p>Amman</text:p>
          </table:table-cell>
        </table:table-row>
        <table:table-row table:style-name="ro2">
          <table:table-cell office:value-type="string" calcext:value-type="string">
            <text:p>Kazakhstan,Nur-Sultan</text:p>
          </table:table-cell>
          <table:table-cell table:formula="of:=FIND(&quot;,&quot;;[.A91])" office:value-type="float" office:value="11" calcext:value-type="float">
            <text:p>11</text:p>
          </table:table-cell>
          <table:table-cell table:formula="of:=LEFT([.A91];[.B91]-1)" office:value-type="string" office:string-value="Kazakhstan" calcext:value-type="string">
            <text:p>Kazakhstan</text:p>
          </table:table-cell>
          <table:table-cell table:formula="of:=RIGHT([.A91];LEN([.A91])-[.B91])" office:value-type="string" office:string-value="Nur-Sultan" calcext:value-type="string">
            <text:p>Nur-Sultan</text:p>
          </table:table-cell>
        </table:table-row>
        <table:table-row table:style-name="ro2">
          <table:table-cell office:value-type="string" calcext:value-type="string">
            <text:p>Kenya,Nairobi</text:p>
          </table:table-cell>
          <table:table-cell table:formula="of:=FIND(&quot;,&quot;;[.A92])" office:value-type="float" office:value="6" calcext:value-type="float">
            <text:p>6</text:p>
          </table:table-cell>
          <table:table-cell table:formula="of:=LEFT([.A92];[.B92]-1)" office:value-type="string" office:string-value="Kenya" calcext:value-type="string">
            <text:p>Kenya</text:p>
          </table:table-cell>
          <table:table-cell table:formula="of:=RIGHT([.A92];LEN([.A92])-[.B92])" office:value-type="string" office:string-value="Nairobi" calcext:value-type="string">
            <text:p>Nairobi</text:p>
          </table:table-cell>
        </table:table-row>
        <table:table-row table:style-name="ro2">
          <table:table-cell office:value-type="string" calcext:value-type="string">
            <text:p>Kiribati,Tarawa Atoll</text:p>
          </table:table-cell>
          <table:table-cell table:formula="of:=FIND(&quot;,&quot;;[.A93])" office:value-type="float" office:value="9" calcext:value-type="float">
            <text:p>9</text:p>
          </table:table-cell>
          <table:table-cell table:formula="of:=LEFT([.A93];[.B93]-1)" office:value-type="string" office:string-value="Kiribati" calcext:value-type="string">
            <text:p>Kiribati</text:p>
          </table:table-cell>
          <table:table-cell table:formula="of:=RIGHT([.A93];LEN([.A93])-[.B93])" office:value-type="string" office:string-value="Tarawa Atoll" calcext:value-type="string">
            <text:p>Tarawa Atoll</text:p>
          </table:table-cell>
        </table:table-row>
        <table:table-row table:style-name="ro2">
          <table:table-cell office:value-type="string" calcext:value-type="string">
            <text:p>Kosovo,Pristina</text:p>
          </table:table-cell>
          <table:table-cell table:formula="of:=FIND(&quot;,&quot;;[.A94])" office:value-type="float" office:value="7" calcext:value-type="float">
            <text:p>7</text:p>
          </table:table-cell>
          <table:table-cell table:formula="of:=LEFT([.A94];[.B94]-1)" office:value-type="string" office:string-value="Kosovo" calcext:value-type="string">
            <text:p>Kosovo</text:p>
          </table:table-cell>
          <table:table-cell table:formula="of:=RIGHT([.A94];LEN([.A94])-[.B94])" office:value-type="string" office:string-value="Pristina" calcext:value-type="string">
            <text:p>Pristina</text:p>
          </table:table-cell>
        </table:table-row>
        <table:table-row table:style-name="ro2">
          <table:table-cell office:value-type="string" calcext:value-type="string">
            <text:p>Kuwait,Kuwait City</text:p>
          </table:table-cell>
          <table:table-cell table:formula="of:=FIND(&quot;,&quot;;[.A95])" office:value-type="float" office:value="7" calcext:value-type="float">
            <text:p>7</text:p>
          </table:table-cell>
          <table:table-cell table:formula="of:=LEFT([.A95];[.B95]-1)" office:value-type="string" office:string-value="Kuwait" calcext:value-type="string">
            <text:p>Kuwait</text:p>
          </table:table-cell>
          <table:table-cell table:formula="of:=RIGHT([.A95];LEN([.A95])-[.B95])" office:value-type="string" office:string-value="Kuwait City" calcext:value-type="string">
            <text:p>Kuwait City</text:p>
          </table:table-cell>
        </table:table-row>
        <table:table-row table:style-name="ro2">
          <table:table-cell office:value-type="string" calcext:value-type="string">
            <text:p>Kyrgyzstan,Bishkek</text:p>
          </table:table-cell>
          <table:table-cell table:formula="of:=FIND(&quot;,&quot;;[.A96])" office:value-type="float" office:value="11" calcext:value-type="float">
            <text:p>11</text:p>
          </table:table-cell>
          <table:table-cell table:formula="of:=LEFT([.A96];[.B96]-1)" office:value-type="string" office:string-value="Kyrgyzstan" calcext:value-type="string">
            <text:p>Kyrgyzstan</text:p>
          </table:table-cell>
          <table:table-cell table:formula="of:=RIGHT([.A96];LEN([.A96])-[.B96])" office:value-type="string" office:string-value="Bishkek" calcext:value-type="string">
            <text:p>Bishkek</text:p>
          </table:table-cell>
        </table:table-row>
        <table:table-row table:style-name="ro2">
          <table:table-cell office:value-type="string" calcext:value-type="string">
            <text:p>Laos,Vientiane</text:p>
          </table:table-cell>
          <table:table-cell table:formula="of:=FIND(&quot;,&quot;;[.A97])" office:value-type="float" office:value="5" calcext:value-type="float">
            <text:p>5</text:p>
          </table:table-cell>
          <table:table-cell table:formula="of:=LEFT([.A97];[.B97]-1)" office:value-type="string" office:string-value="Laos" calcext:value-type="string">
            <text:p>Laos</text:p>
          </table:table-cell>
          <table:table-cell table:formula="of:=RIGHT([.A97];LEN([.A97])-[.B97])" office:value-type="string" office:string-value="Vientiane" calcext:value-type="string">
            <text:p>Vientiane</text:p>
          </table:table-cell>
        </table:table-row>
        <table:table-row table:style-name="ro2">
          <table:table-cell office:value-type="string" calcext:value-type="string">
            <text:p>Latvia,Riga</text:p>
          </table:table-cell>
          <table:table-cell table:formula="of:=FIND(&quot;,&quot;;[.A98])" office:value-type="float" office:value="7" calcext:value-type="float">
            <text:p>7</text:p>
          </table:table-cell>
          <table:table-cell table:formula="of:=LEFT([.A98];[.B98]-1)" office:value-type="string" office:string-value="Latvia" calcext:value-type="string">
            <text:p>Latvia</text:p>
          </table:table-cell>
          <table:table-cell table:formula="of:=RIGHT([.A98];LEN([.A98])-[.B98])" office:value-type="string" office:string-value="Riga" calcext:value-type="string">
            <text:p>Riga</text:p>
          </table:table-cell>
        </table:table-row>
        <table:table-row table:style-name="ro2">
          <table:table-cell office:value-type="string" calcext:value-type="string">
            <text:p>Lebanon,Beirut</text:p>
          </table:table-cell>
          <table:table-cell table:formula="of:=FIND(&quot;,&quot;;[.A99])" office:value-type="float" office:value="8" calcext:value-type="float">
            <text:p>8</text:p>
          </table:table-cell>
          <table:table-cell table:formula="of:=LEFT([.A99];[.B99]-1)" office:value-type="string" office:string-value="Lebanon" calcext:value-type="string">
            <text:p>Lebanon</text:p>
          </table:table-cell>
          <table:table-cell table:formula="of:=RIGHT([.A99];LEN([.A99])-[.B99])" office:value-type="string" office:string-value="Beirut" calcext:value-type="string">
            <text:p>Beirut</text:p>
          </table:table-cell>
        </table:table-row>
        <table:table-row table:style-name="ro2">
          <table:table-cell office:value-type="string" calcext:value-type="string">
            <text:p>Lesotho,Maseru</text:p>
          </table:table-cell>
          <table:table-cell table:formula="of:=FIND(&quot;,&quot;;[.A100])" office:value-type="float" office:value="8" calcext:value-type="float">
            <text:p>8</text:p>
          </table:table-cell>
          <table:table-cell table:formula="of:=LEFT([.A100];[.B100]-1)" office:value-type="string" office:string-value="Lesotho" calcext:value-type="string">
            <text:p>Lesotho</text:p>
          </table:table-cell>
          <table:table-cell table:formula="of:=RIGHT([.A100];LEN([.A100])-[.B100])" office:value-type="string" office:string-value="Maseru" calcext:value-type="string">
            <text:p>Maseru</text:p>
          </table:table-cell>
        </table:table-row>
        <table:table-row table:style-name="ro2">
          <table:table-cell office:value-type="string" calcext:value-type="string">
            <text:p>Liberia,Monrovia</text:p>
          </table:table-cell>
          <table:table-cell table:formula="of:=FIND(&quot;,&quot;;[.A101])" office:value-type="float" office:value="8" calcext:value-type="float">
            <text:p>8</text:p>
          </table:table-cell>
          <table:table-cell table:formula="of:=LEFT([.A101];[.B101]-1)" office:value-type="string" office:string-value="Liberia" calcext:value-type="string">
            <text:p>Liberia</text:p>
          </table:table-cell>
          <table:table-cell table:formula="of:=RIGHT([.A101];LEN([.A101])-[.B101])" office:value-type="string" office:string-value="Monrovia" calcext:value-type="string">
            <text:p>Monrovia</text:p>
          </table:table-cell>
        </table:table-row>
        <table:table-row table:style-name="ro2">
          <table:table-cell office:value-type="string" calcext:value-type="string">
            <text:p>Libya,Tripoli</text:p>
          </table:table-cell>
          <table:table-cell table:formula="of:=FIND(&quot;,&quot;;[.A102])" office:value-type="float" office:value="6" calcext:value-type="float">
            <text:p>6</text:p>
          </table:table-cell>
          <table:table-cell table:formula="of:=LEFT([.A102];[.B102]-1)" office:value-type="string" office:string-value="Libya" calcext:value-type="string">
            <text:p>Libya</text:p>
          </table:table-cell>
          <table:table-cell table:formula="of:=RIGHT([.A102];LEN([.A102])-[.B102])" office:value-type="string" office:string-value="Tripoli" calcext:value-type="string">
            <text:p>Tripoli</text:p>
          </table:table-cell>
        </table:table-row>
        <table:table-row table:style-name="ro2">
          <table:table-cell office:value-type="string" calcext:value-type="string">
            <text:p>Liechtenstein,Vaduz</text:p>
          </table:table-cell>
          <table:table-cell table:formula="of:=FIND(&quot;,&quot;;[.A103])" office:value-type="float" office:value="14" calcext:value-type="float">
            <text:p>14</text:p>
          </table:table-cell>
          <table:table-cell table:formula="of:=LEFT([.A103];[.B103]-1)" office:value-type="string" office:string-value="Liechtenstein" calcext:value-type="string">
            <text:p>Liechtenstein</text:p>
          </table:table-cell>
          <table:table-cell table:formula="of:=RIGHT([.A103];LEN([.A103])-[.B103])" office:value-type="string" office:string-value="Vaduz" calcext:value-type="string">
            <text:p>Vaduz</text:p>
          </table:table-cell>
        </table:table-row>
        <table:table-row table:style-name="ro2">
          <table:table-cell office:value-type="string" calcext:value-type="string">
            <text:p>Lithuania,Vilnius</text:p>
          </table:table-cell>
          <table:table-cell table:formula="of:=FIND(&quot;,&quot;;[.A104])" office:value-type="float" office:value="10" calcext:value-type="float">
            <text:p>10</text:p>
          </table:table-cell>
          <table:table-cell table:formula="of:=LEFT([.A104];[.B104]-1)" office:value-type="string" office:string-value="Lithuania" calcext:value-type="string">
            <text:p>Lithuania</text:p>
          </table:table-cell>
          <table:table-cell table:formula="of:=RIGHT([.A104];LEN([.A104])-[.B104])" office:value-type="string" office:string-value="Vilnius" calcext:value-type="string">
            <text:p>Vilnius</text:p>
          </table:table-cell>
        </table:table-row>
        <table:table-row table:style-name="ro2">
          <table:table-cell office:value-type="string" calcext:value-type="string">
            <text:p>Luxembourg,Luxembourg</text:p>
          </table:table-cell>
          <table:table-cell table:formula="of:=FIND(&quot;,&quot;;[.A105])" office:value-type="float" office:value="11" calcext:value-type="float">
            <text:p>11</text:p>
          </table:table-cell>
          <table:table-cell table:formula="of:=LEFT([.A105];[.B105]-1)" office:value-type="string" office:string-value="Luxembourg" calcext:value-type="string">
            <text:p>Luxembourg</text:p>
          </table:table-cell>
          <table:table-cell table:formula="of:=RIGHT([.A105];LEN([.A105])-[.B105])" office:value-type="string" office:string-value="Luxembourg" calcext:value-type="string">
            <text:p>Luxembourg</text:p>
          </table:table-cell>
        </table:table-row>
        <table:table-row table:style-name="ro2">
          <table:table-cell office:value-type="string" calcext:value-type="string">
            <text:p>Madagascar,Antananarivo</text:p>
          </table:table-cell>
          <table:table-cell table:formula="of:=FIND(&quot;,&quot;;[.A106])" office:value-type="float" office:value="11" calcext:value-type="float">
            <text:p>11</text:p>
          </table:table-cell>
          <table:table-cell table:formula="of:=LEFT([.A106];[.B106]-1)" office:value-type="string" office:string-value="Madagascar" calcext:value-type="string">
            <text:p>Madagascar</text:p>
          </table:table-cell>
          <table:table-cell table:formula="of:=RIGHT([.A106];LEN([.A106])-[.B106])" office:value-type="string" office:string-value="Antananarivo" calcext:value-type="string">
            <text:p>Antananarivo</text:p>
          </table:table-cell>
        </table:table-row>
        <table:table-row table:style-name="ro2">
          <table:table-cell office:value-type="string" calcext:value-type="string">
            <text:p>Malawi,Lilongwe</text:p>
          </table:table-cell>
          <table:table-cell table:formula="of:=FIND(&quot;,&quot;;[.A107])" office:value-type="float" office:value="7" calcext:value-type="float">
            <text:p>7</text:p>
          </table:table-cell>
          <table:table-cell table:formula="of:=LEFT([.A107];[.B107]-1)" office:value-type="string" office:string-value="Malawi" calcext:value-type="string">
            <text:p>Malawi</text:p>
          </table:table-cell>
          <table:table-cell table:formula="of:=RIGHT([.A107];LEN([.A107])-[.B107])" office:value-type="string" office:string-value="Lilongwe" calcext:value-type="string">
            <text:p>Lilongwe</text:p>
          </table:table-cell>
        </table:table-row>
        <table:table-row table:style-name="ro2">
          <table:table-cell office:value-type="string" calcext:value-type="string">
            <text:p>Malaysia,Kuala Lumpur</text:p>
          </table:table-cell>
          <table:table-cell table:formula="of:=FIND(&quot;,&quot;;[.A108])" office:value-type="float" office:value="9" calcext:value-type="float">
            <text:p>9</text:p>
          </table:table-cell>
          <table:table-cell table:formula="of:=LEFT([.A108];[.B108]-1)" office:value-type="string" office:string-value="Malaysia" calcext:value-type="string">
            <text:p>Malaysia</text:p>
          </table:table-cell>
          <table:table-cell table:formula="of:=RIGHT([.A108];LEN([.A108])-[.B108])" office:value-type="string" office:string-value="Kuala Lumpur" calcext:value-type="string">
            <text:p>Kuala Lumpur</text:p>
          </table:table-cell>
        </table:table-row>
        <table:table-row table:style-name="ro2">
          <table:table-cell office:value-type="string" calcext:value-type="string">
            <text:p>Maldives,Male</text:p>
          </table:table-cell>
          <table:table-cell table:formula="of:=FIND(&quot;,&quot;;[.A109])" office:value-type="float" office:value="9" calcext:value-type="float">
            <text:p>9</text:p>
          </table:table-cell>
          <table:table-cell table:formula="of:=LEFT([.A109];[.B109]-1)" office:value-type="string" office:string-value="Maldives" calcext:value-type="string">
            <text:p>Maldives</text:p>
          </table:table-cell>
          <table:table-cell table:formula="of:=RIGHT([.A109];LEN([.A109])-[.B109])" office:value-type="string" office:string-value="Male" calcext:value-type="string">
            <text:p>Male</text:p>
          </table:table-cell>
        </table:table-row>
        <table:table-row table:style-name="ro2">
          <table:table-cell office:value-type="string" calcext:value-type="string">
            <text:p>Mali,Bamako</text:p>
          </table:table-cell>
          <table:table-cell table:formula="of:=FIND(&quot;,&quot;;[.A110])" office:value-type="float" office:value="5" calcext:value-type="float">
            <text:p>5</text:p>
          </table:table-cell>
          <table:table-cell table:formula="of:=LEFT([.A110];[.B110]-1)" office:value-type="string" office:string-value="Mali" calcext:value-type="string">
            <text:p>Mali</text:p>
          </table:table-cell>
          <table:table-cell table:formula="of:=RIGHT([.A110];LEN([.A110])-[.B110])" office:value-type="string" office:string-value="Bamako" calcext:value-type="string">
            <text:p>Bamako</text:p>
          </table:table-cell>
        </table:table-row>
        <table:table-row table:style-name="ro2">
          <table:table-cell office:value-type="string" calcext:value-type="string">
            <text:p>Malta,Valletta</text:p>
          </table:table-cell>
          <table:table-cell table:formula="of:=FIND(&quot;,&quot;;[.A111])" office:value-type="float" office:value="6" calcext:value-type="float">
            <text:p>6</text:p>
          </table:table-cell>
          <table:table-cell table:formula="of:=LEFT([.A111];[.B111]-1)" office:value-type="string" office:string-value="Malta" calcext:value-type="string">
            <text:p>Malta</text:p>
          </table:table-cell>
          <table:table-cell table:formula="of:=RIGHT([.A111];LEN([.A111])-[.B111])" office:value-type="string" office:string-value="Valletta" calcext:value-type="string">
            <text:p>Valletta</text:p>
          </table:table-cell>
        </table:table-row>
        <table:table-row table:style-name="ro2">
          <table:table-cell office:value-type="string" calcext:value-type="string">
            <text:p>Marshall Islands,Majuro</text:p>
          </table:table-cell>
          <table:table-cell table:formula="of:=FIND(&quot;,&quot;;[.A112])" office:value-type="float" office:value="17" calcext:value-type="float">
            <text:p>17</text:p>
          </table:table-cell>
          <table:table-cell table:formula="of:=LEFT([.A112];[.B112]-1)" office:value-type="string" office:string-value="Marshall Islands" calcext:value-type="string">
            <text:p>Marshall Islands</text:p>
          </table:table-cell>
          <table:table-cell table:formula="of:=RIGHT([.A112];LEN([.A112])-[.B112])" office:value-type="string" office:string-value="Majuro" calcext:value-type="string">
            <text:p>Majuro</text:p>
          </table:table-cell>
        </table:table-row>
        <table:table-row table:style-name="ro2">
          <table:table-cell office:value-type="string" calcext:value-type="string">
            <text:p>Mauritania,Nouakchott</text:p>
          </table:table-cell>
          <table:table-cell table:formula="of:=FIND(&quot;,&quot;;[.A113])" office:value-type="float" office:value="11" calcext:value-type="float">
            <text:p>11</text:p>
          </table:table-cell>
          <table:table-cell table:formula="of:=LEFT([.A113];[.B113]-1)" office:value-type="string" office:string-value="Mauritania" calcext:value-type="string">
            <text:p>Mauritania</text:p>
          </table:table-cell>
          <table:table-cell table:formula="of:=RIGHT([.A113];LEN([.A113])-[.B113])" office:value-type="string" office:string-value="Nouakchott" calcext:value-type="string">
            <text:p>Nouakchott</text:p>
          </table:table-cell>
        </table:table-row>
        <table:table-row table:style-name="ro2">
          <table:table-cell office:value-type="string" calcext:value-type="string">
            <text:p>Mauritius,Port Louis</text:p>
          </table:table-cell>
          <table:table-cell table:formula="of:=FIND(&quot;,&quot;;[.A114])" office:value-type="float" office:value="10" calcext:value-type="float">
            <text:p>10</text:p>
          </table:table-cell>
          <table:table-cell table:formula="of:=LEFT([.A114];[.B114]-1)" office:value-type="string" office:string-value="Mauritius" calcext:value-type="string">
            <text:p>Mauritius</text:p>
          </table:table-cell>
          <table:table-cell table:formula="of:=RIGHT([.A114];LEN([.A114])-[.B114])" office:value-type="string" office:string-value="Port Louis" calcext:value-type="string">
            <text:p>Port Louis</text:p>
          </table:table-cell>
        </table:table-row>
        <table:table-row table:style-name="ro2">
          <table:table-cell office:value-type="string" calcext:value-type="string">
            <text:p>Mexico,Mexico City</text:p>
          </table:table-cell>
          <table:table-cell table:formula="of:=FIND(&quot;,&quot;;[.A115])" office:value-type="float" office:value="7" calcext:value-type="float">
            <text:p>7</text:p>
          </table:table-cell>
          <table:table-cell table:formula="of:=LEFT([.A115];[.B115]-1)" office:value-type="string" office:string-value="Mexico" calcext:value-type="string">
            <text:p>Mexico</text:p>
          </table:table-cell>
          <table:table-cell table:formula="of:=RIGHT([.A115];LEN([.A115])-[.B115])" office:value-type="string" office:string-value="Mexico City" calcext:value-type="string">
            <text:p>Mexico City</text:p>
          </table:table-cell>
        </table:table-row>
        <table:table-row table:style-name="ro2">
          <table:table-cell office:value-type="string" calcext:value-type="string">
            <text:p>Moldova,Chisinau</text:p>
          </table:table-cell>
          <table:table-cell table:formula="of:=FIND(&quot;,&quot;;[.A116])" office:value-type="float" office:value="8" calcext:value-type="float">
            <text:p>8</text:p>
          </table:table-cell>
          <table:table-cell table:formula="of:=LEFT([.A116];[.B116]-1)" office:value-type="string" office:string-value="Moldova" calcext:value-type="string">
            <text:p>Moldova</text:p>
          </table:table-cell>
          <table:table-cell table:formula="of:=RIGHT([.A116];LEN([.A116])-[.B116])" office:value-type="string" office:string-value="Chisinau" calcext:value-type="string">
            <text:p>Chisinau</text:p>
          </table:table-cell>
        </table:table-row>
        <table:table-row table:style-name="ro2">
          <table:table-cell office:value-type="string" calcext:value-type="string">
            <text:p>Monaco,Monaco</text:p>
          </table:table-cell>
          <table:table-cell table:formula="of:=FIND(&quot;,&quot;;[.A117])" office:value-type="float" office:value="7" calcext:value-type="float">
            <text:p>7</text:p>
          </table:table-cell>
          <table:table-cell table:formula="of:=LEFT([.A117];[.B117]-1)" office:value-type="string" office:string-value="Monaco" calcext:value-type="string">
            <text:p>Monaco</text:p>
          </table:table-cell>
          <table:table-cell table:formula="of:=RIGHT([.A117];LEN([.A117])-[.B117])" office:value-type="string" office:string-value="Monaco" calcext:value-type="string">
            <text:p>Monaco</text:p>
          </table:table-cell>
        </table:table-row>
        <table:table-row table:style-name="ro2">
          <table:table-cell office:value-type="string" calcext:value-type="string">
            <text:p>Mongolia,Ulaanbaatar</text:p>
          </table:table-cell>
          <table:table-cell table:formula="of:=FIND(&quot;,&quot;;[.A118])" office:value-type="float" office:value="9" calcext:value-type="float">
            <text:p>9</text:p>
          </table:table-cell>
          <table:table-cell table:formula="of:=LEFT([.A118];[.B118]-1)" office:value-type="string" office:string-value="Mongolia" calcext:value-type="string">
            <text:p>Mongolia</text:p>
          </table:table-cell>
          <table:table-cell table:formula="of:=RIGHT([.A118];LEN([.A118])-[.B118])" office:value-type="string" office:string-value="Ulaanbaatar" calcext:value-type="string">
            <text:p>Ulaanbaatar</text:p>
          </table:table-cell>
        </table:table-row>
        <table:table-row table:style-name="ro2">
          <table:table-cell office:value-type="string" calcext:value-type="string">
            <text:p>Montenegro,Podgorica</text:p>
          </table:table-cell>
          <table:table-cell table:formula="of:=FIND(&quot;,&quot;;[.A119])" office:value-type="float" office:value="11" calcext:value-type="float">
            <text:p>11</text:p>
          </table:table-cell>
          <table:table-cell table:formula="of:=LEFT([.A119];[.B119]-1)" office:value-type="string" office:string-value="Montenegro" calcext:value-type="string">
            <text:p>Montenegro</text:p>
          </table:table-cell>
          <table:table-cell table:formula="of:=RIGHT([.A119];LEN([.A119])-[.B119])" office:value-type="string" office:string-value="Podgorica" calcext:value-type="string">
            <text:p>Podgorica</text:p>
          </table:table-cell>
        </table:table-row>
        <table:table-row table:style-name="ro2">
          <table:table-cell office:value-type="string" calcext:value-type="string">
            <text:p>Morocco,Rabat</text:p>
          </table:table-cell>
          <table:table-cell table:formula="of:=FIND(&quot;,&quot;;[.A120])" office:value-type="float" office:value="8" calcext:value-type="float">
            <text:p>8</text:p>
          </table:table-cell>
          <table:table-cell table:formula="of:=LEFT([.A120];[.B120]-1)" office:value-type="string" office:string-value="Morocco" calcext:value-type="string">
            <text:p>Morocco</text:p>
          </table:table-cell>
          <table:table-cell table:formula="of:=RIGHT([.A120];LEN([.A120])-[.B120])" office:value-type="string" office:string-value="Rabat" calcext:value-type="string">
            <text:p>Rabat</text:p>
          </table:table-cell>
        </table:table-row>
        <table:table-row table:style-name="ro2">
          <table:table-cell office:value-type="string" calcext:value-type="string">
            <text:p>Mozambique,Maputo</text:p>
          </table:table-cell>
          <table:table-cell table:formula="of:=FIND(&quot;,&quot;;[.A121])" office:value-type="float" office:value="11" calcext:value-type="float">
            <text:p>11</text:p>
          </table:table-cell>
          <table:table-cell table:formula="of:=LEFT([.A121];[.B121]-1)" office:value-type="string" office:string-value="Mozambique" calcext:value-type="string">
            <text:p>Mozambique</text:p>
          </table:table-cell>
          <table:table-cell table:formula="of:=RIGHT([.A121];LEN([.A121])-[.B121])" office:value-type="string" office:string-value="Maputo" calcext:value-type="string">
            <text:p>Maputo</text:p>
          </table:table-cell>
        </table:table-row>
        <table:table-row table:style-name="ro2">
          <table:table-cell office:value-type="string" calcext:value-type="string">
            <text:p>Myanmar (Burma),Nay Pyi Taw</text:p>
          </table:table-cell>
          <table:table-cell table:formula="of:=FIND(&quot;,&quot;;[.A122])" office:value-type="float" office:value="16" calcext:value-type="float">
            <text:p>16</text:p>
          </table:table-cell>
          <table:table-cell table:formula="of:=LEFT([.A122];[.B122]-1)" office:value-type="string" office:string-value="Myanmar (Burma)" calcext:value-type="string">
            <text:p>Myanmar (Burma)</text:p>
          </table:table-cell>
          <table:table-cell table:formula="of:=RIGHT([.A122];LEN([.A122])-[.B122])" office:value-type="string" office:string-value="Nay Pyi Taw" calcext:value-type="string">
            <text:p>Nay Pyi Taw</text:p>
          </table:table-cell>
        </table:table-row>
        <table:table-row table:style-name="ro2">
          <table:table-cell office:value-type="string" calcext:value-type="string">
            <text:p>Namibia,Windhoek</text:p>
          </table:table-cell>
          <table:table-cell table:formula="of:=FIND(&quot;,&quot;;[.A123])" office:value-type="float" office:value="8" calcext:value-type="float">
            <text:p>8</text:p>
          </table:table-cell>
          <table:table-cell table:formula="of:=LEFT([.A123];[.B123]-1)" office:value-type="string" office:string-value="Namibia" calcext:value-type="string">
            <text:p>Namibia</text:p>
          </table:table-cell>
          <table:table-cell table:formula="of:=RIGHT([.A123];LEN([.A123])-[.B123])" office:value-type="string" office:string-value="Windhoek" calcext:value-type="string">
            <text:p>Windhoek</text:p>
          </table:table-cell>
        </table:table-row>
        <table:table-row table:style-name="ro2">
          <table:table-cell office:value-type="string" calcext:value-type="string">
            <text:p>Nauru,No official capital</text:p>
          </table:table-cell>
          <table:table-cell table:formula="of:=FIND(&quot;,&quot;;[.A124])" office:value-type="float" office:value="6" calcext:value-type="float">
            <text:p>6</text:p>
          </table:table-cell>
          <table:table-cell table:formula="of:=LEFT([.A124];[.B124]-1)" office:value-type="string" office:string-value="Nauru" calcext:value-type="string">
            <text:p>Nauru</text:p>
          </table:table-cell>
          <table:table-cell table:formula="of:=RIGHT([.A124];LEN([.A124])-[.B124])" office:value-type="string" office:string-value="No official capital" calcext:value-type="string">
            <text:p>No official capital</text:p>
          </table:table-cell>
        </table:table-row>
        <table:table-row table:style-name="ro2">
          <table:table-cell office:value-type="string" calcext:value-type="string">
            <text:p>Nepal,Kathmandu</text:p>
          </table:table-cell>
          <table:table-cell table:formula="of:=FIND(&quot;,&quot;;[.A125])" office:value-type="float" office:value="6" calcext:value-type="float">
            <text:p>6</text:p>
          </table:table-cell>
          <table:table-cell table:formula="of:=LEFT([.A125];[.B125]-1)" office:value-type="string" office:string-value="Nepal" calcext:value-type="string">
            <text:p>Nepal</text:p>
          </table:table-cell>
          <table:table-cell table:formula="of:=RIGHT([.A125];LEN([.A125])-[.B125])" office:value-type="string" office:string-value="Kathmandu" calcext:value-type="string">
            <text:p>Kathmandu</text:p>
          </table:table-cell>
        </table:table-row>
        <table:table-row table:style-name="ro2">
          <table:table-cell office:value-type="string" calcext:value-type="string">
            <text:p>Netherlands,Amsterdam</text:p>
          </table:table-cell>
          <table:table-cell table:formula="of:=FIND(&quot;,&quot;;[.A126])" office:value-type="float" office:value="12" calcext:value-type="float">
            <text:p>12</text:p>
          </table:table-cell>
          <table:table-cell table:formula="of:=LEFT([.A126];[.B126]-1)" office:value-type="string" office:string-value="Netherlands" calcext:value-type="string">
            <text:p>Netherlands</text:p>
          </table:table-cell>
          <table:table-cell table:formula="of:=RIGHT([.A126];LEN([.A126])-[.B126])" office:value-type="string" office:string-value="Amsterdam" calcext:value-type="string">
            <text:p>Amsterdam</text:p>
          </table:table-cell>
        </table:table-row>
        <table:table-row table:style-name="ro2">
          <table:table-cell office:value-type="string" calcext:value-type="string">
            <text:p>New Zealand,Wellington</text:p>
          </table:table-cell>
          <table:table-cell table:formula="of:=FIND(&quot;,&quot;;[.A127])" office:value-type="float" office:value="12" calcext:value-type="float">
            <text:p>12</text:p>
          </table:table-cell>
          <table:table-cell table:formula="of:=LEFT([.A127];[.B127]-1)" office:value-type="string" office:string-value="New Zealand" calcext:value-type="string">
            <text:p>New Zealand</text:p>
          </table:table-cell>
          <table:table-cell table:formula="of:=RIGHT([.A127];LEN([.A127])-[.B127])" office:value-type="string" office:string-value="Wellington" calcext:value-type="string">
            <text:p>Wellington</text:p>
          </table:table-cell>
        </table:table-row>
        <table:table-row table:style-name="ro2">
          <table:table-cell office:value-type="string" calcext:value-type="string">
            <text:p>Nicaragua,Managua</text:p>
          </table:table-cell>
          <table:table-cell table:formula="of:=FIND(&quot;,&quot;;[.A128])" office:value-type="float" office:value="10" calcext:value-type="float">
            <text:p>10</text:p>
          </table:table-cell>
          <table:table-cell table:formula="of:=LEFT([.A128];[.B128]-1)" office:value-type="string" office:string-value="Nicaragua" calcext:value-type="string">
            <text:p>Nicaragua</text:p>
          </table:table-cell>
          <table:table-cell table:formula="of:=RIGHT([.A128];LEN([.A128])-[.B128])" office:value-type="string" office:string-value="Managua" calcext:value-type="string">
            <text:p>Managua</text:p>
          </table:table-cell>
        </table:table-row>
        <table:table-row table:style-name="ro2">
          <table:table-cell office:value-type="string" calcext:value-type="string">
            <text:p>Niger,Niamey</text:p>
          </table:table-cell>
          <table:table-cell table:formula="of:=FIND(&quot;,&quot;;[.A129])" office:value-type="float" office:value="6" calcext:value-type="float">
            <text:p>6</text:p>
          </table:table-cell>
          <table:table-cell table:formula="of:=LEFT([.A129];[.B129]-1)" office:value-type="string" office:string-value="Niger" calcext:value-type="string">
            <text:p>Niger</text:p>
          </table:table-cell>
          <table:table-cell table:formula="of:=RIGHT([.A129];LEN([.A129])-[.B129])" office:value-type="string" office:string-value="Niamey" calcext:value-type="string">
            <text:p>Niamey</text:p>
          </table:table-cell>
        </table:table-row>
        <table:table-row table:style-name="ro2">
          <table:table-cell office:value-type="string" calcext:value-type="string">
            <text:p>Nigeria,Abuja</text:p>
          </table:table-cell>
          <table:table-cell table:formula="of:=FIND(&quot;,&quot;;[.A130])" office:value-type="float" office:value="8" calcext:value-type="float">
            <text:p>8</text:p>
          </table:table-cell>
          <table:table-cell table:formula="of:=LEFT([.A130];[.B130]-1)" office:value-type="string" office:string-value="Nigeria" calcext:value-type="string">
            <text:p>Nigeria</text:p>
          </table:table-cell>
          <table:table-cell table:formula="of:=RIGHT([.A130];LEN([.A130])-[.B130])" office:value-type="string" office:string-value="Abuja" calcext:value-type="string">
            <text:p>Abuja</text:p>
          </table:table-cell>
        </table:table-row>
        <table:table-row table:style-name="ro2">
          <table:table-cell office:value-type="string" calcext:value-type="string">
            <text:p>North Korea,Pyongyang</text:p>
          </table:table-cell>
          <table:table-cell table:formula="of:=FIND(&quot;,&quot;;[.A131])" office:value-type="float" office:value="12" calcext:value-type="float">
            <text:p>12</text:p>
          </table:table-cell>
          <table:table-cell table:formula="of:=LEFT([.A131];[.B131]-1)" office:value-type="string" office:string-value="North Korea" calcext:value-type="string">
            <text:p>North Korea</text:p>
          </table:table-cell>
          <table:table-cell table:formula="of:=RIGHT([.A131];LEN([.A131])-[.B131])" office:value-type="string" office:string-value="Pyongyang" calcext:value-type="string">
            <text:p>Pyongyang</text:p>
          </table:table-cell>
        </table:table-row>
        <table:table-row table:style-name="ro2">
          <table:table-cell office:value-type="string" calcext:value-type="string">
            <text:p>North Macedonia (Macedonia),Skopje</text:p>
          </table:table-cell>
          <table:table-cell table:formula="of:=FIND(&quot;,&quot;;[.A132])" office:value-type="float" office:value="28" calcext:value-type="float">
            <text:p>28</text:p>
          </table:table-cell>
          <table:table-cell table:formula="of:=LEFT([.A132];[.B132]-1)" office:value-type="string" office:string-value="North Macedonia (Macedonia)" calcext:value-type="string">
            <text:p>North Macedonia (Macedonia)</text:p>
          </table:table-cell>
          <table:table-cell table:formula="of:=RIGHT([.A132];LEN([.A132])-[.B132])" office:value-type="string" office:string-value="Skopje" calcext:value-type="string">
            <text:p>Skopje</text:p>
          </table:table-cell>
        </table:table-row>
        <table:table-row table:style-name="ro2">
          <table:table-cell office:value-type="string" calcext:value-type="string">
            <text:p>Northern Ireland,Belfast</text:p>
          </table:table-cell>
          <table:table-cell table:formula="of:=FIND(&quot;,&quot;;[.A133])" office:value-type="float" office:value="17" calcext:value-type="float">
            <text:p>17</text:p>
          </table:table-cell>
          <table:table-cell table:formula="of:=LEFT([.A133];[.B133]-1)" office:value-type="string" office:string-value="Northern Ireland" calcext:value-type="string">
            <text:p>Northern Ireland</text:p>
          </table:table-cell>
          <table:table-cell table:formula="of:=RIGHT([.A133];LEN([.A133])-[.B133])" office:value-type="string" office:string-value="Belfast" calcext:value-type="string">
            <text:p>Belfast</text:p>
          </table:table-cell>
        </table:table-row>
        <table:table-row table:style-name="ro2">
          <table:table-cell office:value-type="string" calcext:value-type="string">
            <text:p>Norway,Oslo</text:p>
          </table:table-cell>
          <table:table-cell table:formula="of:=FIND(&quot;,&quot;;[.A134])" office:value-type="float" office:value="7" calcext:value-type="float">
            <text:p>7</text:p>
          </table:table-cell>
          <table:table-cell table:formula="of:=LEFT([.A134];[.B134]-1)" office:value-type="string" office:string-value="Norway" calcext:value-type="string">
            <text:p>Norway</text:p>
          </table:table-cell>
          <table:table-cell table:formula="of:=RIGHT([.A134];LEN([.A134])-[.B134])" office:value-type="string" office:string-value="Oslo" calcext:value-type="string">
            <text:p>Oslo</text:p>
          </table:table-cell>
        </table:table-row>
        <table:table-row table:style-name="ro2">
          <table:table-cell office:value-type="string" calcext:value-type="string">
            <text:p>Oman,Muscat</text:p>
          </table:table-cell>
          <table:table-cell table:formula="of:=FIND(&quot;,&quot;;[.A135])" office:value-type="float" office:value="5" calcext:value-type="float">
            <text:p>5</text:p>
          </table:table-cell>
          <table:table-cell table:formula="of:=LEFT([.A135];[.B135]-1)" office:value-type="string" office:string-value="Oman" calcext:value-type="string">
            <text:p>Oman</text:p>
          </table:table-cell>
          <table:table-cell table:formula="of:=RIGHT([.A135];LEN([.A135])-[.B135])" office:value-type="string" office:string-value="Muscat" calcext:value-type="string">
            <text:p>Muscat</text:p>
          </table:table-cell>
        </table:table-row>
        <table:table-row table:style-name="ro2">
          <table:table-cell office:value-type="string" calcext:value-type="string">
            <text:p>Pakistan,Islamabad</text:p>
          </table:table-cell>
          <table:table-cell table:formula="of:=FIND(&quot;,&quot;;[.A136])" office:value-type="float" office:value="9" calcext:value-type="float">
            <text:p>9</text:p>
          </table:table-cell>
          <table:table-cell table:formula="of:=LEFT([.A136];[.B136]-1)" office:value-type="string" office:string-value="Pakistan" calcext:value-type="string">
            <text:p>Pakistan</text:p>
          </table:table-cell>
          <table:table-cell table:formula="of:=RIGHT([.A136];LEN([.A136])-[.B136])" office:value-type="string" office:string-value="Islamabad" calcext:value-type="string">
            <text:p>Islamabad</text:p>
          </table:table-cell>
        </table:table-row>
        <table:table-row table:style-name="ro2">
          <table:table-cell office:value-type="string" calcext:value-type="string">
            <text:p>Palau,Melekeok</text:p>
          </table:table-cell>
          <table:table-cell table:formula="of:=FIND(&quot;,&quot;;[.A137])" office:value-type="float" office:value="6" calcext:value-type="float">
            <text:p>6</text:p>
          </table:table-cell>
          <table:table-cell table:formula="of:=LEFT([.A137];[.B137]-1)" office:value-type="string" office:string-value="Palau" calcext:value-type="string">
            <text:p>Palau</text:p>
          </table:table-cell>
          <table:table-cell table:formula="of:=RIGHT([.A137];LEN([.A137])-[.B137])" office:value-type="string" office:string-value="Melekeok" calcext:value-type="string">
            <text:p>Melekeok</text:p>
          </table:table-cell>
        </table:table-row>
        <table:table-row table:style-name="ro2">
          <table:table-cell office:value-type="string" calcext:value-type="string">
            <text:p>Panama,Panama City</text:p>
          </table:table-cell>
          <table:table-cell table:formula="of:=FIND(&quot;,&quot;;[.A138])" office:value-type="float" office:value="7" calcext:value-type="float">
            <text:p>7</text:p>
          </table:table-cell>
          <table:table-cell table:formula="of:=LEFT([.A138];[.B138]-1)" office:value-type="string" office:string-value="Panama" calcext:value-type="string">
            <text:p>Panama</text:p>
          </table:table-cell>
          <table:table-cell table:formula="of:=RIGHT([.A138];LEN([.A138])-[.B138])" office:value-type="string" office:string-value="Panama City" calcext:value-type="string">
            <text:p>Panama City</text:p>
          </table:table-cell>
        </table:table-row>
        <table:table-row table:style-name="ro2">
          <table:table-cell office:value-type="string" calcext:value-type="string">
            <text:p>Papua New Guinea,Port Moresby</text:p>
          </table:table-cell>
          <table:table-cell table:formula="of:=FIND(&quot;,&quot;;[.A139])" office:value-type="float" office:value="17" calcext:value-type="float">
            <text:p>17</text:p>
          </table:table-cell>
          <table:table-cell table:formula="of:=LEFT([.A139];[.B139]-1)" office:value-type="string" office:string-value="Papua New Guinea" calcext:value-type="string">
            <text:p>Papua New Guinea</text:p>
          </table:table-cell>
          <table:table-cell table:formula="of:=RIGHT([.A139];LEN([.A139])-[.B139])" office:value-type="string" office:string-value="Port Moresby" calcext:value-type="string">
            <text:p>Port Moresby</text:p>
          </table:table-cell>
        </table:table-row>
        <table:table-row table:style-name="ro2">
          <table:table-cell office:value-type="string" calcext:value-type="string">
            <text:p>Paraguay,Asuncion</text:p>
          </table:table-cell>
          <table:table-cell table:formula="of:=FIND(&quot;,&quot;;[.A140])" office:value-type="float" office:value="9" calcext:value-type="float">
            <text:p>9</text:p>
          </table:table-cell>
          <table:table-cell table:formula="of:=LEFT([.A140];[.B140]-1)" office:value-type="string" office:string-value="Paraguay" calcext:value-type="string">
            <text:p>Paraguay</text:p>
          </table:table-cell>
          <table:table-cell table:formula="of:=RIGHT([.A140];LEN([.A140])-[.B140])" office:value-type="string" office:string-value="Asuncion" calcext:value-type="string">
            <text:p>Asuncion</text:p>
          </table:table-cell>
        </table:table-row>
        <table:table-row table:style-name="ro2">
          <table:table-cell office:value-type="string" calcext:value-type="string">
            <text:p>Peru,Lima</text:p>
          </table:table-cell>
          <table:table-cell table:formula="of:=FIND(&quot;,&quot;;[.A141])" office:value-type="float" office:value="5" calcext:value-type="float">
            <text:p>5</text:p>
          </table:table-cell>
          <table:table-cell table:formula="of:=LEFT([.A141];[.B141]-1)" office:value-type="string" office:string-value="Peru" calcext:value-type="string">
            <text:p>Peru</text:p>
          </table:table-cell>
          <table:table-cell table:formula="of:=RIGHT([.A141];LEN([.A141])-[.B141])" office:value-type="string" office:string-value="Lima" calcext:value-type="string">
            <text:p>Lima</text:p>
          </table:table-cell>
        </table:table-row>
        <table:table-row table:style-name="ro2">
          <table:table-cell office:value-type="string" calcext:value-type="string">
            <text:p>Philippines,Manila</text:p>
          </table:table-cell>
          <table:table-cell table:formula="of:=FIND(&quot;,&quot;;[.A142])" office:value-type="float" office:value="12" calcext:value-type="float">
            <text:p>12</text:p>
          </table:table-cell>
          <table:table-cell table:formula="of:=LEFT([.A142];[.B142]-1)" office:value-type="string" office:string-value="Philippines" calcext:value-type="string">
            <text:p>Philippines</text:p>
          </table:table-cell>
          <table:table-cell table:formula="of:=RIGHT([.A142];LEN([.A142])-[.B142])" office:value-type="string" office:string-value="Manila" calcext:value-type="string">
            <text:p>Manila</text:p>
          </table:table-cell>
        </table:table-row>
        <table:table-row table:style-name="ro2">
          <table:table-cell office:value-type="string" calcext:value-type="string">
            <text:p>Poland,Warsaw</text:p>
          </table:table-cell>
          <table:table-cell table:formula="of:=FIND(&quot;,&quot;;[.A143])" office:value-type="float" office:value="7" calcext:value-type="float">
            <text:p>7</text:p>
          </table:table-cell>
          <table:table-cell table:formula="of:=LEFT([.A143];[.B143]-1)" office:value-type="string" office:string-value="Poland" calcext:value-type="string">
            <text:p>Poland</text:p>
          </table:table-cell>
          <table:table-cell table:formula="of:=RIGHT([.A143];LEN([.A143])-[.B143])" office:value-type="string" office:string-value="Warsaw" calcext:value-type="string">
            <text:p>Warsaw</text:p>
          </table:table-cell>
        </table:table-row>
        <table:table-row table:style-name="ro2">
          <table:table-cell office:value-type="string" calcext:value-type="string">
            <text:p>Portugal,Lisbon</text:p>
          </table:table-cell>
          <table:table-cell table:formula="of:=FIND(&quot;,&quot;;[.A144])" office:value-type="float" office:value="9" calcext:value-type="float">
            <text:p>9</text:p>
          </table:table-cell>
          <table:table-cell table:formula="of:=LEFT([.A144];[.B144]-1)" office:value-type="string" office:string-value="Portugal" calcext:value-type="string">
            <text:p>Portugal</text:p>
          </table:table-cell>
          <table:table-cell table:formula="of:=RIGHT([.A144];LEN([.A144])-[.B144])" office:value-type="string" office:string-value="Lisbon" calcext:value-type="string">
            <text:p>Lisbon</text:p>
          </table:table-cell>
        </table:table-row>
        <table:table-row table:style-name="ro2">
          <table:table-cell office:value-type="string" calcext:value-type="string">
            <text:p>Qatar,Doha</text:p>
          </table:table-cell>
          <table:table-cell table:formula="of:=FIND(&quot;,&quot;;[.A145])" office:value-type="float" office:value="6" calcext:value-type="float">
            <text:p>6</text:p>
          </table:table-cell>
          <table:table-cell table:formula="of:=LEFT([.A145];[.B145]-1)" office:value-type="string" office:string-value="Qatar" calcext:value-type="string">
            <text:p>Qatar</text:p>
          </table:table-cell>
          <table:table-cell table:formula="of:=RIGHT([.A145];LEN([.A145])-[.B145])" office:value-type="string" office:string-value="Doha" calcext:value-type="string">
            <text:p>Doha</text:p>
          </table:table-cell>
        </table:table-row>
        <table:table-row table:style-name="ro2">
          <table:table-cell office:value-type="string" calcext:value-type="string">
            <text:p>Romania,Bucharest</text:p>
          </table:table-cell>
          <table:table-cell table:formula="of:=FIND(&quot;,&quot;;[.A146])" office:value-type="float" office:value="8" calcext:value-type="float">
            <text:p>8</text:p>
          </table:table-cell>
          <table:table-cell table:formula="of:=LEFT([.A146];[.B146]-1)" office:value-type="string" office:string-value="Romania" calcext:value-type="string">
            <text:p>Romania</text:p>
          </table:table-cell>
          <table:table-cell table:formula="of:=RIGHT([.A146];LEN([.A146])-[.B146])" office:value-type="string" office:string-value="Bucharest" calcext:value-type="string">
            <text:p>Bucharest</text:p>
          </table:table-cell>
        </table:table-row>
        <table:table-row table:style-name="ro2">
          <table:table-cell office:value-type="string" calcext:value-type="string">
            <text:p>Russia,Moscow</text:p>
          </table:table-cell>
          <table:table-cell table:formula="of:=FIND(&quot;,&quot;;[.A147])" office:value-type="float" office:value="7" calcext:value-type="float">
            <text:p>7</text:p>
          </table:table-cell>
          <table:table-cell table:formula="of:=LEFT([.A147];[.B147]-1)" office:value-type="string" office:string-value="Russia" calcext:value-type="string">
            <text:p>Russia</text:p>
          </table:table-cell>
          <table:table-cell table:formula="of:=RIGHT([.A147];LEN([.A147])-[.B147])" office:value-type="string" office:string-value="Moscow" calcext:value-type="string">
            <text:p>Moscow</text:p>
          </table:table-cell>
        </table:table-row>
        <table:table-row table:style-name="ro2">
          <table:table-cell office:value-type="string" calcext:value-type="string">
            <text:p>Rwanda,Kigali</text:p>
          </table:table-cell>
          <table:table-cell table:formula="of:=FIND(&quot;,&quot;;[.A148])" office:value-type="float" office:value="7" calcext:value-type="float">
            <text:p>7</text:p>
          </table:table-cell>
          <table:table-cell table:formula="of:=LEFT([.A148];[.B148]-1)" office:value-type="string" office:string-value="Rwanda" calcext:value-type="string">
            <text:p>Rwanda</text:p>
          </table:table-cell>
          <table:table-cell table:formula="of:=RIGHT([.A148];LEN([.A148])-[.B148])" office:value-type="string" office:string-value="Kigali" calcext:value-type="string">
            <text:p>Kigali</text:p>
          </table:table-cell>
        </table:table-row>
        <table:table-row table:style-name="ro2">
          <table:table-cell office:value-type="string" calcext:value-type="string">
            <text:p>Saint Kitts and Nevis,Basseterre</text:p>
          </table:table-cell>
          <table:table-cell table:formula="of:=FIND(&quot;,&quot;;[.A149])" office:value-type="float" office:value="22" calcext:value-type="float">
            <text:p>22</text:p>
          </table:table-cell>
          <table:table-cell table:formula="of:=LEFT([.A149];[.B149]-1)" office:value-type="string" office:string-value="Saint Kitts and Nevis" calcext:value-type="string">
            <text:p>Saint Kitts and Nevis</text:p>
          </table:table-cell>
          <table:table-cell table:formula="of:=RIGHT([.A149];LEN([.A149])-[.B149])" office:value-type="string" office:string-value="Basseterre" calcext:value-type="string">
            <text:p>Basseterre</text:p>
          </table:table-cell>
        </table:table-row>
        <table:table-row table:style-name="ro2">
          <table:table-cell office:value-type="string" calcext:value-type="string">
            <text:p>Saint Lucia,Castries</text:p>
          </table:table-cell>
          <table:table-cell table:formula="of:=FIND(&quot;,&quot;;[.A150])" office:value-type="float" office:value="12" calcext:value-type="float">
            <text:p>12</text:p>
          </table:table-cell>
          <table:table-cell table:formula="of:=LEFT([.A150];[.B150]-1)" office:value-type="string" office:string-value="Saint Lucia" calcext:value-type="string">
            <text:p>Saint Lucia</text:p>
          </table:table-cell>
          <table:table-cell table:formula="of:=RIGHT([.A150];LEN([.A150])-[.B150])" office:value-type="string" office:string-value="Castries" calcext:value-type="string">
            <text:p>Castries</text:p>
          </table:table-cell>
        </table:table-row>
        <table:table-row table:style-name="ro2">
          <table:table-cell office:value-type="string" calcext:value-type="string">
            <text:p>Saint Vincent and the Grenadines,Kingstown</text:p>
          </table:table-cell>
          <table:table-cell table:formula="of:=FIND(&quot;,&quot;;[.A151])" office:value-type="float" office:value="33" calcext:value-type="float">
            <text:p>33</text:p>
          </table:table-cell>
          <table:table-cell table:formula="of:=LEFT([.A151];[.B151]-1)" office:value-type="string" office:string-value="Saint Vincent and the Grenadines" calcext:value-type="string">
            <text:p>Saint Vincent and the Grenadines</text:p>
          </table:table-cell>
          <table:table-cell table:formula="of:=RIGHT([.A151];LEN([.A151])-[.B151])" office:value-type="string" office:string-value="Kingstown" calcext:value-type="string">
            <text:p>Kingstown</text:p>
          </table:table-cell>
        </table:table-row>
        <table:table-row table:style-name="ro2">
          <table:table-cell office:value-type="string" calcext:value-type="string">
            <text:p>Samoa,Apia</text:p>
          </table:table-cell>
          <table:table-cell table:formula="of:=FIND(&quot;,&quot;;[.A152])" office:value-type="float" office:value="6" calcext:value-type="float">
            <text:p>6</text:p>
          </table:table-cell>
          <table:table-cell table:formula="of:=LEFT([.A152];[.B152]-1)" office:value-type="string" office:string-value="Samoa" calcext:value-type="string">
            <text:p>Samoa</text:p>
          </table:table-cell>
          <table:table-cell table:formula="of:=RIGHT([.A152];LEN([.A152])-[.B152])" office:value-type="string" office:string-value="Apia" calcext:value-type="string">
            <text:p>Apia</text:p>
          </table:table-cell>
        </table:table-row>
        <table:table-row table:style-name="ro2">
          <table:table-cell office:value-type="string" calcext:value-type="string">
            <text:p>San Marino,San Marino</text:p>
          </table:table-cell>
          <table:table-cell table:formula="of:=FIND(&quot;,&quot;;[.A153])" office:value-type="float" office:value="11" calcext:value-type="float">
            <text:p>11</text:p>
          </table:table-cell>
          <table:table-cell table:formula="of:=LEFT([.A153];[.B153]-1)" office:value-type="string" office:string-value="San Marino" calcext:value-type="string">
            <text:p>San Marino</text:p>
          </table:table-cell>
          <table:table-cell table:formula="of:=RIGHT([.A153];LEN([.A153])-[.B153])" office:value-type="string" office:string-value="San Marino" calcext:value-type="string">
            <text:p>San Marino</text:p>
          </table:table-cell>
        </table:table-row>
        <table:table-row table:style-name="ro2">
          <table:table-cell office:value-type="string" calcext:value-type="string">
            <text:p>Sao Tome and Principe,Sao Tome</text:p>
          </table:table-cell>
          <table:table-cell table:formula="of:=FIND(&quot;,&quot;;[.A154])" office:value-type="float" office:value="22" calcext:value-type="float">
            <text:p>22</text:p>
          </table:table-cell>
          <table:table-cell table:formula="of:=LEFT([.A154];[.B154]-1)" office:value-type="string" office:string-value="Sao Tome and Principe" calcext:value-type="string">
            <text:p>Sao Tome and Principe</text:p>
          </table:table-cell>
          <table:table-cell table:formula="of:=RIGHT([.A154];LEN([.A154])-[.B154])" office:value-type="string" office:string-value="Sao Tome" calcext:value-type="string">
            <text:p>Sao Tome</text:p>
          </table:table-cell>
        </table:table-row>
        <table:table-row table:style-name="ro2">
          <table:table-cell office:value-type="string" calcext:value-type="string">
            <text:p>Saudi Arabia,Riyadh</text:p>
          </table:table-cell>
          <table:table-cell table:formula="of:=FIND(&quot;,&quot;;[.A155])" office:value-type="float" office:value="13" calcext:value-type="float">
            <text:p>13</text:p>
          </table:table-cell>
          <table:table-cell table:formula="of:=LEFT([.A155];[.B155]-1)" office:value-type="string" office:string-value="Saudi Arabia" calcext:value-type="string">
            <text:p>Saudi Arabia</text:p>
          </table:table-cell>
          <table:table-cell table:formula="of:=RIGHT([.A155];LEN([.A155])-[.B155])" office:value-type="string" office:string-value="Riyadh" calcext:value-type="string">
            <text:p>Riyadh</text:p>
          </table:table-cell>
        </table:table-row>
        <table:table-row table:style-name="ro2">
          <table:table-cell office:value-type="string" calcext:value-type="string">
            <text:p>Scotland,Edinburgh</text:p>
          </table:table-cell>
          <table:table-cell table:formula="of:=FIND(&quot;,&quot;;[.A156])" office:value-type="float" office:value="9" calcext:value-type="float">
            <text:p>9</text:p>
          </table:table-cell>
          <table:table-cell table:formula="of:=LEFT([.A156];[.B156]-1)" office:value-type="string" office:string-value="Scotland" calcext:value-type="string">
            <text:p>Scotland</text:p>
          </table:table-cell>
          <table:table-cell table:formula="of:=RIGHT([.A156];LEN([.A156])-[.B156])" office:value-type="string" office:string-value="Edinburgh" calcext:value-type="string">
            <text:p>Edinburgh</text:p>
          </table:table-cell>
        </table:table-row>
        <table:table-row table:style-name="ro2">
          <table:table-cell office:value-type="string" calcext:value-type="string">
            <text:p>Senegal,Dakar</text:p>
          </table:table-cell>
          <table:table-cell table:formula="of:=FIND(&quot;,&quot;;[.A157])" office:value-type="float" office:value="8" calcext:value-type="float">
            <text:p>8</text:p>
          </table:table-cell>
          <table:table-cell table:formula="of:=LEFT([.A157];[.B157]-1)" office:value-type="string" office:string-value="Senegal" calcext:value-type="string">
            <text:p>Senegal</text:p>
          </table:table-cell>
          <table:table-cell table:formula="of:=RIGHT([.A157];LEN([.A157])-[.B157])" office:value-type="string" office:string-value="Dakar" calcext:value-type="string">
            <text:p>Dakar</text:p>
          </table:table-cell>
        </table:table-row>
        <table:table-row table:style-name="ro2">
          <table:table-cell office:value-type="string" calcext:value-type="string">
            <text:p>Serbia,Belgrade</text:p>
          </table:table-cell>
          <table:table-cell table:formula="of:=FIND(&quot;,&quot;;[.A158])" office:value-type="float" office:value="7" calcext:value-type="float">
            <text:p>7</text:p>
          </table:table-cell>
          <table:table-cell table:formula="of:=LEFT([.A158];[.B158]-1)" office:value-type="string" office:string-value="Serbia" calcext:value-type="string">
            <text:p>Serbia</text:p>
          </table:table-cell>
          <table:table-cell table:formula="of:=RIGHT([.A158];LEN([.A158])-[.B158])" office:value-type="string" office:string-value="Belgrade" calcext:value-type="string">
            <text:p>Belgrade</text:p>
          </table:table-cell>
        </table:table-row>
        <table:table-row table:style-name="ro2">
          <table:table-cell office:value-type="string" calcext:value-type="string">
            <text:p>Seychelles,Victoria</text:p>
          </table:table-cell>
          <table:table-cell table:formula="of:=FIND(&quot;,&quot;;[.A159])" office:value-type="float" office:value="11" calcext:value-type="float">
            <text:p>11</text:p>
          </table:table-cell>
          <table:table-cell table:formula="of:=LEFT([.A159];[.B159]-1)" office:value-type="string" office:string-value="Seychelles" calcext:value-type="string">
            <text:p>Seychelles</text:p>
          </table:table-cell>
          <table:table-cell table:formula="of:=RIGHT([.A159];LEN([.A159])-[.B159])" office:value-type="string" office:string-value="Victoria" calcext:value-type="string">
            <text:p>Victoria</text:p>
          </table:table-cell>
        </table:table-row>
        <table:table-row table:style-name="ro2">
          <table:table-cell office:value-type="string" calcext:value-type="string">
            <text:p>Sierra Leone,Freetown</text:p>
          </table:table-cell>
          <table:table-cell table:formula="of:=FIND(&quot;,&quot;;[.A160])" office:value-type="float" office:value="13" calcext:value-type="float">
            <text:p>13</text:p>
          </table:table-cell>
          <table:table-cell table:formula="of:=LEFT([.A160];[.B160]-1)" office:value-type="string" office:string-value="Sierra Leone" calcext:value-type="string">
            <text:p>Sierra Leone</text:p>
          </table:table-cell>
          <table:table-cell table:formula="of:=RIGHT([.A160];LEN([.A160])-[.B160])" office:value-type="string" office:string-value="Freetown" calcext:value-type="string">
            <text:p>Freetown</text:p>
          </table:table-cell>
        </table:table-row>
        <table:table-row table:style-name="ro2">
          <table:table-cell office:value-type="string" calcext:value-type="string">
            <text:p>Singapore,Singapore</text:p>
          </table:table-cell>
          <table:table-cell table:formula="of:=FIND(&quot;,&quot;;[.A161])" office:value-type="float" office:value="10" calcext:value-type="float">
            <text:p>10</text:p>
          </table:table-cell>
          <table:table-cell table:formula="of:=LEFT([.A161];[.B161]-1)" office:value-type="string" office:string-value="Singapore" calcext:value-type="string">
            <text:p>Singapore</text:p>
          </table:table-cell>
          <table:table-cell table:formula="of:=RIGHT([.A161];LEN([.A161])-[.B161])" office:value-type="string" office:string-value="Singapore" calcext:value-type="string">
            <text:p>Singapore</text:p>
          </table:table-cell>
        </table:table-row>
        <table:table-row table:style-name="ro2">
          <table:table-cell office:value-type="string" calcext:value-type="string">
            <text:p>Slovakia,Bratislava</text:p>
          </table:table-cell>
          <table:table-cell table:formula="of:=FIND(&quot;,&quot;;[.A162])" office:value-type="float" office:value="9" calcext:value-type="float">
            <text:p>9</text:p>
          </table:table-cell>
          <table:table-cell table:formula="of:=LEFT([.A162];[.B162]-1)" office:value-type="string" office:string-value="Slovakia" calcext:value-type="string">
            <text:p>Slovakia</text:p>
          </table:table-cell>
          <table:table-cell table:formula="of:=RIGHT([.A162];LEN([.A162])-[.B162])" office:value-type="string" office:string-value="Bratislava" calcext:value-type="string">
            <text:p>Bratislava</text:p>
          </table:table-cell>
        </table:table-row>
        <table:table-row table:style-name="ro2">
          <table:table-cell office:value-type="string" calcext:value-type="string">
            <text:p>Slovenia,Ljubljana</text:p>
          </table:table-cell>
          <table:table-cell table:formula="of:=FIND(&quot;,&quot;;[.A163])" office:value-type="float" office:value="9" calcext:value-type="float">
            <text:p>9</text:p>
          </table:table-cell>
          <table:table-cell table:formula="of:=LEFT([.A163];[.B163]-1)" office:value-type="string" office:string-value="Slovenia" calcext:value-type="string">
            <text:p>Slovenia</text:p>
          </table:table-cell>
          <table:table-cell table:formula="of:=RIGHT([.A163];LEN([.A163])-[.B163])" office:value-type="string" office:string-value="Ljubljana" calcext:value-type="string">
            <text:p>Ljubljana</text:p>
          </table:table-cell>
        </table:table-row>
        <table:table-row table:style-name="ro2">
          <table:table-cell office:value-type="string" calcext:value-type="string">
            <text:p>Solomon Islands,Honiara</text:p>
          </table:table-cell>
          <table:table-cell table:formula="of:=FIND(&quot;,&quot;;[.A164])" office:value-type="float" office:value="16" calcext:value-type="float">
            <text:p>16</text:p>
          </table:table-cell>
          <table:table-cell table:formula="of:=LEFT([.A164];[.B164]-1)" office:value-type="string" office:string-value="Solomon Islands" calcext:value-type="string">
            <text:p>Solomon Islands</text:p>
          </table:table-cell>
          <table:table-cell table:formula="of:=RIGHT([.A164];LEN([.A164])-[.B164])" office:value-type="string" office:string-value="Honiara" calcext:value-type="string">
            <text:p>Honiara</text:p>
          </table:table-cell>
        </table:table-row>
        <table:table-row table:style-name="ro2">
          <table:table-cell office:value-type="string" calcext:value-type="string">
            <text:p>Somalia,Mogadishu</text:p>
          </table:table-cell>
          <table:table-cell table:formula="of:=FIND(&quot;,&quot;;[.A165])" office:value-type="float" office:value="8" calcext:value-type="float">
            <text:p>8</text:p>
          </table:table-cell>
          <table:table-cell table:formula="of:=LEFT([.A165];[.B165]-1)" office:value-type="string" office:string-value="Somalia" calcext:value-type="string">
            <text:p>Somalia</text:p>
          </table:table-cell>
          <table:table-cell table:formula="of:=RIGHT([.A165];LEN([.A165])-[.B165])" office:value-type="string" office:string-value="Mogadishu" calcext:value-type="string">
            <text:p>Mogadishu</text:p>
          </table:table-cell>
        </table:table-row>
        <table:table-row table:style-name="ro2">
          <table:table-cell office:value-type="string" calcext:value-type="string">
            <text:p>South Africa,Pretoria-Bloemfontein-Cape Town</text:p>
          </table:table-cell>
          <table:table-cell table:formula="of:=FIND(&quot;,&quot;;[.A166])" office:value-type="float" office:value="13" calcext:value-type="float">
            <text:p>13</text:p>
          </table:table-cell>
          <table:table-cell table:formula="of:=LEFT([.A166];[.B166]-1)" office:value-type="string" office:string-value="South Africa" calcext:value-type="string">
            <text:p>South Africa</text:p>
          </table:table-cell>
          <table:table-cell table:formula="of:=RIGHT([.A166];LEN([.A166])-[.B166])" office:value-type="string" office:string-value="Pretoria-Bloemfontein-Cape Town" calcext:value-type="string">
            <text:p>Pretoria-Bloemfontein-Cape Town</text:p>
          </table:table-cell>
        </table:table-row>
        <table:table-row table:style-name="ro2">
          <table:table-cell office:value-type="string" calcext:value-type="string">
            <text:p>South Korea,Seoul</text:p>
          </table:table-cell>
          <table:table-cell table:formula="of:=FIND(&quot;,&quot;;[.A167])" office:value-type="float" office:value="12" calcext:value-type="float">
            <text:p>12</text:p>
          </table:table-cell>
          <table:table-cell table:formula="of:=LEFT([.A167];[.B167]-1)" office:value-type="string" office:string-value="South Korea" calcext:value-type="string">
            <text:p>South Korea</text:p>
          </table:table-cell>
          <table:table-cell table:formula="of:=RIGHT([.A167];LEN([.A167])-[.B167])" office:value-type="string" office:string-value="Seoul" calcext:value-type="string">
            <text:p>Seoul</text:p>
          </table:table-cell>
        </table:table-row>
        <table:table-row table:style-name="ro2">
          <table:table-cell office:value-type="string" calcext:value-type="string">
            <text:p>South Sudan,Juba</text:p>
          </table:table-cell>
          <table:table-cell table:formula="of:=FIND(&quot;,&quot;;[.A168])" office:value-type="float" office:value="12" calcext:value-type="float">
            <text:p>12</text:p>
          </table:table-cell>
          <table:table-cell table:formula="of:=LEFT([.A168];[.B168]-1)" office:value-type="string" office:string-value="South Sudan" calcext:value-type="string">
            <text:p>South Sudan</text:p>
          </table:table-cell>
          <table:table-cell table:formula="of:=RIGHT([.A168];LEN([.A168])-[.B168])" office:value-type="string" office:string-value="Juba" calcext:value-type="string">
            <text:p>Juba</text:p>
          </table:table-cell>
        </table:table-row>
        <table:table-row table:style-name="ro2">
          <table:table-cell office:value-type="string" calcext:value-type="string">
            <text:p>Spain,Madrid</text:p>
          </table:table-cell>
          <table:table-cell table:formula="of:=FIND(&quot;,&quot;;[.A169])" office:value-type="float" office:value="6" calcext:value-type="float">
            <text:p>6</text:p>
          </table:table-cell>
          <table:table-cell table:formula="of:=LEFT([.A169];[.B169]-1)" office:value-type="string" office:string-value="Spain" calcext:value-type="string">
            <text:p>Spain</text:p>
          </table:table-cell>
          <table:table-cell table:formula="of:=RIGHT([.A169];LEN([.A169])-[.B169])" office:value-type="string" office:string-value="Madrid" calcext:value-type="string">
            <text:p>Madrid</text:p>
          </table:table-cell>
        </table:table-row>
        <table:table-row table:style-name="ro2">
          <table:table-cell office:value-type="string" calcext:value-type="string">
            <text:p>Sri Lanka,Sri Jayawardenapura Kotte</text:p>
          </table:table-cell>
          <table:table-cell table:formula="of:=FIND(&quot;,&quot;;[.A170])" office:value-type="float" office:value="10" calcext:value-type="float">
            <text:p>10</text:p>
          </table:table-cell>
          <table:table-cell table:formula="of:=LEFT([.A170];[.B170]-1)" office:value-type="string" office:string-value="Sri Lanka" calcext:value-type="string">
            <text:p>Sri Lanka</text:p>
          </table:table-cell>
          <table:table-cell table:formula="of:=RIGHT([.A170];LEN([.A170])-[.B170])" office:value-type="string" office:string-value="Sri Jayawardenapura Kotte" calcext:value-type="string">
            <text:p>Sri Jayawardenapura Kotte</text:p>
          </table:table-cell>
        </table:table-row>
        <table:table-row table:style-name="ro2">
          <table:table-cell office:value-type="string" calcext:value-type="string">
            <text:p>Sudan,Khartoum</text:p>
          </table:table-cell>
          <table:table-cell table:formula="of:=FIND(&quot;,&quot;;[.A171])" office:value-type="float" office:value="6" calcext:value-type="float">
            <text:p>6</text:p>
          </table:table-cell>
          <table:table-cell table:formula="of:=LEFT([.A171];[.B171]-1)" office:value-type="string" office:string-value="Sudan" calcext:value-type="string">
            <text:p>Sudan</text:p>
          </table:table-cell>
          <table:table-cell table:formula="of:=RIGHT([.A171];LEN([.A171])-[.B171])" office:value-type="string" office:string-value="Khartoum" calcext:value-type="string">
            <text:p>Khartoum</text:p>
          </table:table-cell>
        </table:table-row>
        <table:table-row table:style-name="ro2">
          <table:table-cell office:value-type="string" calcext:value-type="string">
            <text:p>Suriname,Paramaribo</text:p>
          </table:table-cell>
          <table:table-cell table:formula="of:=FIND(&quot;,&quot;;[.A172])" office:value-type="float" office:value="9" calcext:value-type="float">
            <text:p>9</text:p>
          </table:table-cell>
          <table:table-cell table:formula="of:=LEFT([.A172];[.B172]-1)" office:value-type="string" office:string-value="Suriname" calcext:value-type="string">
            <text:p>Suriname</text:p>
          </table:table-cell>
          <table:table-cell table:formula="of:=RIGHT([.A172];LEN([.A172])-[.B172])" office:value-type="string" office:string-value="Paramaribo" calcext:value-type="string">
            <text:p>Paramaribo</text:p>
          </table:table-cell>
        </table:table-row>
        <table:table-row table:style-name="ro2">
          <table:table-cell office:value-type="string" calcext:value-type="string">
            <text:p>Sweden,Stockholm</text:p>
          </table:table-cell>
          <table:table-cell table:formula="of:=FIND(&quot;,&quot;;[.A173])" office:value-type="float" office:value="7" calcext:value-type="float">
            <text:p>7</text:p>
          </table:table-cell>
          <table:table-cell table:formula="of:=LEFT([.A173];[.B173]-1)" office:value-type="string" office:string-value="Sweden" calcext:value-type="string">
            <text:p>Sweden</text:p>
          </table:table-cell>
          <table:table-cell table:formula="of:=RIGHT([.A173];LEN([.A173])-[.B173])" office:value-type="string" office:string-value="Stockholm" calcext:value-type="string">
            <text:p>Stockholm</text:p>
          </table:table-cell>
        </table:table-row>
        <table:table-row table:style-name="ro2">
          <table:table-cell office:value-type="string" calcext:value-type="string">
            <text:p>Switzerland,Bern</text:p>
          </table:table-cell>
          <table:table-cell table:formula="of:=FIND(&quot;,&quot;;[.A174])" office:value-type="float" office:value="12" calcext:value-type="float">
            <text:p>12</text:p>
          </table:table-cell>
          <table:table-cell table:formula="of:=LEFT([.A174];[.B174]-1)" office:value-type="string" office:string-value="Switzerland" calcext:value-type="string">
            <text:p>Switzerland</text:p>
          </table:table-cell>
          <table:table-cell table:formula="of:=RIGHT([.A174];LEN([.A174])-[.B174])" office:value-type="string" office:string-value="Bern" calcext:value-type="string">
            <text:p>Bern</text:p>
          </table:table-cell>
        </table:table-row>
        <table:table-row table:style-name="ro2">
          <table:table-cell office:value-type="string" calcext:value-type="string">
            <text:p>Syria,Damascus</text:p>
          </table:table-cell>
          <table:table-cell table:formula="of:=FIND(&quot;,&quot;;[.A175])" office:value-type="float" office:value="6" calcext:value-type="float">
            <text:p>6</text:p>
          </table:table-cell>
          <table:table-cell table:formula="of:=LEFT([.A175];[.B175]-1)" office:value-type="string" office:string-value="Syria" calcext:value-type="string">
            <text:p>Syria</text:p>
          </table:table-cell>
          <table:table-cell table:formula="of:=RIGHT([.A175];LEN([.A175])-[.B175])" office:value-type="string" office:string-value="Damascus" calcext:value-type="string">
            <text:p>Damascus</text:p>
          </table:table-cell>
        </table:table-row>
        <table:table-row table:style-name="ro2">
          <table:table-cell office:value-type="string" calcext:value-type="string">
            <text:p>Taiwan,Taipei</text:p>
          </table:table-cell>
          <table:table-cell table:formula="of:=FIND(&quot;,&quot;;[.A176])" office:value-type="float" office:value="7" calcext:value-type="float">
            <text:p>7</text:p>
          </table:table-cell>
          <table:table-cell table:formula="of:=LEFT([.A176];[.B176]-1)" office:value-type="string" office:string-value="Taiwan" calcext:value-type="string">
            <text:p>Taiwan</text:p>
          </table:table-cell>
          <table:table-cell table:formula="of:=RIGHT([.A176];LEN([.A176])-[.B176])" office:value-type="string" office:string-value="Taipei" calcext:value-type="string">
            <text:p>Taipei</text:p>
          </table:table-cell>
        </table:table-row>
        <table:table-row table:style-name="ro2">
          <table:table-cell office:value-type="string" calcext:value-type="string">
            <text:p>Tajikistan,Dushanbe</text:p>
          </table:table-cell>
          <table:table-cell table:formula="of:=FIND(&quot;,&quot;;[.A177])" office:value-type="float" office:value="11" calcext:value-type="float">
            <text:p>11</text:p>
          </table:table-cell>
          <table:table-cell table:formula="of:=LEFT([.A177];[.B177]-1)" office:value-type="string" office:string-value="Tajikistan" calcext:value-type="string">
            <text:p>Tajikistan</text:p>
          </table:table-cell>
          <table:table-cell table:formula="of:=RIGHT([.A177];LEN([.A177])-[.B177])" office:value-type="string" office:string-value="Dushanbe" calcext:value-type="string">
            <text:p>Dushanbe</text:p>
          </table:table-cell>
        </table:table-row>
        <table:table-row table:style-name="ro2">
          <table:table-cell office:value-type="string" calcext:value-type="string">
            <text:p>Tanzania,Dodoma</text:p>
          </table:table-cell>
          <table:table-cell table:formula="of:=FIND(&quot;,&quot;;[.A178])" office:value-type="float" office:value="9" calcext:value-type="float">
            <text:p>9</text:p>
          </table:table-cell>
          <table:table-cell table:formula="of:=LEFT([.A178];[.B178]-1)" office:value-type="string" office:string-value="Tanzania" calcext:value-type="string">
            <text:p>Tanzania</text:p>
          </table:table-cell>
          <table:table-cell table:formula="of:=RIGHT([.A178];LEN([.A178])-[.B178])" office:value-type="string" office:string-value="Dodoma" calcext:value-type="string">
            <text:p>Dodoma</text:p>
          </table:table-cell>
        </table:table-row>
        <table:table-row table:style-name="ro2">
          <table:table-cell office:value-type="string" calcext:value-type="string">
            <text:p>Thailand,Bangkok</text:p>
          </table:table-cell>
          <table:table-cell table:formula="of:=FIND(&quot;,&quot;;[.A179])" office:value-type="float" office:value="9" calcext:value-type="float">
            <text:p>9</text:p>
          </table:table-cell>
          <table:table-cell table:formula="of:=LEFT([.A179];[.B179]-1)" office:value-type="string" office:string-value="Thailand" calcext:value-type="string">
            <text:p>Thailand</text:p>
          </table:table-cell>
          <table:table-cell table:formula="of:=RIGHT([.A179];LEN([.A179])-[.B179])" office:value-type="string" office:string-value="Bangkok" calcext:value-type="string">
            <text:p>Bangkok</text:p>
          </table:table-cell>
        </table:table-row>
        <table:table-row table:style-name="ro2">
          <table:table-cell office:value-type="string" calcext:value-type="string">
            <text:p>Togo,Lome</text:p>
          </table:table-cell>
          <table:table-cell table:formula="of:=FIND(&quot;,&quot;;[.A180])" office:value-type="float" office:value="5" calcext:value-type="float">
            <text:p>5</text:p>
          </table:table-cell>
          <table:table-cell table:formula="of:=LEFT([.A180];[.B180]-1)" office:value-type="string" office:string-value="Togo" calcext:value-type="string">
            <text:p>Togo</text:p>
          </table:table-cell>
          <table:table-cell table:formula="of:=RIGHT([.A180];LEN([.A180])-[.B180])" office:value-type="string" office:string-value="Lome" calcext:value-type="string">
            <text:p>Lome</text:p>
          </table:table-cell>
        </table:table-row>
        <table:table-row table:style-name="ro2">
          <table:table-cell office:value-type="string" calcext:value-type="string">
            <text:p>Tonga,Nuku'alofa</text:p>
          </table:table-cell>
          <table:table-cell table:formula="of:=FIND(&quot;,&quot;;[.A181])" office:value-type="float" office:value="6" calcext:value-type="float">
            <text:p>6</text:p>
          </table:table-cell>
          <table:table-cell table:formula="of:=LEFT([.A181];[.B181]-1)" office:value-type="string" office:string-value="Tonga" calcext:value-type="string">
            <text:p>Tonga</text:p>
          </table:table-cell>
          <table:table-cell table:formula="of:=RIGHT([.A181];LEN([.A181])-[.B181])" office:value-type="string" office:string-value="Nuku'alofa" calcext:value-type="string">
            <text:p>Nuku'alofa</text:p>
          </table:table-cell>
        </table:table-row>
        <table:table-row table:style-name="ro2">
          <table:table-cell office:value-type="string" calcext:value-type="string">
            <text:p>Trinidad and Tobago,Port of Spain</text:p>
          </table:table-cell>
          <table:table-cell table:formula="of:=FIND(&quot;,&quot;;[.A182])" office:value-type="float" office:value="20" calcext:value-type="float">
            <text:p>20</text:p>
          </table:table-cell>
          <table:table-cell table:formula="of:=LEFT([.A182];[.B182]-1)" office:value-type="string" office:string-value="Trinidad and Tobago" calcext:value-type="string">
            <text:p>Trinidad and Tobago</text:p>
          </table:table-cell>
          <table:table-cell table:formula="of:=RIGHT([.A182];LEN([.A182])-[.B182])" office:value-type="string" office:string-value="Port of Spain" calcext:value-type="string">
            <text:p>Port of Spain</text:p>
          </table:table-cell>
        </table:table-row>
        <table:table-row table:style-name="ro2">
          <table:table-cell office:value-type="string" calcext:value-type="string">
            <text:p>Tunisia,Tunis</text:p>
          </table:table-cell>
          <table:table-cell table:formula="of:=FIND(&quot;,&quot;;[.A183])" office:value-type="float" office:value="8" calcext:value-type="float">
            <text:p>8</text:p>
          </table:table-cell>
          <table:table-cell table:formula="of:=LEFT([.A183];[.B183]-1)" office:value-type="string" office:string-value="Tunisia" calcext:value-type="string">
            <text:p>Tunisia</text:p>
          </table:table-cell>
          <table:table-cell table:formula="of:=RIGHT([.A183];LEN([.A183])-[.B183])" office:value-type="string" office:string-value="Tunis" calcext:value-type="string">
            <text:p>Tunis</text:p>
          </table:table-cell>
        </table:table-row>
        <table:table-row table:style-name="ro2">
          <table:table-cell office:value-type="string" calcext:value-type="string">
            <text:p>Türkiye (Turkey),Ankara</text:p>
          </table:table-cell>
          <table:table-cell table:formula="of:=FIND(&quot;,&quot;;[.A184])" office:value-type="float" office:value="17" calcext:value-type="float">
            <text:p>17</text:p>
          </table:table-cell>
          <table:table-cell table:formula="of:=LEFT([.A184];[.B184]-1)" office:value-type="string" office:string-value="Türkiye (Turkey)" calcext:value-type="string">
            <text:p>Türkiye (Turkey)</text:p>
          </table:table-cell>
          <table:table-cell table:formula="of:=RIGHT([.A184];LEN([.A184])-[.B184])" office:value-type="string" office:string-value="Ankara" calcext:value-type="string">
            <text:p>Ankara</text:p>
          </table:table-cell>
        </table:table-row>
        <table:table-row table:style-name="ro2">
          <table:table-cell office:value-type="string" calcext:value-type="string">
            <text:p>Turkmenistan,Ashgabat</text:p>
          </table:table-cell>
          <table:table-cell table:formula="of:=FIND(&quot;,&quot;;[.A185])" office:value-type="float" office:value="13" calcext:value-type="float">
            <text:p>13</text:p>
          </table:table-cell>
          <table:table-cell table:formula="of:=LEFT([.A185];[.B185]-1)" office:value-type="string" office:string-value="Turkmenistan" calcext:value-type="string">
            <text:p>Turkmenistan</text:p>
          </table:table-cell>
          <table:table-cell table:formula="of:=RIGHT([.A185];LEN([.A185])-[.B185])" office:value-type="string" office:string-value="Ashgabat" calcext:value-type="string">
            <text:p>Ashgabat</text:p>
          </table:table-cell>
        </table:table-row>
        <table:table-row table:style-name="ro2">
          <table:table-cell office:value-type="string" calcext:value-type="string">
            <text:p>Tuvalu,Funafuti</text:p>
          </table:table-cell>
          <table:table-cell table:formula="of:=FIND(&quot;,&quot;;[.A186])" office:value-type="float" office:value="7" calcext:value-type="float">
            <text:p>7</text:p>
          </table:table-cell>
          <table:table-cell table:formula="of:=LEFT([.A186];[.B186]-1)" office:value-type="string" office:string-value="Tuvalu" calcext:value-type="string">
            <text:p>Tuvalu</text:p>
          </table:table-cell>
          <table:table-cell table:formula="of:=RIGHT([.A186];LEN([.A186])-[.B186])" office:value-type="string" office:string-value="Funafuti" calcext:value-type="string">
            <text:p>Funafuti</text:p>
          </table:table-cell>
        </table:table-row>
        <table:table-row table:style-name="ro2">
          <table:table-cell office:value-type="string" calcext:value-type="string">
            <text:p>Uganda,Kampala</text:p>
          </table:table-cell>
          <table:table-cell table:formula="of:=FIND(&quot;,&quot;;[.A187])" office:value-type="float" office:value="7" calcext:value-type="float">
            <text:p>7</text:p>
          </table:table-cell>
          <table:table-cell table:formula="of:=LEFT([.A187];[.B187]-1)" office:value-type="string" office:string-value="Uganda" calcext:value-type="string">
            <text:p>Uganda</text:p>
          </table:table-cell>
          <table:table-cell table:formula="of:=RIGHT([.A187];LEN([.A187])-[.B187])" office:value-type="string" office:string-value="Kampala" calcext:value-type="string">
            <text:p>Kampala</text:p>
          </table:table-cell>
        </table:table-row>
        <table:table-row table:style-name="ro2">
          <table:table-cell office:value-type="string" calcext:value-type="string">
            <text:p>Ukraine,Kyiv or Kiev</text:p>
          </table:table-cell>
          <table:table-cell table:formula="of:=FIND(&quot;,&quot;;[.A188])" office:value-type="float" office:value="8" calcext:value-type="float">
            <text:p>8</text:p>
          </table:table-cell>
          <table:table-cell table:formula="of:=LEFT([.A188];[.B188]-1)" office:value-type="string" office:string-value="Ukraine" calcext:value-type="string">
            <text:p>Ukraine</text:p>
          </table:table-cell>
          <table:table-cell table:formula="of:=RIGHT([.A188];LEN([.A188])-[.B188])" office:value-type="string" office:string-value="Kyiv or Kiev" calcext:value-type="string">
            <text:p>Kyiv or Kiev</text:p>
          </table:table-cell>
        </table:table-row>
        <table:table-row table:style-name="ro2">
          <table:table-cell office:value-type="string" calcext:value-type="string">
            <text:p>United Arab Emirates,Abu Dhabi</text:p>
          </table:table-cell>
          <table:table-cell table:formula="of:=FIND(&quot;,&quot;;[.A189])" office:value-type="float" office:value="21" calcext:value-type="float">
            <text:p>21</text:p>
          </table:table-cell>
          <table:table-cell table:formula="of:=LEFT([.A189];[.B189]-1)" office:value-type="string" office:string-value="United Arab Emirates" calcext:value-type="string">
            <text:p>United Arab Emirates</text:p>
          </table:table-cell>
          <table:table-cell table:formula="of:=RIGHT([.A189];LEN([.A189])-[.B189])" office:value-type="string" office:string-value="Abu Dhabi" calcext:value-type="string">
            <text:p>Abu Dhabi</text:p>
          </table:table-cell>
        </table:table-row>
        <table:table-row table:style-name="ro2">
          <table:table-cell office:value-type="string" calcext:value-type="string">
            <text:p>United Kingdom,London</text:p>
          </table:table-cell>
          <table:table-cell table:formula="of:=FIND(&quot;,&quot;;[.A190])" office:value-type="float" office:value="15" calcext:value-type="float">
            <text:p>15</text:p>
          </table:table-cell>
          <table:table-cell table:formula="of:=LEFT([.A190];[.B190]-1)" office:value-type="string" office:string-value="United Kingdom" calcext:value-type="string">
            <text:p>United Kingdom</text:p>
          </table:table-cell>
          <table:table-cell table:formula="of:=RIGHT([.A190];LEN([.A190])-[.B190])" office:value-type="string" office:string-value="London" calcext:value-type="string">
            <text:p>London</text:p>
          </table:table-cell>
        </table:table-row>
        <table:table-row table:style-name="ro2">
          <table:table-cell office:value-type="string" calcext:value-type="string">
            <text:p>United States,Washington D.C.</text:p>
          </table:table-cell>
          <table:table-cell table:formula="of:=FIND(&quot;,&quot;;[.A191])" office:value-type="float" office:value="14" calcext:value-type="float">
            <text:p>14</text:p>
          </table:table-cell>
          <table:table-cell table:formula="of:=LEFT([.A191];[.B191]-1)" office:value-type="string" office:string-value="United States" calcext:value-type="string">
            <text:p>United States</text:p>
          </table:table-cell>
          <table:table-cell table:formula="of:=RIGHT([.A191];LEN([.A191])-[.B191])" office:value-type="string" office:string-value="Washington D.C." calcext:value-type="string">
            <text:p>Washington D.C.</text:p>
          </table:table-cell>
        </table:table-row>
        <table:table-row table:style-name="ro2">
          <table:table-cell office:value-type="string" calcext:value-type="string">
            <text:p>Uruguay,Montevideo</text:p>
          </table:table-cell>
          <table:table-cell table:formula="of:=FIND(&quot;,&quot;;[.A192])" office:value-type="float" office:value="8" calcext:value-type="float">
            <text:p>8</text:p>
          </table:table-cell>
          <table:table-cell table:formula="of:=LEFT([.A192];[.B192]-1)" office:value-type="string" office:string-value="Uruguay" calcext:value-type="string">
            <text:p>Uruguay</text:p>
          </table:table-cell>
          <table:table-cell table:formula="of:=RIGHT([.A192];LEN([.A192])-[.B192])" office:value-type="string" office:string-value="Montevideo" calcext:value-type="string">
            <text:p>Montevideo</text:p>
          </table:table-cell>
        </table:table-row>
        <table:table-row table:style-name="ro2">
          <table:table-cell office:value-type="string" calcext:value-type="string">
            <text:p>Uzbekistan,Tashkent</text:p>
          </table:table-cell>
          <table:table-cell table:formula="of:=FIND(&quot;,&quot;;[.A193])" office:value-type="float" office:value="11" calcext:value-type="float">
            <text:p>11</text:p>
          </table:table-cell>
          <table:table-cell table:formula="of:=LEFT([.A193];[.B193]-1)" office:value-type="string" office:string-value="Uzbekistan" calcext:value-type="string">
            <text:p>Uzbekistan</text:p>
          </table:table-cell>
          <table:table-cell table:formula="of:=RIGHT([.A193];LEN([.A193])-[.B193])" office:value-type="string" office:string-value="Tashkent" calcext:value-type="string">
            <text:p>Tashkent</text:p>
          </table:table-cell>
        </table:table-row>
        <table:table-row table:style-name="ro2">
          <table:table-cell office:value-type="string" calcext:value-type="string">
            <text:p>Vanuatu,Port Vila</text:p>
          </table:table-cell>
          <table:table-cell table:formula="of:=FIND(&quot;,&quot;;[.A194])" office:value-type="float" office:value="8" calcext:value-type="float">
            <text:p>8</text:p>
          </table:table-cell>
          <table:table-cell table:formula="of:=LEFT([.A194];[.B194]-1)" office:value-type="string" office:string-value="Vanuatu" calcext:value-type="string">
            <text:p>Vanuatu</text:p>
          </table:table-cell>
          <table:table-cell table:formula="of:=RIGHT([.A194];LEN([.A194])-[.B194])" office:value-type="string" office:string-value="Port Vila" calcext:value-type="string">
            <text:p>Port Vila</text:p>
          </table:table-cell>
        </table:table-row>
        <table:table-row table:style-name="ro2">
          <table:table-cell office:value-type="string" calcext:value-type="string">
            <text:p>Vatican City,Vatican City</text:p>
          </table:table-cell>
          <table:table-cell table:formula="of:=FIND(&quot;,&quot;;[.A195])" office:value-type="float" office:value="13" calcext:value-type="float">
            <text:p>13</text:p>
          </table:table-cell>
          <table:table-cell table:formula="of:=LEFT([.A195];[.B195]-1)" office:value-type="string" office:string-value="Vatican City" calcext:value-type="string">
            <text:p>Vatican City</text:p>
          </table:table-cell>
          <table:table-cell table:formula="of:=RIGHT([.A195];LEN([.A195])-[.B195])" office:value-type="string" office:string-value="Vatican City" calcext:value-type="string">
            <text:p>Vatican City</text:p>
          </table:table-cell>
        </table:table-row>
        <table:table-row table:style-name="ro2">
          <table:table-cell office:value-type="string" calcext:value-type="string">
            <text:p>Venezuela,Caracas</text:p>
          </table:table-cell>
          <table:table-cell table:formula="of:=FIND(&quot;,&quot;;[.A196])" office:value-type="float" office:value="10" calcext:value-type="float">
            <text:p>10</text:p>
          </table:table-cell>
          <table:table-cell table:formula="of:=LEFT([.A196];[.B196]-1)" office:value-type="string" office:string-value="Venezuela" calcext:value-type="string">
            <text:p>Venezuela</text:p>
          </table:table-cell>
          <table:table-cell table:formula="of:=RIGHT([.A196];LEN([.A196])-[.B196])" office:value-type="string" office:string-value="Caracas" calcext:value-type="string">
            <text:p>Caracas</text:p>
          </table:table-cell>
        </table:table-row>
        <table:table-row table:style-name="ro2">
          <table:table-cell office:value-type="string" calcext:value-type="string">
            <text:p>Vietnam,Hanoi</text:p>
          </table:table-cell>
          <table:table-cell table:formula="of:=FIND(&quot;,&quot;;[.A197])" office:value-type="float" office:value="8" calcext:value-type="float">
            <text:p>8</text:p>
          </table:table-cell>
          <table:table-cell table:formula="of:=LEFT([.A197];[.B197]-1)" office:value-type="string" office:string-value="Vietnam" calcext:value-type="string">
            <text:p>Vietnam</text:p>
          </table:table-cell>
          <table:table-cell table:formula="of:=RIGHT([.A197];LEN([.A197])-[.B197])" office:value-type="string" office:string-value="Hanoi" calcext:value-type="string">
            <text:p>Hanoi</text:p>
          </table:table-cell>
        </table:table-row>
        <table:table-row table:style-name="ro2">
          <table:table-cell office:value-type="string" calcext:value-type="string">
            <text:p>Wales,Cardiff</text:p>
          </table:table-cell>
          <table:table-cell table:formula="of:=FIND(&quot;,&quot;;[.A198])" office:value-type="float" office:value="6" calcext:value-type="float">
            <text:p>6</text:p>
          </table:table-cell>
          <table:table-cell table:formula="of:=LEFT([.A198];[.B198]-1)" office:value-type="string" office:string-value="Wales" calcext:value-type="string">
            <text:p>Wales</text:p>
          </table:table-cell>
          <table:table-cell table:formula="of:=RIGHT([.A198];LEN([.A198])-[.B198])" office:value-type="string" office:string-value="Cardiff" calcext:value-type="string">
            <text:p>Cardiff</text:p>
          </table:table-cell>
        </table:table-row>
        <table:table-row table:style-name="ro2">
          <table:table-cell office:value-type="string" calcext:value-type="string">
            <text:p>Yemen,Sana'a</text:p>
          </table:table-cell>
          <table:table-cell table:formula="of:=FIND(&quot;,&quot;;[.A199])" office:value-type="float" office:value="6" calcext:value-type="float">
            <text:p>6</text:p>
          </table:table-cell>
          <table:table-cell table:formula="of:=LEFT([.A199];[.B199]-1)" office:value-type="string" office:string-value="Yemen" calcext:value-type="string">
            <text:p>Yemen</text:p>
          </table:table-cell>
          <table:table-cell table:formula="of:=RIGHT([.A199];LEN([.A199])-[.B199])" office:value-type="string" office:string-value="Sana'a" calcext:value-type="string">
            <text:p>Sana'a</text:p>
          </table:table-cell>
        </table:table-row>
        <table:table-row table:style-name="ro2">
          <table:table-cell office:value-type="string" calcext:value-type="string">
            <text:p>Zambia,Lusaka</text:p>
          </table:table-cell>
          <table:table-cell table:formula="of:=FIND(&quot;,&quot;;[.A200])" office:value-type="float" office:value="7" calcext:value-type="float">
            <text:p>7</text:p>
          </table:table-cell>
          <table:table-cell table:formula="of:=LEFT([.A200];[.B200]-1)" office:value-type="string" office:string-value="Zambia" calcext:value-type="string">
            <text:p>Zambia</text:p>
          </table:table-cell>
          <table:table-cell table:formula="of:=RIGHT([.A200];LEN([.A200])-[.B200])" office:value-type="string" office:string-value="Lusaka" calcext:value-type="string">
            <text:p>Lusaka</text:p>
          </table:table-cell>
        </table:table-row>
        <table:table-row table:style-name="ro2">
          <table:table-cell office:value-type="string" calcext:value-type="string">
            <text:p>Zimbabwe,Harare</text:p>
          </table:table-cell>
          <table:table-cell table:formula="of:=FIND(&quot;,&quot;;[.A201])" office:value-type="float" office:value="9" calcext:value-type="float">
            <text:p>9</text:p>
          </table:table-cell>
          <table:table-cell table:formula="of:=LEFT([.A201];[.B201]-1)" office:value-type="string" office:string-value="Zimbabwe" calcext:value-type="string">
            <text:p>Zimbabwe</text:p>
          </table:table-cell>
          <table:table-cell table:formula="of:=RIGHT([.A201];LEN([.A201])-[.B201])" office:value-type="string" office:string-value="Harare" calcext:value-type="string">
            <text:p>Harare</text:p>
          </table:table-cell>
        </table:table-row>
      </table:table>
      <table:table table:name="Sheet4" table:style-name="ta1"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Abu Dhabi</text:p>
          </table:table-cell>
          <table:table-cell table:formula="of:=IF([.A1]=[.A2]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buja</text:p>
          </table:table-cell>
          <table:table-cell table:formula="of:=IF([.A2]=[.A3];1;0)" office:value-type="float" office:value="0" calcext:value-type="float">
            <text:p>0</text:p>
          </table:table-cell>
          <table:table-cell table:formula="of:=[.B2]+[.C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ra</text:p>
          </table:table-cell>
          <table:table-cell table:formula="of:=IF([.A3]=[.A4];1;0)" office:value-type="float" office:value="0" calcext:value-type="float">
            <text:p>0</text:p>
          </table:table-cell>
          <table:table-cell table:formula="of:=[.B3]+[.C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dis Ababa</text:p>
          </table:table-cell>
          <table:table-cell table:formula="of:=IF([.A4]=[.A5];1;0)" office:value-type="float" office:value="0" calcext:value-type="float">
            <text:p>0</text:p>
          </table:table-cell>
          <table:table-cell table:formula="of:=[.B4]+[.C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giers</text:p>
          </table:table-cell>
          <table:table-cell table:formula="of:=IF([.A5]=[.A6];1;0)" office:value-type="float" office:value="0" calcext:value-type="float">
            <text:p>0</text:p>
          </table:table-cell>
          <table:table-cell table:formula="of:=[.B5]+[.C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mman</text:p>
          </table:table-cell>
          <table:table-cell table:formula="of:=IF([.A6]=[.A7];1;0)" office:value-type="float" office:value="0" calcext:value-type="float">
            <text:p>0</text:p>
          </table:table-cell>
          <table:table-cell table:formula="of:=[.B6]+[.C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msterdam</text:p>
          </table:table-cell>
          <table:table-cell table:formula="of:=IF([.A7]=[.A8];1;0)" office:value-type="float" office:value="0" calcext:value-type="float">
            <text:p>0</text:p>
          </table:table-cell>
          <table:table-cell table:formula="of:=[.B7]+[.C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orra la Vella</text:p>
          </table:table-cell>
          <table:table-cell table:formula="of:=IF([.A8]=[.A9];1;0)" office:value-type="float" office:value="0" calcext:value-type="float">
            <text:p>0</text:p>
          </table:table-cell>
          <table:table-cell table:formula="of:=[.B8]+[.C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kara</text:p>
          </table:table-cell>
          <table:table-cell table:formula="of:=IF([.A9]=[.A10];1;0)" office:value-type="float" office:value="0" calcext:value-type="float">
            <text:p>0</text:p>
          </table:table-cell>
          <table:table-cell table:formula="of:=[.B9]+[.C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ananarivo</text:p>
          </table:table-cell>
          <table:table-cell table:formula="of:=IF([.A10]=[.A11];1;0)" office:value-type="float" office:value="0" calcext:value-type="float">
            <text:p>0</text:p>
          </table:table-cell>
          <table:table-cell table:formula="of:=[.B10]+[.C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pia</text:p>
          </table:table-cell>
          <table:table-cell table:formula="of:=IF([.A11]=[.A12];1;0)" office:value-type="float" office:value="0" calcext:value-type="float">
            <text:p>0</text:p>
          </table:table-cell>
          <table:table-cell table:formula="of:=[.B11]+[.C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hgabat</text:p>
          </table:table-cell>
          <table:table-cell table:formula="of:=IF([.A12]=[.A13];1;0)" office:value-type="float" office:value="0" calcext:value-type="float">
            <text:p>0</text:p>
          </table:table-cell>
          <table:table-cell table:formula="of:=[.B12]+[.C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mara</text:p>
          </table:table-cell>
          <table:table-cell table:formula="of:=IF([.A13]=[.A14];1;0)" office:value-type="float" office:value="0" calcext:value-type="float">
            <text:p>0</text:p>
          </table:table-cell>
          <table:table-cell table:formula="of:=[.B13]+[.C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uncion</text:p>
          </table:table-cell>
          <table:table-cell table:formula="of:=IF([.A14]=[.A15];1;0)" office:value-type="float" office:value="0" calcext:value-type="float">
            <text:p>0</text:p>
          </table:table-cell>
          <table:table-cell table:formula="of:=[.B14]+[.C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table:formula="of:=IF([.A15]=[.A16];1;0)" office:value-type="float" office:value="0" calcext:value-type="float">
            <text:p>0</text:p>
          </table:table-cell>
          <table:table-cell table:formula="of:=[.B15]+[.C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ghdad</text:p>
          </table:table-cell>
          <table:table-cell table:formula="of:=IF([.A16]=[.A17];1;0)" office:value-type="float" office:value="0" calcext:value-type="float">
            <text:p>0</text:p>
          </table:table-cell>
          <table:table-cell table:formula="of:=[.B16]+[.C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ku</text:p>
          </table:table-cell>
          <table:table-cell table:formula="of:=IF([.A17]=[.A18];1;0)" office:value-type="float" office:value="0" calcext:value-type="float">
            <text:p>0</text:p>
          </table:table-cell>
          <table:table-cell table:formula="of:=[.B17]+[.C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mako</text:p>
          </table:table-cell>
          <table:table-cell table:formula="of:=IF([.A18]=[.A19];1;0)" office:value-type="float" office:value="0" calcext:value-type="float">
            <text:p>0</text:p>
          </table:table-cell>
          <table:table-cell table:formula="of:=[.B18]+[.C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dar Seri Begawan</text:p>
          </table:table-cell>
          <table:table-cell table:formula="of:=IF([.A19]=[.A20];1;0)" office:value-type="float" office:value="0" calcext:value-type="float">
            <text:p>0</text:p>
          </table:table-cell>
          <table:table-cell table:formula="of:=[.B19]+[.C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gkok</text:p>
          </table:table-cell>
          <table:table-cell table:formula="of:=IF([.A20]=[.A21];1;0)" office:value-type="float" office:value="0" calcext:value-type="float">
            <text:p>0</text:p>
          </table:table-cell>
          <table:table-cell table:formula="of:=[.B20]+[.C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gui</text:p>
          </table:table-cell>
          <table:table-cell table:formula="of:=IF([.A21]=[.A22];1;0)" office:value-type="float" office:value="0" calcext:value-type="float">
            <text:p>0</text:p>
          </table:table-cell>
          <table:table-cell table:formula="of:=[.B21]+[.C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jul</text:p>
          </table:table-cell>
          <table:table-cell table:formula="of:=IF([.A22]=[.A23];1;0)" office:value-type="float" office:value="0" calcext:value-type="float">
            <text:p>0</text:p>
          </table:table-cell>
          <table:table-cell table:formula="of:=[.B22]+[.C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sseterre</text:p>
          </table:table-cell>
          <table:table-cell table:formula="of:=IF([.A23]=[.A24];1;0)" office:value-type="float" office:value="0" calcext:value-type="float">
            <text:p>0</text:p>
          </table:table-cell>
          <table:table-cell table:formula="of:=[.B23]+[.C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ijing</text:p>
          </table:table-cell>
          <table:table-cell table:formula="of:=IF([.A24]=[.A25];1;0)" office:value-type="float" office:value="0" calcext:value-type="float">
            <text:p>0</text:p>
          </table:table-cell>
          <table:table-cell table:formula="of:=[.B24]+[.C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irut</text:p>
          </table:table-cell>
          <table:table-cell table:formula="of:=IF([.A25]=[.A26];1;0)" office:value-type="float" office:value="0" calcext:value-type="float">
            <text:p>0</text:p>
          </table:table-cell>
          <table:table-cell table:formula="of:=[.B25]+[.C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table:formula="of:=IF([.A26]=[.A27];1;0)" office:value-type="float" office:value="0" calcext:value-type="float">
            <text:p>0</text:p>
          </table:table-cell>
          <table:table-cell table:formula="of:=[.B26]+[.C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grade</text:p>
          </table:table-cell>
          <table:table-cell table:formula="of:=IF([.A27]=[.A28];1;0)" office:value-type="float" office:value="0" calcext:value-type="float">
            <text:p>0</text:p>
          </table:table-cell>
          <table:table-cell table:formula="of:=[.B27]+[.C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mopan</text:p>
          </table:table-cell>
          <table:table-cell table:formula="of:=IF([.A28]=[.A29];1;0)" office:value-type="float" office:value="0" calcext:value-type="float">
            <text:p>0</text:p>
          </table:table-cell>
          <table:table-cell table:formula="of:=[.B28]+[.C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table:formula="of:=IF([.A29]=[.A30];1;0)" office:value-type="float" office:value="0" calcext:value-type="float">
            <text:p>0</text:p>
          </table:table-cell>
          <table:table-cell table:formula="of:=[.B29]+[.C3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rn</text:p>
          </table:table-cell>
          <table:table-cell table:formula="of:=IF([.A30]=[.A31];1;0)" office:value-type="float" office:value="0" calcext:value-type="float">
            <text:p>0</text:p>
          </table:table-cell>
          <table:table-cell table:formula="of:=[.B30]+[.C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shkek</text:p>
          </table:table-cell>
          <table:table-cell table:formula="of:=IF([.A31]=[.A32];1;0)" office:value-type="float" office:value="0" calcext:value-type="float">
            <text:p>0</text:p>
          </table:table-cell>
          <table:table-cell table:formula="of:=[.B31]+[.C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ssau</text:p>
          </table:table-cell>
          <table:table-cell table:formula="of:=IF([.A32]=[.A33];1;0)" office:value-type="float" office:value="0" calcext:value-type="float">
            <text:p>0</text:p>
          </table:table-cell>
          <table:table-cell table:formula="of:=[.B32]+[.C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gota</text:p>
          </table:table-cell>
          <table:table-cell table:formula="of:=IF([.A33]=[.A34];1;0)" office:value-type="float" office:value="0" calcext:value-type="float">
            <text:p>0</text:p>
          </table:table-cell>
          <table:table-cell table:formula="of:=[.B33]+[.C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silia</text:p>
          </table:table-cell>
          <table:table-cell table:formula="of:=IF([.A34]=[.A35];1;0)" office:value-type="float" office:value="0" calcext:value-type="float">
            <text:p>0</text:p>
          </table:table-cell>
          <table:table-cell table:formula="of:=[.B34]+[.C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tislava</text:p>
          </table:table-cell>
          <table:table-cell table:formula="of:=IF([.A35]=[.A36];1;0)" office:value-type="float" office:value="0" calcext:value-type="float">
            <text:p>0</text:p>
          </table:table-cell>
          <table:table-cell table:formula="of:=[.B35]+[.C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zzaville</text:p>
          </table:table-cell>
          <table:table-cell table:formula="of:=IF([.A36]=[.A37];1;0)" office:value-type="float" office:value="0" calcext:value-type="float">
            <text:p>0</text:p>
          </table:table-cell>
          <table:table-cell table:formula="of:=[.B36]+[.C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idgetown</text:p>
          </table:table-cell>
          <table:table-cell table:formula="of:=IF([.A37]=[.A38];1;0)" office:value-type="float" office:value="0" calcext:value-type="float">
            <text:p>0</text:p>
          </table:table-cell>
          <table:table-cell table:formula="of:=[.B37]+[.C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ussels</text:p>
          </table:table-cell>
          <table:table-cell table:formula="of:=IF([.A38]=[.A39];1;0)" office:value-type="float" office:value="0" calcext:value-type="float">
            <text:p>0</text:p>
          </table:table-cell>
          <table:table-cell table:formula="of:=[.B38]+[.C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charest</text:p>
          </table:table-cell>
          <table:table-cell table:formula="of:=IF([.A39]=[.A40];1;0)" office:value-type="float" office:value="0" calcext:value-type="float">
            <text:p>0</text:p>
          </table:table-cell>
          <table:table-cell table:formula="of:=[.B39]+[.C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dapest</text:p>
          </table:table-cell>
          <table:table-cell table:formula="of:=IF([.A40]=[.A41];1;0)" office:value-type="float" office:value="0" calcext:value-type="float">
            <text:p>0</text:p>
          </table:table-cell>
          <table:table-cell table:formula="of:=[.B40]+[.C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enos Aires</text:p>
          </table:table-cell>
          <table:table-cell table:formula="of:=IF([.A41]=[.A42];1;0)" office:value-type="float" office:value="0" calcext:value-type="float">
            <text:p>0</text:p>
          </table:table-cell>
          <table:table-cell table:formula="of:=[.B41]+[.C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iro</text:p>
          </table:table-cell>
          <table:table-cell table:formula="of:=IF([.A42]=[.A43];1;0)" office:value-type="float" office:value="0" calcext:value-type="float">
            <text:p>0</text:p>
          </table:table-cell>
          <table:table-cell table:formula="of:=[.B42]+[.C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nberra</text:p>
          </table:table-cell>
          <table:table-cell table:formula="of:=IF([.A43]=[.A44];1;0)" office:value-type="float" office:value="0" calcext:value-type="float">
            <text:p>0</text:p>
          </table:table-cell>
          <table:table-cell table:formula="of:=[.B43]+[.C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acas</text:p>
          </table:table-cell>
          <table:table-cell table:formula="of:=IF([.A44]=[.A45];1;0)" office:value-type="float" office:value="0" calcext:value-type="float">
            <text:p>0</text:p>
          </table:table-cell>
          <table:table-cell table:formula="of:=[.B44]+[.C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diff</text:p>
          </table:table-cell>
          <table:table-cell table:formula="of:=IF([.A45]=[.A46];1;0)" office:value-type="float" office:value="0" calcext:value-type="float">
            <text:p>0</text:p>
          </table:table-cell>
          <table:table-cell table:formula="of:=[.B45]+[.C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ries</text:p>
          </table:table-cell>
          <table:table-cell table:formula="of:=IF([.A46]=[.A47];1;0)" office:value-type="float" office:value="0" calcext:value-type="float">
            <text:p>0</text:p>
          </table:table-cell>
          <table:table-cell table:formula="of:=[.B46]+[.C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isinau</text:p>
          </table:table-cell>
          <table:table-cell table:formula="of:=IF([.A47]=[.A48];1;0)" office:value-type="float" office:value="0" calcext:value-type="float">
            <text:p>0</text:p>
          </table:table-cell>
          <table:table-cell table:formula="of:=[.B47]+[.C4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akry</text:p>
          </table:table-cell>
          <table:table-cell table:formula="of:=IF([.A48]=[.A49];1;0)" office:value-type="float" office:value="0" calcext:value-type="float">
            <text:p>0</text:p>
          </table:table-cell>
          <table:table-cell table:formula="of:=[.B48]+[.C4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penhagen</text:p>
          </table:table-cell>
          <table:table-cell table:formula="of:=IF([.A49]=[.A50];1;0)" office:value-type="float" office:value="0" calcext:value-type="float">
            <text:p>0</text:p>
          </table:table-cell>
          <table:table-cell table:formula="of:=[.B49]+[.C5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kar</text:p>
          </table:table-cell>
          <table:table-cell table:formula="of:=IF([.A50]=[.A51];1;0)" office:value-type="float" office:value="0" calcext:value-type="float">
            <text:p>0</text:p>
          </table:table-cell>
          <table:table-cell table:formula="of:=[.B50]+[.C5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mascus</text:p>
          </table:table-cell>
          <table:table-cell table:formula="of:=IF([.A51]=[.A52];1;0)" office:value-type="float" office:value="0" calcext:value-type="float">
            <text:p>0</text:p>
          </table:table-cell>
          <table:table-cell table:formula="of:=[.B51]+[.C5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table:formula="of:=IF([.A52]=[.A53];1;0)" office:value-type="float" office:value="0" calcext:value-type="float">
            <text:p>0</text:p>
          </table:table-cell>
          <table:table-cell table:formula="of:=[.B52]+[.C5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li</text:p>
          </table:table-cell>
          <table:table-cell table:formula="of:=IF([.A53]=[.A54];1;0)" office:value-type="float" office:value="0" calcext:value-type="float">
            <text:p>0</text:p>
          </table:table-cell>
          <table:table-cell table:formula="of:=[.B53]+[.C5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table:formula="of:=IF([.A54]=[.A55];1;0)" office:value-type="float" office:value="0" calcext:value-type="float">
            <text:p>0</text:p>
          </table:table-cell>
          <table:table-cell table:formula="of:=[.B54]+[.C5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doma</text:p>
          </table:table-cell>
          <table:table-cell table:formula="of:=IF([.A55]=[.A56];1;0)" office:value-type="float" office:value="0" calcext:value-type="float">
            <text:p>0</text:p>
          </table:table-cell>
          <table:table-cell table:formula="of:=[.B55]+[.C5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ha</text:p>
          </table:table-cell>
          <table:table-cell table:formula="of:=IF([.A56]=[.A57];1;0)" office:value-type="float" office:value="0" calcext:value-type="float">
            <text:p>0</text:p>
          </table:table-cell>
          <table:table-cell table:formula="of:=[.B56]+[.C5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blin</text:p>
          </table:table-cell>
          <table:table-cell table:formula="of:=IF([.A57]=[.A58];1;0)" office:value-type="float" office:value="0" calcext:value-type="float">
            <text:p>0</text:p>
          </table:table-cell>
          <table:table-cell table:formula="of:=[.B57]+[.C5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shanbe</text:p>
          </table:table-cell>
          <table:table-cell table:formula="of:=IF([.A58]=[.A59];1;0)" office:value-type="float" office:value="0" calcext:value-type="float">
            <text:p>0</text:p>
          </table:table-cell>
          <table:table-cell table:formula="of:=[.B58]+[.C5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dinburgh</text:p>
          </table:table-cell>
          <table:table-cell table:formula="of:=IF([.A59]=[.A60];1;0)" office:value-type="float" office:value="0" calcext:value-type="float">
            <text:p>0</text:p>
          </table:table-cell>
          <table:table-cell table:formula="of:=[.B59]+[.C6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eetown</text:p>
          </table:table-cell>
          <table:table-cell table:formula="of:=IF([.A60]=[.A61];1;0)" office:value-type="float" office:value="0" calcext:value-type="float">
            <text:p>0</text:p>
          </table:table-cell>
          <table:table-cell table:formula="of:=[.B60]+[.C6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unafuti</text:p>
          </table:table-cell>
          <table:table-cell table:formula="of:=IF([.A61]=[.A62];1;0)" office:value-type="float" office:value="0" calcext:value-type="float">
            <text:p>0</text:p>
          </table:table-cell>
          <table:table-cell table:formula="of:=[.B61]+[.C6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borone</text:p>
          </table:table-cell>
          <table:table-cell table:formula="of:=IF([.A62]=[.A63];1;0)" office:value-type="float" office:value="0" calcext:value-type="float">
            <text:p>0</text:p>
          </table:table-cell>
          <table:table-cell table:formula="of:=[.B62]+[.C6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orgetown</text:p>
          </table:table-cell>
          <table:table-cell table:formula="of:=IF([.A63]=[.A64];1;0)" office:value-type="float" office:value="0" calcext:value-type="float">
            <text:p>0</text:p>
          </table:table-cell>
          <table:table-cell table:formula="of:=[.B63]+[.C6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te</text:p>
          </table:table-cell>
          <table:table-cell table:formula="of:=IF([.A64]=[.A65];1;0)" office:value-type="float" office:value="0" calcext:value-type="float">
            <text:p>0</text:p>
          </table:table-cell>
          <table:table-cell table:formula="of:=[.B64]+[.C6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atemala City</text:p>
          </table:table-cell>
          <table:table-cell table:formula="of:=IF([.A65]=[.A66];1;0)" office:value-type="float" office:value="0" calcext:value-type="float">
            <text:p>0</text:p>
          </table:table-cell>
          <table:table-cell table:formula="of:=[.B65]+[.C6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noi</text:p>
          </table:table-cell>
          <table:table-cell table:formula="of:=IF([.A66]=[.A67];1;0)" office:value-type="float" office:value="0" calcext:value-type="float">
            <text:p>0</text:p>
          </table:table-cell>
          <table:table-cell table:formula="of:=[.B66]+[.C6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rare</text:p>
          </table:table-cell>
          <table:table-cell table:formula="of:=IF([.A67]=[.A68];1;0)" office:value-type="float" office:value="0" calcext:value-type="float">
            <text:p>0</text:p>
          </table:table-cell>
          <table:table-cell table:formula="of:=[.B67]+[.C6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ana</text:p>
          </table:table-cell>
          <table:table-cell table:formula="of:=IF([.A68]=[.A69];1;0)" office:value-type="float" office:value="0" calcext:value-type="float">
            <text:p>0</text:p>
          </table:table-cell>
          <table:table-cell table:formula="of:=[.B68]+[.C6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lsinki</text:p>
          </table:table-cell>
          <table:table-cell table:formula="of:=IF([.A69]=[.A70];1;0)" office:value-type="float" office:value="0" calcext:value-type="float">
            <text:p>0</text:p>
          </table:table-cell>
          <table:table-cell table:formula="of:=[.B69]+[.C7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niara</text:p>
          </table:table-cell>
          <table:table-cell table:formula="of:=IF([.A70]=[.A71];1;0)" office:value-type="float" office:value="0" calcext:value-type="float">
            <text:p>0</text:p>
          </table:table-cell>
          <table:table-cell table:formula="of:=[.B70]+[.C7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slamabad</text:p>
          </table:table-cell>
          <table:table-cell table:formula="of:=IF([.A71]=[.A72];1;0)" office:value-type="float" office:value="0" calcext:value-type="float">
            <text:p>0</text:p>
          </table:table-cell>
          <table:table-cell table:formula="of:=[.B71]+[.C7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karta</text:p>
          </table:table-cell>
          <table:table-cell table:formula="of:=IF([.A72]=[.A73];1;0)" office:value-type="float" office:value="0" calcext:value-type="float">
            <text:p>0</text:p>
          </table:table-cell>
          <table:table-cell table:formula="of:=[.B72]+[.C7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erusalem</text:p>
          </table:table-cell>
          <table:table-cell table:formula="of:=IF([.A73]=[.A74];1;0)" office:value-type="float" office:value="0" calcext:value-type="float">
            <text:p>0</text:p>
          </table:table-cell>
          <table:table-cell table:formula="of:=[.B73]+[.C7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ba</text:p>
          </table:table-cell>
          <table:table-cell table:formula="of:=IF([.A74]=[.A75];1;0)" office:value-type="float" office:value="0" calcext:value-type="float">
            <text:p>0</text:p>
          </table:table-cell>
          <table:table-cell table:formula="of:=[.B74]+[.C7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bul</text:p>
          </table:table-cell>
          <table:table-cell table:formula="of:=IF([.A75]=[.A76];1;0)" office:value-type="float" office:value="0" calcext:value-type="float">
            <text:p>0</text:p>
          </table:table-cell>
          <table:table-cell table:formula="of:=[.B75]+[.C7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mpala</text:p>
          </table:table-cell>
          <table:table-cell table:formula="of:=IF([.A76]=[.A77];1;0)" office:value-type="float" office:value="0" calcext:value-type="float">
            <text:p>0</text:p>
          </table:table-cell>
          <table:table-cell table:formula="of:=[.B76]+[.C7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thmandu</text:p>
          </table:table-cell>
          <table:table-cell table:formula="of:=IF([.A77]=[.A78];1;0)" office:value-type="float" office:value="0" calcext:value-type="float">
            <text:p>0</text:p>
          </table:table-cell>
          <table:table-cell table:formula="of:=[.B77]+[.C7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hartoum</text:p>
          </table:table-cell>
          <table:table-cell table:formula="of:=IF([.A78]=[.A79];1;0)" office:value-type="float" office:value="0" calcext:value-type="float">
            <text:p>0</text:p>
          </table:table-cell>
          <table:table-cell table:formula="of:=[.B78]+[.C7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gali</text:p>
          </table:table-cell>
          <table:table-cell table:formula="of:=IF([.A79]=[.A80];1;0)" office:value-type="float" office:value="0" calcext:value-type="float">
            <text:p>0</text:p>
          </table:table-cell>
          <table:table-cell table:formula="of:=[.B79]+[.C8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gston</text:p>
          </table:table-cell>
          <table:table-cell table:formula="of:=IF([.A80]=[.A81];1;0)" office:value-type="float" office:value="0" calcext:value-type="float">
            <text:p>0</text:p>
          </table:table-cell>
          <table:table-cell table:formula="of:=[.B80]+[.C8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gstown</text:p>
          </table:table-cell>
          <table:table-cell table:formula="of:=IF([.A81]=[.A82];1;0)" office:value-type="float" office:value="0" calcext:value-type="float">
            <text:p>0</text:p>
          </table:table-cell>
          <table:table-cell table:formula="of:=[.B81]+[.C8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shasa</text:p>
          </table:table-cell>
          <table:table-cell table:formula="of:=IF([.A82]=[.A83];1;0)" office:value-type="float" office:value="0" calcext:value-type="float">
            <text:p>0</text:p>
          </table:table-cell>
          <table:table-cell table:formula="of:=[.B82]+[.C8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uala Lumpur</text:p>
          </table:table-cell>
          <table:table-cell table:formula="of:=IF([.A83]=[.A84];1;0)" office:value-type="float" office:value="0" calcext:value-type="float">
            <text:p>0</text:p>
          </table:table-cell>
          <table:table-cell table:formula="of:=[.B83]+[.C8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uwait City</text:p>
          </table:table-cell>
          <table:table-cell table:formula="of:=IF([.A84]=[.A85];1;0)" office:value-type="float" office:value="0" calcext:value-type="float">
            <text:p>0</text:p>
          </table:table-cell>
          <table:table-cell table:formula="of:=[.B84]+[.C8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yiv or Kiev</text:p>
          </table:table-cell>
          <table:table-cell table:formula="of:=IF([.A85]=[.A86];1;0)" office:value-type="float" office:value="0" calcext:value-type="float">
            <text:p>0</text:p>
          </table:table-cell>
          <table:table-cell table:formula="of:=[.B85]+[.C8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 Paz-Sucre</text:p>
          </table:table-cell>
          <table:table-cell table:formula="of:=IF([.A86]=[.A87];1;0)" office:value-type="float" office:value="0" calcext:value-type="float">
            <text:p>0</text:p>
          </table:table-cell>
          <table:table-cell table:formula="of:=[.B86]+[.C8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reville</text:p>
          </table:table-cell>
          <table:table-cell table:formula="of:=IF([.A87]=[.A88];1;0)" office:value-type="float" office:value="0" calcext:value-type="float">
            <text:p>0</text:p>
          </table:table-cell>
          <table:table-cell table:formula="of:=[.B87]+[.C8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longwe</text:p>
          </table:table-cell>
          <table:table-cell table:formula="of:=IF([.A88]=[.A89];1;0)" office:value-type="float" office:value="0" calcext:value-type="float">
            <text:p>0</text:p>
          </table:table-cell>
          <table:table-cell table:formula="of:=[.B88]+[.C8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ma</text:p>
          </table:table-cell>
          <table:table-cell table:formula="of:=IF([.A89]=[.A90];1;0)" office:value-type="float" office:value="0" calcext:value-type="float">
            <text:p>0</text:p>
          </table:table-cell>
          <table:table-cell table:formula="of:=[.B89]+[.C9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sbon</text:p>
          </table:table-cell>
          <table:table-cell table:formula="of:=IF([.A90]=[.A91];1;0)" office:value-type="float" office:value="0" calcext:value-type="float">
            <text:p>0</text:p>
          </table:table-cell>
          <table:table-cell table:formula="of:=[.B90]+[.C9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jubljana</text:p>
          </table:table-cell>
          <table:table-cell table:formula="of:=IF([.A91]=[.A92];1;0)" office:value-type="float" office:value="0" calcext:value-type="float">
            <text:p>0</text:p>
          </table:table-cell>
          <table:table-cell table:formula="of:=[.B91]+[.C9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me</text:p>
          </table:table-cell>
          <table:table-cell table:formula="of:=IF([.A92]=[.A93];1;0)" office:value-type="float" office:value="0" calcext:value-type="float">
            <text:p>0</text:p>
          </table:table-cell>
          <table:table-cell table:formula="of:=[.B92]+[.C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table:formula="of:=IF([.A93]=[.A94];1;0)" office:value-type="float" office:value="1" calcext:value-type="float">
            <text:p>1</text:p>
          </table:table-cell>
          <table:table-cell table:formula="of:=[.B93]+[.C9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table:formula="of:=IF([.A94]=[.A95];1;0)" office:value-type="float" office:value="0" calcext:value-type="float">
            <text:p>0</text:p>
          </table:table-cell>
          <table:table-cell table:formula="of:=[.B94]+[.C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anda</text:p>
          </table:table-cell>
          <table:table-cell table:formula="of:=IF([.A95]=[.A96];1;0)" office:value-type="float" office:value="0" calcext:value-type="float">
            <text:p>0</text:p>
          </table:table-cell>
          <table:table-cell table:formula="of:=[.B95]+[.C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saka</text:p>
          </table:table-cell>
          <table:table-cell table:formula="of:=IF([.A96]=[.A97];1;0)" office:value-type="float" office:value="0" calcext:value-type="float">
            <text:p>0</text:p>
          </table:table-cell>
          <table:table-cell table:formula="of:=[.B96]+[.C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table:formula="of:=IF([.A97]=[.A98];1;0)" office:value-type="float" office:value="0" calcext:value-type="float">
            <text:p>0</text:p>
          </table:table-cell>
          <table:table-cell table:formula="of:=[.B97]+[.C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drid</text:p>
          </table:table-cell>
          <table:table-cell table:formula="of:=IF([.A98]=[.A99];1;0)" office:value-type="float" office:value="0" calcext:value-type="float">
            <text:p>0</text:p>
          </table:table-cell>
          <table:table-cell table:formula="of:=[.B98]+[.C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juro</text:p>
          </table:table-cell>
          <table:table-cell table:formula="of:=IF([.A99]=[.A100];1;0)" office:value-type="float" office:value="0" calcext:value-type="float">
            <text:p>0</text:p>
          </table:table-cell>
          <table:table-cell table:formula="of:=[.B99]+[.C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abo</text:p>
          </table:table-cell>
          <table:table-cell table:formula="of:=IF([.A100]=[.A101];1;0)" office:value-type="float" office:value="0" calcext:value-type="float">
            <text:p>0</text:p>
          </table:table-cell>
          <table:table-cell table:formula="of:=[.B100]+[.C1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table:formula="of:=IF([.A101]=[.A102];1;0)" office:value-type="float" office:value="0" calcext:value-type="float">
            <text:p>0</text:p>
          </table:table-cell>
          <table:table-cell table:formula="of:=[.B101]+[.C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gua</text:p>
          </table:table-cell>
          <table:table-cell table:formula="of:=IF([.A102]=[.A103];1;0)" office:value-type="float" office:value="0" calcext:value-type="float">
            <text:p>0</text:p>
          </table:table-cell>
          <table:table-cell table:formula="of:=[.B102]+[.C1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ma</text:p>
          </table:table-cell>
          <table:table-cell table:formula="of:=IF([.A103]=[.A104];1;0)" office:value-type="float" office:value="0" calcext:value-type="float">
            <text:p>0</text:p>
          </table:table-cell>
          <table:table-cell table:formula="of:=[.B103]+[.C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ila</text:p>
          </table:table-cell>
          <table:table-cell table:formula="of:=IF([.A104]=[.A105];1;0)" office:value-type="float" office:value="0" calcext:value-type="float">
            <text:p>0</text:p>
          </table:table-cell>
          <table:table-cell table:formula="of:=[.B104]+[.C1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puto</text:p>
          </table:table-cell>
          <table:table-cell table:formula="of:=IF([.A105]=[.A106];1;0)" office:value-type="float" office:value="0" calcext:value-type="float">
            <text:p>0</text:p>
          </table:table-cell>
          <table:table-cell table:formula="of:=[.B105]+[.C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seru</text:p>
          </table:table-cell>
          <table:table-cell table:formula="of:=IF([.A106]=[.A107];1;0)" office:value-type="float" office:value="0" calcext:value-type="float">
            <text:p>0</text:p>
          </table:table-cell>
          <table:table-cell table:formula="of:=[.B106]+[.C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baba</text:p>
          </table:table-cell>
          <table:table-cell table:formula="of:=IF([.A107]=[.A108];1;0)" office:value-type="float" office:value="0" calcext:value-type="float">
            <text:p>0</text:p>
          </table:table-cell>
          <table:table-cell table:formula="of:=[.B107]+[.C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ekeok</text:p>
          </table:table-cell>
          <table:table-cell table:formula="of:=IF([.A108]=[.A109];1;0)" office:value-type="float" office:value="0" calcext:value-type="float">
            <text:p>0</text:p>
          </table:table-cell>
          <table:table-cell table:formula="of:=[.B108]+[.C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xico City</text:p>
          </table:table-cell>
          <table:table-cell table:formula="of:=IF([.A109]=[.A110];1;0)" office:value-type="float" office:value="0" calcext:value-type="float">
            <text:p>0</text:p>
          </table:table-cell>
          <table:table-cell table:formula="of:=[.B109]+[.C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sk</text:p>
          </table:table-cell>
          <table:table-cell table:formula="of:=IF([.A110]=[.A111];1;0)" office:value-type="float" office:value="0" calcext:value-type="float">
            <text:p>0</text:p>
          </table:table-cell>
          <table:table-cell table:formula="of:=[.B110]+[.C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gadishu</text:p>
          </table:table-cell>
          <table:table-cell table:formula="of:=IF([.A111]=[.A112];1;0)" office:value-type="float" office:value="0" calcext:value-type="float">
            <text:p>0</text:p>
          </table:table-cell>
          <table:table-cell table:formula="of:=[.B111]+[.C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table:formula="of:=IF([.A112]=[.A113];1;0)" office:value-type="float" office:value="0" calcext:value-type="float">
            <text:p>0</text:p>
          </table:table-cell>
          <table:table-cell table:formula="of:=[.B112]+[.C1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rovia</text:p>
          </table:table-cell>
          <table:table-cell table:formula="of:=IF([.A113]=[.A114];1;0)" office:value-type="float" office:value="0" calcext:value-type="float">
            <text:p>0</text:p>
          </table:table-cell>
          <table:table-cell table:formula="of:=[.B113]+[.C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evideo</text:p>
          </table:table-cell>
          <table:table-cell table:formula="of:=IF([.A114]=[.A115];1;0)" office:value-type="float" office:value="0" calcext:value-type="float">
            <text:p>0</text:p>
          </table:table-cell>
          <table:table-cell table:formula="of:=[.B114]+[.C1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roni</text:p>
          </table:table-cell>
          <table:table-cell table:formula="of:=IF([.A115]=[.A116];1;0)" office:value-type="float" office:value="0" calcext:value-type="float">
            <text:p>0</text:p>
          </table:table-cell>
          <table:table-cell table:formula="of:=[.B115]+[.C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scow</text:p>
          </table:table-cell>
          <table:table-cell table:formula="of:=IF([.A116]=[.A117];1;0)" office:value-type="float" office:value="0" calcext:value-type="float">
            <text:p>0</text:p>
          </table:table-cell>
          <table:table-cell table:formula="of:=[.B116]+[.C1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scat</text:p>
          </table:table-cell>
          <table:table-cell table:formula="of:=IF([.A117]=[.A118];1;0)" office:value-type="float" office:value="0" calcext:value-type="float">
            <text:p>0</text:p>
          </table:table-cell>
          <table:table-cell table:formula="of:=[.B117]+[.C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'Djamena</text:p>
          </table:table-cell>
          <table:table-cell table:formula="of:=IF([.A118]=[.A119];1;0)" office:value-type="float" office:value="0" calcext:value-type="float">
            <text:p>0</text:p>
          </table:table-cell>
          <table:table-cell table:formula="of:=[.B118]+[.C1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irobi</text:p>
          </table:table-cell>
          <table:table-cell table:formula="of:=IF([.A119]=[.A120];1;0)" office:value-type="float" office:value="0" calcext:value-type="float">
            <text:p>0</text:p>
          </table:table-cell>
          <table:table-cell table:formula="of:=[.B119]+[.C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ssau</text:p>
          </table:table-cell>
          <table:table-cell table:formula="of:=IF([.A120]=[.A121];1;0)" office:value-type="float" office:value="0" calcext:value-type="float">
            <text:p>0</text:p>
          </table:table-cell>
          <table:table-cell table:formula="of:=[.B120]+[.C1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y Pyi Taw</text:p>
          </table:table-cell>
          <table:table-cell table:formula="of:=IF([.A121]=[.A122];1;0)" office:value-type="float" office:value="0" calcext:value-type="float">
            <text:p>0</text:p>
          </table:table-cell>
          <table:table-cell table:formula="of:=[.B121]+[.C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w Delhi</text:p>
          </table:table-cell>
          <table:table-cell table:formula="of:=IF([.A122]=[.A123];1;0)" office:value-type="float" office:value="0" calcext:value-type="float">
            <text:p>0</text:p>
          </table:table-cell>
          <table:table-cell table:formula="of:=[.B122]+[.C1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iamey</text:p>
          </table:table-cell>
          <table:table-cell table:formula="of:=IF([.A123]=[.A124];1;0)" office:value-type="float" office:value="0" calcext:value-type="float">
            <text:p>0</text:p>
          </table:table-cell>
          <table:table-cell table:formula="of:=[.B123]+[.C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icosia</text:p>
          </table:table-cell>
          <table:table-cell table:formula="of:=IF([.A124]=[.A125];1;0)" office:value-type="float" office:value="0" calcext:value-type="float">
            <text:p>0</text:p>
          </table:table-cell>
          <table:table-cell table:formula="of:=[.B124]+[.C1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 official capital</text:p>
          </table:table-cell>
          <table:table-cell table:formula="of:=IF([.A125]=[.A126];1;0)" office:value-type="float" office:value="0" calcext:value-type="float">
            <text:p>0</text:p>
          </table:table-cell>
          <table:table-cell table:formula="of:=[.B125]+[.C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uakchott</text:p>
          </table:table-cell>
          <table:table-cell table:formula="of:=IF([.A126]=[.A127];1;0)" office:value-type="float" office:value="0" calcext:value-type="float">
            <text:p>0</text:p>
          </table:table-cell>
          <table:table-cell table:formula="of:=[.B126]+[.C1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ku'alofa</text:p>
          </table:table-cell>
          <table:table-cell table:formula="of:=IF([.A127]=[.A128];1;0)" office:value-type="float" office:value="0" calcext:value-type="float">
            <text:p>0</text:p>
          </table:table-cell>
          <table:table-cell table:formula="of:=[.B127]+[.C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r-Sultan</text:p>
          </table:table-cell>
          <table:table-cell table:formula="of:=IF([.A128]=[.A129];1;0)" office:value-type="float" office:value="0" calcext:value-type="float">
            <text:p>0</text:p>
          </table:table-cell>
          <table:table-cell table:formula="of:=[.B128]+[.C1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slo</text:p>
          </table:table-cell>
          <table:table-cell table:formula="of:=IF([.A129]=[.A130];1;0)" office:value-type="float" office:value="0" calcext:value-type="float">
            <text:p>0</text:p>
          </table:table-cell>
          <table:table-cell table:formula="of:=[.B129]+[.C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table:formula="of:=IF([.A130]=[.A131];1;0)" office:value-type="float" office:value="0" calcext:value-type="float">
            <text:p>0</text:p>
          </table:table-cell>
          <table:table-cell table:formula="of:=[.B130]+[.C1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uagadougou</text:p>
          </table:table-cell>
          <table:table-cell table:formula="of:=IF([.A131]=[.A132];1;0)" office:value-type="float" office:value="0" calcext:value-type="float">
            <text:p>0</text:p>
          </table:table-cell>
          <table:table-cell table:formula="of:=[.B131]+[.C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likir</text:p>
          </table:table-cell>
          <table:table-cell table:formula="of:=IF([.A132]=[.A133];1;0)" office:value-type="float" office:value="0" calcext:value-type="float">
            <text:p>0</text:p>
          </table:table-cell>
          <table:table-cell table:formula="of:=[.B132]+[.C1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nama City</text:p>
          </table:table-cell>
          <table:table-cell table:formula="of:=IF([.A133]=[.A134];1;0)" office:value-type="float" office:value="0" calcext:value-type="float">
            <text:p>0</text:p>
          </table:table-cell>
          <table:table-cell table:formula="of:=[.B133]+[.C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maribo</text:p>
          </table:table-cell>
          <table:table-cell table:formula="of:=IF([.A134]=[.A135];1;0)" office:value-type="float" office:value="0" calcext:value-type="float">
            <text:p>0</text:p>
          </table:table-cell>
          <table:table-cell table:formula="of:=[.B134]+[.C1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table:formula="of:=IF([.A135]=[.A136];1;0)" office:value-type="float" office:value="0" calcext:value-type="float">
            <text:p>0</text:p>
          </table:table-cell>
          <table:table-cell table:formula="of:=[.B135]+[.C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hnom Penh</text:p>
          </table:table-cell>
          <table:table-cell table:formula="of:=IF([.A136]=[.A137];1;0)" office:value-type="float" office:value="0" calcext:value-type="float">
            <text:p>0</text:p>
          </table:table-cell>
          <table:table-cell table:formula="of:=[.B136]+[.C1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dgorica</text:p>
          </table:table-cell>
          <table:table-cell table:formula="of:=IF([.A137]=[.A138];1;0)" office:value-type="float" office:value="0" calcext:value-type="float">
            <text:p>0</text:p>
          </table:table-cell>
          <table:table-cell table:formula="of:=[.B137]+[.C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au Prince</text:p>
          </table:table-cell>
          <table:table-cell table:formula="of:=IF([.A138]=[.A139];1;0)" office:value-type="float" office:value="0" calcext:value-type="float">
            <text:p>0</text:p>
          </table:table-cell>
          <table:table-cell table:formula="of:=[.B138]+[.C1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Louis</text:p>
          </table:table-cell>
          <table:table-cell table:formula="of:=IF([.A139]=[.A140];1;0)" office:value-type="float" office:value="0" calcext:value-type="float">
            <text:p>0</text:p>
          </table:table-cell>
          <table:table-cell table:formula="of:=[.B139]+[.C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Moresby</text:p>
          </table:table-cell>
          <table:table-cell table:formula="of:=IF([.A140]=[.A141];1;0)" office:value-type="float" office:value="0" calcext:value-type="float">
            <text:p>0</text:p>
          </table:table-cell>
          <table:table-cell table:formula="of:=[.B140]+[.C1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of Spain</text:p>
          </table:table-cell>
          <table:table-cell table:formula="of:=IF([.A141]=[.A142];1;0)" office:value-type="float" office:value="0" calcext:value-type="float">
            <text:p>0</text:p>
          </table:table-cell>
          <table:table-cell table:formula="of:=[.B141]+[.C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Vila</text:p>
          </table:table-cell>
          <table:table-cell table:formula="of:=IF([.A142]=[.A143];1;0)" office:value-type="float" office:value="0" calcext:value-type="float">
            <text:p>0</text:p>
          </table:table-cell>
          <table:table-cell table:formula="of:=[.B142]+[.C1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o Novo</text:p>
          </table:table-cell>
          <table:table-cell table:formula="of:=IF([.A143]=[.A144];1;0)" office:value-type="float" office:value="0" calcext:value-type="float">
            <text:p>0</text:p>
          </table:table-cell>
          <table:table-cell table:formula="of:=[.B143]+[.C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ague</text:p>
          </table:table-cell>
          <table:table-cell table:formula="of:=IF([.A144]=[.A145];1;0)" office:value-type="float" office:value="0" calcext:value-type="float">
            <text:p>0</text:p>
          </table:table-cell>
          <table:table-cell table:formula="of:=[.B144]+[.C1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aia</text:p>
          </table:table-cell>
          <table:table-cell table:formula="of:=IF([.A145]=[.A146];1;0)" office:value-type="float" office:value="0" calcext:value-type="float">
            <text:p>0</text:p>
          </table:table-cell>
          <table:table-cell table:formula="of:=[.B145]+[.C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etoria-Bloemfontein-Cape Town</text:p>
          </table:table-cell>
          <table:table-cell table:formula="of:=IF([.A146]=[.A147];1;0)" office:value-type="float" office:value="0" calcext:value-type="float">
            <text:p>0</text:p>
          </table:table-cell>
          <table:table-cell table:formula="of:=[.B146]+[.C1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istina</text:p>
          </table:table-cell>
          <table:table-cell table:formula="of:=IF([.A147]=[.A148];1;0)" office:value-type="float" office:value="0" calcext:value-type="float">
            <text:p>0</text:p>
          </table:table-cell>
          <table:table-cell table:formula="of:=[.B147]+[.C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yongyang</text:p>
          </table:table-cell>
          <table:table-cell table:formula="of:=IF([.A148]=[.A149];1;0)" office:value-type="float" office:value="0" calcext:value-type="float">
            <text:p>0</text:p>
          </table:table-cell>
          <table:table-cell table:formula="of:=[.B148]+[.C1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to</text:p>
          </table:table-cell>
          <table:table-cell table:formula="of:=IF([.A149]=[.A150];1;0)" office:value-type="float" office:value="0" calcext:value-type="float">
            <text:p>0</text:p>
          </table:table-cell>
          <table:table-cell table:formula="of:=[.B149]+[.C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bat</text:p>
          </table:table-cell>
          <table:table-cell table:formula="of:=IF([.A150]=[.A151];1;0)" office:value-type="float" office:value="0" calcext:value-type="float">
            <text:p>0</text:p>
          </table:table-cell>
          <table:table-cell table:formula="of:=[.B150]+[.C1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ykjavik</text:p>
          </table:table-cell>
          <table:table-cell table:formula="of:=IF([.A151]=[.A152];1;0)" office:value-type="float" office:value="0" calcext:value-type="float">
            <text:p>0</text:p>
          </table:table-cell>
          <table:table-cell table:formula="of:=[.B151]+[.C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a</text:p>
          </table:table-cell>
          <table:table-cell table:formula="of:=IF([.A152]=[.A153];1;0)" office:value-type="float" office:value="0" calcext:value-type="float">
            <text:p>0</text:p>
          </table:table-cell>
          <table:table-cell table:formula="of:=[.B152]+[.C1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yadh</text:p>
          </table:table-cell>
          <table:table-cell table:formula="of:=IF([.A153]=[.A154];1;0)" office:value-type="float" office:value="0" calcext:value-type="float">
            <text:p>0</text:p>
          </table:table-cell>
          <table:table-cell table:formula="of:=[.B153]+[.C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e</text:p>
          </table:table-cell>
          <table:table-cell table:formula="of:=IF([.A154]=[.A155];1;0)" office:value-type="float" office:value="0" calcext:value-type="float">
            <text:p>0</text:p>
          </table:table-cell>
          <table:table-cell table:formula="of:=[.B154]+[.C1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seau</text:p>
          </table:table-cell>
          <table:table-cell table:formula="of:=IF([.A155]=[.A156];1;0)" office:value-type="float" office:value="0" calcext:value-type="float">
            <text:p>0</text:p>
          </table:table-cell>
          <table:table-cell table:formula="of:=[.B155]+[.C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int George's</text:p>
          </table:table-cell>
          <table:table-cell table:formula="of:=IF([.A156]=[.A157];1;0)" office:value-type="float" office:value="0" calcext:value-type="float">
            <text:p>0</text:p>
          </table:table-cell>
          <table:table-cell table:formula="of:=[.B156]+[.C1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int John's</text:p>
          </table:table-cell>
          <table:table-cell table:formula="of:=IF([.A157]=[.A158];1;0)" office:value-type="float" office:value="0" calcext:value-type="float">
            <text:p>0</text:p>
          </table:table-cell>
          <table:table-cell table:formula="of:=[.B157]+[.C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Jose</text:p>
          </table:table-cell>
          <table:table-cell table:formula="of:=IF([.A158]=[.A159];1;0)" office:value-type="float" office:value="0" calcext:value-type="float">
            <text:p>0</text:p>
          </table:table-cell>
          <table:table-cell table:formula="of:=[.B158]+[.C1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table:formula="of:=IF([.A159]=[.A160];1;0)" office:value-type="float" office:value="0" calcext:value-type="float">
            <text:p>0</text:p>
          </table:table-cell>
          <table:table-cell table:formula="of:=[.B159]+[.C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Salvador</text:p>
          </table:table-cell>
          <table:table-cell table:formula="of:=IF([.A160]=[.A161];1;0)" office:value-type="float" office:value="0" calcext:value-type="float">
            <text:p>0</text:p>
          </table:table-cell>
          <table:table-cell table:formula="of:=[.B160]+[.C1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a'a</text:p>
          </table:table-cell>
          <table:table-cell table:formula="of:=IF([.A161]=[.A162];1;0)" office:value-type="float" office:value="0" calcext:value-type="float">
            <text:p>0</text:p>
          </table:table-cell>
          <table:table-cell table:formula="of:=[.B161]+[.C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iago</text:p>
          </table:table-cell>
          <table:table-cell table:formula="of:=IF([.A162]=[.A163];1;0)" office:value-type="float" office:value="0" calcext:value-type="float">
            <text:p>0</text:p>
          </table:table-cell>
          <table:table-cell table:formula="of:=[.B162]+[.C1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o Domingo</text:p>
          </table:table-cell>
          <table:table-cell table:formula="of:=IF([.A163]=[.A164];1;0)" office:value-type="float" office:value="0" calcext:value-type="float">
            <text:p>0</text:p>
          </table:table-cell>
          <table:table-cell table:formula="of:=[.B163]+[.C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table:formula="of:=IF([.A164]=[.A165];1;0)" office:value-type="float" office:value="0" calcext:value-type="float">
            <text:p>0</text:p>
          </table:table-cell>
          <table:table-cell table:formula="of:=[.B164]+[.C1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ajevo</text:p>
          </table:table-cell>
          <table:table-cell table:formula="of:=IF([.A165]=[.A166];1;0)" office:value-type="float" office:value="0" calcext:value-type="float">
            <text:p>0</text:p>
          </table:table-cell>
          <table:table-cell table:formula="of:=[.B165]+[.C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oul</text:p>
          </table:table-cell>
          <table:table-cell table:formula="of:=IF([.A166]=[.A167];1;0)" office:value-type="float" office:value="0" calcext:value-type="float">
            <text:p>0</text:p>
          </table:table-cell>
          <table:table-cell table:formula="of:=[.B166]+[.C1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table:formula="of:=IF([.A167]=[.A168];1;0)" office:value-type="float" office:value="0" calcext:value-type="float">
            <text:p>0</text:p>
          </table:table-cell>
          <table:table-cell table:formula="of:=[.B167]+[.C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kopje</text:p>
          </table:table-cell>
          <table:table-cell table:formula="of:=IF([.A168]=[.A169];1;0)" office:value-type="float" office:value="0" calcext:value-type="float">
            <text:p>0</text:p>
          </table:table-cell>
          <table:table-cell table:formula="of:=[.B168]+[.C1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fia</text:p>
          </table:table-cell>
          <table:table-cell table:formula="of:=IF([.A169]=[.A170];1;0)" office:value-type="float" office:value="0" calcext:value-type="float">
            <text:p>0</text:p>
          </table:table-cell>
          <table:table-cell table:formula="of:=[.B169]+[.C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i Jayawardenapura Kotte</text:p>
          </table:table-cell>
          <table:table-cell table:formula="of:=IF([.A170]=[.A171];1;0)" office:value-type="float" office:value="0" calcext:value-type="float">
            <text:p>0</text:p>
          </table:table-cell>
          <table:table-cell table:formula="of:=[.B170]+[.C1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ckholm</text:p>
          </table:table-cell>
          <table:table-cell table:formula="of:=IF([.A171]=[.A172];1;0)" office:value-type="float" office:value="0" calcext:value-type="float">
            <text:p>0</text:p>
          </table:table-cell>
          <table:table-cell table:formula="of:=[.B171]+[.C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va</text:p>
          </table:table-cell>
          <table:table-cell table:formula="of:=IF([.A172]=[.A173];1;0)" office:value-type="float" office:value="0" calcext:value-type="float">
            <text:p>0</text:p>
          </table:table-cell>
          <table:table-cell table:formula="of:=[.B172]+[.C1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ipei</text:p>
          </table:table-cell>
          <table:table-cell table:formula="of:=IF([.A173]=[.A174];1;0)" office:value-type="float" office:value="0" calcext:value-type="float">
            <text:p>0</text:p>
          </table:table-cell>
          <table:table-cell table:formula="of:=[.B173]+[.C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llinn</text:p>
          </table:table-cell>
          <table:table-cell table:formula="of:=IF([.A174]=[.A175];1;0)" office:value-type="float" office:value="0" calcext:value-type="float">
            <text:p>0</text:p>
          </table:table-cell>
          <table:table-cell table:formula="of:=[.B174]+[.C1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rawa Atoll</text:p>
          </table:table-cell>
          <table:table-cell table:formula="of:=IF([.A175]=[.A176];1;0)" office:value-type="float" office:value="0" calcext:value-type="float">
            <text:p>0</text:p>
          </table:table-cell>
          <table:table-cell table:formula="of:=[.B175]+[.C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shkent</text:p>
          </table:table-cell>
          <table:table-cell table:formula="of:=IF([.A176]=[.A177];1;0)" office:value-type="float" office:value="0" calcext:value-type="float">
            <text:p>0</text:p>
          </table:table-cell>
          <table:table-cell table:formula="of:=[.B176]+[.C1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bilisi</text:p>
          </table:table-cell>
          <table:table-cell table:formula="of:=IF([.A177]=[.A178];1;0)" office:value-type="float" office:value="0" calcext:value-type="float">
            <text:p>0</text:p>
          </table:table-cell>
          <table:table-cell table:formula="of:=[.B177]+[.C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gucigalpa</text:p>
          </table:table-cell>
          <table:table-cell table:formula="of:=IF([.A178]=[.A179];1;0)" office:value-type="float" office:value="0" calcext:value-type="float">
            <text:p>0</text:p>
          </table:table-cell>
          <table:table-cell table:formula="of:=[.B178]+[.C1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hran</text:p>
          </table:table-cell>
          <table:table-cell table:formula="of:=IF([.A179]=[.A180];1;0)" office:value-type="float" office:value="0" calcext:value-type="float">
            <text:p>0</text:p>
          </table:table-cell>
          <table:table-cell table:formula="of:=[.B179]+[.C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imphu</text:p>
          </table:table-cell>
          <table:table-cell table:formula="of:=IF([.A180]=[.A181];1;0)" office:value-type="float" office:value="0" calcext:value-type="float">
            <text:p>0</text:p>
          </table:table-cell>
          <table:table-cell table:formula="of:=[.B180]+[.C1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rana (Tirane)</text:p>
          </table:table-cell>
          <table:table-cell table:formula="of:=IF([.A181]=[.A182];1;0)" office:value-type="float" office:value="0" calcext:value-type="float">
            <text:p>0</text:p>
          </table:table-cell>
          <table:table-cell table:formula="of:=[.B181]+[.C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kyo</text:p>
          </table:table-cell>
          <table:table-cell table:formula="of:=IF([.A182]=[.A183];1;0)" office:value-type="float" office:value="0" calcext:value-type="float">
            <text:p>0</text:p>
          </table:table-cell>
          <table:table-cell table:formula="of:=[.B182]+[.C1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oli</text:p>
          </table:table-cell>
          <table:table-cell table:formula="of:=IF([.A183]=[.A184];1;0)" office:value-type="float" office:value="0" calcext:value-type="float">
            <text:p>0</text:p>
          </table:table-cell>
          <table:table-cell table:formula="of:=[.B183]+[.C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nis</text:p>
          </table:table-cell>
          <table:table-cell table:formula="of:=IF([.A184]=[.A185];1;0)" office:value-type="float" office:value="0" calcext:value-type="float">
            <text:p>0</text:p>
          </table:table-cell>
          <table:table-cell table:formula="of:=[.B184]+[.C1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laanbaatar</text:p>
          </table:table-cell>
          <table:table-cell table:formula="of:=IF([.A185]=[.A186];1;0)" office:value-type="float" office:value="0" calcext:value-type="float">
            <text:p>0</text:p>
          </table:table-cell>
          <table:table-cell table:formula="of:=[.B185]+[.C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uz</text:p>
          </table:table-cell>
          <table:table-cell table:formula="of:=IF([.A186]=[.A187];1;0)" office:value-type="float" office:value="0" calcext:value-type="float">
            <text:p>0</text:p>
          </table:table-cell>
          <table:table-cell table:formula="of:=[.B186]+[.C1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lletta</text:p>
          </table:table-cell>
          <table:table-cell table:formula="of:=IF([.A187]=[.A188];1;0)" office:value-type="float" office:value="0" calcext:value-type="float">
            <text:p>0</text:p>
          </table:table-cell>
          <table:table-cell table:formula="of:=[.B187]+[.C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tican City</text:p>
          </table:table-cell>
          <table:table-cell table:formula="of:=IF([.A188]=[.A189];1;0)" office:value-type="float" office:value="0" calcext:value-type="float">
            <text:p>0</text:p>
          </table:table-cell>
          <table:table-cell table:formula="of:=[.B188]+[.C1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ctoria</text:p>
          </table:table-cell>
          <table:table-cell table:formula="of:=IF([.A189]=[.A190];1;0)" office:value-type="float" office:value="0" calcext:value-type="float">
            <text:p>0</text:p>
          </table:table-cell>
          <table:table-cell table:formula="of:=[.B189]+[.C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enna</text:p>
          </table:table-cell>
          <table:table-cell table:formula="of:=IF([.A190]=[.A191];1;0)" office:value-type="float" office:value="0" calcext:value-type="float">
            <text:p>0</text:p>
          </table:table-cell>
          <table:table-cell table:formula="of:=[.B190]+[.C1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entiane</text:p>
          </table:table-cell>
          <table:table-cell table:formula="of:=IF([.A191]=[.A192];1;0)" office:value-type="float" office:value="0" calcext:value-type="float">
            <text:p>0</text:p>
          </table:table-cell>
          <table:table-cell table:formula="of:=[.B191]+[.C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lnius</text:p>
          </table:table-cell>
          <table:table-cell table:formula="of:=IF([.A192]=[.A193];1;0)" office:value-type="float" office:value="0" calcext:value-type="float">
            <text:p>0</text:p>
          </table:table-cell>
          <table:table-cell table:formula="of:=[.B192]+[.C1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saw</text:p>
          </table:table-cell>
          <table:table-cell table:formula="of:=IF([.A193]=[.A194];1;0)" office:value-type="float" office:value="0" calcext:value-type="float">
            <text:p>0</text:p>
          </table:table-cell>
          <table:table-cell table:formula="of:=[.B193]+[.C1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shington D.C.</text:p>
          </table:table-cell>
          <table:table-cell table:formula="of:=IF([.A194]=[.A195];1;0)" office:value-type="float" office:value="0" calcext:value-type="float">
            <text:p>0</text:p>
          </table:table-cell>
          <table:table-cell table:formula="of:=[.B194]+[.C1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llington</text:p>
          </table:table-cell>
          <table:table-cell table:formula="of:=IF([.A195]=[.A196];1;0)" office:value-type="float" office:value="0" calcext:value-type="float">
            <text:p>0</text:p>
          </table:table-cell>
          <table:table-cell table:formula="of:=[.B195]+[.C1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ndhoek</text:p>
          </table:table-cell>
          <table:table-cell table:formula="of:=IF([.A196]=[.A197];1;0)" office:value-type="float" office:value="0" calcext:value-type="float">
            <text:p>0</text:p>
          </table:table-cell>
          <table:table-cell table:formula="of:=[.B196]+[.C1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moussoukro</text:p>
          </table:table-cell>
          <table:table-cell table:formula="of:=IF([.A197]=[.A198];1;0)" office:value-type="float" office:value="0" calcext:value-type="float">
            <text:p>0</text:p>
          </table:table-cell>
          <table:table-cell table:formula="of:=[.B197]+[.C1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ounde</text:p>
          </table:table-cell>
          <table:table-cell table:formula="of:=IF([.A198]=[.A199];1;0)" office:value-type="float" office:value="0" calcext:value-type="float">
            <text:p>0</text:p>
          </table:table-cell>
          <table:table-cell table:formula="of:=[.B198]+[.C1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erevan</text:p>
          </table:table-cell>
          <table:table-cell table:formula="of:=IF([.A199]=[.A200];1;0)" office:value-type="float" office:value="0" calcext:value-type="float">
            <text:p>0</text:p>
          </table:table-cell>
          <table:table-cell table:formula="of:=[.B199]+[.C2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agreb</text:p>
          </table:table-cell>
          <table:table-cell table:formula="of:=IF([.A200]=[.A201];1;0)" office:value-type="float" office:value="0" calcext:value-type="float">
            <text:p>0</text:p>
          </table:table-cell>
          <table:table-cell table:formula="of:=[.B200]+[.C201]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4" table:number-columns-repeated="7" table:default-cell-style-name="Default"/>
        <table:table-row table:style-name="ro2"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]&amp;[.D2]&amp;[.C2]&amp;[.E2]" office:value-type="string" office:string-value="Afghanistan,Kabul;" calcext:value-type="string">
            <text:p>Afghanistan,Kabul;</text:p>
          </table:table-cell>
          <table:table-cell table:style-name="ce2" table:formula="of:=[.F2]&amp;[.G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Tirana (Tirane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]&amp;[.D3]&amp;[.C3]&amp;[.E3]" office:value-type="string" office:string-value="Albania,Tirana (Tirane);" calcext:value-type="string">
            <text:p>Albania,Tirana (Tirane);</text:p>
          </table:table-cell>
          <table:table-cell table:formula="of:=[.F3]&amp;[.G4]" office:value-type="string" office:string-value="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]&amp;[.D4]&amp;[.C4]&amp;[.E4]" office:value-type="string" office:string-value="Algeria,Algiers;" calcext:value-type="string">
            <text:p>Algeria,Algiers;</text:p>
          </table:table-cell>
          <table:table-cell table:formula="of:=[.F4]&amp;[.G5]" office:value-type="string" office:string-value="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]&amp;[.D5]&amp;[.C5]&amp;[.E5]" office:value-type="string" office:string-value="Andorra,Andorra la Vella;" calcext:value-type="string">
            <text:p>Andorra,Andorra la Vella;</text:p>
          </table:table-cell>
          <table:table-cell table:formula="of:=[.F5]&amp;[.G6]" office:value-type="string" office:string-value="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]&amp;[.D6]&amp;[.C6]&amp;[.E6]" office:value-type="string" office:string-value="Angola,Luanda;" calcext:value-type="string">
            <text:p>Angola,Luanda;</text:p>
          </table:table-cell>
          <table:table-cell table:formula="of:=[.F6]&amp;[.G7]" office:value-type="string" office:string-value="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Saint John'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]&amp;[.D7]&amp;[.C7]&amp;[.E7]" office:value-type="string" office:string-value="Antigua and Barbuda,Saint John's;" calcext:value-type="string">
            <text:p>Antigua and Barbuda,Saint John's;</text:p>
          </table:table-cell>
          <table:table-cell table:formula="of:=[.F7]&amp;[.G8]" office:value-type="string" office:string-value="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]&amp;[.D8]&amp;[.C8]&amp;[.E8]" office:value-type="string" office:string-value="Argentina,Buenos Aires;" calcext:value-type="string">
            <text:p>Argentina,Buenos Aires;</text:p>
          </table:table-cell>
          <table:table-cell table:formula="of:=[.F8]&amp;[.G9]" office:value-type="string" office:string-value="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]&amp;[.D9]&amp;[.C9]&amp;[.E9]" office:value-type="string" office:string-value="Armenia,Yerevan;" calcext:value-type="string">
            <text:p>Armenia,Yerevan;</text:p>
          </table:table-cell>
          <table:table-cell table:formula="of:=[.F9]&amp;[.G10]" office:value-type="string" office:string-value="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]&amp;[.D10]&amp;[.C10]&amp;[.E10]" office:value-type="string" office:string-value="Australia,Canberra;" calcext:value-type="string">
            <text:p>Australia,Canberra;</text:p>
          </table:table-cell>
          <table:table-cell table:formula="of:=[.F10]&amp;[.G11]" office:value-type="string" office:string-value="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]&amp;[.D11]&amp;[.C11]&amp;[.E11]" office:value-type="string" office:string-value="Austria,Vienna;" calcext:value-type="string">
            <text:p>Austria,Vienna;</text:p>
          </table:table-cell>
          <table:table-cell table:formula="of:=[.F11]&amp;[.G12]" office:value-type="string" office:string-value="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]&amp;[.D12]&amp;[.C12]&amp;[.E12]" office:value-type="string" office:string-value="Azerbaijan,Baku;" calcext:value-type="string">
            <text:p>Azerbaijan,Baku;</text:p>
          </table:table-cell>
          <table:table-cell table:formula="of:=[.F12]&amp;[.G13]" office:value-type="string" office:string-value="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]&amp;[.D13]&amp;[.C13]&amp;[.E13]" office:value-type="string" office:string-value="Bahamas,Nassau;" calcext:value-type="string">
            <text:p>Bahamas,Nassau;</text:p>
          </table:table-cell>
          <table:table-cell table:formula="of:=[.F13]&amp;[.G14]" office:value-type="string" office:string-value="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]&amp;[.D14]&amp;[.C14]&amp;[.E14]" office:value-type="string" office:string-value="Bahrain,Manama;" calcext:value-type="string">
            <text:p>Bahrain,Manama;</text:p>
          </table:table-cell>
          <table:table-cell table:formula="of:=[.F14]&amp;[.G15]" office:value-type="string" office:string-value="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]&amp;[.D15]&amp;[.C15]&amp;[.E15]" office:value-type="string" office:string-value="Bangladesh,Dhaka;" calcext:value-type="string">
            <text:p>Bangladesh,Dhaka;</text:p>
          </table:table-cell>
          <table:table-cell table:formula="of:=[.F15]&amp;[.G16]" office:value-type="string" office:string-value="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]&amp;[.D16]&amp;[.C16]&amp;[.E16]" office:value-type="string" office:string-value="Barbados,Bridgetown;" calcext:value-type="string">
            <text:p>Barbados,Bridgetown;</text:p>
          </table:table-cell>
          <table:table-cell table:formula="of:=[.F16]&amp;[.G17]" office:value-type="string" office:string-value="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]&amp;[.D17]&amp;[.C17]&amp;[.E17]" office:value-type="string" office:string-value="Belarus,Minsk;" calcext:value-type="string">
            <text:p>Belarus,Minsk;</text:p>
          </table:table-cell>
          <table:table-cell table:formula="of:=[.F17]&amp;[.G18]" office:value-type="string" office:string-value="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]&amp;[.D18]&amp;[.C18]&amp;[.E18]" office:value-type="string" office:string-value="Belgium,Brussels;" calcext:value-type="string">
            <text:p>Belgium,Brussels;</text:p>
          </table:table-cell>
          <table:table-cell table:formula="of:=[.F18]&amp;[.G19]" office:value-type="string" office:string-value="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]&amp;[.D19]&amp;[.C19]&amp;[.E19]" office:value-type="string" office:string-value="Belize,Belmopan;" calcext:value-type="string">
            <text:p>Belize,Belmopan;</text:p>
          </table:table-cell>
          <table:table-cell table:formula="of:=[.F19]&amp;[.G20]" office:value-type="string" office:string-value="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0]&amp;[.D20]&amp;[.C20]&amp;[.E20]" office:value-type="string" office:string-value="Benin,Porto Novo;" calcext:value-type="string">
            <text:p>Benin,Porto Novo;</text:p>
          </table:table-cell>
          <table:table-cell table:formula="of:=[.F20]&amp;[.G21]" office:value-type="string" office:string-value="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1]&amp;[.D21]&amp;[.C21]&amp;[.E21]" office:value-type="string" office:string-value="Bhutan,Thimphu;" calcext:value-type="string">
            <text:p>Bhutan,Thimphu;</text:p>
          </table:table-cell>
          <table:table-cell table:formula="of:=[.F21]&amp;[.G22]" office:value-type="string" office:string-value="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 Paz-Suc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2]&amp;[.D22]&amp;[.C22]&amp;[.E22]" office:value-type="string" office:string-value="Bolivia,La Paz-Sucre;" calcext:value-type="string">
            <text:p>Bolivia,La Paz-Sucre;</text:p>
          </table:table-cell>
          <table:table-cell table:formula="of:=[.F22]&amp;[.G23]" office:value-type="string" office:string-value="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3]&amp;[.D23]&amp;[.C23]&amp;[.E23]" office:value-type="string" office:string-value="Bosnia and Herzegovina,Sarajevo;" calcext:value-type="string">
            <text:p>Bosnia and Herzegovina,Sarajevo;</text:p>
          </table:table-cell>
          <table:table-cell table:formula="of:=[.F23]&amp;[.G24]" office:value-type="string" office:string-value="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4]&amp;[.D24]&amp;[.C24]&amp;[.E24]" office:value-type="string" office:string-value="Botswana,Gaborone;" calcext:value-type="string">
            <text:p>Botswana,Gaborone;</text:p>
          </table:table-cell>
          <table:table-cell table:formula="of:=[.F24]&amp;[.G25]" office:value-type="string" office:string-value="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5]&amp;[.D25]&amp;[.C25]&amp;[.E25]" office:value-type="string" office:string-value="Brazil,Brasilia;" calcext:value-type="string">
            <text:p>Brazil,Brasilia;</text:p>
          </table:table-cell>
          <table:table-cell table:formula="of:=[.F25]&amp;[.G26]" office:value-type="string" office:string-value="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6]&amp;[.D26]&amp;[.C26]&amp;[.E26]" office:value-type="string" office:string-value="Brunei,Bandar Seri Begawan;" calcext:value-type="string">
            <text:p>Brunei,Bandar Seri Begawan;</text:p>
          </table:table-cell>
          <table:table-cell table:formula="of:=[.F26]&amp;[.G27]" office:value-type="string" office:string-value="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7]&amp;[.D27]&amp;[.C27]&amp;[.E27]" office:value-type="string" office:string-value="Bulgaria,Sofia;" calcext:value-type="string">
            <text:p>Bulgaria,Sofia;</text:p>
          </table:table-cell>
          <table:table-cell table:formula="of:=[.F27]&amp;[.G28]" office:value-type="string" office:string-value="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8]&amp;[.D28]&amp;[.C28]&amp;[.E28]" office:value-type="string" office:string-value="Burkina Faso,Ouagadougou;" calcext:value-type="string">
            <text:p>Burkina Faso,Ouagadougou;</text:p>
          </table:table-cell>
          <table:table-cell table:formula="of:=[.F28]&amp;[.G29]" office:value-type="string" office:string-value="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G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9]&amp;[.D29]&amp;[.C29]&amp;[.E29]" office:value-type="string" office:string-value="Burundi,Gite;" calcext:value-type="string">
            <text:p>Burundi,Gite;</text:p>
          </table:table-cell>
          <table:table-cell table:formula="of:=[.F29]&amp;[.G30]" office:value-type="string" office:string-value="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0]&amp;[.D30]&amp;[.C30]&amp;[.E30]" office:value-type="string" office:string-value="Cambodia,Phnom Penh;" calcext:value-type="string">
            <text:p>Cambodia,Phnom Penh;</text:p>
          </table:table-cell>
          <table:table-cell table:formula="of:=[.F30]&amp;[.G31]" office:value-type="string" office:string-value="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1]&amp;[.D31]&amp;[.C31]&amp;[.E31]" office:value-type="string" office:string-value="Cameroon,Yaounde;" calcext:value-type="string">
            <text:p>Cameroon,Yaounde;</text:p>
          </table:table-cell>
          <table:table-cell table:formula="of:=[.F31]&amp;[.G32]" office:value-type="string" office:string-value="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2]&amp;[.D32]&amp;[.C32]&amp;[.E32]" office:value-type="string" office:string-value="Canada,Ottawa;" calcext:value-type="string">
            <text:p>Canada,Ottawa;</text:p>
          </table:table-cell>
          <table:table-cell table:formula="of:=[.F32]&amp;[.G33]" office:value-type="string" office:string-value="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3]&amp;[.D33]&amp;[.C33]&amp;[.E33]" office:value-type="string" office:string-value="Cape Verde,Praia;" calcext:value-type="string">
            <text:p>Cape Verde,Praia;</text:p>
          </table:table-cell>
          <table:table-cell table:formula="of:=[.F33]&amp;[.G34]" office:value-type="string" office:string-value="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4]&amp;[.D34]&amp;[.C34]&amp;[.E34]" office:value-type="string" office:string-value="Central African Republic,Bangui;" calcext:value-type="string">
            <text:p>Central African Republic,Bangui;</text:p>
          </table:table-cell>
          <table:table-cell table:formula="of:=[.F34]&amp;[.G35]" office:value-type="string" office:string-value="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5]&amp;[.D35]&amp;[.C35]&amp;[.E35]" office:value-type="string" office:string-value="Chad,N'Djamena;" calcext:value-type="string">
            <text:p>Chad,N'Djamena;</text:p>
          </table:table-cell>
          <table:table-cell table:formula="of:=[.F35]&amp;[.G36]" office:value-type="string" office:string-value="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6]&amp;[.D36]&amp;[.C36]&amp;[.E36]" office:value-type="string" office:string-value="Chile,Santiago;" calcext:value-type="string">
            <text:p>Chile,Santiago;</text:p>
          </table:table-cell>
          <table:table-cell table:formula="of:=[.F36]&amp;[.G37]" office:value-type="string" office:string-value="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7]&amp;[.D37]&amp;[.C37]&amp;[.E37]" office:value-type="string" office:string-value="China,Beijing;" calcext:value-type="string">
            <text:p>China,Beijing;</text:p>
          </table:table-cell>
          <table:table-cell table:formula="of:=[.F37]&amp;[.G38]" office:value-type="string" office:string-value="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8]&amp;[.D38]&amp;[.C38]&amp;[.E38]" office:value-type="string" office:string-value="Colombia,Bogota;" calcext:value-type="string">
            <text:p>Colombia,Bogota;</text:p>
          </table:table-cell>
          <table:table-cell table:formula="of:=[.F38]&amp;[.G39]" office:value-type="string" office:string-value="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39]&amp;[.D39]&amp;[.C39]&amp;[.E39]" office:value-type="string" office:string-value="Comoros,Moroni;" calcext:value-type="string">
            <text:p>Comoros,Moroni;</text:p>
          </table:table-cell>
          <table:table-cell table:formula="of:=[.F39]&amp;[.G40]" office:value-type="string" office:string-value="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ongo Democratic Republic of the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0]&amp;[.D40]&amp;[.C40]&amp;[.E40]" office:value-type="string" office:string-value="Congo Democratic Republic of the,Kinshasa;" calcext:value-type="string">
            <text:p>Congo Democratic Republic of the,Kinshasa;</text:p>
          </table:table-cell>
          <table:table-cell table:formula="of:=[.F40]&amp;[.G41]" office:value-type="string" office:string-value="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ongo Republic of the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1]&amp;[.D41]&amp;[.C41]&amp;[.E41]" office:value-type="string" office:string-value="Congo Republic of the,Brazzaville;" calcext:value-type="string">
            <text:p>Congo Republic of the,Brazzaville;</text:p>
          </table:table-cell>
          <table:table-cell table:formula="of:=[.F41]&amp;[.G42]" office:value-type="string" office:string-value="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2]&amp;[.D42]&amp;[.C42]&amp;[.E42]" office:value-type="string" office:string-value="Costa Rica,San Jose;" calcext:value-type="string">
            <text:p>Costa Rica,San Jose;</text:p>
          </table:table-cell>
          <table:table-cell table:formula="of:=[.F42]&amp;[.G43]" office:value-type="string" office:string-value="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ôte d'Ivoire (Ivory Coast)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3]&amp;[.D43]&amp;[.C43]&amp;[.E43]" office:value-type="string" office:string-value="Côte d'Ivoire (Ivory Coast),Yamoussoukro;" calcext:value-type="string">
            <text:p>Côte d'Ivoire (Ivory Coast),Yamoussoukro;</text:p>
          </table:table-cell>
          <table:table-cell table:formula="of:=[.F43]&amp;[.G44]" office:value-type="string" office:string-value="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4]&amp;[.D44]&amp;[.C44]&amp;[.E44]" office:value-type="string" office:string-value="Croatia,Zagreb;" calcext:value-type="string">
            <text:p>Croatia,Zagreb;</text:p>
          </table:table-cell>
          <table:table-cell table:formula="of:=[.F44]&amp;[.G45]" office:value-type="string" office:string-value="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5]&amp;[.D45]&amp;[.C45]&amp;[.E45]" office:value-type="string" office:string-value="Cuba,Havana;" calcext:value-type="string">
            <text:p>Cuba,Havana;</text:p>
          </table:table-cell>
          <table:table-cell table:formula="of:=[.F45]&amp;[.G46]" office:value-type="string" office:string-value="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6]&amp;[.D46]&amp;[.C46]&amp;[.E46]" office:value-type="string" office:string-value="Cyprus,Nicosia;" calcext:value-type="string">
            <text:p>Cyprus,Nicosia;</text:p>
          </table:table-cell>
          <table:table-cell table:formula="of:=[.F46]&amp;[.G47]" office:value-type="string" office:string-value="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zech Republic (Czechia)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7]&amp;[.D47]&amp;[.C47]&amp;[.E47]" office:value-type="string" office:string-value="Czech Republic (Czechia),Prague;" calcext:value-type="string">
            <text:p>Czech Republic (Czechia),Prague;</text:p>
          </table:table-cell>
          <table:table-cell table:formula="of:=[.F47]&amp;[.G48]" office:value-type="string" office:string-value="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8]&amp;[.D48]&amp;[.C48]&amp;[.E48]" office:value-type="string" office:string-value="Denmark,Copenhagen;" calcext:value-type="string">
            <text:p>Denmark,Copenhagen;</text:p>
          </table:table-cell>
          <table:table-cell table:formula="of:=[.F48]&amp;[.G49]" office:value-type="string" office:string-value="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49]&amp;[.D49]&amp;[.C49]&amp;[.E49]" office:value-type="string" office:string-value="Djibouti,Djibouti;" calcext:value-type="string">
            <text:p>Djibouti,Djibouti;</text:p>
          </table:table-cell>
          <table:table-cell table:formula="of:=[.F49]&amp;[.G50]" office:value-type="string" office:string-value="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0]&amp;[.D50]&amp;[.C50]&amp;[.E50]" office:value-type="string" office:string-value="Dominica,Roseau;" calcext:value-type="string">
            <text:p>Dominica,Roseau;</text:p>
          </table:table-cell>
          <table:table-cell table:formula="of:=[.F50]&amp;[.G51]" office:value-type="string" office:string-value="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1]&amp;[.D51]&amp;[.C51]&amp;[.E51]" office:value-type="string" office:string-value="Dominican Republic,Santo Domingo;" calcext:value-type="string">
            <text:p>Dominican Republic,Santo Domingo;</text:p>
          </table:table-cell>
          <table:table-cell table:formula="of:=[.F51]&amp;[.G52]" office:value-type="string" office:string-value="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2]&amp;[.D52]&amp;[.C52]&amp;[.E52]" office:value-type="string" office:string-value="East Timor,Dili;" calcext:value-type="string">
            <text:p>East Timor,Dili;</text:p>
          </table:table-cell>
          <table:table-cell table:formula="of:=[.F52]&amp;[.G53]" office:value-type="string" office:string-value="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3]&amp;[.D53]&amp;[.C53]&amp;[.E53]" office:value-type="string" office:string-value="Ecuador,Quito;" calcext:value-type="string">
            <text:p>Ecuador,Quito;</text:p>
          </table:table-cell>
          <table:table-cell table:formula="of:=[.F53]&amp;[.G54]" office:value-type="string" office:string-value="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4]&amp;[.D54]&amp;[.C54]&amp;[.E54]" office:value-type="string" office:string-value="Egypt,Cairo;" calcext:value-type="string">
            <text:p>Egypt,Cairo;</text:p>
          </table:table-cell>
          <table:table-cell table:formula="of:=[.F54]&amp;[.G55]" office:value-type="string" office:string-value="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5]&amp;[.D55]&amp;[.C55]&amp;[.E55]" office:value-type="string" office:string-value="El Salvador,San Salvador;" calcext:value-type="string">
            <text:p>El Salvador,San Salvador;</text:p>
          </table:table-cell>
          <table:table-cell table:formula="of:=[.F55]&amp;[.G56]" office:value-type="string" office:string-value="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6]&amp;[.D56]&amp;[.C56]&amp;[.E56]" office:value-type="string" office:string-value="England,London;" calcext:value-type="string">
            <text:p>England,London;</text:p>
          </table:table-cell>
          <table:table-cell table:formula="of:=[.F56]&amp;[.G57]" office:value-type="string" office:string-value="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7]&amp;[.D57]&amp;[.C57]&amp;[.E57]" office:value-type="string" office:string-value="Equatorial Guinea,Malabo;" calcext:value-type="string">
            <text:p>Equatorial Guinea,Malabo;</text:p>
          </table:table-cell>
          <table:table-cell table:formula="of:=[.F57]&amp;[.G58]" office:value-type="string" office:string-value="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8]&amp;[.D58]&amp;[.C58]&amp;[.E58]" office:value-type="string" office:string-value="Eritrea,Asmara;" calcext:value-type="string">
            <text:p>Eritrea,Asmara;</text:p>
          </table:table-cell>
          <table:table-cell table:formula="of:=[.F58]&amp;[.G59]" office:value-type="string" office:string-value="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59]&amp;[.D59]&amp;[.C59]&amp;[.E59]" office:value-type="string" office:string-value="Estonia,Tallinn;" calcext:value-type="string">
            <text:p>Estonia,Tallinn;</text:p>
          </table:table-cell>
          <table:table-cell table:formula="of:=[.F59]&amp;[.G60]" office:value-type="string" office:string-value="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swatini (Swaziland)</text:p>
          </table:table-cell>
          <table:table-cell office:value-type="string" calcext:value-type="string">
            <text:p>Mba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0]&amp;[.D60]&amp;[.C60]&amp;[.E60]" office:value-type="string" office:string-value="Eswatini (Swaziland),Mbaba;" calcext:value-type="string">
            <text:p>Eswatini (Swaziland),Mbaba;</text:p>
          </table:table-cell>
          <table:table-cell table:formula="of:=[.F60]&amp;[.G61]" office:value-type="string" office:string-value="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1]&amp;[.D61]&amp;[.C61]&amp;[.E61]" office:value-type="string" office:string-value="Ethiopia,Addis Ababa;" calcext:value-type="string">
            <text:p>Ethiopia,Addis Ababa;</text:p>
          </table:table-cell>
          <table:table-cell table:formula="of:=[.F61]&amp;[.G62]" office:value-type="string" office:string-value="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2]&amp;[.D62]&amp;[.C62]&amp;[.E62]" office:value-type="string" office:string-value="Federated States of Micronesia,Palikir;" calcext:value-type="string">
            <text:p>Federated States of Micronesia,Palikir;</text:p>
          </table:table-cell>
          <table:table-cell table:formula="of:=[.F62]&amp;[.G63]" office:value-type="string" office:string-value="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3]&amp;[.D63]&amp;[.C63]&amp;[.E63]" office:value-type="string" office:string-value="Fiji,Suva;" calcext:value-type="string">
            <text:p>Fiji,Suva;</text:p>
          </table:table-cell>
          <table:table-cell table:formula="of:=[.F63]&amp;[.G64]" office:value-type="string" office:string-value="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4]&amp;[.D64]&amp;[.C64]&amp;[.E64]" office:value-type="string" office:string-value="Finland,Helsinki;" calcext:value-type="string">
            <text:p>Finland,Helsinki;</text:p>
          </table:table-cell>
          <table:table-cell table:formula="of:=[.F64]&amp;[.G65]" office:value-type="string" office:string-value="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5]&amp;[.D65]&amp;[.C65]&amp;[.E65]" office:value-type="string" office:string-value="France,Paris;" calcext:value-type="string">
            <text:p>France,Paris;</text:p>
          </table:table-cell>
          <table:table-cell table:formula="of:=[.F65]&amp;[.G66]" office:value-type="string" office:string-value="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6]&amp;[.D66]&amp;[.C66]&amp;[.E66]" office:value-type="string" office:string-value="Gabon,Libreville;" calcext:value-type="string">
            <text:p>Gabon,Libreville;</text:p>
          </table:table-cell>
          <table:table-cell table:formula="of:=[.F66]&amp;[.G67]" office:value-type="string" office:string-value="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7]&amp;[.D67]&amp;[.C67]&amp;[.E67]" office:value-type="string" office:string-value="Gambia,Banjul;" calcext:value-type="string">
            <text:p>Gambia,Banjul;</text:p>
          </table:table-cell>
          <table:table-cell table:formula="of:=[.F67]&amp;[.G68]" office:value-type="string" office:string-value="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8]&amp;[.D68]&amp;[.C68]&amp;[.E68]" office:value-type="string" office:string-value="Georgia,Tbilisi;" calcext:value-type="string">
            <text:p>Georgia,Tbilisi;</text:p>
          </table:table-cell>
          <table:table-cell table:formula="of:=[.F68]&amp;[.G69]" office:value-type="string" office:string-value="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69]&amp;[.D69]&amp;[.C69]&amp;[.E69]" office:value-type="string" office:string-value="Germany,Berlin;" calcext:value-type="string">
            <text:p>Germany,Berlin;</text:p>
          </table:table-cell>
          <table:table-cell table:formula="of:=[.F69]&amp;[.G70]" office:value-type="string" office:string-value="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0]&amp;[.D70]&amp;[.C70]&amp;[.E70]" office:value-type="string" office:string-value="Ghana,Accra;" calcext:value-type="string">
            <text:p>Ghana,Accra;</text:p>
          </table:table-cell>
          <table:table-cell table:formula="of:=[.F70]&amp;[.G71]" office:value-type="string" office:string-value="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1]&amp;[.D71]&amp;[.C71]&amp;[.E71]" office:value-type="string" office:string-value="Greece,Athens;" calcext:value-type="string">
            <text:p>Greece,Athens;</text:p>
          </table:table-cell>
          <table:table-cell table:formula="of:=[.F71]&amp;[.G72]" office:value-type="string" office:string-value="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Saint George'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2]&amp;[.D72]&amp;[.C72]&amp;[.E72]" office:value-type="string" office:string-value="Grenada,Saint George's;" calcext:value-type="string">
            <text:p>Grenada,Saint George's;</text:p>
          </table:table-cell>
          <table:table-cell table:formula="of:=[.F72]&amp;[.G73]" office:value-type="string" office:string-value="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temala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3]&amp;[.D73]&amp;[.C73]&amp;[.E73]" office:value-type="string" office:string-value="Guatemala,Guatemala City;" calcext:value-type="string">
            <text:p>Guatemala,Guatemala City;</text:p>
          </table:table-cell>
          <table:table-cell table:formula="of:=[.F73]&amp;[.G74]" office:value-type="string" office:string-value="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4]&amp;[.D74]&amp;[.C74]&amp;[.E74]" office:value-type="string" office:string-value="Guinea,Conakry;" calcext:value-type="string">
            <text:p>Guinea,Conakry;</text:p>
          </table:table-cell>
          <table:table-cell table:formula="of:=[.F74]&amp;[.G75]" office:value-type="string" office:string-value="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5]&amp;[.D75]&amp;[.C75]&amp;[.E75]" office:value-type="string" office:string-value="Guinea-Bissau,Bissau;" calcext:value-type="string">
            <text:p>Guinea-Bissau,Bissau;</text:p>
          </table:table-cell>
          <table:table-cell table:formula="of:=[.F75]&amp;[.G76]" office:value-type="string" office:string-value="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6]&amp;[.D76]&amp;[.C76]&amp;[.E76]" office:value-type="string" office:string-value="Guyana,Georgetown;" calcext:value-type="string">
            <text:p>Guyana,Georgetown;</text:p>
          </table:table-cell>
          <table:table-cell table:formula="of:=[.F76]&amp;[.G77]" office:value-type="string" office:string-value="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ort au Princ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7]&amp;[.D77]&amp;[.C77]&amp;[.E77]" office:value-type="string" office:string-value="Haiti,Port au Prince;" calcext:value-type="string">
            <text:p>Haiti,Port au Prince;</text:p>
          </table:table-cell>
          <table:table-cell table:formula="of:=[.F77]&amp;[.G78]" office:value-type="string" office:string-value="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8]&amp;[.D78]&amp;[.C78]&amp;[.E78]" office:value-type="string" office:string-value="Honduras,Tegucigalpa;" calcext:value-type="string">
            <text:p>Honduras,Tegucigalpa;</text:p>
          </table:table-cell>
          <table:table-cell table:formula="of:=[.F78]&amp;[.G79]" office:value-type="string" office:string-value="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79]&amp;[.D79]&amp;[.C79]&amp;[.E79]" office:value-type="string" office:string-value="Hungary,Budapest;" calcext:value-type="string">
            <text:p>Hungary,Budapest;</text:p>
          </table:table-cell>
          <table:table-cell table:formula="of:=[.F79]&amp;[.G80]" office:value-type="string" office:string-value="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0]&amp;[.D80]&amp;[.C80]&amp;[.E80]" office:value-type="string" office:string-value="Iceland,Reykjavik;" calcext:value-type="string">
            <text:p>Iceland,Reykjavik;</text:p>
          </table:table-cell>
          <table:table-cell table:formula="of:=[.F80]&amp;[.G81]" office:value-type="string" office:string-value="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1]&amp;[.D81]&amp;[.C81]&amp;[.E81]" office:value-type="string" office:string-value="India,New Delhi;" calcext:value-type="string">
            <text:p>India,New Delhi;</text:p>
          </table:table-cell>
          <table:table-cell table:formula="of:=[.F81]&amp;[.G82]" office:value-type="string" office:string-value="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2]&amp;[.D82]&amp;[.C82]&amp;[.E82]" office:value-type="string" office:string-value="Indonesia,Jakarta;" calcext:value-type="string">
            <text:p>Indonesia,Jakarta;</text:p>
          </table:table-cell>
          <table:table-cell table:formula="of:=[.F82]&amp;[.G83]" office:value-type="string" office:string-value="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3]&amp;[.D83]&amp;[.C83]&amp;[.E83]" office:value-type="string" office:string-value="Iran,Tehran;" calcext:value-type="string">
            <text:p>Iran,Tehran;</text:p>
          </table:table-cell>
          <table:table-cell table:formula="of:=[.F83]&amp;[.G84]" office:value-type="string" office:string-value="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4]&amp;[.D84]&amp;[.C84]&amp;[.E84]" office:value-type="string" office:string-value="Iraq,Baghdad;" calcext:value-type="string">
            <text:p>Iraq,Baghdad;</text:p>
          </table:table-cell>
          <table:table-cell table:formula="of:=[.F84]&amp;[.G85]" office:value-type="string" office:string-value="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5]&amp;[.D85]&amp;[.C85]&amp;[.E85]" office:value-type="string" office:string-value="Ireland,Dublin;" calcext:value-type="string">
            <text:p>Ireland,Dublin;</text:p>
          </table:table-cell>
          <table:table-cell table:formula="of:=[.F85]&amp;[.G86]" office:value-type="string" office:string-value="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6]&amp;[.D86]&amp;[.C86]&amp;[.E86]" office:value-type="string" office:string-value="Israel,Jerusalem;" calcext:value-type="string">
            <text:p>Israel,Jerusalem;</text:p>
          </table:table-cell>
          <table:table-cell table:formula="of:=[.F86]&amp;[.G87]" office:value-type="string" office:string-value="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7]&amp;[.D87]&amp;[.C87]&amp;[.E87]" office:value-type="string" office:string-value="Italy,Rome;" calcext:value-type="string">
            <text:p>Italy,Rome;</text:p>
          </table:table-cell>
          <table:table-cell table:formula="of:=[.F87]&amp;[.G88]" office:value-type="string" office:string-value="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8]&amp;[.D88]&amp;[.C88]&amp;[.E88]" office:value-type="string" office:string-value="Jamaica,Kingston;" calcext:value-type="string">
            <text:p>Jamaica,Kingston;</text:p>
          </table:table-cell>
          <table:table-cell table:formula="of:=[.F88]&amp;[.G89]" office:value-type="string" office:string-value="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89]&amp;[.D89]&amp;[.C89]&amp;[.E89]" office:value-type="string" office:string-value="Japan,Tokyo;" calcext:value-type="string">
            <text:p>Japan,Tokyo;</text:p>
          </table:table-cell>
          <table:table-cell table:formula="of:=[.F89]&amp;[.G90]" office:value-type="string" office:string-value="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0]&amp;[.D90]&amp;[.C90]&amp;[.E90]" office:value-type="string" office:string-value="Jordan,Amman;" calcext:value-type="string">
            <text:p>Jordan,Amman;</text:p>
          </table:table-cell>
          <table:table-cell table:formula="of:=[.F90]&amp;[.G91]" office:value-type="string" office:string-value="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Nur-Sult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1]&amp;[.D91]&amp;[.C91]&amp;[.E91]" office:value-type="string" office:string-value="Kazakhstan,Nur-Sultan;" calcext:value-type="string">
            <text:p>Kazakhstan,Nur-Sultan;</text:p>
          </table:table-cell>
          <table:table-cell table:formula="of:=[.F91]&amp;[.G92]" office:value-type="string" office:string-value="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2]&amp;[.D92]&amp;[.C92]&amp;[.E92]" office:value-type="string" office:string-value="Kenya,Nairobi;" calcext:value-type="string">
            <text:p>Kenya,Nairobi;</text:p>
          </table:table-cell>
          <table:table-cell table:formula="of:=[.F92]&amp;[.G93]" office:value-type="string" office:string-value="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Tarawa Ato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3]&amp;[.D93]&amp;[.C93]&amp;[.E93]" office:value-type="string" office:string-value="Kiribati,Tarawa Atoll;" calcext:value-type="string">
            <text:p>Kiribati,Tarawa Atoll;</text:p>
          </table:table-cell>
          <table:table-cell table:formula="of:=[.F93]&amp;[.G94]" office:value-type="string" office:string-value="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4]&amp;[.D94]&amp;[.C94]&amp;[.E94]" office:value-type="string" office:string-value="Kosovo,Pristina;" calcext:value-type="string">
            <text:p>Kosovo,Pristina;</text:p>
          </table:table-cell>
          <table:table-cell table:formula="of:=[.F94]&amp;[.G95]" office:value-type="string" office:string-value="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wait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5]&amp;[.D95]&amp;[.C95]&amp;[.E95]" office:value-type="string" office:string-value="Kuwait,Kuwait City;" calcext:value-type="string">
            <text:p>Kuwait,Kuwait City;</text:p>
          </table:table-cell>
          <table:table-cell table:formula="of:=[.F95]&amp;[.G96]" office:value-type="string" office:string-value="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6]&amp;[.D96]&amp;[.C96]&amp;[.E96]" office:value-type="string" office:string-value="Kyrgyzstan,Bishkek;" calcext:value-type="string">
            <text:p>Kyrgyzstan,Bishkek;</text:p>
          </table:table-cell>
          <table:table-cell table:formula="of:=[.F96]&amp;[.G97]" office:value-type="string" office:string-value="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7]&amp;[.D97]&amp;[.C97]&amp;[.E97]" office:value-type="string" office:string-value="Laos,Vientiane;" calcext:value-type="string">
            <text:p>Laos,Vientiane;</text:p>
          </table:table-cell>
          <table:table-cell table:formula="of:=[.F97]&amp;[.G98]" office:value-type="string" office:string-value="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8]&amp;[.D98]&amp;[.C98]&amp;[.E98]" office:value-type="string" office:string-value="Latvia,Riga;" calcext:value-type="string">
            <text:p>Latvia,Riga;</text:p>
          </table:table-cell>
          <table:table-cell table:formula="of:=[.F98]&amp;[.G99]" office:value-type="string" office:string-value="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99]&amp;[.D99]&amp;[.C99]&amp;[.E99]" office:value-type="string" office:string-value="Lebanon,Beirut;" calcext:value-type="string">
            <text:p>Lebanon,Beirut;</text:p>
          </table:table-cell>
          <table:table-cell table:formula="of:=[.F99]&amp;[.G100]" office:value-type="string" office:string-value="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0]&amp;[.D100]&amp;[.C100]&amp;[.E100]" office:value-type="string" office:string-value="Lesotho,Maseru;" calcext:value-type="string">
            <text:p>Lesotho,Maseru;</text:p>
          </table:table-cell>
          <table:table-cell table:formula="of:=[.F100]&amp;[.G101]" office:value-type="string" office:string-value="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1]&amp;[.D101]&amp;[.C101]&amp;[.E101]" office:value-type="string" office:string-value="Liberia,Monrovia;" calcext:value-type="string">
            <text:p>Liberia,Monrovia;</text:p>
          </table:table-cell>
          <table:table-cell table:formula="of:=[.F101]&amp;[.G102]" office:value-type="string" office:string-value="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2]&amp;[.D102]&amp;[.C102]&amp;[.E102]" office:value-type="string" office:string-value="Libya,Tripoli;" calcext:value-type="string">
            <text:p>Libya,Tripoli;</text:p>
          </table:table-cell>
          <table:table-cell table:formula="of:=[.F102]&amp;[.G103]" office:value-type="string" office:string-value="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3]&amp;[.D103]&amp;[.C103]&amp;[.E103]" office:value-type="string" office:string-value="Liechtenstein,Vaduz;" calcext:value-type="string">
            <text:p>Liechtenstein,Vaduz;</text:p>
          </table:table-cell>
          <table:table-cell table:formula="of:=[.F103]&amp;[.G104]" office:value-type="string" office:string-value="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4]&amp;[.D104]&amp;[.C104]&amp;[.E104]" office:value-type="string" office:string-value="Lithuania,Vilnius;" calcext:value-type="string">
            <text:p>Lithuania,Vilnius;</text:p>
          </table:table-cell>
          <table:table-cell table:formula="of:=[.F104]&amp;[.G105]" office:value-type="string" office:string-value="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5]&amp;[.D105]&amp;[.C105]&amp;[.E105]" office:value-type="string" office:string-value="Luxembourg,Luxembourg;" calcext:value-type="string">
            <text:p>Luxembourg,Luxembourg;</text:p>
          </table:table-cell>
          <table:table-cell table:formula="of:=[.F105]&amp;[.G106]" office:value-type="string" office:string-value="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6]&amp;[.D106]&amp;[.C106]&amp;[.E106]" office:value-type="string" office:string-value="Madagascar,Antananarivo;" calcext:value-type="string">
            <text:p>Madagascar,Antananarivo;</text:p>
          </table:table-cell>
          <table:table-cell table:formula="of:=[.F106]&amp;[.G107]" office:value-type="string" office:string-value="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7]&amp;[.D107]&amp;[.C107]&amp;[.E107]" office:value-type="string" office:string-value="Malawi,Lilongwe;" calcext:value-type="string">
            <text:p>Malawi,Lilongwe;</text:p>
          </table:table-cell>
          <table:table-cell table:formula="of:=[.F107]&amp;[.G108]" office:value-type="string" office:string-value="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8]&amp;[.D108]&amp;[.C108]&amp;[.E108]" office:value-type="string" office:string-value="Malaysia,Kuala Lumpur;" calcext:value-type="string">
            <text:p>Malaysia,Kuala Lumpur;</text:p>
          </table:table-cell>
          <table:table-cell table:formula="of:=[.F108]&amp;[.G109]" office:value-type="string" office:string-value="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09]&amp;[.D109]&amp;[.C109]&amp;[.E109]" office:value-type="string" office:string-value="Maldives,Male;" calcext:value-type="string">
            <text:p>Maldives,Male;</text:p>
          </table:table-cell>
          <table:table-cell table:formula="of:=[.F109]&amp;[.G110]" office:value-type="string" office:string-value="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0]&amp;[.D110]&amp;[.C110]&amp;[.E110]" office:value-type="string" office:string-value="Mali,Bamako;" calcext:value-type="string">
            <text:p>Mali,Bamako;</text:p>
          </table:table-cell>
          <table:table-cell table:formula="of:=[.F110]&amp;[.G111]" office:value-type="string" office:string-value="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1]&amp;[.D111]&amp;[.C111]&amp;[.E111]" office:value-type="string" office:string-value="Malta,Valletta;" calcext:value-type="string">
            <text:p>Malta,Valletta;</text:p>
          </table:table-cell>
          <table:table-cell table:formula="of:=[.F111]&amp;[.G112]" office:value-type="string" office:string-value="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2]&amp;[.D112]&amp;[.C112]&amp;[.E112]" office:value-type="string" office:string-value="Marshall Islands,Majuro;" calcext:value-type="string">
            <text:p>Marshall Islands,Majuro;</text:p>
          </table:table-cell>
          <table:table-cell table:formula="of:=[.F112]&amp;[.G113]" office:value-type="string" office:string-value="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3]&amp;[.D113]&amp;[.C113]&amp;[.E113]" office:value-type="string" office:string-value="Mauritania,Nouakchott;" calcext:value-type="string">
            <text:p>Mauritania,Nouakchott;</text:p>
          </table:table-cell>
          <table:table-cell table:formula="of:=[.F113]&amp;[.G114]" office:value-type="string" office:string-value="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4]&amp;[.D114]&amp;[.C114]&amp;[.E114]" office:value-type="string" office:string-value="Mauritius,Port Louis;" calcext:value-type="string">
            <text:p>Mauritius,Port Louis;</text:p>
          </table:table-cell>
          <table:table-cell table:formula="of:=[.F114]&amp;[.G115]" office:value-type="string" office:string-value="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5]&amp;[.D115]&amp;[.C115]&amp;[.E115]" office:value-type="string" office:string-value="Mexico,Mexico City;" calcext:value-type="string">
            <text:p>Mexico,Mexico City;</text:p>
          </table:table-cell>
          <table:table-cell table:formula="of:=[.F115]&amp;[.G116]" office:value-type="string" office:string-value="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6]&amp;[.D116]&amp;[.C116]&amp;[.E116]" office:value-type="string" office:string-value="Moldova,Chisinau;" calcext:value-type="string">
            <text:p>Moldova,Chisinau;</text:p>
          </table:table-cell>
          <table:table-cell table:formula="of:=[.F116]&amp;[.G117]" office:value-type="string" office:string-value="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7]&amp;[.D117]&amp;[.C117]&amp;[.E117]" office:value-type="string" office:string-value="Monaco,Monaco;" calcext:value-type="string">
            <text:p>Monaco,Monaco;</text:p>
          </table:table-cell>
          <table:table-cell table:formula="of:=[.F117]&amp;[.G118]" office:value-type="string" office:string-value="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Ulaanbaat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8]&amp;[.D118]&amp;[.C118]&amp;[.E118]" office:value-type="string" office:string-value="Mongolia,Ulaanbaatar;" calcext:value-type="string">
            <text:p>Mongolia,Ulaanbaatar;</text:p>
          </table:table-cell>
          <table:table-cell table:formula="of:=[.F118]&amp;[.G119]" office:value-type="string" office:string-value="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19]&amp;[.D119]&amp;[.C119]&amp;[.E119]" office:value-type="string" office:string-value="Montenegro,Podgorica;" calcext:value-type="string">
            <text:p>Montenegro,Podgorica;</text:p>
          </table:table-cell>
          <table:table-cell table:formula="of:=[.F119]&amp;[.G120]" office:value-type="string" office:string-value="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0]&amp;[.D120]&amp;[.C120]&amp;[.E120]" office:value-type="string" office:string-value="Morocco,Rabat;" calcext:value-type="string">
            <text:p>Morocco,Rabat;</text:p>
          </table:table-cell>
          <table:table-cell table:formula="of:=[.F120]&amp;[.G121]" office:value-type="string" office:string-value="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1]&amp;[.D121]&amp;[.C121]&amp;[.E121]" office:value-type="string" office:string-value="Mozambique,Maputo;" calcext:value-type="string">
            <text:p>Mozambique,Maputo;</text:p>
          </table:table-cell>
          <table:table-cell table:formula="of:=[.F121]&amp;[.G122]" office:value-type="string" office:string-value="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Nay Pyi Ta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2]&amp;[.D122]&amp;[.C122]&amp;[.E122]" office:value-type="string" office:string-value="Myanmar (Burma),Nay Pyi Taw;" calcext:value-type="string">
            <text:p>Myanmar (Burma),Nay Pyi Taw;</text:p>
          </table:table-cell>
          <table:table-cell table:formula="of:=[.F122]&amp;[.G123]" office:value-type="string" office:string-value="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3]&amp;[.D123]&amp;[.C123]&amp;[.E123]" office:value-type="string" office:string-value="Namibia,Windhoek;" calcext:value-type="string">
            <text:p>Namibia,Windhoek;</text:p>
          </table:table-cell>
          <table:table-cell table:formula="of:=[.F123]&amp;[.G124]" office:value-type="string" office:string-value="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o official capit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4]&amp;[.D124]&amp;[.C124]&amp;[.E124]" office:value-type="string" office:string-value="Nauru,No official capital;" calcext:value-type="string">
            <text:p>Nauru,No official capital;</text:p>
          </table:table-cell>
          <table:table-cell table:formula="of:=[.F124]&amp;[.G125]" office:value-type="string" office:string-value="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5]&amp;[.D125]&amp;[.C125]&amp;[.E125]" office:value-type="string" office:string-value="Nepal,Kathmandu;" calcext:value-type="string">
            <text:p>Nepal,Kathmandu;</text:p>
          </table:table-cell>
          <table:table-cell table:formula="of:=[.F125]&amp;[.G126]" office:value-type="string" office:string-value="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6]&amp;[.D126]&amp;[.C126]&amp;[.E126]" office:value-type="string" office:string-value="Netherlands,Amsterdam;" calcext:value-type="string">
            <text:p>Netherlands,Amsterdam;</text:p>
          </table:table-cell>
          <table:table-cell table:formula="of:=[.F126]&amp;[.G127]" office:value-type="string" office:string-value="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7]&amp;[.D127]&amp;[.C127]&amp;[.E127]" office:value-type="string" office:string-value="New Zealand,Wellington;" calcext:value-type="string">
            <text:p>New Zealand,Wellington;</text:p>
          </table:table-cell>
          <table:table-cell table:formula="of:=[.F127]&amp;[.G128]" office:value-type="string" office:string-value="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8]&amp;[.D128]&amp;[.C128]&amp;[.E128]" office:value-type="string" office:string-value="Nicaragua,Managua;" calcext:value-type="string">
            <text:p>Nicaragua,Managua;</text:p>
          </table:table-cell>
          <table:table-cell table:formula="of:=[.F128]&amp;[.G129]" office:value-type="string" office:string-value="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29]&amp;[.D129]&amp;[.C129]&amp;[.E129]" office:value-type="string" office:string-value="Niger,Niamey;" calcext:value-type="string">
            <text:p>Niger,Niamey;</text:p>
          </table:table-cell>
          <table:table-cell table:formula="of:=[.F129]&amp;[.G130]" office:value-type="string" office:string-value="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0]&amp;[.D130]&amp;[.C130]&amp;[.E130]" office:value-type="string" office:string-value="Nigeria,Abuja;" calcext:value-type="string">
            <text:p>Nigeria,Abuja;</text:p>
          </table:table-cell>
          <table:table-cell table:formula="of:=[.F130]&amp;[.G131]" office:value-type="string" office:string-value="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1]&amp;[.D131]&amp;[.C131]&amp;[.E131]" office:value-type="string" office:string-value="North Korea,Pyongyang;" calcext:value-type="string">
            <text:p>North Korea,Pyongyang;</text:p>
          </table:table-cell>
          <table:table-cell table:formula="of:=[.F131]&amp;[.G132]" office:value-type="string" office:string-value="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North Macedonia (Macedonia)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2]&amp;[.D132]&amp;[.C132]&amp;[.E132]" office:value-type="string" office:string-value="North Macedonia (Macedonia),Skopje;" calcext:value-type="string">
            <text:p>North Macedonia (Macedonia),Skopje;</text:p>
          </table:table-cell>
          <table:table-cell table:formula="of:=[.F132]&amp;[.G133]" office:value-type="string" office:string-value="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3]&amp;[.D133]&amp;[.C133]&amp;[.E133]" office:value-type="string" office:string-value="Northern Ireland,Belfast;" calcext:value-type="string">
            <text:p>Northern Ireland,Belfast;</text:p>
          </table:table-cell>
          <table:table-cell table:formula="of:=[.F133]&amp;[.G134]" office:value-type="string" office:string-value="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4]&amp;[.D134]&amp;[.C134]&amp;[.E134]" office:value-type="string" office:string-value="Norway,Oslo;" calcext:value-type="string">
            <text:p>Norway,Oslo;</text:p>
          </table:table-cell>
          <table:table-cell table:formula="of:=[.F134]&amp;[.G135]" office:value-type="string" office:string-value="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5]&amp;[.D135]&amp;[.C135]&amp;[.E135]" office:value-type="string" office:string-value="Oman,Muscat;" calcext:value-type="string">
            <text:p>Oman,Muscat;</text:p>
          </table:table-cell>
          <table:table-cell table:formula="of:=[.F135]&amp;[.G136]" office:value-type="string" office:string-value="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6]&amp;[.D136]&amp;[.C136]&amp;[.E136]" office:value-type="string" office:string-value="Pakistan,Islamabad;" calcext:value-type="string">
            <text:p>Pakistan,Islamabad;</text:p>
          </table:table-cell>
          <table:table-cell table:formula="of:=[.F136]&amp;[.G137]" office:value-type="string" office:string-value="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7]&amp;[.D137]&amp;[.C137]&amp;[.E137]" office:value-type="string" office:string-value="Palau,Melekeok;" calcext:value-type="string">
            <text:p>Palau,Melekeok;</text:p>
          </table:table-cell>
          <table:table-cell table:formula="of:=[.F137]&amp;[.G138]" office:value-type="string" office:string-value="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8]&amp;[.D138]&amp;[.C138]&amp;[.E138]" office:value-type="string" office:string-value="Panama,Panama City;" calcext:value-type="string">
            <text:p>Panama,Panama City;</text:p>
          </table:table-cell>
          <table:table-cell table:formula="of:=[.F138]&amp;[.G139]" office:value-type="string" office:string-value="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39]&amp;[.D139]&amp;[.C139]&amp;[.E139]" office:value-type="string" office:string-value="Papua New Guinea,Port Moresby;" calcext:value-type="string">
            <text:p>Papua New Guinea,Port Moresby;</text:p>
          </table:table-cell>
          <table:table-cell table:formula="of:=[.F139]&amp;[.G140]" office:value-type="string" office:string-value="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0]&amp;[.D140]&amp;[.C140]&amp;[.E140]" office:value-type="string" office:string-value="Paraguay,Asuncion;" calcext:value-type="string">
            <text:p>Paraguay,Asuncion;</text:p>
          </table:table-cell>
          <table:table-cell table:formula="of:=[.F140]&amp;[.G141]" office:value-type="string" office:string-value="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1]&amp;[.D141]&amp;[.C141]&amp;[.E141]" office:value-type="string" office:string-value="Peru,Lima;" calcext:value-type="string">
            <text:p>Peru,Lima;</text:p>
          </table:table-cell>
          <table:table-cell table:formula="of:=[.F141]&amp;[.G142]" office:value-type="string" office:string-value="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2]&amp;[.D142]&amp;[.C142]&amp;[.E142]" office:value-type="string" office:string-value="Philippines,Manila;" calcext:value-type="string">
            <text:p>Philippines,Manila;</text:p>
          </table:table-cell>
          <table:table-cell table:formula="of:=[.F142]&amp;[.G143]" office:value-type="string" office:string-value="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3]&amp;[.D143]&amp;[.C143]&amp;[.E143]" office:value-type="string" office:string-value="Poland,Warsaw;" calcext:value-type="string">
            <text:p>Poland,Warsaw;</text:p>
          </table:table-cell>
          <table:table-cell table:formula="of:=[.F143]&amp;[.G144]" office:value-type="string" office:string-value="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4]&amp;[.D144]&amp;[.C144]&amp;[.E144]" office:value-type="string" office:string-value="Portugal,Lisbon;" calcext:value-type="string">
            <text:p>Portugal,Lisbon;</text:p>
          </table:table-cell>
          <table:table-cell table:formula="of:=[.F144]&amp;[.G145]" office:value-type="string" office:string-value="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5]&amp;[.D145]&amp;[.C145]&amp;[.E145]" office:value-type="string" office:string-value="Qatar,Doha;" calcext:value-type="string">
            <text:p>Qatar,Doha;</text:p>
          </table:table-cell>
          <table:table-cell table:formula="of:=[.F145]&amp;[.G146]" office:value-type="string" office:string-value="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6]&amp;[.D146]&amp;[.C146]&amp;[.E146]" office:value-type="string" office:string-value="Romania,Bucharest;" calcext:value-type="string">
            <text:p>Romania,Bucharest;</text:p>
          </table:table-cell>
          <table:table-cell table:formula="of:=[.F146]&amp;[.G147]" office:value-type="string" office:string-value="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7]&amp;[.D147]&amp;[.C147]&amp;[.E147]" office:value-type="string" office:string-value="Russia,Moscow;" calcext:value-type="string">
            <text:p>Russia,Moscow;</text:p>
          </table:table-cell>
          <table:table-cell table:formula="of:=[.F147]&amp;[.G148]" office:value-type="string" office:string-value="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8]&amp;[.D148]&amp;[.C148]&amp;[.E148]" office:value-type="string" office:string-value="Rwanda,Kigali;" calcext:value-type="string">
            <text:p>Rwanda,Kigali;</text:p>
          </table:table-cell>
          <table:table-cell table:formula="of:=[.F148]&amp;[.G149]" office:value-type="string" office:string-value="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49]&amp;[.D149]&amp;[.C149]&amp;[.E149]" office:value-type="string" office:string-value="Saint Kitts and Nevis,Basseterre;" calcext:value-type="string">
            <text:p>Saint Kitts and Nevis,Basseterre;</text:p>
          </table:table-cell>
          <table:table-cell table:formula="of:=[.F149]&amp;[.G150]" office:value-type="string" office:string-value="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0]&amp;[.D150]&amp;[.C150]&amp;[.E150]" office:value-type="string" office:string-value="Saint Lucia,Castries;" calcext:value-type="string">
            <text:p>Saint Lucia,Castries;</text:p>
          </table:table-cell>
          <table:table-cell table:formula="of:=[.F150]&amp;[.G151]" office:value-type="string" office:string-value="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1]&amp;[.D151]&amp;[.C151]&amp;[.E151]" office:value-type="string" office:string-value="Saint Vincent and the Grenadines,Kingstown;" calcext:value-type="string">
            <text:p>Saint Vincent and the Grenadines,Kingstown;</text:p>
          </table:table-cell>
          <table:table-cell table:formula="of:=[.F151]&amp;[.G152]" office:value-type="string" office:string-value="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2]&amp;[.D152]&amp;[.C152]&amp;[.E152]" office:value-type="string" office:string-value="Samoa,Apia;" calcext:value-type="string">
            <text:p>Samoa,Apia;</text:p>
          </table:table-cell>
          <table:table-cell table:formula="of:=[.F152]&amp;[.G153]" office:value-type="string" office:string-value="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3]&amp;[.D153]&amp;[.C153]&amp;[.E153]" office:value-type="string" office:string-value="San Marino,San Marino;" calcext:value-type="string">
            <text:p>San Marino,San Marino;</text:p>
          </table:table-cell>
          <table:table-cell table:formula="of:=[.F153]&amp;[.G154]" office:value-type="string" office:string-value="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ao T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4]&amp;[.D154]&amp;[.C154]&amp;[.E154]" office:value-type="string" office:string-value="Sao Tome and Principe,Sao Tome;" calcext:value-type="string">
            <text:p>Sao Tome and Principe,Sao Tome;</text:p>
          </table:table-cell>
          <table:table-cell table:formula="of:=[.F154]&amp;[.G155]" office:value-type="string" office:string-value="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5]&amp;[.D155]&amp;[.C155]&amp;[.E155]" office:value-type="string" office:string-value="Saudi Arabia,Riyadh;" calcext:value-type="string">
            <text:p>Saudi Arabia,Riyadh;</text:p>
          </table:table-cell>
          <table:table-cell table:formula="of:=[.F155]&amp;[.G156]" office:value-type="string" office:string-value="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6]&amp;[.D156]&amp;[.C156]&amp;[.E156]" office:value-type="string" office:string-value="Scotland,Edinburgh;" calcext:value-type="string">
            <text:p>Scotland,Edinburgh;</text:p>
          </table:table-cell>
          <table:table-cell table:formula="of:=[.F156]&amp;[.G157]" office:value-type="string" office:string-value="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7]&amp;[.D157]&amp;[.C157]&amp;[.E157]" office:value-type="string" office:string-value="Senegal,Dakar;" calcext:value-type="string">
            <text:p>Senegal,Dakar;</text:p>
          </table:table-cell>
          <table:table-cell table:formula="of:=[.F157]&amp;[.G158]" office:value-type="string" office:string-value="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8]&amp;[.D158]&amp;[.C158]&amp;[.E158]" office:value-type="string" office:string-value="Serbia,Belgrade;" calcext:value-type="string">
            <text:p>Serbia,Belgrade;</text:p>
          </table:table-cell>
          <table:table-cell table:formula="of:=[.F158]&amp;[.G159]" office:value-type="string" office:string-value="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59]&amp;[.D159]&amp;[.C159]&amp;[.E159]" office:value-type="string" office:string-value="Seychelles,Victoria;" calcext:value-type="string">
            <text:p>Seychelles,Victoria;</text:p>
          </table:table-cell>
          <table:table-cell table:formula="of:=[.F159]&amp;[.G160]" office:value-type="string" office:string-value="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0]&amp;[.D160]&amp;[.C160]&amp;[.E160]" office:value-type="string" office:string-value="Sierra Leone,Freetown;" calcext:value-type="string">
            <text:p>Sierra Leone,Freetown;</text:p>
          </table:table-cell>
          <table:table-cell table:formula="of:=[.F160]&amp;[.G161]" office:value-type="string" office:string-value="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1]&amp;[.D161]&amp;[.C161]&amp;[.E161]" office:value-type="string" office:string-value="Singapore,Singapore;" calcext:value-type="string">
            <text:p>Singapore,Singapore;</text:p>
          </table:table-cell>
          <table:table-cell table:formula="of:=[.F161]&amp;[.G162]" office:value-type="string" office:string-value="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2]&amp;[.D162]&amp;[.C162]&amp;[.E162]" office:value-type="string" office:string-value="Slovakia,Bratislava;" calcext:value-type="string">
            <text:p>Slovakia,Bratislava;</text:p>
          </table:table-cell>
          <table:table-cell table:formula="of:=[.F162]&amp;[.G163]" office:value-type="string" office:string-value="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3]&amp;[.D163]&amp;[.C163]&amp;[.E163]" office:value-type="string" office:string-value="Slovenia,Ljubljana;" calcext:value-type="string">
            <text:p>Slovenia,Ljubljana;</text:p>
          </table:table-cell>
          <table:table-cell table:formula="of:=[.F163]&amp;[.G164]" office:value-type="string" office:string-value="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4]&amp;[.D164]&amp;[.C164]&amp;[.E164]" office:value-type="string" office:string-value="Solomon Islands,Honiara;" calcext:value-type="string">
            <text:p>Solomon Islands,Honiara;</text:p>
          </table:table-cell>
          <table:table-cell table:formula="of:=[.F164]&amp;[.G165]" office:value-type="string" office:string-value="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5]&amp;[.D165]&amp;[.C165]&amp;[.E165]" office:value-type="string" office:string-value="Somalia,Mogadishu;" calcext:value-type="string">
            <text:p>Somalia,Mogadishu;</text:p>
          </table:table-cell>
          <table:table-cell table:formula="of:=[.F165]&amp;[.G166]" office:value-type="string" office:string-value="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Pretoria-Bloemfontein-Cape 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6]&amp;[.D166]&amp;[.C166]&amp;[.E166]" office:value-type="string" office:string-value="South Africa,Pretoria-Bloemfontein-Cape Town;" calcext:value-type="string">
            <text:p>South Africa,Pretoria-Bloemfontein-Cape Town;</text:p>
          </table:table-cell>
          <table:table-cell table:formula="of:=[.F166]&amp;[.G167]" office:value-type="string" office:string-value="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7]&amp;[.D167]&amp;[.C167]&amp;[.E167]" office:value-type="string" office:string-value="South Korea,Seoul;" calcext:value-type="string">
            <text:p>South Korea,Seoul;</text:p>
          </table:table-cell>
          <table:table-cell table:formula="of:=[.F167]&amp;[.G168]" office:value-type="string" office:string-value="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8]&amp;[.D168]&amp;[.C168]&amp;[.E168]" office:value-type="string" office:string-value="South Sudan,Juba;" calcext:value-type="string">
            <text:p>South Sudan,Juba;</text:p>
          </table:table-cell>
          <table:table-cell table:formula="of:=[.F168]&amp;[.G169]" office:value-type="string" office:string-value="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69]&amp;[.D169]&amp;[.C169]&amp;[.E169]" office:value-type="string" office:string-value="Spain,Madrid;" calcext:value-type="string">
            <text:p>Spain,Madrid;</text:p>
          </table:table-cell>
          <table:table-cell table:formula="of:=[.F169]&amp;[.G170]" office:value-type="string" office:string-value="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ri Jayawardenapura Kot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0]&amp;[.D170]&amp;[.C170]&amp;[.E170]" office:value-type="string" office:string-value="Sri Lanka,Sri Jayawardenapura Kotte;" calcext:value-type="string">
            <text:p>Sri Lanka,Sri Jayawardenapura Kotte;</text:p>
          </table:table-cell>
          <table:table-cell table:formula="of:=[.F170]&amp;[.G171]" office:value-type="string" office:string-value="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1]&amp;[.D171]&amp;[.C171]&amp;[.E171]" office:value-type="string" office:string-value="Sudan,Khartoum;" calcext:value-type="string">
            <text:p>Sudan,Khartoum;</text:p>
          </table:table-cell>
          <table:table-cell table:formula="of:=[.F171]&amp;[.G172]" office:value-type="string" office:string-value="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2]&amp;[.D172]&amp;[.C172]&amp;[.E172]" office:value-type="string" office:string-value="Suriname,Paramaribo;" calcext:value-type="string">
            <text:p>Suriname,Paramaribo;</text:p>
          </table:table-cell>
          <table:table-cell table:formula="of:=[.F172]&amp;[.G173]" office:value-type="string" office:string-value="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3]&amp;[.D173]&amp;[.C173]&amp;[.E173]" office:value-type="string" office:string-value="Sweden,Stockholm;" calcext:value-type="string">
            <text:p>Sweden,Stockholm;</text:p>
          </table:table-cell>
          <table:table-cell table:formula="of:=[.F173]&amp;[.G174]" office:value-type="string" office:string-value="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4]&amp;[.D174]&amp;[.C174]&amp;[.E174]" office:value-type="string" office:string-value="Switzerland,Bern;" calcext:value-type="string">
            <text:p>Switzerland,Bern;</text:p>
          </table:table-cell>
          <table:table-cell table:formula="of:=[.F174]&amp;[.G175]" office:value-type="string" office:string-value="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5]&amp;[.D175]&amp;[.C175]&amp;[.E175]" office:value-type="string" office:string-value="Syria,Damascus;" calcext:value-type="string">
            <text:p>Syria,Damascus;</text:p>
          </table:table-cell>
          <table:table-cell table:formula="of:=[.F175]&amp;[.G176]" office:value-type="string" office:string-value="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6]&amp;[.D176]&amp;[.C176]&amp;[.E176]" office:value-type="string" office:string-value="Taiwan,Taipei;" calcext:value-type="string">
            <text:p>Taiwan,Taipei;</text:p>
          </table:table-cell>
          <table:table-cell table:formula="of:=[.F176]&amp;[.G177]" office:value-type="string" office:string-value="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7]&amp;[.D177]&amp;[.C177]&amp;[.E177]" office:value-type="string" office:string-value="Tajikistan,Dushanbe;" calcext:value-type="string">
            <text:p>Tajikistan,Dushanbe;</text:p>
          </table:table-cell>
          <table:table-cell table:formula="of:=[.F177]&amp;[.G178]" office:value-type="string" office:string-value="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8]&amp;[.D178]&amp;[.C178]&amp;[.E178]" office:value-type="string" office:string-value="Tanzania,Dodoma;" calcext:value-type="string">
            <text:p>Tanzania,Dodoma;</text:p>
          </table:table-cell>
          <table:table-cell table:formula="of:=[.F178]&amp;[.G179]" office:value-type="string" office:string-value="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79]&amp;[.D179]&amp;[.C179]&amp;[.E179]" office:value-type="string" office:string-value="Thailand,Bangkok;" calcext:value-type="string">
            <text:p>Thailand,Bangkok;</text:p>
          </table:table-cell>
          <table:table-cell table:formula="of:=[.F179]&amp;[.G180]" office:value-type="string" office:string-value="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0]&amp;[.D180]&amp;[.C180]&amp;[.E180]" office:value-type="string" office:string-value="Togo,Lome;" calcext:value-type="string">
            <text:p>Togo,Lome;</text:p>
          </table:table-cell>
          <table:table-cell table:formula="of:=[.F180]&amp;[.G181]" office:value-type="string" office:string-value="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1]&amp;[.D181]&amp;[.C181]&amp;[.E181]" office:value-type="string" office:string-value="Tonga,Nuku'alofa;" calcext:value-type="string">
            <text:p>Tonga,Nuku'alofa;</text:p>
          </table:table-cell>
          <table:table-cell table:formula="of:=[.F181]&amp;[.G182]" office:value-type="string" office:string-value="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2]&amp;[.D182]&amp;[.C182]&amp;[.E182]" office:value-type="string" office:string-value="Trinidad and Tobago,Port of Spain;" calcext:value-type="string">
            <text:p>Trinidad and Tobago,Port of Spain;</text:p>
          </table:table-cell>
          <table:table-cell table:formula="of:=[.F182]&amp;[.G183]" office:value-type="string" office:string-value="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3]&amp;[.D183]&amp;[.C183]&amp;[.E183]" office:value-type="string" office:string-value="Tunisia,Tunis;" calcext:value-type="string">
            <text:p>Tunisia,Tunis;</text:p>
          </table:table-cell>
          <table:table-cell table:formula="of:=[.F183]&amp;[.G184]" office:value-type="string" office:string-value="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ürkiye (Turkey)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4]&amp;[.D184]&amp;[.C184]&amp;[.E184]" office:value-type="string" office:string-value="Türkiye (Turkey),Ankara;" calcext:value-type="string">
            <text:p>Türkiye (Turkey),Ankara;</text:p>
          </table:table-cell>
          <table:table-cell table:formula="of:=[.F184]&amp;[.G185]" office:value-type="string" office:string-value="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shgab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5]&amp;[.D185]&amp;[.C185]&amp;[.E185]" office:value-type="string" office:string-value="Turkmenistan,Ashgabat;" calcext:value-type="string">
            <text:p>Turkmenistan,Ashgabat;</text:p>
          </table:table-cell>
          <table:table-cell table:formula="of:=[.F185]&amp;[.G186]" office:value-type="string" office:string-value="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6]&amp;[.D186]&amp;[.C186]&amp;[.E186]" office:value-type="string" office:string-value="Tuvalu,Funafuti;" calcext:value-type="string">
            <text:p>Tuvalu,Funafuti;</text:p>
          </table:table-cell>
          <table:table-cell table:formula="of:=[.F186]&amp;[.G187]" office:value-type="string" office:string-value="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7]&amp;[.D187]&amp;[.C187]&amp;[.E187]" office:value-type="string" office:string-value="Uganda,Kampala;" calcext:value-type="string">
            <text:p>Uganda,Kampala;</text:p>
          </table:table-cell>
          <table:table-cell table:formula="of:=[.F187]&amp;[.G188]" office:value-type="string" office:string-value="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Kyiv or Kiev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8]&amp;[.D188]&amp;[.C188]&amp;[.E188]" office:value-type="string" office:string-value="Ukraine,Kyiv or Kiev;" calcext:value-type="string">
            <text:p>Ukraine,Kyiv or Kiev;</text:p>
          </table:table-cell>
          <table:table-cell table:formula="of:=[.F188]&amp;[.G189]" office:value-type="string" office:string-value="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89]&amp;[.D189]&amp;[.C189]&amp;[.E189]" office:value-type="string" office:string-value="United Arab Emirates,Abu Dhabi;" calcext:value-type="string">
            <text:p>United Arab Emirates,Abu Dhabi;</text:p>
          </table:table-cell>
          <table:table-cell table:formula="of:=[.F189]&amp;[.G190]" office:value-type="string" office:string-value="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shington D.C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0]&amp;[.D190]&amp;[.C190]&amp;[.E190]" office:value-type="string" office:string-value="United States,Washington D.C.;" calcext:value-type="string">
            <text:p>United States,Washington D.C.;</text:p>
          </table:table-cell>
          <table:table-cell table:formula="of:=[.F190]&amp;[.G191]" office:value-type="string" office:string-value="United States,Washington D.C.;Uruguay,Montevideo;Uzbekistan,Tashkent;Vanuatu,Port Vila;Vatican City,Vatican City;Venezuela,Caracas;Vietnam,Hanoi;Wales,Cardiff;Yemen,Sana'a;Zambia,Lusaka;Zimbabwe,Harare;" calcext:value-type="string">
            <text:p>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1]&amp;[.D191]&amp;[.C191]&amp;[.E191]" office:value-type="string" office:string-value="Uruguay,Montevideo;" calcext:value-type="string">
            <text:p>Uruguay,Montevideo;</text:p>
          </table:table-cell>
          <table:table-cell table:formula="of:=[.F191]&amp;[.G192]" office:value-type="string" office:string-value="Uruguay,Montevideo;Uzbekistan,Tashkent;Vanuatu,Port Vila;Vatican City,Vatican City;Venezuela,Caracas;Vietnam,Hanoi;Wales,Cardiff;Yemen,Sana'a;Zambia,Lusaka;Zimbabwe,Harare;" calcext:value-type="string">
            <text:p>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2]&amp;[.D192]&amp;[.C192]&amp;[.E192]" office:value-type="string" office:string-value="Uzbekistan,Tashkent;" calcext:value-type="string">
            <text:p>Uzbekistan,Tashkent;</text:p>
          </table:table-cell>
          <table:table-cell table:formula="of:=[.F192]&amp;[.G193]" office:value-type="string" office:string-value="Uzbekistan,Tashkent;Vanuatu,Port Vila;Vatican City,Vatican City;Venezuela,Caracas;Vietnam,Hanoi;Wales,Cardiff;Yemen,Sana'a;Zambia,Lusaka;Zimbabwe,Harare;" calcext:value-type="string">
            <text:p>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3]&amp;[.D193]&amp;[.C193]&amp;[.E193]" office:value-type="string" office:string-value="Vanuatu,Port Vila;" calcext:value-type="string">
            <text:p>Vanuatu,Port Vila;</text:p>
          </table:table-cell>
          <table:table-cell table:formula="of:=[.F193]&amp;[.G194]" office:value-type="string" office:string-value="Vanuatu,Port Vila;Vatican City,Vatican City;Venezuela,Caracas;Vietnam,Hanoi;Wales,Cardiff;Yemen,Sana'a;Zambia,Lusaka;Zimbabwe,Harare;" calcext:value-type="string">
            <text:p>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Vatican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4]&amp;[.D194]&amp;[.C194]&amp;[.E194]" office:value-type="string" office:string-value="Vatican City,Vatican City;" calcext:value-type="string">
            <text:p>Vatican City,Vatican City;</text:p>
          </table:table-cell>
          <table:table-cell table:formula="of:=[.F194]&amp;[.G195]" office:value-type="string" office:string-value="Vatican City,Vatican City;Venezuela,Caracas;Vietnam,Hanoi;Wales,Cardiff;Yemen,Sana'a;Zambia,Lusaka;Zimbabwe,Harare;" calcext:value-type="string">
            <text:p>Vatican City,Vatican City;Venezuela,Caracas;Vietnam,Hanoi;Wales,Cardiff;Yemen,Sana'a;Zambia,Lusaka;Zimbabwe,Harare;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5]&amp;[.D195]&amp;[.C195]&amp;[.E195]" office:value-type="string" office:string-value="Venezuela,Caracas;" calcext:value-type="string">
            <text:p>Venezuela,Caracas;</text:p>
          </table:table-cell>
          <table:table-cell table:formula="of:=[.F195]&amp;[.G196]" office:value-type="string" office:string-value="Venezuela,Caracas;Vietnam,Hanoi;Wales,Cardiff;Yemen,Sana'a;Zambia,Lusaka;Zimbabwe,Harare;" calcext:value-type="string">
            <text:p>Venezuela,Caracas;Vietnam,Hanoi;Wales,Cardiff;Yemen,Sana'a;Zambia,Lusaka;Zimbabwe,Harare;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6]&amp;[.D196]&amp;[.C196]&amp;[.E196]" office:value-type="string" office:string-value="Vietnam,Hanoi;" calcext:value-type="string">
            <text:p>Vietnam,Hanoi;</text:p>
          </table:table-cell>
          <table:table-cell table:formula="of:=[.F196]&amp;[.G197]" office:value-type="string" office:string-value="Vietnam,Hanoi;Wales,Cardiff;Yemen,Sana'a;Zambia,Lusaka;Zimbabwe,Harare;" calcext:value-type="string">
            <text:p>Vietnam,Hanoi;Wales,Cardiff;Yemen,Sana'a;Zambia,Lusaka;Zimbabwe,Harare;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7]&amp;[.D197]&amp;[.C197]&amp;[.E197]" office:value-type="string" office:string-value="Wales,Cardiff;" calcext:value-type="string">
            <text:p>Wales,Cardiff;</text:p>
          </table:table-cell>
          <table:table-cell table:formula="of:=[.F197]&amp;[.G198]" office:value-type="string" office:string-value="Wales,Cardiff;Yemen,Sana'a;Zambia,Lusaka;Zimbabwe,Harare;" calcext:value-type="string">
            <text:p>Wales,Cardiff;Yemen,Sana'a;Zambia,Lusaka;Zimbabwe,Harare;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'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8]&amp;[.D198]&amp;[.C198]&amp;[.E198]" office:value-type="string" office:string-value="Yemen,Sana'a;" calcext:value-type="string">
            <text:p>Yemen,Sana'a;</text:p>
          </table:table-cell>
          <table:table-cell table:formula="of:=[.F198]&amp;[.G199]" office:value-type="string" office:string-value="Yemen,Sana'a;Zambia,Lusaka;Zimbabwe,Harare;" calcext:value-type="string">
            <text:p>Yemen,Sana'a;Zambia,Lusaka;Zimbabwe,Harare;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199]&amp;[.D199]&amp;[.C199]&amp;[.E199]" office:value-type="string" office:string-value="Zambia,Lusaka;" calcext:value-type="string">
            <text:p>Zambia,Lusaka;</text:p>
          </table:table-cell>
          <table:table-cell table:formula="of:=[.F199]&amp;[.G200]" office:value-type="string" office:string-value="Zambia,Lusaka;Zimbabwe,Harare;" calcext:value-type="string">
            <text:p>Zambia,Lusaka;Zimbabwe,Harare;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B200]&amp;[.D200]&amp;[.C200]&amp;[.E200]" office:value-type="string" office:string-value="Zimbabwe,Harare;" calcext:value-type="string">
            <text:p>Zimbabwe,Harare;</text:p>
          </table:table-cell>
          <table:table-cell table:formula="of:=[.F200]&amp;[.G201]" office:value-type="string" office:string-value="Zimbabwe,Harare;" calcext:value-type="string">
            <text:p>Zimbabwe,Harare;</text:p>
          </table:table-cell>
        </table:table-row>
      </table:table>
      <table:named-expressions/>
      <table:database-ranges>
        <table:database-range table:name="__Anonymous_Sheet_DB__3" table:target-range-address="Sheet4.A1:Sheet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7:43:56.394877515</meta:creation-date>
    <dc:date>2023-07-13T11:27:38.914343813</dc:date>
    <meta:editing-duration>PT3H51M46S</meta:editing-duration>
    <meta:editing-cycles>2</meta:editing-cycles>
    <meta:generator>LibreOffice/7.3.7.2$Linux_X86_64 LibreOffice_project/30$Build-2</meta:generator>
    <meta:document-statistic meta:table-count="5" meta:cell-count="4392" meta:object-count="0"/>
  </office:meta>
</office:document-meta>
</file>